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e6dff" officeooo:paragraph-rsid="001e6dff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2060af" officeooo:paragraph-rsid="002060af"/>
    </style:style>
    <style:style style:name="P3" style:family="paragraph" style:parent-style-name="Standard">
      <style:text-properties style:text-underline-style="solid" style:text-underline-width="auto" style:text-underline-color="font-color" officeooo:rsid="00228fbe" officeooo:paragraph-rsid="00228fbe"/>
    </style:style>
    <style:style style:name="P4" style:family="paragraph" style:parent-style-name="Standard">
      <style:text-properties style:text-underline-style="solid" style:text-underline-width="auto" style:text-underline-color="font-color" officeooo:rsid="0022db4b" officeooo:paragraph-rsid="0022db4b"/>
    </style:style>
    <style:style style:name="P5" style:family="paragraph" style:parent-style-name="Standard">
      <style:text-properties style:text-underline-style="solid" style:text-underline-width="auto" style:text-underline-color="font-color" officeooo:rsid="00238fac" officeooo:paragraph-rsid="00238fac"/>
    </style:style>
    <style:style style:name="P6" style:family="paragraph" style:parent-style-name="Standard">
      <style:text-properties style:text-underline-style="solid" style:text-underline-width="auto" style:text-underline-color="font-color" officeooo:rsid="00239339" officeooo:paragraph-rsid="00239339"/>
    </style:style>
    <style:style style:name="P7" style:family="paragraph" style:parent-style-name="Standard">
      <style:text-properties style:text-underline-style="solid" style:text-underline-width="auto" style:text-underline-color="font-color" officeooo:rsid="0026fe21" officeooo:paragraph-rsid="0026fe21"/>
    </style:style>
    <style:style style:name="P8" style:family="paragraph" style:parent-style-name="Standard">
      <style:text-properties style:text-underline-style="solid" style:text-underline-width="auto" style:text-underline-color="font-color" officeooo:rsid="0028b4a5" officeooo:paragraph-rsid="0028b4a5"/>
    </style:style>
    <style:style style:name="P9" style:family="paragraph" style:parent-style-name="Standard">
      <style:text-properties style:text-underline-style="solid" style:text-underline-width="auto" style:text-underline-color="font-color" officeooo:rsid="00291307" officeooo:paragraph-rsid="00291307"/>
    </style:style>
    <style:style style:name="P10" style:family="paragraph" style:parent-style-name="Standard">
      <style:text-properties style:text-underline-style="solid" style:text-underline-width="auto" style:text-underline-color="font-color" officeooo:rsid="0029ddc6" officeooo:paragraph-rsid="0029ddc6"/>
    </style:style>
    <style:style style:name="P11" style:family="paragraph" style:parent-style-name="Standard">
      <style:text-properties style:text-underline-style="solid" style:text-underline-width="auto" style:text-underline-color="font-color" officeooo:rsid="002aece4" officeooo:paragraph-rsid="002aece4"/>
    </style:style>
    <style:style style:name="P12" style:family="paragraph" style:parent-style-name="Standard">
      <style:text-properties style:text-underline-style="solid" style:text-underline-width="auto" style:text-underline-color="font-color" officeooo:rsid="002d4842" officeooo:paragraph-rsid="002d4842"/>
    </style:style>
    <style:style style:name="P13" style:family="paragraph" style:parent-style-name="Standard">
      <style:text-properties style:text-underline-style="solid" style:text-underline-width="auto" style:text-underline-color="font-color" officeooo:rsid="00360a0b" officeooo:paragraph-rsid="00360a0b"/>
    </style:style>
    <style:style style:name="P14" style:family="paragraph" style:parent-style-name="Standard">
      <style:text-properties style:text-underline-style="solid" style:text-underline-width="auto" style:text-underline-color="font-color" officeooo:rsid="003a60c0" officeooo:paragraph-rsid="003a60c0"/>
    </style:style>
    <style:style style:name="P15" style:family="paragraph" style:parent-style-name="Standard">
      <style:text-properties style:text-underline-style="solid" style:text-underline-width="auto" style:text-underline-color="font-color" officeooo:rsid="00475704" officeooo:paragraph-rsid="00475704"/>
    </style:style>
    <style:style style:name="P16" style:family="paragraph" style:parent-style-name="Standard">
      <style:text-properties style:text-underline-style="solid" style:text-underline-width="auto" style:text-underline-color="font-color" officeooo:rsid="0054ccba" officeooo:paragraph-rsid="0054ccba"/>
    </style:style>
    <style:style style:name="P17" style:family="paragraph" style:parent-style-name="Standard">
      <style:text-properties style:text-underline-style="solid" style:text-underline-width="auto" style:text-underline-color="font-color" officeooo:rsid="0068cf78" officeooo:paragraph-rsid="0068cf78"/>
    </style:style>
    <style:style style:name="P18" style:family="paragraph" style:parent-style-name="Standard">
      <style:text-properties style:text-underline-style="solid" style:text-underline-width="auto" style:text-underline-color="font-color" fo:font-weight="normal" officeooo:rsid="006f90e3" officeooo:paragraph-rsid="006f90e3" style:font-weight-asian="normal" style:font-weight-complex="normal"/>
    </style:style>
    <style:style style:name="P19" style:family="paragraph" style:parent-style-name="Standard">
      <style:text-properties style:text-underline-style="solid" style:text-underline-width="auto" style:text-underline-color="font-color" fo:font-weight="normal" officeooo:rsid="017814b2" officeooo:paragraph-rsid="017814b2" style:font-weight-asian="normal" style:font-weight-complex="normal"/>
    </style:style>
    <style:style style:name="P20" style:family="paragraph" style:parent-style-name="Standard">
      <style:text-properties style:text-underline-style="solid" style:text-underline-width="auto" style:text-underline-color="font-color" fo:font-weight="normal" officeooo:rsid="017bdf91" officeooo:paragraph-rsid="017bdf91" style:font-weight-asian="normal" style:font-weight-complex="normal"/>
    </style:style>
    <style:style style:name="P21" style:family="paragraph" style:parent-style-name="Standard">
      <style:text-properties style:text-underline-style="solid" style:text-underline-width="auto" style:text-underline-color="font-color" fo:font-weight="normal" officeooo:rsid="018427ba" officeooo:paragraph-rsid="018427ba" style:font-weight-asian="normal" style:font-weight-complex="normal"/>
    </style:style>
    <style:style style:name="P22" style:family="paragraph" style:parent-style-name="Standard">
      <style:text-properties style:text-underline-style="solid" style:text-underline-width="auto" style:text-underline-color="font-color" fo:font-weight="normal" officeooo:rsid="0030ea11" officeooo:paragraph-rsid="0030ea11" style:font-weight-asian="normal" style:font-weight-complex="normal"/>
    </style:style>
    <style:style style:name="P23" style:family="paragraph" style:parent-style-name="Standard">
      <style:text-properties style:text-underline-style="solid" style:text-underline-width="auto" style:text-underline-color="font-color" fo:font-weight="normal" officeooo:rsid="003d3cdc" officeooo:paragraph-rsid="003d3cdc" style:font-weight-asian="normal" style:font-weight-complex="normal"/>
    </style:style>
    <style:style style:name="P24" style:family="paragraph" style:parent-style-name="Standard">
      <style:text-properties style:text-underline-style="solid" style:text-underline-width="auto" style:text-underline-color="font-color" fo:font-weight="normal" officeooo:rsid="003fe5f2" officeooo:paragraph-rsid="003fe5f2" style:font-weight-asian="normal" style:font-weight-complex="normal"/>
    </style:style>
    <style:style style:name="P25" style:family="paragraph" style:parent-style-name="Standard">
      <style:text-properties style:text-underline-style="solid" style:text-underline-width="auto" style:text-underline-color="font-color" fo:font-weight="normal" officeooo:rsid="0045bf16" officeooo:paragraph-rsid="0045bf16" style:font-weight-asian="normal" style:font-weight-complex="normal"/>
    </style:style>
    <style:style style:name="P26" style:family="paragraph" style:parent-style-name="Standard">
      <style:text-properties style:text-underline-style="solid" style:text-underline-width="auto" style:text-underline-color="font-color" fo:font-weight="normal" officeooo:rsid="004e5854" officeooo:paragraph-rsid="004e5854" style:font-weight-asian="normal" style:font-weight-complex="normal"/>
    </style:style>
    <style:style style:name="P27" style:family="paragraph" style:parent-style-name="Standard">
      <style:text-properties style:text-underline-style="solid" style:text-underline-width="auto" style:text-underline-color="font-color" fo:font-weight="normal" officeooo:rsid="0054ccba" officeooo:paragraph-rsid="0054ccba" style:font-weight-asian="normal" style:font-weight-complex="normal"/>
    </style:style>
    <style:style style:name="P28" style:family="paragraph" style:parent-style-name="Standard">
      <style:text-properties style:text-underline-style="solid" style:text-underline-width="auto" style:text-underline-color="font-color" fo:font-weight="normal" officeooo:rsid="005ff0a3" officeooo:paragraph-rsid="005ff0a3" style:font-weight-asian="normal" style:font-weight-complex="normal"/>
    </style:style>
    <style:style style:name="P29" style:family="paragraph" style:parent-style-name="Standard">
      <style:text-properties style:text-underline-style="solid" style:text-underline-width="auto" style:text-underline-color="font-color" fo:font-weight="normal" officeooo:rsid="0068cf78" officeooo:paragraph-rsid="0068cf78" style:font-weight-asian="normal" style:font-weight-complex="normal"/>
    </style:style>
    <style:style style:name="P30" style:family="paragraph" style:parent-style-name="Standard">
      <style:text-properties style:text-underline-style="solid" style:text-underline-width="auto" style:text-underline-color="font-color" fo:font-weight="normal" officeooo:rsid="007e7647" officeooo:paragraph-rsid="007e7647" style:font-weight-asian="normal" style:font-weight-complex="normal"/>
    </style:style>
    <style:style style:name="P31" style:family="paragraph" style:parent-style-name="Standard">
      <style:text-properties style:text-underline-style="solid" style:text-underline-width="auto" style:text-underline-color="font-color" fo:font-weight="normal" officeooo:rsid="001ae535" officeooo:paragraph-rsid="00fe13c0" style:font-weight-asian="normal" style:font-weight-complex="normal"/>
    </style:style>
    <style:style style:name="P32" style:family="paragraph" style:parent-style-name="Standard">
      <style:text-properties style:text-underline-style="solid" style:text-underline-width="auto" style:text-underline-color="font-color" fo:font-weight="normal" officeooo:rsid="001c4026" officeooo:paragraph-rsid="00fe13c0" style:font-weight-asian="normal" style:font-weight-complex="normal"/>
    </style:style>
    <style:style style:name="P33" style:family="paragraph" style:parent-style-name="Standard">
      <style:text-properties style:text-underline-style="solid" style:text-underline-width="auto" style:text-underline-color="font-color" fo:font-weight="normal" officeooo:rsid="001ed6f4" officeooo:paragraph-rsid="00fe13c0" style:font-weight-asian="normal" style:font-weight-complex="normal"/>
    </style:style>
    <style:style style:name="P34" style:family="paragraph" style:parent-style-name="Standard">
      <style:text-properties style:text-underline-style="solid" style:text-underline-width="auto" style:text-underline-color="font-color" fo:font-weight="normal" officeooo:rsid="002387fc" officeooo:paragraph-rsid="00fe13c0" style:font-weight-asian="normal" style:font-weight-complex="normal"/>
    </style:style>
    <style:style style:name="P35" style:family="paragraph" style:parent-style-name="Standard">
      <style:text-properties style:text-underline-style="solid" style:text-underline-width="auto" style:text-underline-color="font-color" fo:font-weight="normal" officeooo:rsid="002db851" officeooo:paragraph-rsid="00fe13c0" style:font-weight-asian="normal" style:font-weight-complex="normal"/>
    </style:style>
    <style:style style:name="P36" style:family="paragraph" style:parent-style-name="Standard">
      <style:text-properties style:text-underline-style="solid" style:text-underline-width="auto" style:text-underline-color="font-color" fo:font-weight="normal" officeooo:rsid="003364b4" officeooo:paragraph-rsid="00fe13c0" style:font-weight-asian="normal" style:font-weight-complex="normal"/>
    </style:style>
    <style:style style:name="P37" style:family="paragraph" style:parent-style-name="Standard">
      <style:text-properties style:text-underline-style="solid" style:text-underline-width="auto" style:text-underline-color="font-color" fo:font-weight="normal" officeooo:rsid="00421644" officeooo:paragraph-rsid="00fe13c0" style:font-weight-asian="normal" style:font-weight-complex="normal"/>
    </style:style>
    <style:style style:name="P38" style:family="paragraph" style:parent-style-name="Standard">
      <style:text-properties style:text-underline-style="solid" style:text-underline-width="auto" style:text-underline-color="font-color" fo:font-weight="normal" officeooo:rsid="0048ee53" officeooo:paragraph-rsid="00fe13c0" style:font-weight-asian="normal" style:font-weight-complex="normal"/>
    </style:style>
    <style:style style:name="P39" style:family="paragraph" style:parent-style-name="Standard">
      <style:text-properties style:text-underline-style="solid" style:text-underline-width="auto" style:text-underline-color="font-color" fo:font-weight="normal" officeooo:rsid="005f9ff4" officeooo:paragraph-rsid="00fe13c0" style:font-weight-asian="normal" style:font-weight-complex="normal"/>
    </style:style>
    <style:style style:name="P40" style:family="paragraph" style:parent-style-name="Standard">
      <style:text-properties style:text-underline-style="solid" style:text-underline-width="auto" style:text-underline-color="font-color" fo:font-weight="normal" officeooo:rsid="005faf60" officeooo:paragraph-rsid="00fe13c0" style:font-weight-asian="normal" style:font-weight-complex="normal"/>
    </style:style>
    <style:style style:name="P41" style:family="paragraph" style:parent-style-name="Standard">
      <style:text-properties style:text-underline-style="solid" style:text-underline-width="auto" style:text-underline-color="font-color" fo:font-weight="normal" officeooo:rsid="006faa31" officeooo:paragraph-rsid="00fe13c0" style:font-weight-asian="normal" style:font-weight-complex="normal"/>
    </style:style>
    <style:style style:name="P42" style:family="paragraph" style:parent-style-name="Standard">
      <style:text-properties style:text-underline-style="solid" style:text-underline-width="auto" style:text-underline-color="font-color" fo:font-weight="normal" officeooo:rsid="0074ec18" officeooo:paragraph-rsid="00fe13c0" style:font-weight-asian="normal" style:font-weight-complex="normal"/>
    </style:style>
    <style:style style:name="P43" style:family="paragraph" style:parent-style-name="Standard">
      <style:text-properties style:text-underline-style="solid" style:text-underline-width="auto" style:text-underline-color="font-color" fo:font-weight="normal" officeooo:rsid="01580437" officeooo:paragraph-rsid="01580437" fo:background-color="transparent" style:font-weight-asian="normal" style:font-weight-complex="normal"/>
    </style:style>
    <style:style style:name="P44" style:family="paragraph" style:parent-style-name="Standard">
      <style:text-properties style:text-underline-style="solid" style:text-underline-width="auto" style:text-underline-color="font-color" fo:font-weight="normal" officeooo:rsid="0169655d" officeooo:paragraph-rsid="0169655d" fo:background-color="transparent" style:font-weight-asian="normal" style:font-weight-complex="normal"/>
    </style:style>
    <style:style style:name="P45" style:family="paragraph" style:parent-style-name="Standard">
      <style:text-properties style:text-underline-style="solid" style:text-underline-width="auto" style:text-underline-color="font-color" fo:font-weight="normal" officeooo:rsid="016cef21" officeooo:paragraph-rsid="016cef21" fo:background-color="transparent" style:font-weight-asian="normal" style:font-weight-complex="normal"/>
    </style:style>
    <style:style style:name="P46" style:family="paragraph" style:parent-style-name="Standard">
      <style:text-properties style:text-underline-style="solid" style:text-underline-width="auto" style:text-underline-color="font-color" fo:font-weight="normal" officeooo:rsid="0188fe84" officeooo:paragraph-rsid="0188fe84" fo:background-color="transparent" style:font-weight-asian="normal" style:font-weight-complex="normal"/>
    </style:style>
    <style:style style:name="P47" style:family="paragraph" style:parent-style-name="Standard">
      <style:text-properties style:text-underline-style="solid" style:text-underline-width="auto" style:text-underline-color="font-color" officeooo:rsid="0080e5eb" officeooo:paragraph-rsid="0080e5eb"/>
    </style:style>
    <style:style style:name="P48" style:family="paragraph" style:parent-style-name="Standard">
      <style:text-properties style:text-underline-style="solid" style:text-underline-width="auto" style:text-underline-color="font-color" officeooo:rsid="008c59cb" officeooo:paragraph-rsid="008c59cb"/>
    </style:style>
    <style:style style:name="P49" style:family="paragraph" style:parent-style-name="Standard">
      <style:text-properties style:text-underline-style="solid" style:text-underline-width="auto" style:text-underline-color="font-color" officeooo:rsid="008f852a" officeooo:paragraph-rsid="008f852a"/>
    </style:style>
    <style:style style:name="P50" style:family="paragraph" style:parent-style-name="Standard">
      <style:text-properties style:text-underline-style="solid" style:text-underline-width="auto" style:text-underline-color="font-color" officeooo:rsid="009156ab" officeooo:paragraph-rsid="00931251"/>
    </style:style>
    <style:style style:name="P51" style:family="paragraph" style:parent-style-name="Standard">
      <style:text-properties style:text-underline-style="solid" style:text-underline-width="auto" style:text-underline-color="font-color" officeooo:rsid="00c7c30e" officeooo:paragraph-rsid="00c7c30e"/>
    </style:style>
    <style:style style:name="P52" style:family="paragraph" style:parent-style-name="Standard">
      <style:text-properties style:text-underline-style="solid" style:text-underline-width="auto" style:text-underline-color="font-color" officeooo:rsid="00cf6874" officeooo:paragraph-rsid="00cf6874"/>
    </style:style>
    <style:style style:name="P53" style:family="paragraph" style:parent-style-name="Standard">
      <style:text-properties style:text-underline-style="solid" style:text-underline-width="auto" style:text-underline-color="font-color" officeooo:paragraph-rsid="00d448ec"/>
    </style:style>
    <style:style style:name="P54" style:family="paragraph" style:parent-style-name="Standard">
      <style:text-properties style:text-underline-style="solid" style:text-underline-width="auto" style:text-underline-color="font-color" officeooo:rsid="00d2cf78" officeooo:paragraph-rsid="00d2cf78"/>
    </style:style>
    <style:style style:name="P55" style:family="paragraph" style:parent-style-name="Standard">
      <style:text-properties style:text-underline-style="solid" style:text-underline-width="auto" style:text-underline-color="font-color" officeooo:rsid="00dcffd7" officeooo:paragraph-rsid="00dcffd7"/>
    </style:style>
    <style:style style:name="P56" style:family="paragraph" style:parent-style-name="Standard">
      <style:text-properties style:text-underline-style="solid" style:text-underline-width="auto" style:text-underline-color="font-color" officeooo:rsid="00dd1c06" officeooo:paragraph-rsid="00dd1c06"/>
    </style:style>
    <style:style style:name="P57" style:family="paragraph" style:parent-style-name="Standard">
      <style:text-properties style:text-underline-style="solid" style:text-underline-width="auto" style:text-underline-color="font-color" officeooo:rsid="00ea81ae" officeooo:paragraph-rsid="00ea81ae"/>
    </style:style>
    <style:style style:name="P58" style:family="paragraph" style:parent-style-name="Standard">
      <style:text-properties style:text-underline-style="solid" style:text-underline-width="auto" style:text-underline-color="font-color" officeooo:rsid="00f92386" officeooo:paragraph-rsid="00f92386"/>
    </style:style>
    <style:style style:name="P59" style:family="paragraph" style:parent-style-name="Standard">
      <style:text-properties style:text-underline-style="solid" style:text-underline-width="auto" style:text-underline-color="font-color" officeooo:rsid="0018344f" officeooo:paragraph-rsid="00fe13c0"/>
    </style:style>
    <style:style style:name="P60" style:family="paragraph" style:parent-style-name="Standard">
      <style:text-properties style:text-underline-style="solid" style:text-underline-width="auto" style:text-underline-color="font-color" officeooo:rsid="0018990d" officeooo:paragraph-rsid="00fe13c0"/>
    </style:style>
    <style:style style:name="P61" style:family="paragraph" style:parent-style-name="Standard">
      <style:text-properties style:text-underline-style="solid" style:text-underline-width="auto" style:text-underline-color="font-color" officeooo:rsid="001ae535" officeooo:paragraph-rsid="00fe13c0"/>
    </style:style>
    <style:style style:name="P62" style:family="paragraph" style:parent-style-name="Standard">
      <style:text-properties style:text-underline-style="solid" style:text-underline-width="auto" style:text-underline-color="font-color" officeooo:rsid="003a2e9e" officeooo:paragraph-rsid="00fe13c0"/>
    </style:style>
    <style:style style:name="P63" style:family="paragraph" style:parent-style-name="Standard">
      <style:text-properties style:text-underline-style="solid" style:text-underline-width="auto" style:text-underline-color="font-color" officeooo:rsid="003c8ba5" officeooo:paragraph-rsid="00fe13c0"/>
    </style:style>
    <style:style style:name="P64" style:family="paragraph" style:parent-style-name="Standard">
      <style:text-properties style:text-underline-style="solid" style:text-underline-width="auto" style:text-underline-color="font-color" officeooo:rsid="007197c2" officeooo:paragraph-rsid="00fe13c0"/>
    </style:style>
    <style:style style:name="P65" style:family="paragraph" style:parent-style-name="Standard">
      <style:text-properties style:text-underline-style="solid" style:text-underline-width="auto" style:text-underline-color="font-color" officeooo:rsid="0073ea4e" officeooo:paragraph-rsid="00fe13c0"/>
    </style:style>
    <style:style style:name="P66" style:family="paragraph" style:parent-style-name="Standard">
      <style:text-properties style:text-underline-style="solid" style:text-underline-width="auto" style:text-underline-color="font-color" officeooo:rsid="0110c0cf" officeooo:paragraph-rsid="0110c0cf"/>
    </style:style>
    <style:style style:name="P67" style:family="paragraph" style:parent-style-name="Standard">
      <style:text-properties style:text-underline-style="solid" style:text-underline-width="auto" style:text-underline-color="font-color" officeooo:rsid="0126f1aa" officeooo:paragraph-rsid="0126f1aa"/>
    </style:style>
    <style:style style:name="P68" style:family="paragraph" style:parent-style-name="Standard">
      <style:text-properties style:text-underline-style="solid" style:text-underline-width="auto" style:text-underline-color="font-color" officeooo:rsid="0127fe83" officeooo:paragraph-rsid="0127fe83"/>
    </style:style>
    <style:style style:name="P69" style:family="paragraph" style:parent-style-name="Standard">
      <style:text-properties style:text-underline-style="solid" style:text-underline-width="auto" style:text-underline-color="font-color" officeooo:rsid="0029e42a" officeooo:paragraph-rsid="00291307"/>
    </style:style>
    <style:style style:name="P70" style:family="paragraph" style:parent-style-name="Standard">
      <style:text-properties style:text-underline-style="solid" style:text-underline-width="auto" style:text-underline-color="font-color" officeooo:rsid="01a18aba" officeooo:paragraph-rsid="01a18aba"/>
    </style:style>
    <style:style style:name="P71" style:family="paragraph" style:parent-style-name="Standard">
      <style:text-properties style:text-underline-style="solid" style:text-underline-width="auto" style:text-underline-color="font-color" officeooo:rsid="01ac4d0d" officeooo:paragraph-rsid="01ac4d0d"/>
    </style:style>
    <style:style style:name="P72" style:family="paragraph" style:parent-style-name="Standard">
      <style:text-properties style:text-underline-style="solid" style:text-underline-width="auto" style:text-underline-color="font-color" officeooo:rsid="01c53a79" officeooo:paragraph-rsid="01c53a79" fo:background-color="transparent"/>
    </style:style>
    <style:style style:name="P73" style:family="paragraph" style:parent-style-name="Standard">
      <style:text-properties style:text-underline-style="solid" style:text-underline-width="auto" style:text-underline-color="font-color" officeooo:rsid="01d62234" officeooo:paragraph-rsid="01d62234"/>
    </style:style>
    <style:style style:name="P74" style:family="paragraph" style:parent-style-name="Standard">
      <style:text-properties style:text-underline-style="none" officeooo:rsid="001e6dff" officeooo:paragraph-rsid="001e6dff"/>
    </style:style>
    <style:style style:name="P75" style:family="paragraph" style:parent-style-name="Standard">
      <style:text-properties style:text-underline-style="none" officeooo:rsid="0020a9ee" officeooo:paragraph-rsid="0020a9ee"/>
    </style:style>
    <style:style style:name="P76" style:family="paragraph" style:parent-style-name="Standard">
      <style:text-properties style:text-underline-style="none" officeooo:rsid="00228fbe" officeooo:paragraph-rsid="00228fbe"/>
    </style:style>
    <style:style style:name="P77" style:family="paragraph" style:parent-style-name="Standard">
      <style:text-properties style:text-underline-style="none" officeooo:rsid="0022db4b" officeooo:paragraph-rsid="0022db4b"/>
    </style:style>
    <style:style style:name="P78" style:family="paragraph" style:parent-style-name="Standard">
      <style:text-properties style:text-underline-style="none" officeooo:rsid="00238fac" officeooo:paragraph-rsid="00238fac"/>
    </style:style>
    <style:style style:name="P79" style:family="paragraph" style:parent-style-name="Standard">
      <style:text-properties style:text-underline-style="none" officeooo:rsid="00238fac" officeooo:paragraph-rsid="00239339"/>
    </style:style>
    <style:style style:name="P80" style:family="paragraph" style:parent-style-name="Standard">
      <style:text-properties style:text-underline-style="none" officeooo:rsid="00239339" officeooo:paragraph-rsid="00239339"/>
    </style:style>
    <style:style style:name="P81" style:family="paragraph" style:parent-style-name="Standard">
      <style:text-properties style:text-underline-style="none" officeooo:rsid="00252cdd" officeooo:paragraph-rsid="00252cdd"/>
    </style:style>
    <style:style style:name="P82" style:family="paragraph" style:parent-style-name="Standard">
      <style:text-properties style:text-underline-style="none" officeooo:rsid="0026fdc4" officeooo:paragraph-rsid="0026fdc4"/>
    </style:style>
    <style:style style:name="P83" style:family="paragraph" style:parent-style-name="Standard">
      <style:text-properties style:text-underline-style="none" officeooo:rsid="0026fe21" officeooo:paragraph-rsid="0026fe21"/>
    </style:style>
    <style:style style:name="P84" style:family="paragraph" style:parent-style-name="Standard">
      <style:text-properties style:text-underline-style="none" officeooo:rsid="00291307" officeooo:paragraph-rsid="00291307"/>
    </style:style>
    <style:style style:name="P85" style:family="paragraph" style:parent-style-name="Standard">
      <style:text-properties style:text-underline-style="none" officeooo:paragraph-rsid="00291307"/>
    </style:style>
    <style:style style:name="P86" style:family="paragraph" style:parent-style-name="Standard">
      <style:text-properties style:text-underline-style="none" officeooo:rsid="0029e42a" officeooo:paragraph-rsid="0029e42a"/>
    </style:style>
    <style:style style:name="P87" style:family="paragraph" style:parent-style-name="Standard">
      <style:text-properties style:text-underline-style="none" officeooo:rsid="002aece4" officeooo:paragraph-rsid="002aece4"/>
    </style:style>
    <style:style style:name="P88" style:family="paragraph" style:parent-style-name="Standard">
      <style:text-properties style:text-underline-style="none" officeooo:rsid="002c75ff" officeooo:paragraph-rsid="002c75ff"/>
    </style:style>
    <style:style style:name="P89" style:family="paragraph" style:parent-style-name="Standard">
      <style:text-properties style:text-underline-style="none" officeooo:rsid="002d9fb9" officeooo:paragraph-rsid="002d9fb9"/>
    </style:style>
    <style:style style:name="P90" style:family="paragraph" style:parent-style-name="Standard">
      <style:text-properties style:text-underline-style="none" fo:font-weight="bold" officeooo:rsid="0018990d" officeooo:paragraph-rsid="00fe13c0" style:font-weight-asian="bold" style:font-weight-complex="bold"/>
    </style:style>
    <style:style style:name="P91" style:family="paragraph" style:parent-style-name="Standard">
      <style:text-properties style:text-underline-style="none" fo:font-weight="bold" officeooo:rsid="004aaba1" officeooo:paragraph-rsid="00fe13c0" style:font-weight-asian="bold" style:font-weight-complex="bold"/>
    </style:style>
    <style:style style:name="P92" style:family="paragraph" style:parent-style-name="Standard">
      <style:text-properties style:text-underline-style="none" fo:font-weight="bold" officeooo:rsid="0063db5f" officeooo:paragraph-rsid="00fe13c0" style:font-weight-asian="bold" style:font-weight-complex="bold"/>
    </style:style>
    <style:style style:name="P93" style:family="paragraph" style:parent-style-name="Standard">
      <style:text-properties style:text-underline-style="none" fo:font-weight="bold" officeooo:rsid="007a4b06" officeooo:paragraph-rsid="00fe13c0" style:font-weight-asian="bold" style:font-weight-complex="bold"/>
    </style:style>
    <style:style style:name="P94" style:family="paragraph" style:parent-style-name="Standard">
      <style:text-properties style:text-underline-style="none" fo:font-weight="bold" officeooo:rsid="008c59cb" officeooo:paragraph-rsid="008c59cb" fo:background-color="#ffff00" style:font-weight-asian="bold" style:font-weight-complex="bold"/>
    </style:style>
    <style:style style:name="P95" style:family="paragraph" style:parent-style-name="Standard">
      <style:text-properties style:text-underline-style="none" fo:font-weight="bold" officeooo:rsid="00550af7" officeooo:paragraph-rsid="00550af7" fo:background-color="#ffff00" style:font-weight-asian="bold" style:font-weight-complex="bold"/>
    </style:style>
    <style:style style:name="P96" style:family="paragraph" style:parent-style-name="Standard">
      <style:text-properties style:text-underline-style="none" fo:font-weight="bold" officeooo:rsid="007536e2" officeooo:paragraph-rsid="00fe13c0" fo:background-color="#ffff00" style:font-weight-asian="bold" style:font-weight-complex="bold"/>
    </style:style>
    <style:style style:name="P97" style:family="paragraph" style:parent-style-name="Standard">
      <style:text-properties style:text-underline-style="none" fo:font-weight="bold" officeooo:rsid="0088450e" officeooo:paragraph-rsid="00fe13c0" fo:background-color="transparent" style:font-weight-asian="bold" style:font-weight-complex="bold"/>
    </style:style>
    <style:style style:name="P98" style:family="paragraph" style:parent-style-name="Standard">
      <style:text-properties style:text-underline-style="none" officeooo:rsid="002efd8a" officeooo:paragraph-rsid="002efd8a"/>
    </style:style>
    <style:style style:name="P99" style:family="paragraph" style:parent-style-name="Standard">
      <style:text-properties style:text-underline-style="none" officeooo:rsid="00325e9d" officeooo:paragraph-rsid="00325e9d"/>
    </style:style>
    <style:style style:name="P100" style:family="paragraph" style:parent-style-name="Standard">
      <style:text-properties style:text-underline-style="none" officeooo:rsid="00360a0b" officeooo:paragraph-rsid="00360a0b"/>
    </style:style>
    <style:style style:name="P101" style:family="paragraph" style:parent-style-name="Standard">
      <style:text-properties style:text-underline-style="none" officeooo:rsid="003a8b44" officeooo:paragraph-rsid="003a8b44"/>
    </style:style>
    <style:style style:name="P102" style:family="paragraph" style:parent-style-name="Standard">
      <style:text-properties style:text-underline-style="none" officeooo:rsid="003c3b1d" officeooo:paragraph-rsid="003c3b1d"/>
    </style:style>
    <style:style style:name="P103" style:family="paragraph" style:parent-style-name="Standard">
      <style:text-properties style:text-underline-style="none" officeooo:rsid="003e4c22" officeooo:paragraph-rsid="003e4c22"/>
    </style:style>
    <style:style style:name="P104" style:family="paragraph" style:parent-style-name="Standard">
      <style:text-properties style:text-underline-style="none" officeooo:rsid="003fe5f2" officeooo:paragraph-rsid="003fe5f2"/>
    </style:style>
    <style:style style:name="P105" style:family="paragraph" style:parent-style-name="Standard">
      <style:text-properties style:text-underline-style="none" officeooo:rsid="0041bb49" officeooo:paragraph-rsid="0041bb49"/>
    </style:style>
    <style:style style:name="P106" style:family="paragraph" style:parent-style-name="Standard">
      <style:text-properties style:text-underline-style="none" officeooo:rsid="0045bf16" officeooo:paragraph-rsid="0045bf16"/>
    </style:style>
    <style:style style:name="P107" style:family="paragraph" style:parent-style-name="Standard">
      <style:text-properties style:text-underline-style="none" officeooo:rsid="0048f7d0" officeooo:paragraph-rsid="0048f7d0"/>
    </style:style>
    <style:style style:name="P108" style:family="paragraph" style:parent-style-name="Standard">
      <style:text-properties style:text-underline-style="none" officeooo:rsid="004b0bf8" officeooo:paragraph-rsid="004b0bf8"/>
    </style:style>
    <style:style style:name="P109" style:family="paragraph" style:parent-style-name="Standard">
      <style:text-properties style:text-underline-style="none" officeooo:rsid="004c6004" officeooo:paragraph-rsid="004c6004"/>
    </style:style>
    <style:style style:name="P110" style:family="paragraph" style:parent-style-name="Standard">
      <style:text-properties style:text-underline-style="none" officeooo:rsid="004e5854" officeooo:paragraph-rsid="004e5854"/>
    </style:style>
    <style:style style:name="P111" style:family="paragraph" style:parent-style-name="Standard">
      <style:text-properties style:text-underline-style="none" officeooo:rsid="0054ccba" officeooo:paragraph-rsid="0054ccba"/>
    </style:style>
    <style:style style:name="P112" style:family="paragraph" style:parent-style-name="Standard">
      <style:text-properties style:text-underline-style="none" fo:font-weight="normal" officeooo:rsid="0054ccba" officeooo:paragraph-rsid="0054ccba" style:font-weight-asian="normal" style:font-weight-complex="normal"/>
    </style:style>
    <style:style style:name="P113" style:family="paragraph" style:parent-style-name="Standard">
      <style:text-properties style:text-underline-style="none" fo:font-weight="normal" officeooo:rsid="00550af7" officeooo:paragraph-rsid="00550af7" style:font-weight-asian="normal" style:font-weight-complex="normal"/>
    </style:style>
    <style:style style:name="P114" style:family="paragraph" style:parent-style-name="Standard">
      <style:text-properties style:text-underline-style="none" fo:font-weight="normal" officeooo:rsid="006a9319" officeooo:paragraph-rsid="006a9319" style:font-weight-asian="normal" style:font-weight-complex="normal"/>
    </style:style>
    <style:style style:name="P115" style:family="paragraph" style:parent-style-name="Standard">
      <style:text-properties style:text-underline-style="none" fo:font-weight="normal" officeooo:rsid="006c7804" officeooo:paragraph-rsid="006c7804" style:font-weight-asian="normal" style:font-weight-complex="normal"/>
    </style:style>
    <style:style style:name="P116" style:family="paragraph" style:parent-style-name="Standard">
      <style:text-properties style:text-underline-style="none" fo:font-weight="normal" officeooo:rsid="006fc4c0" officeooo:paragraph-rsid="006fc4c0" style:font-weight-asian="normal" style:font-weight-complex="normal"/>
    </style:style>
    <style:style style:name="P117" style:family="paragraph" style:parent-style-name="Standard">
      <style:text-properties style:text-underline-style="none" fo:font-weight="normal" officeooo:rsid="007023a6" officeooo:paragraph-rsid="007023a6" style:font-weight-asian="normal" style:font-weight-complex="normal"/>
    </style:style>
    <style:style style:name="P118" style:family="paragraph" style:parent-style-name="Standard">
      <style:text-properties style:text-underline-style="none" fo:font-weight="normal" officeooo:rsid="0072a4d2" officeooo:paragraph-rsid="0072a4d2" style:font-weight-asian="normal" style:font-weight-complex="normal"/>
    </style:style>
    <style:style style:name="P119" style:family="paragraph" style:parent-style-name="Standard">
      <style:text-properties style:text-underline-style="none" fo:font-weight="normal" officeooo:rsid="0072a4d2" officeooo:paragraph-rsid="007023a6" style:font-weight-asian="normal" style:font-weight-complex="normal"/>
    </style:style>
    <style:style style:name="P120" style:family="paragraph" style:parent-style-name="Standard">
      <style:text-properties style:text-underline-style="none" fo:font-weight="normal" officeooo:rsid="0072a4d2" officeooo:paragraph-rsid="00740e26" style:font-weight-asian="normal" style:font-weight-complex="normal"/>
    </style:style>
    <style:style style:name="P121" style:family="paragraph" style:parent-style-name="Standard">
      <style:text-properties style:text-underline-style="none" fo:font-weight="normal" officeooo:rsid="001c4026" officeooo:paragraph-rsid="00fe13c0" style:font-weight-asian="normal" style:font-weight-complex="normal"/>
    </style:style>
    <style:style style:name="P122" style:family="paragraph" style:parent-style-name="Standard">
      <style:text-properties style:text-underline-style="none" fo:font-weight="normal" officeooo:rsid="004c024e" officeooo:paragraph-rsid="00fe13c0" style:font-weight-asian="normal" style:font-weight-complex="normal"/>
    </style:style>
    <style:style style:name="P123" style:family="paragraph" style:parent-style-name="Standard">
      <style:text-properties style:text-underline-style="none" fo:font-weight="normal" officeooo:rsid="007a4b06" officeooo:paragraph-rsid="00fe13c0" style:font-weight-asian="normal" style:font-weight-complex="normal"/>
    </style:style>
    <style:style style:name="P124" style:family="paragraph" style:parent-style-name="Standard">
      <style:text-properties style:text-underline-style="none" fo:font-weight="normal" officeooo:rsid="007b31d2" officeooo:paragraph-rsid="00fe13c0" style:font-weight-asian="normal" style:font-weight-complex="normal"/>
    </style:style>
    <style:style style:name="P125" style:family="paragraph" style:parent-style-name="Standard">
      <style:text-properties style:text-underline-style="none" fo:font-weight="normal" officeooo:rsid="007d2d55" officeooo:paragraph-rsid="00fe13c0" style:font-weight-asian="normal" style:font-weight-complex="normal"/>
    </style:style>
    <style:style style:name="P126" style:family="paragraph" style:parent-style-name="Standard">
      <style:text-properties style:text-underline-style="none" fo:font-weight="normal" officeooo:rsid="017814b2" officeooo:paragraph-rsid="017814b2" style:font-weight-asian="normal" style:font-weight-complex="normal"/>
    </style:style>
    <style:style style:name="P127" style:family="paragraph" style:parent-style-name="Standard">
      <style:text-properties style:text-underline-style="none" fo:font-weight="normal" officeooo:rsid="018427ba" officeooo:paragraph-rsid="018427ba" style:font-weight-asian="normal" style:font-weight-complex="normal"/>
    </style:style>
    <style:style style:name="P128" style:family="paragraph" style:parent-style-name="Standard">
      <style:text-properties style:text-underline-style="none" fo:font-weight="normal" officeooo:rsid="002c75ff" officeooo:paragraph-rsid="002c75ff" style:font-weight-asian="normal" style:font-weight-complex="normal"/>
    </style:style>
    <style:style style:name="P129" style:family="paragraph" style:parent-style-name="Standard">
      <style:text-properties style:text-underline-style="none" fo:font-weight="normal" officeooo:rsid="002cf977" officeooo:paragraph-rsid="002c75ff" style:font-weight-asian="normal" style:font-weight-complex="normal"/>
    </style:style>
    <style:style style:name="P130" style:family="paragraph" style:parent-style-name="Standard">
      <style:text-properties style:text-underline-style="none" fo:font-weight="normal" officeooo:rsid="002d4842" officeooo:paragraph-rsid="002d4842" style:font-weight-asian="normal" style:font-weight-complex="normal"/>
    </style:style>
    <style:style style:name="P131" style:family="paragraph" style:parent-style-name="Standard">
      <style:text-properties style:text-underline-style="none" fo:font-weight="normal" officeooo:rsid="002d4842" officeooo:paragraph-rsid="002c75ff" style:font-weight-asian="normal" style:font-weight-complex="normal"/>
    </style:style>
    <style:style style:name="P132" style:family="paragraph" style:parent-style-name="Standard">
      <style:text-properties style:text-underline-style="none" fo:font-weight="normal" officeooo:rsid="002d9fb9" officeooo:paragraph-rsid="002d9fb9" style:font-weight-asian="normal" style:font-weight-complex="normal"/>
    </style:style>
    <style:style style:name="P133" style:family="paragraph" style:parent-style-name="Standard">
      <style:text-properties style:text-underline-style="none" fo:font-weight="normal" officeooo:rsid="002efd8a" officeooo:paragraph-rsid="002efd8a" style:font-weight-asian="normal" style:font-weight-complex="normal"/>
    </style:style>
    <style:style style:name="P134" style:family="paragraph" style:parent-style-name="Standard">
      <style:text-properties style:text-underline-style="none" fo:font-weight="normal" officeooo:rsid="004380c1" officeooo:paragraph-rsid="004380c1" style:font-weight-asian="normal" style:font-weight-complex="normal"/>
    </style:style>
    <style:style style:name="P135" style:family="paragraph" style:parent-style-name="Standard">
      <style:text-properties style:text-underline-style="none" fo:font-weight="normal" officeooo:rsid="00325e9d" officeooo:paragraph-rsid="00325e9d" style:font-weight-asian="normal" style:font-weight-complex="normal"/>
    </style:style>
    <style:style style:name="P136" style:family="paragraph" style:parent-style-name="Standard">
      <style:text-properties style:text-underline-style="none" fo:font-weight="normal" officeooo:rsid="00325e9d" officeooo:paragraph-rsid="00360a0b" style:font-weight-asian="normal" style:font-weight-complex="normal"/>
    </style:style>
    <style:style style:name="P137" style:family="paragraph" style:parent-style-name="Standard">
      <style:text-properties style:text-underline-style="none" fo:font-weight="normal" officeooo:rsid="0034149a" officeooo:paragraph-rsid="00325e9d" style:font-weight-asian="normal" style:font-weight-complex="normal"/>
    </style:style>
    <style:style style:name="P138" style:family="paragraph" style:parent-style-name="Standard">
      <style:text-properties style:text-underline-style="none" fo:font-weight="normal" officeooo:rsid="00360a0b" officeooo:paragraph-rsid="00325e9d" style:font-weight-asian="normal" style:font-weight-complex="normal"/>
    </style:style>
    <style:style style:name="P139" style:family="paragraph" style:parent-style-name="Standard">
      <style:text-properties style:text-underline-style="none" fo:font-weight="normal" officeooo:rsid="00360a0b" officeooo:paragraph-rsid="00360a0b" style:font-weight-asian="normal" style:font-weight-complex="normal"/>
    </style:style>
    <style:style style:name="P140" style:family="paragraph" style:parent-style-name="Standard">
      <style:text-properties style:text-underline-style="none" fo:font-weight="normal" officeooo:rsid="00373c81" officeooo:paragraph-rsid="00360a0b" style:font-weight-asian="normal" style:font-weight-complex="normal"/>
    </style:style>
    <style:style style:name="P141" style:family="paragraph" style:parent-style-name="Standard">
      <style:text-properties style:text-underline-style="none" fo:font-weight="normal" officeooo:rsid="003a8b44" officeooo:paragraph-rsid="003a8b44" style:font-weight-asian="normal" style:font-weight-complex="normal"/>
    </style:style>
    <style:style style:name="P142" style:family="paragraph" style:parent-style-name="Standard">
      <style:text-properties style:text-underline-style="none" fo:font-weight="normal" officeooo:rsid="003c3b1d" officeooo:paragraph-rsid="003c3b1d" style:font-weight-asian="normal" style:font-weight-complex="normal"/>
    </style:style>
    <style:style style:name="P143" style:family="paragraph" style:parent-style-name="Standard">
      <style:text-properties style:text-underline-style="none" fo:font-weight="normal" officeooo:rsid="003e4c22" officeooo:paragraph-rsid="003e4c22" style:font-weight-asian="normal" style:font-weight-complex="normal"/>
    </style:style>
    <style:style style:name="P144" style:family="paragraph" style:parent-style-name="Standard">
      <style:text-properties style:text-underline-style="none" fo:font-weight="normal" officeooo:rsid="003fe5f2" officeooo:paragraph-rsid="003e4c22" style:font-weight-asian="normal" style:font-weight-complex="normal"/>
    </style:style>
    <style:style style:name="P145" style:family="paragraph" style:parent-style-name="Standard">
      <style:text-properties style:text-underline-style="none" fo:font-weight="normal" officeooo:rsid="003fe5f2" officeooo:paragraph-rsid="003fe5f2" style:font-weight-asian="normal" style:font-weight-complex="normal"/>
    </style:style>
    <style:style style:name="P146" style:family="paragraph" style:parent-style-name="Standard">
      <style:text-properties style:text-underline-style="none" fo:font-weight="normal" officeooo:rsid="0041bb49" officeooo:paragraph-rsid="0041bb49" style:font-weight-asian="normal" style:font-weight-complex="normal"/>
    </style:style>
    <style:style style:name="P147" style:family="paragraph" style:parent-style-name="Standard">
      <style:text-properties style:text-underline-style="none" fo:font-weight="normal" officeooo:rsid="0045bf16" officeooo:paragraph-rsid="0045bf16" style:font-weight-asian="normal" style:font-weight-complex="normal"/>
    </style:style>
    <style:style style:name="P148" style:family="paragraph" style:parent-style-name="Standard">
      <style:text-properties style:text-underline-style="none" fo:font-weight="normal" officeooo:rsid="0046eeb1" officeooo:paragraph-rsid="0045bf16" style:font-weight-asian="normal" style:font-weight-complex="normal"/>
    </style:style>
    <style:style style:name="P149" style:family="paragraph" style:parent-style-name="Standard">
      <style:text-properties style:text-underline-style="none" fo:font-weight="normal" officeooo:rsid="0048f7d0" officeooo:paragraph-rsid="0048f7d0" style:font-weight-asian="normal" style:font-weight-complex="normal"/>
    </style:style>
    <style:style style:name="P150" style:family="paragraph" style:parent-style-name="Standard">
      <style:text-properties style:text-underline-style="none" fo:font-weight="normal" officeooo:rsid="004e5854" officeooo:paragraph-rsid="004e5854" style:font-weight-asian="normal" style:font-weight-complex="normal"/>
    </style:style>
    <style:style style:name="P151" style:family="paragraph" style:parent-style-name="Standard">
      <style:text-properties style:text-underline-style="none" fo:font-weight="normal" officeooo:rsid="004e5854" officeooo:paragraph-rsid="004e8093" style:font-weight-asian="normal" style:font-weight-complex="normal"/>
    </style:style>
    <style:style style:name="P152" style:family="paragraph" style:parent-style-name="Standard">
      <style:text-properties style:text-underline-style="none" fo:font-weight="normal" officeooo:rsid="00534035" officeooo:paragraph-rsid="004e8093" style:font-weight-asian="normal" style:font-weight-complex="normal"/>
    </style:style>
    <style:style style:name="P153" style:family="paragraph" style:parent-style-name="Standard">
      <style:text-properties style:text-underline-style="none" fo:font-weight="normal" officeooo:rsid="00570a21" officeooo:paragraph-rsid="0054ccba" style:font-weight-asian="normal" style:font-weight-complex="normal"/>
    </style:style>
    <style:style style:name="P154" style:family="paragraph" style:parent-style-name="Standard">
      <style:text-properties style:text-underline-style="none" fo:font-weight="normal" officeooo:rsid="0059d15b" officeooo:paragraph-rsid="0058d394" style:font-weight-asian="normal" style:font-weight-complex="normal"/>
    </style:style>
    <style:style style:name="P155" style:family="paragraph" style:parent-style-name="Standard">
      <style:text-properties style:text-underline-style="none" fo:font-weight="normal" officeooo:rsid="005ff0a3" officeooo:paragraph-rsid="005ff0a3" style:font-weight-asian="normal" style:font-weight-complex="normal"/>
    </style:style>
    <style:style style:name="P156" style:family="paragraph" style:parent-style-name="Standard">
      <style:text-properties style:text-underline-style="none" fo:font-weight="normal" officeooo:rsid="0065bf42" officeooo:paragraph-rsid="005ff0a3" style:font-weight-asian="normal" style:font-weight-complex="normal"/>
    </style:style>
    <style:style style:name="P157" style:family="paragraph" style:parent-style-name="Standard">
      <style:text-properties style:text-underline-style="none" fo:font-weight="normal" officeooo:rsid="0065bf42" officeooo:paragraph-rsid="0065bf42" style:font-weight-asian="normal" style:font-weight-complex="normal"/>
    </style:style>
    <style:style style:name="P158" style:family="paragraph" style:parent-style-name="Standard">
      <style:text-properties style:text-underline-style="none" fo:font-weight="normal" officeooo:rsid="0061affb" officeooo:paragraph-rsid="0061affb" style:font-weight-asian="normal" style:font-weight-complex="normal"/>
    </style:style>
    <style:style style:name="P159" style:family="paragraph" style:parent-style-name="Standard">
      <style:text-properties style:text-underline-style="none" fo:font-weight="normal" officeooo:rsid="0068cf78" officeooo:paragraph-rsid="0068cf78" style:font-weight-asian="normal" style:font-weight-complex="normal"/>
    </style:style>
    <style:style style:name="P160" style:family="paragraph" style:parent-style-name="Standard">
      <style:text-properties style:text-underline-style="none" fo:font-weight="normal" officeooo:rsid="00740e26" officeooo:paragraph-rsid="007503d9" style:font-weight-asian="normal" style:font-weight-complex="normal"/>
    </style:style>
    <style:style style:name="P161" style:family="paragraph" style:parent-style-name="Standard">
      <style:text-properties style:text-underline-style="none" fo:font-weight="normal" officeooo:rsid="00849432" officeooo:paragraph-rsid="00849432" style:font-weight-asian="normal" style:font-weight-complex="normal"/>
    </style:style>
    <style:style style:name="P162" style:family="paragraph" style:parent-style-name="Standard">
      <style:text-properties style:text-underline-style="none" fo:font-weight="normal" officeooo:rsid="0085d9ac" officeooo:paragraph-rsid="0085d9ac" style:font-weight-asian="normal" style:font-weight-complex="normal"/>
    </style:style>
    <style:style style:name="P163" style:family="paragraph" style:parent-style-name="Standard">
      <style:text-properties style:text-underline-style="none" fo:font-weight="normal" officeooo:rsid="007e7647" officeooo:paragraph-rsid="007e7647" style:font-weight-asian="normal" style:font-weight-complex="normal"/>
    </style:style>
    <style:style style:name="P164" style:family="paragraph" style:parent-style-name="Standard">
      <style:text-properties style:text-underline-style="none" fo:font-weight="normal" officeooo:rsid="007fcf35" officeooo:paragraph-rsid="007023a6" style:font-weight-asian="normal" style:font-weight-complex="normal"/>
    </style:style>
    <style:style style:name="P165" style:family="paragraph" style:parent-style-name="Standard">
      <style:text-properties style:text-underline-style="none" fo:font-weight="normal" officeooo:rsid="0080e5eb" officeooo:paragraph-rsid="00817f49" style:font-weight-asian="normal" style:font-weight-complex="normal"/>
    </style:style>
    <style:style style:name="P166" style:family="paragraph" style:parent-style-name="Standard">
      <style:text-properties style:text-underline-style="none" fo:font-weight="normal" officeooo:rsid="0080e5eb" officeooo:paragraph-rsid="0080e5eb" style:font-weight-asian="normal" style:font-weight-complex="normal"/>
    </style:style>
    <style:style style:name="P167" style:family="paragraph" style:parent-style-name="Standard">
      <style:text-properties style:text-underline-style="none" fo:font-weight="normal" officeooo:rsid="00817f49" officeooo:paragraph-rsid="0080e5eb" style:font-weight-asian="normal" style:font-weight-complex="normal"/>
    </style:style>
    <style:style style:name="P168" style:family="paragraph" style:parent-style-name="Standard">
      <style:text-properties style:text-underline-style="none" fo:font-weight="normal" officeooo:rsid="008c59cb" officeooo:paragraph-rsid="008c59cb" style:font-weight-asian="normal" style:font-weight-complex="normal"/>
    </style:style>
    <style:style style:name="P169" style:family="paragraph" style:parent-style-name="Standard">
      <style:text-properties style:text-underline-style="none" fo:font-weight="normal" officeooo:rsid="008cfe00" officeooo:paragraph-rsid="008c59cb" style:font-weight-asian="normal" style:font-weight-complex="normal"/>
    </style:style>
    <style:style style:name="P170" style:family="paragraph" style:parent-style-name="Standard">
      <style:text-properties style:text-underline-style="none" fo:font-weight="normal" officeooo:rsid="008cfe00" officeooo:paragraph-rsid="008f852a" style:font-weight-asian="normal" style:font-weight-complex="normal"/>
    </style:style>
    <style:style style:name="P171" style:family="paragraph" style:parent-style-name="Standard">
      <style:text-properties style:text-underline-style="none" fo:font-weight="normal" officeooo:rsid="008cfe00" officeooo:paragraph-rsid="008cfe00" style:font-weight-asian="normal" style:font-weight-complex="normal"/>
    </style:style>
    <style:style style:name="P172" style:family="paragraph" style:parent-style-name="Standard">
      <style:text-properties style:text-underline-style="none" fo:font-weight="normal" officeooo:rsid="008f852a" officeooo:paragraph-rsid="008f852a" style:font-weight-asian="normal" style:font-weight-complex="normal"/>
    </style:style>
    <style:style style:name="P173" style:family="paragraph" style:parent-style-name="Standard">
      <style:text-properties style:text-underline-style="none" fo:font-weight="normal" officeooo:rsid="009156ab" officeooo:paragraph-rsid="009156ab" style:font-weight-asian="normal" style:font-weight-complex="normal"/>
    </style:style>
    <style:style style:name="P174" style:family="paragraph" style:parent-style-name="Standard">
      <style:text-properties style:text-underline-style="none" fo:font-weight="normal" officeooo:rsid="001a5d6f" officeooo:paragraph-rsid="00fe13c0" style:font-weight-asian="normal" style:font-weight-complex="normal"/>
    </style:style>
    <style:style style:name="P175" style:family="paragraph" style:parent-style-name="Standard">
      <style:text-properties style:text-underline-style="none" fo:font-weight="normal" officeooo:rsid="001ae535" officeooo:paragraph-rsid="00fe13c0" style:font-weight-asian="normal" style:font-weight-complex="normal"/>
    </style:style>
    <style:style style:name="P176" style:family="paragraph" style:parent-style-name="Standard">
      <style:text-properties style:text-underline-style="none" fo:font-weight="normal" officeooo:rsid="001d041a" officeooo:paragraph-rsid="00fe13c0" style:font-weight-asian="normal" style:font-weight-complex="normal"/>
    </style:style>
    <style:style style:name="P177" style:family="paragraph" style:parent-style-name="Standard">
      <style:text-properties style:text-underline-style="none" fo:font-weight="normal" officeooo:rsid="001f3f71" officeooo:paragraph-rsid="00fe13c0" style:font-weight-asian="normal" style:font-weight-complex="normal"/>
    </style:style>
    <style:style style:name="P178" style:family="paragraph" style:parent-style-name="Standard">
      <style:text-properties style:text-underline-style="none" fo:font-weight="normal" officeooo:rsid="0021292c" officeooo:paragraph-rsid="00fe13c0" style:font-weight-asian="normal" style:font-weight-complex="normal"/>
    </style:style>
    <style:style style:name="P179" style:family="paragraph" style:parent-style-name="Standard">
      <style:text-properties style:text-underline-style="none" fo:font-weight="normal" officeooo:rsid="002178e3" officeooo:paragraph-rsid="00fe13c0" style:font-weight-asian="normal" style:font-weight-complex="normal"/>
    </style:style>
    <style:style style:name="P180" style:family="paragraph" style:parent-style-name="Standard">
      <style:text-properties style:text-underline-style="none" fo:font-weight="normal" officeooo:rsid="0021c2d2" officeooo:paragraph-rsid="00fe13c0" style:font-weight-asian="normal" style:font-weight-complex="normal"/>
    </style:style>
    <style:style style:name="P181" style:family="paragraph" style:parent-style-name="Standard">
      <style:text-properties style:text-underline-style="none" fo:font-weight="normal" officeooo:rsid="002387fc" officeooo:paragraph-rsid="00fe13c0" style:font-weight-asian="normal" style:font-weight-complex="normal"/>
    </style:style>
    <style:style style:name="P182" style:family="paragraph" style:parent-style-name="Standard">
      <style:text-properties style:text-underline-style="none" fo:font-weight="normal" officeooo:rsid="0024dd8f" officeooo:paragraph-rsid="00fe13c0" style:font-weight-asian="normal" style:font-weight-complex="normal"/>
    </style:style>
    <style:style style:name="P183" style:family="paragraph" style:parent-style-name="Standard">
      <style:text-properties style:text-underline-style="none" fo:font-weight="normal" officeooo:rsid="00258096" officeooo:paragraph-rsid="00fe13c0" style:font-weight-asian="normal" style:font-weight-complex="normal"/>
    </style:style>
    <style:style style:name="P184" style:family="paragraph" style:parent-style-name="Standard">
      <style:text-properties style:text-underline-style="none" fo:font-weight="normal" officeooo:rsid="00280705" officeooo:paragraph-rsid="00fe13c0" style:font-weight-asian="normal" style:font-weight-complex="normal"/>
    </style:style>
    <style:style style:name="P185" style:family="paragraph" style:parent-style-name="Standard">
      <style:text-properties style:text-underline-style="none" fo:font-weight="normal" officeooo:rsid="002755a5" officeooo:paragraph-rsid="00fe13c0" style:font-weight-asian="normal" style:font-weight-complex="normal"/>
    </style:style>
    <style:style style:name="P186" style:family="paragraph" style:parent-style-name="Standard">
      <style:text-properties style:text-underline-style="none" fo:font-weight="normal" officeooo:rsid="00298f52" officeooo:paragraph-rsid="00fe13c0" style:font-weight-asian="normal" style:font-weight-complex="normal"/>
    </style:style>
    <style:style style:name="P187" style:family="paragraph" style:parent-style-name="Standard">
      <style:text-properties style:text-underline-style="none" fo:font-weight="normal" officeooo:rsid="0029e300" officeooo:paragraph-rsid="00fe13c0" style:font-weight-asian="normal" style:font-weight-complex="normal"/>
    </style:style>
    <style:style style:name="P188" style:family="paragraph" style:parent-style-name="Standard">
      <style:text-properties style:text-underline-style="none" fo:font-weight="normal" officeooo:rsid="0029e3b8" officeooo:paragraph-rsid="00fe13c0" style:font-weight-asian="normal" style:font-weight-complex="normal"/>
    </style:style>
    <style:style style:name="P189" style:family="paragraph" style:parent-style-name="Standard">
      <style:text-properties style:text-underline-style="none" fo:font-weight="normal" officeooo:rsid="002b03a2" officeooo:paragraph-rsid="00fe13c0" style:font-weight-asian="normal" style:font-weight-complex="normal"/>
    </style:style>
    <style:style style:name="P190" style:family="paragraph" style:parent-style-name="Standard">
      <style:text-properties style:text-underline-style="none" fo:font-weight="normal" officeooo:rsid="002c2abe" officeooo:paragraph-rsid="00fe13c0" style:font-weight-asian="normal" style:font-weight-complex="normal"/>
    </style:style>
    <style:style style:name="P191" style:family="paragraph" style:parent-style-name="Standard">
      <style:text-properties style:text-underline-style="none" fo:font-weight="normal" officeooo:rsid="002db851" officeooo:paragraph-rsid="00fe13c0" style:font-weight-asian="normal" style:font-weight-complex="normal"/>
    </style:style>
    <style:style style:name="P192" style:family="paragraph" style:parent-style-name="Standard">
      <style:text-properties style:text-underline-style="none" fo:font-weight="normal" officeooo:rsid="002f97a5" officeooo:paragraph-rsid="00fe13c0" style:font-weight-asian="normal" style:font-weight-complex="normal"/>
    </style:style>
    <style:style style:name="P193" style:family="paragraph" style:parent-style-name="Standard">
      <style:text-properties style:text-underline-style="none" fo:font-weight="normal" officeooo:rsid="003a2e9e" officeooo:paragraph-rsid="00fe13c0" style:font-weight-asian="normal" style:font-weight-complex="normal"/>
    </style:style>
    <style:style style:name="P194" style:family="paragraph" style:parent-style-name="Standard">
      <style:text-properties style:text-underline-style="none" fo:font-weight="normal" officeooo:rsid="003b1e68" officeooo:paragraph-rsid="00fe13c0" style:font-weight-asian="normal" style:font-weight-complex="normal"/>
    </style:style>
    <style:style style:name="P195" style:family="paragraph" style:parent-style-name="Standard">
      <style:text-properties style:text-underline-style="none" fo:font-weight="normal" officeooo:rsid="003d71d1" officeooo:paragraph-rsid="00fe13c0" style:font-weight-asian="normal" style:font-weight-complex="normal"/>
    </style:style>
    <style:style style:name="P196" style:family="paragraph" style:parent-style-name="Standard">
      <style:text-properties style:text-underline-style="none" fo:font-weight="normal" officeooo:rsid="00467b01" officeooo:paragraph-rsid="00fe13c0" style:font-weight-asian="normal" style:font-weight-complex="normal"/>
    </style:style>
    <style:style style:name="P197" style:family="paragraph" style:parent-style-name="Standard">
      <style:text-properties style:text-underline-style="none" fo:font-weight="normal" officeooo:rsid="0043f927" officeooo:paragraph-rsid="00fe13c0" style:font-weight-asian="normal" style:font-weight-complex="normal"/>
    </style:style>
    <style:style style:name="P198" style:family="paragraph" style:parent-style-name="Standard">
      <style:text-properties style:text-underline-style="none" fo:font-weight="normal" officeooo:rsid="00470dd9" officeooo:paragraph-rsid="00fe13c0" style:font-weight-asian="normal" style:font-weight-complex="normal"/>
    </style:style>
    <style:style style:name="P199" style:family="paragraph" style:parent-style-name="Standard">
      <style:text-properties style:text-underline-style="none" fo:font-weight="normal" officeooo:rsid="00485482" officeooo:paragraph-rsid="00fe13c0" style:font-weight-asian="normal" style:font-weight-complex="normal"/>
    </style:style>
    <style:style style:name="P200" style:family="paragraph" style:parent-style-name="Standard">
      <style:text-properties style:text-underline-style="none" fo:font-weight="normal" officeooo:rsid="004bd237" officeooo:paragraph-rsid="00fe13c0" style:font-weight-asian="normal" style:font-weight-complex="normal"/>
    </style:style>
    <style:style style:name="P201" style:family="paragraph" style:parent-style-name="Standard">
      <style:text-properties style:text-underline-style="none" fo:font-weight="normal" officeooo:rsid="004aaba1" officeooo:paragraph-rsid="00fe13c0" style:font-weight-asian="normal" style:font-weight-complex="normal"/>
    </style:style>
    <style:style style:name="P202" style:family="paragraph" style:parent-style-name="Standard">
      <style:text-properties style:text-underline-style="none" fo:font-weight="normal" officeooo:rsid="005f9ff4" officeooo:paragraph-rsid="00fe13c0" style:font-weight-asian="normal" style:font-weight-complex="normal"/>
    </style:style>
    <style:style style:name="P203" style:family="paragraph" style:parent-style-name="Standard">
      <style:text-properties style:text-underline-style="none" fo:font-weight="normal" officeooo:rsid="005faf60" officeooo:paragraph-rsid="00fe13c0" style:font-weight-asian="normal" style:font-weight-complex="normal"/>
    </style:style>
    <style:style style:name="P204" style:family="paragraph" style:parent-style-name="Standard">
      <style:text-properties style:text-underline-style="none" fo:font-weight="normal" officeooo:rsid="0063db5f" officeooo:paragraph-rsid="00fe13c0" style:font-weight-asian="normal" style:font-weight-complex="normal"/>
    </style:style>
    <style:style style:name="P205" style:family="paragraph" style:parent-style-name="Standard">
      <style:text-properties style:text-underline-style="none" fo:font-weight="normal" officeooo:rsid="00697e38" officeooo:paragraph-rsid="00fe13c0" style:font-weight-asian="normal" style:font-weight-complex="normal"/>
    </style:style>
    <style:style style:name="P206" style:family="paragraph" style:parent-style-name="Standard">
      <style:text-properties style:text-underline-style="none" fo:font-weight="normal" officeooo:rsid="006650e6" officeooo:paragraph-rsid="00fe13c0" style:font-weight-asian="normal" style:font-weight-complex="normal"/>
    </style:style>
    <style:style style:name="P207" style:family="paragraph" style:parent-style-name="Standard">
      <style:text-properties style:text-underline-style="none" fo:font-weight="normal" officeooo:rsid="006a306f" officeooo:paragraph-rsid="00fe13c0" style:font-weight-asian="normal" style:font-weight-complex="normal"/>
    </style:style>
    <style:style style:name="P208" style:family="paragraph" style:parent-style-name="Standard">
      <style:text-properties style:text-underline-style="none" fo:font-weight="normal" officeooo:rsid="00643b8f" officeooo:paragraph-rsid="00fe13c0" style:font-weight-asian="normal" style:font-weight-complex="normal"/>
    </style:style>
    <style:style style:name="P209" style:family="paragraph" style:parent-style-name="Standard">
      <style:text-properties style:text-underline-style="none" fo:font-weight="normal" officeooo:rsid="0070f2eb" officeooo:paragraph-rsid="00fe13c0" style:font-weight-asian="normal" style:font-weight-complex="normal"/>
    </style:style>
    <style:style style:name="P210" style:family="paragraph" style:parent-style-name="Standard">
      <style:text-properties style:text-underline-style="none" fo:font-weight="normal" officeooo:rsid="007197c2" officeooo:paragraph-rsid="00fe13c0" style:font-weight-asian="normal" style:font-weight-complex="normal"/>
    </style:style>
    <style:style style:name="P211" style:family="paragraph" style:parent-style-name="Standard">
      <style:text-properties style:text-underline-style="none" fo:font-weight="normal" officeooo:rsid="007310ea" officeooo:paragraph-rsid="00fe13c0" style:font-weight-asian="normal" style:font-weight-complex="normal"/>
    </style:style>
    <style:style style:name="P212" style:family="paragraph" style:parent-style-name="Standard">
      <style:text-properties style:text-underline-style="none" fo:font-weight="normal" officeooo:rsid="0073ea4e" officeooo:paragraph-rsid="00fe13c0" style:font-weight-asian="normal" style:font-weight-complex="normal"/>
    </style:style>
    <style:style style:name="P213" style:family="paragraph" style:parent-style-name="Standard">
      <style:text-properties style:text-underline-style="none" fo:font-weight="normal" officeooo:rsid="0074ec18" officeooo:paragraph-rsid="00fe13c0" style:font-weight-asian="normal" style:font-weight-complex="normal"/>
    </style:style>
    <style:style style:name="P214" style:family="paragraph" style:parent-style-name="Standard">
      <style:text-properties style:text-underline-style="none" fo:font-weight="normal" officeooo:rsid="007536e2" officeooo:paragraph-rsid="00fe13c0" style:font-weight-asian="normal" style:font-weight-complex="normal"/>
    </style:style>
    <style:style style:name="P215" style:family="paragraph" style:parent-style-name="Standard">
      <style:text-properties style:text-underline-style="none" fo:font-weight="normal" officeooo:rsid="008552b8" officeooo:paragraph-rsid="00fe13c0" style:font-weight-asian="normal" style:font-weight-complex="normal"/>
    </style:style>
    <style:style style:name="P216" style:family="paragraph" style:parent-style-name="Standard">
      <style:text-properties style:text-underline-style="none" fo:font-weight="normal" officeooo:rsid="0032a610" officeooo:paragraph-rsid="00fe13c0" fo:background-color="transparent" style:font-weight-asian="normal" style:font-weight-complex="normal"/>
    </style:style>
    <style:style style:name="P217" style:family="paragraph" style:parent-style-name="Standard">
      <style:text-properties style:text-underline-style="none" fo:font-weight="normal" officeooo:rsid="0077338f" officeooo:paragraph-rsid="00fe13c0" fo:background-color="transparent" style:font-weight-asian="normal" style:font-weight-complex="normal"/>
    </style:style>
    <style:style style:name="P218" style:family="paragraph" style:parent-style-name="Standard">
      <style:text-properties style:text-underline-style="none" fo:font-weight="normal" officeooo:paragraph-rsid="0149cf82" fo:background-color="transparent" style:font-weight-asian="normal" style:font-weight-complex="normal"/>
    </style:style>
    <style:style style:name="P219" style:family="paragraph" style:parent-style-name="Standard">
      <style:text-properties style:text-underline-style="none" fo:font-weight="normal" officeooo:paragraph-rsid="0153637b" fo:background-color="transparent" style:font-weight-asian="normal" style:font-weight-complex="normal"/>
    </style:style>
    <style:style style:name="P220" style:family="paragraph" style:parent-style-name="Standard">
      <style:text-properties style:text-underline-style="none" fo:font-weight="normal" officeooo:rsid="0159484f" officeooo:paragraph-rsid="0159484f" fo:background-color="transparent" style:font-weight-asian="normal" style:font-weight-complex="normal"/>
    </style:style>
    <style:style style:name="P221" style:family="paragraph" style:parent-style-name="Standard">
      <style:text-properties style:text-underline-style="none" fo:font-weight="normal" officeooo:rsid="0159484f" officeooo:paragraph-rsid="015a1184" fo:background-color="transparent" style:font-weight-asian="normal" style:font-weight-complex="normal"/>
    </style:style>
    <style:style style:name="P222" style:family="paragraph" style:parent-style-name="Standard">
      <style:text-properties style:text-underline-style="none" fo:font-weight="normal" officeooo:rsid="0159484f" officeooo:paragraph-rsid="016253c4" fo:background-color="transparent" style:font-weight-asian="normal" style:font-weight-complex="normal"/>
    </style:style>
    <style:style style:name="P223" style:family="paragraph" style:parent-style-name="Standard">
      <style:text-properties style:text-underline-style="none" fo:font-weight="normal" officeooo:rsid="01606e8f" officeooo:paragraph-rsid="01606e8f" fo:background-color="transparent" style:font-weight-asian="normal" style:font-weight-complex="normal"/>
    </style:style>
    <style:style style:name="P224" style:family="paragraph" style:parent-style-name="Standard">
      <style:text-properties style:text-underline-style="none" fo:font-weight="normal" officeooo:rsid="01606e8f" officeooo:paragraph-rsid="016b218b" fo:background-color="transparent" style:font-weight-asian="normal" style:font-weight-complex="normal"/>
    </style:style>
    <style:style style:name="P225" style:family="paragraph" style:parent-style-name="Standard">
      <style:text-properties style:text-underline-style="none" fo:font-weight="normal" officeooo:rsid="01679c46" officeooo:paragraph-rsid="016b218b" fo:background-color="transparent" style:font-weight-asian="normal" style:font-weight-complex="normal"/>
    </style:style>
    <style:style style:name="P226" style:family="paragraph" style:parent-style-name="Standard">
      <style:text-properties style:text-underline-style="none" fo:font-weight="normal" officeooo:rsid="01859aec" officeooo:paragraph-rsid="01859aec" fo:background-color="transparent" style:font-weight-asian="normal" style:font-weight-complex="normal"/>
    </style:style>
    <style:style style:name="P227" style:family="paragraph" style:parent-style-name="Standard">
      <style:text-properties style:text-underline-style="none" fo:font-weight="normal" officeooo:rsid="00874889" officeooo:paragraph-rsid="00fe13c0" fo:background-color="transparent" style:font-weight-asian="normal" style:font-weight-complex="normal"/>
    </style:style>
    <style:style style:name="P228" style:family="paragraph" style:parent-style-name="Standard">
      <style:text-properties style:text-underline-style="none" fo:font-weight="normal" officeooo:rsid="008870f7" officeooo:paragraph-rsid="00fe13c0" fo:background-color="transparent" style:font-weight-asian="normal" style:font-weight-complex="normal"/>
    </style:style>
    <style:style style:name="P229" style:family="paragraph" style:parent-style-name="Standard">
      <style:text-properties style:text-underline-style="none" fo:font-weight="normal" officeooo:rsid="008895ed" officeooo:paragraph-rsid="00fe13c0" fo:background-color="transparent" style:font-weight-asian="normal" style:font-weight-complex="normal"/>
    </style:style>
    <style:style style:name="P230" style:family="paragraph" style:parent-style-name="Standard">
      <style:text-properties style:text-underline-style="none" fo:font-weight="normal" officeooo:rsid="00891396" officeooo:paragraph-rsid="00fe13c0" fo:background-color="transparent" style:font-weight-asian="normal" style:font-weight-complex="normal"/>
    </style:style>
    <style:style style:name="P231" style:family="paragraph" style:parent-style-name="Standard">
      <style:text-properties style:text-underline-style="none" fo:font-weight="normal" officeooo:rsid="01859aec" officeooo:paragraph-rsid="01859aec" fo:background-color="#ffff00" style:font-weight-asian="normal" style:font-weight-complex="normal"/>
    </style:style>
    <style:style style:name="P232" style:family="paragraph" style:parent-style-name="Standard">
      <style:text-properties style:text-underline-style="none" officeooo:rsid="005ff0a3" officeooo:paragraph-rsid="005ff0a3"/>
    </style:style>
    <style:style style:name="P233" style:family="paragraph" style:parent-style-name="Standard">
      <style:text-properties style:text-underline-style="none" officeooo:rsid="0068cf78" officeooo:paragraph-rsid="0068cf78"/>
    </style:style>
    <style:style style:name="P234" style:family="paragraph" style:parent-style-name="Standard">
      <style:text-properties style:text-underline-style="none" officeooo:rsid="007e7647" officeooo:paragraph-rsid="007e7647"/>
    </style:style>
    <style:style style:name="P235" style:family="paragraph" style:parent-style-name="Standard">
      <style:text-properties style:text-underline-style="none" officeooo:rsid="007fcf35" officeooo:paragraph-rsid="007023a6"/>
    </style:style>
    <style:style style:name="P236" style:family="paragraph" style:parent-style-name="Standard">
      <style:text-properties style:text-underline-style="none" officeooo:rsid="0080e5eb" officeooo:paragraph-rsid="00817f49"/>
    </style:style>
    <style:style style:name="P237" style:family="paragraph" style:parent-style-name="Standard">
      <style:text-properties style:text-underline-style="none" officeooo:rsid="008cfe00" officeooo:paragraph-rsid="008cfe00"/>
    </style:style>
    <style:style style:name="P238" style:family="paragraph" style:parent-style-name="Standard">
      <style:text-properties style:text-underline-style="none" officeooo:rsid="008cfe00" officeooo:paragraph-rsid="008f852a"/>
    </style:style>
    <style:style style:name="P239" style:family="paragraph" style:parent-style-name="Standard">
      <style:text-properties style:text-underline-style="none" officeooo:rsid="008f852a" officeooo:paragraph-rsid="008f852a"/>
    </style:style>
    <style:style style:name="P240" style:family="paragraph" style:parent-style-name="Standard">
      <style:text-properties style:text-underline-style="none" officeooo:rsid="009156ab" officeooo:paragraph-rsid="009156ab"/>
    </style:style>
    <style:style style:name="P241" style:family="paragraph" style:parent-style-name="Standard">
      <style:text-properties style:text-underline-style="none" officeooo:rsid="00d81062" officeooo:paragraph-rsid="00d81062"/>
    </style:style>
    <style:style style:name="P242" style:family="paragraph" style:parent-style-name="Standard">
      <style:text-properties style:text-underline-style="none" officeooo:rsid="00dd1c06" officeooo:paragraph-rsid="00dd1c06"/>
    </style:style>
    <style:style style:name="P243" style:family="paragraph" style:parent-style-name="Standard">
      <style:text-properties style:text-underline-style="none" officeooo:rsid="00ea81ae" officeooo:paragraph-rsid="00ea81ae"/>
    </style:style>
    <style:style style:name="P244" style:family="paragraph" style:parent-style-name="Standard">
      <style:text-properties style:text-underline-style="none" officeooo:rsid="00ec8425" officeooo:paragraph-rsid="00ec8425"/>
    </style:style>
    <style:style style:name="P245" style:family="paragraph" style:parent-style-name="Standard">
      <style:text-properties style:text-underline-style="none" officeooo:rsid="00efa8fb" officeooo:paragraph-rsid="00efa8fb"/>
    </style:style>
    <style:style style:name="P246" style:family="paragraph" style:parent-style-name="Standard">
      <style:text-properties style:text-underline-style="none" officeooo:rsid="00f3ac1a" officeooo:paragraph-rsid="00f3ac1a"/>
    </style:style>
    <style:style style:name="P247" style:family="paragraph" style:parent-style-name="Standard">
      <style:text-properties style:text-underline-style="none" officeooo:rsid="00f79015" officeooo:paragraph-rsid="00f79015"/>
    </style:style>
    <style:style style:name="P248" style:family="paragraph" style:parent-style-name="Standard">
      <style:text-properties style:text-underline-style="none" officeooo:rsid="00f92386" officeooo:paragraph-rsid="00fa09d4"/>
    </style:style>
    <style:style style:name="P249" style:family="paragraph" style:parent-style-name="Standard">
      <style:text-properties style:text-underline-style="none" officeooo:rsid="00fa4d9d" officeooo:paragraph-rsid="00fa4d9d"/>
    </style:style>
    <style:style style:name="P250" style:family="paragraph" style:parent-style-name="Standard">
      <style:text-properties style:text-underline-style="none" officeooo:rsid="0018344f" officeooo:paragraph-rsid="00fe13c0"/>
    </style:style>
    <style:style style:name="P251" style:family="paragraph" style:parent-style-name="Standard">
      <style:text-properties style:text-underline-style="none" officeooo:rsid="0018990d" officeooo:paragraph-rsid="00fe13c0"/>
    </style:style>
    <style:style style:name="P252" style:family="paragraph" style:parent-style-name="Standard">
      <style:text-properties style:text-underline-style="none" officeooo:rsid="001ae535" officeooo:paragraph-rsid="00fe13c0"/>
    </style:style>
    <style:style style:name="P253" style:family="paragraph" style:parent-style-name="Standard">
      <style:text-properties style:text-underline-style="none" officeooo:rsid="001c4026" officeooo:paragraph-rsid="00fe13c0"/>
    </style:style>
    <style:style style:name="P254" style:family="paragraph" style:parent-style-name="Standard">
      <style:text-properties style:text-underline-style="none" officeooo:rsid="001d041a" officeooo:paragraph-rsid="00fe13c0"/>
    </style:style>
    <style:style style:name="P255" style:family="paragraph" style:parent-style-name="Standard">
      <style:text-properties style:text-underline-style="none" officeooo:rsid="001f3f71" officeooo:paragraph-rsid="00fe13c0"/>
    </style:style>
    <style:style style:name="P256" style:family="paragraph" style:parent-style-name="Standard">
      <style:text-properties style:text-underline-style="none" officeooo:rsid="0021292c" officeooo:paragraph-rsid="00fe13c0"/>
    </style:style>
    <style:style style:name="P257" style:family="paragraph" style:parent-style-name="Standard">
      <style:text-properties style:text-underline-style="none" officeooo:rsid="002387fc" officeooo:paragraph-rsid="00fe13c0"/>
    </style:style>
    <style:style style:name="P258" style:family="paragraph" style:parent-style-name="Standard">
      <style:text-properties style:text-underline-style="none" officeooo:rsid="00318ee8" officeooo:paragraph-rsid="00fe13c0"/>
    </style:style>
    <style:style style:name="P259" style:family="paragraph" style:parent-style-name="Standard">
      <style:text-properties style:text-underline-style="none" officeooo:rsid="003b1e68" officeooo:paragraph-rsid="00fe13c0"/>
    </style:style>
    <style:style style:name="P260" style:family="paragraph" style:parent-style-name="Standard">
      <style:text-properties style:text-underline-style="none" officeooo:rsid="003d71d1" officeooo:paragraph-rsid="00fe13c0"/>
    </style:style>
    <style:style style:name="P261" style:family="paragraph" style:parent-style-name="Standard">
      <style:text-properties style:text-underline-style="none" officeooo:rsid="00467b01" officeooo:paragraph-rsid="00fe13c0"/>
    </style:style>
    <style:style style:name="P262" style:family="paragraph" style:parent-style-name="Standard">
      <style:text-properties style:text-underline-style="none" officeooo:rsid="00451c76" officeooo:paragraph-rsid="00fe13c0"/>
    </style:style>
    <style:style style:name="P263" style:family="paragraph" style:parent-style-name="Standard">
      <style:text-properties style:text-underline-style="none" officeooo:rsid="004bd237" officeooo:paragraph-rsid="00fe13c0"/>
    </style:style>
    <style:style style:name="P264" style:family="paragraph" style:parent-style-name="Standard">
      <style:text-properties style:text-underline-style="none" officeooo:rsid="004aaba1" officeooo:paragraph-rsid="00fe13c0"/>
    </style:style>
    <style:style style:name="P265" style:family="paragraph" style:parent-style-name="Standard">
      <style:text-properties style:text-underline-style="none" officeooo:rsid="00697e38" officeooo:paragraph-rsid="00fe13c0"/>
    </style:style>
    <style:style style:name="P266" style:family="paragraph" style:parent-style-name="Standard">
      <style:text-properties style:text-underline-style="none" officeooo:rsid="007536e2" officeooo:paragraph-rsid="00fe13c0"/>
    </style:style>
    <style:style style:name="P267" style:family="paragraph" style:parent-style-name="Standard">
      <style:text-properties style:text-underline-style="none" officeooo:rsid="0074ec18" officeooo:paragraph-rsid="00fe13c0"/>
    </style:style>
    <style:style style:name="P268" style:family="paragraph" style:parent-style-name="Standard">
      <style:text-properties style:text-underline-style="none" officeooo:rsid="0077c338" officeooo:paragraph-rsid="00fe13c0"/>
    </style:style>
    <style:style style:name="P269" style:family="paragraph" style:parent-style-name="Standard">
      <style:text-properties style:text-underline-style="none" officeooo:rsid="011b69e3" officeooo:paragraph-rsid="011b69e3"/>
    </style:style>
    <style:style style:name="P270" style:family="paragraph" style:parent-style-name="Standard">
      <style:text-properties style:text-underline-style="none" officeooo:rsid="0120db37" officeooo:paragraph-rsid="0120db37"/>
    </style:style>
    <style:style style:name="P271" style:family="paragraph" style:parent-style-name="Standard">
      <style:text-properties style:text-underline-style="none" officeooo:rsid="0120db37" officeooo:paragraph-rsid="0123e662"/>
    </style:style>
    <style:style style:name="P272" style:family="paragraph" style:parent-style-name="Standard">
      <style:text-properties style:text-underline-style="none" officeooo:rsid="0143fb1b" officeooo:paragraph-rsid="0143fb1b"/>
    </style:style>
    <style:style style:name="P273" style:family="paragraph" style:parent-style-name="Standard">
      <style:text-properties style:text-underline-style="none" officeooo:paragraph-rsid="0149cf82" fo:background-color="transparent"/>
    </style:style>
    <style:style style:name="P274" style:family="paragraph" style:parent-style-name="Standard">
      <style:text-properties style:text-underline-style="none" officeooo:rsid="0029ddc6" officeooo:paragraph-rsid="00291307"/>
    </style:style>
    <style:style style:name="P275" style:family="paragraph" style:parent-style-name="Standard">
      <style:text-properties style:text-underline-style="none" officeooo:rsid="0029ddc6" officeooo:paragraph-rsid="0029ddc6"/>
    </style:style>
    <style:style style:name="P276" style:family="paragraph" style:parent-style-name="Standard">
      <style:text-properties style:text-underline-style="none" officeooo:rsid="002aa043" officeooo:paragraph-rsid="0029ddc6"/>
    </style:style>
    <style:style style:name="P277" style:family="paragraph" style:parent-style-name="Standard">
      <style:text-properties style:text-underline-style="none" officeooo:rsid="01d62234" officeooo:paragraph-rsid="01d62234"/>
    </style:style>
    <style:style style:name="P278" style:family="paragraph" style:parent-style-name="Standard">
      <style:text-properties style:text-underline-style="none" officeooo:rsid="01d7f701" officeooo:paragraph-rsid="01d7f701"/>
    </style:style>
    <style:style style:name="P279" style:family="paragraph" style:parent-style-name="Standard">
      <style:text-properties style:text-underline-style="none" officeooo:paragraph-rsid="021b2dee"/>
    </style:style>
    <style:style style:name="P280" style:family="paragraph" style:parent-style-name="Standard">
      <style:text-properties style:text-underline-style="none" officeooo:paragraph-rsid="021c4a88"/>
    </style:style>
    <style:style style:name="P281" style:family="paragraph" style:parent-style-name="Standard">
      <style:text-properties style:text-underline-style="none" officeooo:rsid="021cc7fc" officeooo:paragraph-rsid="021cc7fc"/>
    </style:style>
    <style:style style:name="P282" style:family="paragraph" style:parent-style-name="Standard">
      <style:text-properties style:text-underline-style="none" officeooo:paragraph-rsid="021e8f62"/>
    </style:style>
    <style:style style:name="P283" style:family="paragraph" style:parent-style-name="Standard">
      <style:text-properties officeooo:paragraph-rsid="0026fe21"/>
    </style:style>
    <style:style style:name="P284" style:family="paragraph" style:parent-style-name="Standard">
      <style:text-properties officeooo:paragraph-rsid="00291307"/>
    </style:style>
    <style:style style:name="P285" style:family="paragraph" style:parent-style-name="Standard">
      <style:text-properties officeooo:paragraph-rsid="0029ddc6"/>
    </style:style>
    <style:style style:name="P286" style:family="paragraph" style:parent-style-name="Standard">
      <style:text-properties officeooo:paragraph-rsid="002c75ff"/>
    </style:style>
    <style:style style:name="P287" style:family="paragraph" style:parent-style-name="Standard">
      <style:text-properties officeooo:paragraph-rsid="002d9fb9"/>
    </style:style>
    <style:style style:name="P288" style:family="paragraph" style:parent-style-name="Standard">
      <style:text-properties fo:font-size="14pt" style:text-underline-style="none" fo:font-weight="bold" officeooo:rsid="002d9fb9" officeooo:paragraph-rsid="002d9fb9" fo:background-color="#ffff00" style:font-size-asian="14pt" style:font-weight-asian="bold" style:font-size-complex="14pt" style:font-weight-complex="bold"/>
    </style:style>
    <style:style style:name="P289" style:family="paragraph" style:parent-style-name="Standard">
      <style:text-properties fo:font-size="14pt" style:text-underline-style="none" officeooo:rsid="01d7f701" officeooo:paragraph-rsid="01d7f701" fo:background-color="#ffff00" style:font-size-asian="14pt" style:font-size-complex="14pt"/>
    </style:style>
    <style:style style:name="P290" style:family="paragraph" style:parent-style-name="Standard">
      <style:text-properties fo:font-size="14pt" fo:font-weight="bold" officeooo:rsid="00874889" officeooo:paragraph-rsid="00fe13c0" fo:background-color="#ffff00" style:font-size-asian="14pt" style:font-weight-asian="bold" style:font-size-complex="14pt" style:font-weight-complex="bold"/>
    </style:style>
    <style:style style:name="P291" style:family="paragraph" style:parent-style-name="Standard">
      <style:text-properties officeooo:paragraph-rsid="00360a0b"/>
    </style:style>
    <style:style style:name="P292" style:family="paragraph" style:parent-style-name="Standard">
      <style:text-properties officeooo:paragraph-rsid="003e4c22"/>
    </style:style>
    <style:style style:name="P293" style:family="paragraph" style:parent-style-name="Standard">
      <style:text-properties officeooo:paragraph-rsid="004e5854"/>
    </style:style>
    <style:style style:name="P294" style:family="paragraph" style:parent-style-name="Standard">
      <style:text-properties officeooo:paragraph-rsid="004e8093"/>
    </style:style>
    <style:style style:name="P295" style:family="paragraph" style:parent-style-name="Standard">
      <style:text-properties officeooo:paragraph-rsid="0054ccba"/>
    </style:style>
    <style:style style:name="P296" style:family="paragraph" style:parent-style-name="Standard">
      <style:text-properties fo:font-weight="normal" officeooo:rsid="0171450c" officeooo:paragraph-rsid="0171450c" style:font-weight-asian="normal" style:font-weight-complex="normal"/>
    </style:style>
    <style:style style:name="P297" style:family="paragraph" style:parent-style-name="Standard">
      <style:text-properties fo:font-weight="normal" officeooo:paragraph-rsid="00fe13c0" style:font-weight-asian="normal" style:font-weight-complex="normal"/>
    </style:style>
    <style:style style:name="P298" style:family="paragraph" style:parent-style-name="Standard">
      <style:text-properties officeooo:paragraph-rsid="00550af7"/>
    </style:style>
    <style:style style:name="P299" style:family="paragraph" style:parent-style-name="Standard">
      <style:text-properties officeooo:paragraph-rsid="0058d394"/>
    </style:style>
    <style:style style:name="P300" style:family="paragraph" style:parent-style-name="Standard">
      <style:text-properties officeooo:rsid="005ba75b" officeooo:paragraph-rsid="005ba75b"/>
    </style:style>
    <style:style style:name="P301" style:family="paragraph" style:parent-style-name="Standard">
      <style:text-properties officeooo:rsid="005eff16" officeooo:paragraph-rsid="005eff16"/>
    </style:style>
    <style:style style:name="P302" style:family="paragraph" style:parent-style-name="Standard">
      <style:text-properties officeooo:paragraph-rsid="0065bf42"/>
    </style:style>
    <style:style style:name="P303" style:family="paragraph" style:parent-style-name="Standard">
      <style:text-properties officeooo:paragraph-rsid="007023a6"/>
    </style:style>
    <style:style style:name="P304" style:family="paragraph" style:parent-style-name="Standard">
      <style:text-properties officeooo:paragraph-rsid="00740e26"/>
    </style:style>
    <style:style style:name="P305" style:family="paragraph" style:parent-style-name="Standard">
      <style:text-properties officeooo:paragraph-rsid="007503d9"/>
    </style:style>
    <style:style style:name="P306" style:family="paragraph" style:parent-style-name="Standard">
      <style:text-properties officeooo:paragraph-rsid="007cc3c9"/>
    </style:style>
    <style:style style:name="P307" style:family="paragraph" style:parent-style-name="Standard">
      <style:text-properties officeooo:paragraph-rsid="007e7647"/>
    </style:style>
    <style:style style:name="P308" style:family="paragraph" style:parent-style-name="Standard">
      <style:text-properties officeooo:paragraph-rsid="00817f49"/>
    </style:style>
    <style:style style:name="P309" style:family="paragraph" style:parent-style-name="Standard">
      <style:text-properties officeooo:paragraph-rsid="0080e5eb"/>
    </style:style>
    <style:style style:name="P310" style:family="paragraph" style:parent-style-name="Standard">
      <style:text-properties officeooo:rsid="00849432" officeooo:paragraph-rsid="00849432"/>
    </style:style>
    <style:style style:name="P311" style:family="paragraph" style:parent-style-name="Standard">
      <style:text-properties fo:font-style="normal" style:text-underline-style="none" officeooo:rsid="009570df" officeooo:paragraph-rsid="009570df" style:font-style-asian="normal" style:font-style-complex="normal"/>
    </style:style>
    <style:style style:name="P312" style:family="paragraph" style:parent-style-name="Standard">
      <style:text-properties fo:font-style="normal" style:text-underline-style="none" officeooo:rsid="009b7c18" officeooo:paragraph-rsid="009b7c18" style:font-style-asian="normal" style:font-style-complex="normal"/>
    </style:style>
    <style:style style:name="P313" style:family="paragraph" style:parent-style-name="Standard">
      <style:text-properties fo:font-style="normal" style:text-underline-style="none" officeooo:rsid="009bb4a1" officeooo:paragraph-rsid="009bb4a1" style:font-style-asian="normal" style:font-style-complex="normal"/>
    </style:style>
    <style:style style:name="P314" style:family="paragraph" style:parent-style-name="Standard">
      <style:text-properties fo:font-style="normal" style:text-underline-style="none" fo:font-weight="bold" officeooo:rsid="009570df" officeooo:paragraph-rsid="009570df" style:font-style-asian="normal" style:font-weight-asian="bold" style:font-style-complex="normal" style:font-weight-complex="bold"/>
    </style:style>
    <style:style style:name="P315" style:family="paragraph" style:parent-style-name="Standard">
      <style:text-properties fo:font-style="normal" style:text-underline-style="none" fo:font-weight="bold" officeooo:rsid="00b78174" officeooo:paragraph-rsid="00b78174" style:font-style-asian="normal" style:font-weight-asian="bold" style:font-style-complex="normal" style:font-weight-complex="bold"/>
    </style:style>
    <style:style style:name="P316" style:family="paragraph" style:parent-style-name="Standard">
      <style:text-properties fo:font-style="normal" style:text-underline-style="none" fo:font-weight="bold" officeooo:rsid="00a8bfb1" officeooo:paragraph-rsid="00a7e42b" style:font-style-asian="normal" style:font-weight-asian="bold" style:font-style-complex="normal" style:font-weight-complex="bold"/>
    </style:style>
    <style:style style:name="P317" style:family="paragraph" style:parent-style-name="Standard">
      <style:text-properties fo:font-style="normal" style:text-underline-style="none" fo:font-weight="bold" officeooo:rsid="00fa4d9d" officeooo:paragraph-rsid="00fa4d9d" style:font-style-asian="normal" style:font-weight-asian="bold" style:font-style-complex="normal" style:font-weight-complex="bold"/>
    </style:style>
    <style:style style:name="P318" style:family="paragraph" style:parent-style-name="Standard">
      <style:text-properties fo:font-style="normal" style:text-underline-style="none" fo:font-weight="normal" officeooo:rsid="009edc17" officeooo:paragraph-rsid="009edc17" style:font-style-asian="normal" style:font-weight-asian="normal" style:font-style-complex="normal" style:font-weight-complex="normal"/>
    </style:style>
    <style:style style:name="P319" style:family="paragraph" style:parent-style-name="Standard">
      <style:text-properties fo:font-style="normal" style:text-underline-style="none" fo:font-weight="normal" officeooo:rsid="009f3e19" officeooo:paragraph-rsid="009f3e19" style:font-style-asian="normal" style:font-weight-asian="normal" style:font-style-complex="normal" style:font-weight-complex="normal"/>
    </style:style>
    <style:style style:name="P320" style:family="paragraph" style:parent-style-name="Standard">
      <style:text-properties fo:font-style="normal" style:text-underline-style="none" fo:font-weight="normal" officeooo:rsid="009f3e19" officeooo:paragraph-rsid="00a016f9" style:font-style-asian="normal" style:font-weight-asian="normal" style:font-style-complex="normal" style:font-weight-complex="normal"/>
    </style:style>
    <style:style style:name="P321" style:family="paragraph" style:parent-style-name="Standard">
      <style:text-properties fo:font-style="normal" style:text-underline-style="none" fo:font-weight="normal" officeooo:rsid="00a6dcd0" officeooo:paragraph-rsid="00a6dcd0" style:font-style-asian="normal" style:font-weight-asian="normal" style:font-style-complex="normal" style:font-weight-complex="normal"/>
    </style:style>
    <style:style style:name="P322" style:family="paragraph" style:parent-style-name="Standard">
      <style:text-properties fo:font-style="normal" style:text-underline-style="none" fo:font-weight="normal" officeooo:rsid="00a7e42b" officeooo:paragraph-rsid="00a7e42b" style:font-style-asian="normal" style:font-weight-asian="normal" style:font-style-complex="normal" style:font-weight-complex="normal"/>
    </style:style>
    <style:style style:name="P323" style:family="paragraph" style:parent-style-name="Standard">
      <style:text-properties fo:font-style="normal" style:text-underline-style="none" fo:font-weight="normal" officeooo:rsid="00a9950b" officeooo:paragraph-rsid="00a9950b" style:font-style-asian="normal" style:font-weight-asian="normal" style:font-style-complex="normal" style:font-weight-complex="normal"/>
    </style:style>
    <style:style style:name="P324" style:family="paragraph" style:parent-style-name="Standard">
      <style:text-properties fo:font-style="normal" style:text-underline-style="none" fo:font-weight="normal" officeooo:rsid="00adf7bb" officeooo:paragraph-rsid="00adf7bb" style:font-style-asian="normal" style:font-weight-asian="normal" style:font-style-complex="normal" style:font-weight-complex="normal"/>
    </style:style>
    <style:style style:name="P325" style:family="paragraph" style:parent-style-name="Standard">
      <style:text-properties fo:font-style="normal" style:text-underline-style="none" fo:font-weight="normal" officeooo:rsid="00adf7bb" officeooo:paragraph-rsid="00ae16b9" style:font-style-asian="normal" style:font-weight-asian="normal" style:font-style-complex="normal" style:font-weight-complex="normal"/>
    </style:style>
    <style:style style:name="P326" style:family="paragraph" style:parent-style-name="Standard">
      <style:text-properties fo:font-style="normal" style:text-underline-style="none" fo:font-weight="normal" officeooo:rsid="00adf7bb" officeooo:paragraph-rsid="00b3e8ca" style:font-style-asian="normal" style:font-weight-asian="normal" style:font-style-complex="normal" style:font-weight-complex="normal"/>
    </style:style>
    <style:style style:name="P327" style:family="paragraph" style:parent-style-name="Standard">
      <style:text-properties fo:font-style="normal" style:text-underline-style="none" fo:font-weight="normal" officeooo:rsid="00affdd4" officeooo:paragraph-rsid="00affdd4" style:font-style-asian="normal" style:font-weight-asian="normal" style:font-style-complex="normal" style:font-weight-complex="normal"/>
    </style:style>
    <style:style style:name="P328" style:family="paragraph" style:parent-style-name="Standard">
      <style:text-properties fo:font-style="normal" style:text-underline-style="none" fo:font-weight="normal" officeooo:rsid="00b78174" officeooo:paragraph-rsid="00b78174" style:font-style-asian="normal" style:font-weight-asian="normal" style:font-style-complex="normal" style:font-weight-complex="normal"/>
    </style:style>
    <style:style style:name="P329" style:family="paragraph" style:parent-style-name="Standard">
      <style:text-properties fo:font-style="normal" style:text-underline-style="none" fo:font-weight="normal" officeooo:rsid="00b78174" officeooo:paragraph-rsid="00c553b9" style:font-style-asian="normal" style:font-weight-asian="normal" style:font-style-complex="normal" style:font-weight-complex="normal"/>
    </style:style>
    <style:style style:name="P330" style:family="paragraph" style:parent-style-name="Standard">
      <style:text-properties fo:font-style="normal" style:text-underline-style="none" fo:font-weight="normal" officeooo:rsid="00bb9deb" officeooo:paragraph-rsid="00bb9deb" style:font-style-asian="normal" style:font-weight-asian="normal" style:font-style-complex="normal" style:font-weight-complex="normal"/>
    </style:style>
    <style:style style:name="P331" style:family="paragraph" style:parent-style-name="Standard">
      <style:text-properties fo:font-style="normal" style:text-underline-style="none" fo:font-weight="normal" officeooo:rsid="009570df" officeooo:paragraph-rsid="009570df" style:font-style-asian="normal" style:font-weight-asian="normal" style:font-style-complex="normal" style:font-weight-complex="normal"/>
    </style:style>
    <style:style style:name="P332" style:family="paragraph" style:parent-style-name="Standard">
      <style:text-properties fo:font-style="normal" style:text-underline-style="none" fo:font-weight="normal" officeooo:rsid="00970e7c" officeooo:paragraph-rsid="00970e7c" style:font-style-asian="normal" style:font-weight-asian="normal" style:font-style-complex="normal" style:font-weight-complex="normal"/>
    </style:style>
    <style:style style:name="P333" style:family="paragraph" style:parent-style-name="Standard">
      <style:text-properties fo:font-style="normal" style:text-underline-style="none" fo:font-weight="normal" officeooo:rsid="009b7c18" officeooo:paragraph-rsid="009b7c18" style:font-style-asian="normal" style:font-weight-asian="normal" style:font-style-complex="normal" style:font-weight-complex="normal"/>
    </style:style>
    <style:style style:name="P334" style:family="paragraph" style:parent-style-name="Standard">
      <style:text-properties fo:font-style="normal" style:text-underline-style="none" fo:font-weight="normal" officeooo:rsid="009bb4a1" officeooo:paragraph-rsid="009b7c18" style:font-style-asian="normal" style:font-weight-asian="normal" style:font-style-complex="normal" style:font-weight-complex="normal"/>
    </style:style>
    <style:style style:name="P335" style:family="paragraph" style:parent-style-name="Standard">
      <style:text-properties fo:font-style="normal" style:text-underline-style="none" fo:font-weight="normal" officeooo:rsid="009bb4a1" officeooo:paragraph-rsid="009bb4a1" style:font-style-asian="normal" style:font-weight-asian="normal" style:font-style-complex="normal" style:font-weight-complex="normal"/>
    </style:style>
    <style:style style:name="P336" style:family="paragraph" style:parent-style-name="Standard">
      <style:text-properties fo:font-style="normal" style:text-underline-style="none" fo:font-weight="normal" officeooo:rsid="00a016f9" officeooo:paragraph-rsid="00a016f9" style:font-style-asian="normal" style:font-weight-asian="normal" style:font-style-complex="normal" style:font-weight-complex="normal"/>
    </style:style>
    <style:style style:name="P337" style:family="paragraph" style:parent-style-name="Standard">
      <style:text-properties fo:font-style="normal" style:text-underline-style="none" fo:font-weight="normal" officeooo:rsid="00a164a5" officeooo:paragraph-rsid="00a164a5" style:font-style-asian="normal" style:font-weight-asian="normal" style:font-style-complex="normal" style:font-weight-complex="normal"/>
    </style:style>
    <style:style style:name="P338" style:family="paragraph" style:parent-style-name="Standard">
      <style:text-properties fo:font-style="normal" style:text-underline-style="none" fo:font-weight="normal" officeooo:rsid="00a2f5e1" officeooo:paragraph-rsid="00a2f5e1" style:font-style-asian="normal" style:font-weight-asian="normal" style:font-style-complex="normal" style:font-weight-complex="normal"/>
    </style:style>
    <style:style style:name="P339" style:family="paragraph" style:parent-style-name="Standard">
      <style:text-properties fo:font-style="normal" style:text-underline-style="none" fo:font-weight="normal" officeooo:rsid="00a5f674" officeooo:paragraph-rsid="00a164a5" style:font-style-asian="normal" style:font-weight-asian="normal" style:font-style-complex="normal" style:font-weight-complex="normal"/>
    </style:style>
    <style:style style:name="P340" style:family="paragraph" style:parent-style-name="Standard">
      <style:text-properties fo:font-style="normal" style:text-underline-style="none" fo:font-weight="normal" officeooo:rsid="00b3e8ca" officeooo:paragraph-rsid="00b3e8ca" style:font-style-asian="normal" style:font-weight-asian="normal" style:font-style-complex="normal" style:font-weight-complex="normal"/>
    </style:style>
    <style:style style:name="P341" style:family="paragraph" style:parent-style-name="Standard">
      <style:text-properties fo:font-style="normal" style:text-underline-style="none" fo:font-weight="normal" officeooo:rsid="00b47fc5" officeooo:paragraph-rsid="00b47fc5" style:font-style-asian="normal" style:font-weight-asian="normal" style:font-style-complex="normal" style:font-weight-complex="normal"/>
    </style:style>
    <style:style style:name="P342" style:family="paragraph" style:parent-style-name="Standard">
      <style:text-properties fo:font-style="normal" style:text-underline-style="none" fo:font-weight="normal" officeooo:rsid="00b6c13b" officeooo:paragraph-rsid="00b72425" style:font-style-asian="normal" style:font-weight-asian="normal" style:font-style-complex="normal" style:font-weight-complex="normal"/>
    </style:style>
    <style:style style:name="P343" style:family="paragraph" style:parent-style-name="Standard">
      <style:text-properties fo:font-style="normal" style:text-underline-style="none" fo:font-weight="normal" officeooo:rsid="00c3b399" officeooo:paragraph-rsid="00b78174" style:font-style-asian="normal" style:font-weight-asian="normal" style:font-style-complex="normal" style:font-weight-complex="normal"/>
    </style:style>
    <style:style style:name="P344" style:family="paragraph" style:parent-style-name="Standard">
      <style:text-properties fo:font-style="normal" style:text-underline-style="none" fo:font-weight="normal" officeooo:rsid="00c679e3" officeooo:paragraph-rsid="00b78174" style:font-style-asian="normal" style:font-weight-asian="normal" style:font-style-complex="normal" style:font-weight-complex="normal"/>
    </style:style>
    <style:style style:name="P345" style:family="paragraph" style:parent-style-name="Standard">
      <style:text-properties fo:font-style="normal" style:text-underline-style="none" fo:font-weight="normal" officeooo:rsid="00c98c6c" officeooo:paragraph-rsid="00c98c6c" style:font-style-asian="normal" style:font-weight-asian="normal" style:font-style-complex="normal" style:font-weight-complex="normal"/>
    </style:style>
    <style:style style:name="P346" style:family="paragraph" style:parent-style-name="Standard">
      <style:text-properties fo:font-style="normal" style:text-underline-style="none" fo:font-weight="normal" officeooo:rsid="00cba513" officeooo:paragraph-rsid="00cba513" style:font-style-asian="normal" style:font-weight-asian="normal" style:font-style-complex="normal" style:font-weight-complex="normal"/>
    </style:style>
    <style:style style:name="P347" style:family="paragraph" style:parent-style-name="Standard">
      <style:text-properties fo:font-style="normal" style:text-underline-style="none" fo:font-weight="normal" officeooo:rsid="00cb4f52" officeooo:paragraph-rsid="00c98c6c" style:font-style-asian="normal" style:font-weight-asian="normal" style:font-style-complex="normal" style:font-weight-complex="normal"/>
    </style:style>
    <style:style style:name="P348" style:family="paragraph" style:parent-style-name="Standard">
      <style:text-properties fo:font-style="normal" style:text-underline-style="none" fo:font-weight="normal" officeooo:rsid="00cb4f52" officeooo:paragraph-rsid="00cb4f52" style:font-style-asian="normal" style:font-weight-asian="normal" style:font-style-complex="normal" style:font-weight-complex="normal"/>
    </style:style>
    <style:style style:name="P349" style:family="paragraph" style:parent-style-name="Standard">
      <style:text-properties fo:font-style="normal" style:text-underline-style="none" fo:font-weight="normal" officeooo:rsid="00cceb1c" officeooo:paragraph-rsid="00cba513" style:font-style-asian="normal" style:font-weight-asian="normal" style:font-style-complex="normal" style:font-weight-complex="normal"/>
    </style:style>
    <style:style style:name="P350" style:family="paragraph" style:parent-style-name="Standard">
      <style:text-properties fo:font-style="normal" style:text-underline-style="none" fo:font-weight="normal" officeooo:rsid="00cf6874" officeooo:paragraph-rsid="00cf6874" style:font-style-asian="normal" style:font-weight-asian="normal" style:font-style-complex="normal" style:font-weight-complex="normal"/>
    </style:style>
    <style:style style:name="P351" style:family="paragraph" style:parent-style-name="Standard">
      <style:text-properties fo:font-style="normal" style:text-underline-style="none" fo:font-weight="normal" officeooo:rsid="00cf864b" officeooo:paragraph-rsid="00cf864b" style:font-style-asian="normal" style:font-weight-asian="normal" style:font-style-complex="normal" style:font-weight-complex="normal"/>
    </style:style>
    <style:style style:name="P352" style:family="paragraph" style:parent-style-name="Standard">
      <style:text-properties fo:font-style="normal" style:text-underline-style="none" fo:font-weight="normal" officeooo:rsid="00cf864b" officeooo:paragraph-rsid="00d448ec" style:font-style-asian="normal" style:font-weight-asian="normal" style:font-style-complex="normal" style:font-weight-complex="normal"/>
    </style:style>
    <style:style style:name="P353" style:family="paragraph" style:parent-style-name="Standard">
      <style:text-properties fo:font-style="normal" style:text-underline-style="none" fo:font-weight="normal" officeooo:rsid="00d0d5e4" officeooo:paragraph-rsid="00d12d7b" style:font-style-asian="normal" style:font-weight-asian="normal" style:font-style-complex="normal" style:font-weight-complex="normal"/>
    </style:style>
    <style:style style:name="P354" style:family="paragraph" style:parent-style-name="Standard">
      <style:text-properties fo:font-style="normal" style:text-underline-style="none" fo:font-weight="normal" officeooo:rsid="00d2cf78" officeooo:paragraph-rsid="00d12d7b" style:font-style-asian="normal" style:font-weight-asian="normal" style:font-style-complex="normal" style:font-weight-complex="normal"/>
    </style:style>
    <style:style style:name="P355" style:family="paragraph" style:parent-style-name="Standard">
      <style:text-properties fo:font-style="normal" style:text-underline-style="none" fo:font-weight="normal" officeooo:rsid="00d2cf78" officeooo:paragraph-rsid="00d2cf78" style:font-style-asian="normal" style:font-weight-asian="normal" style:font-style-complex="normal" style:font-weight-complex="normal"/>
    </style:style>
    <style:style style:name="P356" style:family="paragraph" style:parent-style-name="Standard">
      <style:text-properties fo:font-style="normal" style:text-underline-style="none" fo:font-weight="normal" officeooo:rsid="00d81062" officeooo:paragraph-rsid="00d9bff9" style:font-style-asian="normal" style:font-weight-asian="normal" style:font-style-complex="normal" style:font-weight-complex="normal"/>
    </style:style>
    <style:style style:name="P357" style:family="paragraph" style:parent-style-name="Standard">
      <style:text-properties fo:font-style="normal" style:text-underline-style="none" fo:font-weight="normal" officeooo:rsid="00d9bff9" officeooo:paragraph-rsid="00d9bff9" style:font-style-asian="normal" style:font-weight-asian="normal" style:font-style-complex="normal" style:font-weight-complex="normal"/>
    </style:style>
    <style:style style:name="P358" style:family="paragraph" style:parent-style-name="Standard">
      <style:text-properties fo:font-style="normal" style:text-underline-style="none" fo:font-weight="normal" officeooo:rsid="00d9bff9" officeooo:paragraph-rsid="00d81062" style:font-style-asian="normal" style:font-weight-asian="normal" style:font-style-complex="normal" style:font-weight-complex="normal"/>
    </style:style>
    <style:style style:name="P359" style:family="paragraph" style:parent-style-name="Standard">
      <style:text-properties fo:font-style="normal" style:text-underline-style="none" fo:font-weight="normal" officeooo:rsid="00dc5de7" officeooo:paragraph-rsid="00d81062" style:font-style-asian="normal" style:font-weight-asian="normal" style:font-style-complex="normal" style:font-weight-complex="normal"/>
    </style:style>
    <style:style style:name="P360" style:family="paragraph" style:parent-style-name="Standard">
      <style:text-properties fo:font-style="normal" style:text-underline-style="none" fo:font-weight="normal" officeooo:rsid="00dcffd7" officeooo:paragraph-rsid="00dcffd7" style:font-style-asian="normal" style:font-weight-asian="normal" style:font-style-complex="normal" style:font-weight-complex="normal"/>
    </style:style>
    <style:style style:name="P361" style:family="paragraph" style:parent-style-name="Standard">
      <style:text-properties fo:font-style="normal" style:text-underline-style="none" fo:font-weight="normal" officeooo:rsid="00dd1c06" officeooo:paragraph-rsid="00dd1c06" style:font-style-asian="normal" style:font-weight-asian="normal" style:font-style-complex="normal" style:font-weight-complex="normal"/>
    </style:style>
    <style:style style:name="P362" style:family="paragraph" style:parent-style-name="Standard">
      <style:text-properties fo:font-style="normal" style:text-underline-style="none" fo:font-weight="normal" officeooo:rsid="00ddd5bc" officeooo:paragraph-rsid="00dd1c06" style:font-style-asian="normal" style:font-weight-asian="normal" style:font-style-complex="normal" style:font-weight-complex="normal"/>
    </style:style>
    <style:style style:name="P363" style:family="paragraph" style:parent-style-name="Standard">
      <style:text-properties fo:font-style="normal" style:text-underline-style="none" fo:font-weight="normal" officeooo:rsid="00dff459" officeooo:paragraph-rsid="00dd1c06" style:font-style-asian="normal" style:font-weight-asian="normal" style:font-style-complex="normal" style:font-weight-complex="normal"/>
    </style:style>
    <style:style style:name="P364" style:family="paragraph" style:parent-style-name="Standard">
      <style:text-properties fo:font-style="normal" style:text-underline-style="none" fo:font-weight="normal" officeooo:rsid="00e872e4" officeooo:paragraph-rsid="00dd1c06" style:font-style-asian="normal" style:font-weight-asian="normal" style:font-style-complex="normal" style:font-weight-complex="normal"/>
    </style:style>
    <style:style style:name="P365" style:family="paragraph" style:parent-style-name="Standard">
      <style:text-properties fo:font-style="normal" style:text-underline-style="none" fo:font-weight="normal" officeooo:rsid="00e8aace" officeooo:paragraph-rsid="00e8aace" style:font-style-asian="normal" style:font-weight-asian="normal" style:font-style-complex="normal" style:font-weight-complex="normal"/>
    </style:style>
    <style:style style:name="P366" style:family="paragraph" style:parent-style-name="Standard">
      <style:text-properties fo:font-style="normal" style:text-underline-style="none" fo:font-weight="normal" officeooo:rsid="00eb4fd5" officeooo:paragraph-rsid="00ea81ae" style:font-style-asian="normal" style:font-weight-asian="normal" style:font-style-complex="normal" style:font-weight-complex="normal"/>
    </style:style>
    <style:style style:name="P367" style:family="paragraph" style:parent-style-name="Standard">
      <style:text-properties fo:font-style="normal" style:text-underline-style="none" fo:font-weight="normal" officeooo:rsid="00ea81ae" officeooo:paragraph-rsid="00ea81ae" style:font-style-asian="normal" style:font-weight-asian="normal" style:font-style-complex="normal" style:font-weight-complex="normal"/>
    </style:style>
    <style:style style:name="P368" style:family="paragraph" style:parent-style-name="Standard">
      <style:text-properties fo:font-style="normal" style:text-underline-style="none" fo:font-weight="normal" officeooo:rsid="00ec8425" officeooo:paragraph-rsid="00ec8425" style:font-style-asian="normal" style:font-weight-asian="normal" style:font-style-complex="normal" style:font-weight-complex="normal"/>
    </style:style>
    <style:style style:name="P369" style:family="paragraph" style:parent-style-name="Standard">
      <style:text-properties fo:font-style="normal" style:text-underline-style="none" fo:font-weight="normal" officeooo:rsid="00efa8fb" officeooo:paragraph-rsid="00efa8fb" style:font-style-asian="normal" style:font-weight-asian="normal" style:font-style-complex="normal" style:font-weight-complex="normal"/>
    </style:style>
    <style:style style:name="P370" style:family="paragraph" style:parent-style-name="Standard">
      <style:text-properties fo:font-style="normal" style:text-underline-style="none" fo:font-weight="normal" officeooo:rsid="00f5d082" officeooo:paragraph-rsid="00f5d082" style:font-style-asian="normal" style:font-weight-asian="normal" style:font-style-complex="normal" style:font-weight-complex="normal"/>
    </style:style>
    <style:style style:name="P371" style:family="paragraph" style:parent-style-name="Standard">
      <style:text-properties fo:font-style="normal" style:text-underline-style="none" fo:font-weight="normal" officeooo:rsid="00f1669f" officeooo:paragraph-rsid="00efa8fb" style:font-style-asian="normal" style:font-weight-asian="normal" style:font-style-complex="normal" style:font-weight-complex="normal"/>
    </style:style>
    <style:style style:name="P372" style:family="paragraph" style:parent-style-name="Standard">
      <style:text-properties fo:font-style="normal" style:text-underline-style="none" fo:font-weight="normal" officeooo:rsid="00f3ac1a" officeooo:paragraph-rsid="00f3ac1a" style:font-style-asian="normal" style:font-weight-asian="normal" style:font-style-complex="normal" style:font-weight-complex="normal"/>
    </style:style>
    <style:style style:name="P373" style:family="paragraph" style:parent-style-name="Standard">
      <style:text-properties fo:font-style="normal" style:text-underline-style="none" fo:font-weight="normal" officeooo:rsid="00f45621" officeooo:paragraph-rsid="00f3ac1a" style:font-style-asian="normal" style:font-weight-asian="normal" style:font-style-complex="normal" style:font-weight-complex="normal"/>
    </style:style>
    <style:style style:name="P374" style:family="paragraph" style:parent-style-name="Standard">
      <style:text-properties fo:font-style="normal" style:text-underline-style="none" fo:font-weight="normal" officeooo:rsid="00f79d2d" officeooo:paragraph-rsid="00f79015" style:font-style-asian="normal" style:font-weight-asian="normal" style:font-style-complex="normal" style:font-weight-complex="normal"/>
    </style:style>
    <style:style style:name="P375" style:family="paragraph" style:parent-style-name="Standard">
      <style:text-properties fo:font-style="normal" style:text-underline-style="none" fo:font-weight="normal" officeooo:rsid="00f92386" officeooo:paragraph-rsid="00f92386" style:font-style-asian="normal" style:font-weight-asian="normal" style:font-style-complex="normal" style:font-weight-complex="normal"/>
    </style:style>
    <style:style style:name="P376" style:family="paragraph" style:parent-style-name="Standard">
      <style:text-properties fo:font-style="normal" style:text-underline-style="none" fo:font-weight="normal" officeooo:rsid="00fa09d4" officeooo:paragraph-rsid="00fa09d4" style:font-style-asian="normal" style:font-weight-asian="normal" style:font-style-complex="normal" style:font-weight-complex="normal"/>
    </style:style>
    <style:style style:name="P377" style:family="paragraph" style:parent-style-name="Standard">
      <style:text-properties fo:font-style="normal" style:text-underline-style="none" fo:font-weight="normal" officeooo:rsid="00fa4d9d" officeooo:paragraph-rsid="00fa4d9d" style:font-style-asian="normal" style:font-weight-asian="normal" style:font-style-complex="normal" style:font-weight-complex="normal"/>
    </style:style>
    <style:style style:name="P378" style:family="paragraph" style:parent-style-name="Standard">
      <style:text-properties fo:font-style="normal" style:text-underline-style="none" fo:font-weight="normal" officeooo:rsid="00affdd4" officeooo:paragraph-rsid="00affdd4" fo:background-color="transparent" style:font-style-asian="normal" style:font-weight-asian="normal" style:font-style-complex="normal" style:font-weight-complex="normal"/>
    </style:style>
    <style:style style:name="P379" style:family="paragraph" style:parent-style-name="Standard">
      <style:text-properties fo:font-style="normal" style:text-underline-style="none" fo:font-weight="normal" officeooo:rsid="00affdd4" officeooo:paragraph-rsid="00b15e23" fo:background-color="transparent" style:font-style-asian="normal" style:font-weight-asian="normal" style:font-style-complex="normal" style:font-weight-complex="normal"/>
    </style:style>
    <style:style style:name="P380" style:family="paragraph" style:parent-style-name="Standard">
      <style:text-properties fo:font-style="normal" style:text-underline-style="none" fo:font-weight="normal" officeooo:rsid="00b2ead3" officeooo:paragraph-rsid="00b2ead3" fo:background-color="transparent" style:font-style-asian="normal" style:font-weight-asian="normal" style:font-style-complex="normal" style:font-weight-complex="normal"/>
    </style:style>
    <style:style style:name="P381" style:family="paragraph" style:parent-style-name="Standard">
      <style:text-properties fo:font-style="normal" style:text-underline-style="solid" style:text-underline-width="auto" style:text-underline-color="font-color" officeooo:rsid="009570df" officeooo:paragraph-rsid="009570df" style:font-style-asian="normal" style:font-style-complex="normal"/>
    </style:style>
    <style:style style:name="P382" style:family="paragraph" style:parent-style-name="Standard">
      <style:text-properties fo:font-style="normal" style:text-underline-style="solid" style:text-underline-width="auto" style:text-underline-color="font-color" officeooo:rsid="009edc17" officeooo:paragraph-rsid="009edc17" style:font-style-asian="normal" style:font-style-complex="normal"/>
    </style:style>
    <style:style style:name="P383" style:family="paragraph" style:parent-style-name="Standard">
      <style:text-properties fo:font-style="normal" style:text-underline-style="solid" style:text-underline-width="auto" style:text-underline-color="font-color" fo:font-weight="normal" officeooo:rsid="009edc17" officeooo:paragraph-rsid="009edc17" style:font-style-asian="normal" style:font-weight-asian="normal" style:font-style-complex="normal" style:font-weight-complex="normal"/>
    </style:style>
    <style:style style:name="P384" style:family="paragraph" style:parent-style-name="Standard">
      <style:text-properties fo:font-style="normal" style:text-underline-style="solid" style:text-underline-width="auto" style:text-underline-color="font-color" fo:font-weight="normal" officeooo:rsid="009f3e19" officeooo:paragraph-rsid="009f3e19" style:font-style-asian="normal" style:font-weight-asian="normal" style:font-style-complex="normal" style:font-weight-complex="normal"/>
    </style:style>
    <style:style style:name="P385" style:family="paragraph" style:parent-style-name="Standard">
      <style:text-properties fo:font-style="normal" style:text-underline-style="solid" style:text-underline-width="auto" style:text-underline-color="font-color" fo:font-weight="normal" officeooo:rsid="00a6dcd0" officeooo:paragraph-rsid="00a6dcd0" style:font-style-asian="normal" style:font-weight-asian="normal" style:font-style-complex="normal" style:font-weight-complex="normal"/>
    </style:style>
    <style:style style:name="P386" style:family="paragraph" style:parent-style-name="Standard">
      <style:text-properties fo:font-style="normal" style:text-underline-style="solid" style:text-underline-width="auto" style:text-underline-color="font-color" fo:font-weight="normal" officeooo:rsid="00ac5ec6" officeooo:paragraph-rsid="00ac5ec6" style:font-style-asian="normal" style:font-weight-asian="normal" style:font-style-complex="normal" style:font-weight-complex="normal"/>
    </style:style>
    <style:style style:name="P387" style:family="paragraph" style:parent-style-name="Standard">
      <style:text-properties fo:font-style="normal" style:text-underline-style="solid" style:text-underline-width="auto" style:text-underline-color="font-color" fo:font-weight="normal" officeooo:rsid="00b3e8ca" officeooo:paragraph-rsid="00b3e8ca" style:font-style-asian="normal" style:font-weight-asian="normal" style:font-style-complex="normal" style:font-weight-complex="normal"/>
    </style:style>
    <style:style style:name="P388" style:family="paragraph" style:parent-style-name="Standard">
      <style:text-properties fo:font-style="normal" style:text-underline-style="solid" style:text-underline-width="auto" style:text-underline-color="font-color" fo:font-weight="normal" officeooo:rsid="00b46c58" officeooo:paragraph-rsid="00b46c58" style:font-style-asian="normal" style:font-weight-asian="normal" style:font-style-complex="normal" style:font-weight-complex="normal"/>
    </style:style>
    <style:style style:name="P389" style:family="paragraph" style:parent-style-name="Standard">
      <style:text-properties fo:font-style="normal" style:text-underline-style="solid" style:text-underline-width="auto" style:text-underline-color="font-color" fo:font-weight="normal" officeooo:rsid="00b47fc5" officeooo:paragraph-rsid="00b47fc5" style:font-style-asian="normal" style:font-weight-asian="normal" style:font-style-complex="normal" style:font-weight-complex="normal"/>
    </style:style>
    <style:style style:name="P390" style:family="paragraph" style:parent-style-name="Standard">
      <style:text-properties fo:font-style="normal" style:text-underline-style="solid" style:text-underline-width="auto" style:text-underline-color="font-color" fo:font-weight="normal" officeooo:rsid="00b6c13b" officeooo:paragraph-rsid="00b72425" style:font-style-asian="normal" style:font-weight-asian="normal" style:font-style-complex="normal" style:font-weight-complex="normal"/>
    </style:style>
    <style:style style:name="P391" style:family="paragraph" style:parent-style-name="Standard">
      <style:text-properties fo:font-style="normal" style:text-underline-style="solid" style:text-underline-width="auto" style:text-underline-color="font-color" fo:font-weight="normal" officeooo:rsid="00b78174" officeooo:paragraph-rsid="00b78174" style:font-style-asian="normal" style:font-weight-asian="normal" style:font-style-complex="normal" style:font-weight-complex="normal"/>
    </style:style>
    <style:style style:name="P392" style:family="paragraph" style:parent-style-name="Standard">
      <style:text-properties fo:font-style="normal" style:text-underline-style="solid" style:text-underline-width="auto" style:text-underline-color="font-color" fo:font-weight="normal" officeooo:rsid="009b7c18" officeooo:paragraph-rsid="009b7c18" style:font-style-asian="normal" style:font-weight-asian="normal" style:font-style-complex="normal" style:font-weight-complex="normal"/>
    </style:style>
    <style:style style:name="P393" style:family="paragraph" style:parent-style-name="Standard">
      <style:text-properties fo:font-style="normal" style:text-underline-style="solid" style:text-underline-width="auto" style:text-underline-color="font-color" fo:font-weight="normal" officeooo:rsid="009bb4a1" officeooo:paragraph-rsid="009bb4a1" style:font-style-asian="normal" style:font-weight-asian="normal" style:font-style-complex="normal" style:font-weight-complex="normal"/>
    </style:style>
    <style:style style:name="P394" style:family="paragraph" style:parent-style-name="Standard">
      <style:text-properties fo:font-style="normal" style:text-underline-style="solid" style:text-underline-width="auto" style:text-underline-color="font-color" fo:font-weight="normal" officeooo:rsid="00a016f9" officeooo:paragraph-rsid="00a016f9" style:font-style-asian="normal" style:font-weight-asian="normal" style:font-style-complex="normal" style:font-weight-complex="normal"/>
    </style:style>
    <style:style style:name="P395" style:family="paragraph" style:parent-style-name="Standard">
      <style:text-properties fo:font-style="normal" style:text-underline-style="solid" style:text-underline-width="auto" style:text-underline-color="font-color" fo:font-weight="normal" officeooo:rsid="00a164a5" officeooo:paragraph-rsid="00a164a5" style:font-style-asian="normal" style:font-weight-asian="normal" style:font-style-complex="normal" style:font-weight-complex="normal"/>
    </style:style>
    <style:style style:name="P396" style:family="paragraph" style:parent-style-name="Standard">
      <style:text-properties fo:font-style="normal" style:text-underline-style="solid" style:text-underline-width="auto" style:text-underline-color="font-color" fo:font-weight="normal" officeooo:rsid="00d81062" officeooo:paragraph-rsid="00d81062" style:font-style-asian="normal" style:font-weight-asian="normal" style:font-style-complex="normal" style:font-weight-complex="normal"/>
    </style:style>
    <style:style style:name="P397" style:family="paragraph" style:parent-style-name="Standard">
      <style:text-properties fo:font-style="normal" style:text-underline-style="solid" style:text-underline-width="auto" style:text-underline-color="font-color" fo:font-weight="normal" officeooo:rsid="00ee7398" officeooo:paragraph-rsid="00ee7398" style:font-style-asian="normal" style:font-weight-asian="normal" style:font-style-complex="normal" style:font-weight-complex="normal"/>
    </style:style>
    <style:style style:name="P398" style:family="paragraph" style:parent-style-name="Standard">
      <style:text-properties officeooo:paragraph-rsid="009bb4a1"/>
    </style:style>
    <style:style style:name="P399" style:family="paragraph" style:parent-style-name="Standard">
      <style:text-properties officeooo:paragraph-rsid="009f3e19"/>
    </style:style>
    <style:style style:name="P400" style:family="paragraph" style:parent-style-name="Standard">
      <style:text-properties officeooo:rsid="009f3e19" officeooo:paragraph-rsid="009f3e19"/>
    </style:style>
    <style:style style:name="P401" style:family="paragraph" style:parent-style-name="Standard">
      <style:text-properties officeooo:rsid="009f3e19" officeooo:paragraph-rsid="00a016f9"/>
    </style:style>
    <style:style style:name="P402" style:family="paragraph" style:parent-style-name="Standard">
      <style:text-properties officeooo:rsid="00a016f9" officeooo:paragraph-rsid="00a016f9"/>
    </style:style>
    <style:style style:name="P403" style:family="paragraph" style:parent-style-name="Standard">
      <style:text-properties officeooo:rsid="00a164a5" officeooo:paragraph-rsid="00a164a5"/>
    </style:style>
    <style:style style:name="P404" style:family="paragraph" style:parent-style-name="Standard">
      <style:text-properties officeooo:rsid="00a164a5" officeooo:paragraph-rsid="00a2f5e1"/>
    </style:style>
    <style:style style:name="P405" style:family="paragraph" style:parent-style-name="Standard">
      <style:text-properties officeooo:paragraph-rsid="00a2f5e1"/>
    </style:style>
    <style:style style:name="P406" style:family="paragraph" style:parent-style-name="Standard">
      <style:text-properties officeooo:paragraph-rsid="00a6dcd0"/>
    </style:style>
    <style:style style:name="P407" style:family="paragraph" style:parent-style-name="Standard">
      <style:text-properties officeooo:paragraph-rsid="0149cf82" fo:background-color="transparent"/>
    </style:style>
    <style:style style:name="P408" style:family="paragraph" style:parent-style-name="Standard">
      <style:text-properties officeooo:rsid="014c2873" officeooo:paragraph-rsid="014c2873" fo:background-color="transparent"/>
    </style:style>
    <style:style style:name="P409" style:family="paragraph" style:parent-style-name="Standard">
      <style:text-properties officeooo:paragraph-rsid="01ac4d0d" fo:background-color="transparent"/>
    </style:style>
    <style:style style:name="P410" style:family="paragraph" style:parent-style-name="Standard">
      <style:text-properties officeooo:paragraph-rsid="01b2499e" fo:background-color="transparent"/>
    </style:style>
    <style:style style:name="P411" style:family="paragraph" style:parent-style-name="Standard">
      <style:text-properties officeooo:paragraph-rsid="01b8c0c4" fo:background-color="transparent"/>
    </style:style>
    <style:style style:name="P412" style:family="paragraph" style:parent-style-name="Standard">
      <style:text-properties officeooo:paragraph-rsid="01c283ce" fo:background-color="transparent"/>
    </style:style>
    <style:style style:name="P413" style:family="paragraph" style:parent-style-name="Standard">
      <style:text-properties officeooo:paragraph-rsid="01c567c2" fo:background-color="transparent"/>
    </style:style>
    <style:style style:name="P414" style:family="paragraph" style:parent-style-name="Standard">
      <style:text-properties officeooo:paragraph-rsid="01c7fbb5" fo:background-color="transparent"/>
    </style:style>
    <style:style style:name="P415" style:family="paragraph" style:parent-style-name="Standard">
      <style:text-properties officeooo:paragraph-rsid="00ae16b9"/>
    </style:style>
    <style:style style:name="P416" style:family="paragraph" style:parent-style-name="Standard">
      <style:text-properties officeooo:paragraph-rsid="00b47fc5"/>
    </style:style>
    <style:style style:name="P417" style:family="paragraph" style:parent-style-name="Standard">
      <style:text-properties officeooo:paragraph-rsid="00b78174"/>
    </style:style>
    <style:style style:name="P418" style:family="paragraph" style:parent-style-name="Standard">
      <style:text-properties officeooo:paragraph-rsid="00bb9deb"/>
    </style:style>
    <style:style style:name="P419" style:family="paragraph" style:parent-style-name="Standard">
      <style:text-properties fo:font-weight="bold" officeooo:rsid="005f9ff4" officeooo:paragraph-rsid="00fe13c0" fo:background-color="#ffff00" style:font-weight-asian="bold" style:font-weight-complex="bold"/>
    </style:style>
    <style:style style:name="P420" style:family="paragraph" style:parent-style-name="Standard">
      <style:text-properties fo:font-weight="bold" officeooo:rsid="00874889" officeooo:paragraph-rsid="00fe13c0" fo:background-color="#ffff00" style:font-weight-asian="bold" style:font-weight-complex="bold"/>
    </style:style>
    <style:style style:name="P421" style:family="paragraph" style:parent-style-name="Standard">
      <style:text-properties fo:font-weight="bold" officeooo:rsid="0088450e" officeooo:paragraph-rsid="00fe13c0" fo:background-color="#ffff00" style:font-weight-asian="bold" style:font-weight-complex="bold"/>
    </style:style>
    <style:style style:name="P422" style:family="paragraph" style:parent-style-name="Standard">
      <style:text-properties fo:font-weight="bold" officeooo:rsid="00891396" officeooo:paragraph-rsid="00fe13c0" fo:background-color="#ffff00" style:font-weight-asian="bold" style:font-weight-complex="bold"/>
    </style:style>
    <style:style style:name="P423" style:family="paragraph" style:parent-style-name="Standard">
      <style:text-properties fo:font-weight="bold" officeooo:paragraph-rsid="00fe13c0" style:font-weight-asian="bold" style:font-weight-complex="bold"/>
    </style:style>
    <style:style style:name="P424" style:family="paragraph" style:parent-style-name="Standard">
      <style:text-properties officeooo:paragraph-rsid="00c553b9"/>
    </style:style>
    <style:style style:name="P425" style:family="paragraph" style:parent-style-name="Standard">
      <style:text-properties officeooo:rsid="00c98c6c" officeooo:paragraph-rsid="00c98c6c"/>
    </style:style>
    <style:style style:name="P426" style:family="paragraph" style:parent-style-name="Standard">
      <style:text-properties officeooo:rsid="00cb4f52" officeooo:paragraph-rsid="00cb4f52"/>
    </style:style>
    <style:style style:name="P427" style:family="paragraph" style:parent-style-name="Standard">
      <style:text-properties officeooo:rsid="00cba513" officeooo:paragraph-rsid="00cba513"/>
    </style:style>
    <style:style style:name="P428" style:family="paragraph" style:parent-style-name="Standard">
      <style:text-properties officeooo:rsid="00ce5bf0" officeooo:paragraph-rsid="00ce5bf0"/>
    </style:style>
    <style:style style:name="P429" style:family="paragraph" style:parent-style-name="Standard">
      <style:text-properties officeooo:paragraph-rsid="00cf864b"/>
    </style:style>
    <style:style style:name="P430" style:family="paragraph" style:parent-style-name="Standard">
      <style:text-properties officeooo:paragraph-rsid="00d12d7b"/>
    </style:style>
    <style:style style:name="P431" style:family="paragraph" style:parent-style-name="Standard">
      <style:text-properties officeooo:rsid="00d2cf78" officeooo:paragraph-rsid="00d2cf78"/>
    </style:style>
    <style:style style:name="P432" style:family="paragraph" style:parent-style-name="Standard">
      <style:text-properties officeooo:paragraph-rsid="00e8aace"/>
    </style:style>
    <style:style style:name="P433" style:family="paragraph" style:parent-style-name="Standard">
      <style:text-properties officeooo:rsid="00ea81ae" officeooo:paragraph-rsid="00ea81ae"/>
    </style:style>
    <style:style style:name="P434" style:family="paragraph" style:parent-style-name="Standard">
      <style:text-properties officeooo:rsid="00ec8425" officeooo:paragraph-rsid="00ec8425"/>
    </style:style>
    <style:style style:name="P435" style:family="paragraph" style:parent-style-name="Standard">
      <style:text-properties officeooo:rsid="00ec8425" officeooo:paragraph-rsid="00ed3f29"/>
    </style:style>
    <style:style style:name="P436" style:family="paragraph" style:parent-style-name="Standard">
      <style:text-properties officeooo:paragraph-rsid="00fa4d9d"/>
    </style:style>
    <style:style style:name="P437" style:family="paragraph" style:parent-style-name="Standard">
      <style:text-properties officeooo:rsid="008cb485" officeooo:paragraph-rsid="00fe13c0"/>
    </style:style>
    <style:style style:name="P438" style:family="paragraph" style:parent-style-name="Standard">
      <style:text-properties officeooo:rsid="0021292c" officeooo:paragraph-rsid="00fe13c0"/>
    </style:style>
    <style:style style:name="P439" style:family="paragraph" style:parent-style-name="Standard">
      <style:text-properties officeooo:rsid="0021c2d2" officeooo:paragraph-rsid="00fe13c0"/>
    </style:style>
    <style:style style:name="P440" style:family="paragraph" style:parent-style-name="Standard">
      <style:text-properties officeooo:rsid="002178e3" officeooo:paragraph-rsid="00fe13c0"/>
    </style:style>
    <style:style style:name="P441" style:family="paragraph" style:parent-style-name="Standard">
      <style:text-properties officeooo:rsid="00298f52" officeooo:paragraph-rsid="00fe13c0"/>
    </style:style>
    <style:style style:name="P442" style:family="paragraph" style:parent-style-name="Standard">
      <style:text-properties officeooo:rsid="002c2abe" officeooo:paragraph-rsid="00fe13c0"/>
    </style:style>
    <style:style style:name="P443" style:family="paragraph" style:parent-style-name="Standard">
      <style:text-properties officeooo:rsid="002f97a5" officeooo:paragraph-rsid="00fe13c0"/>
    </style:style>
    <style:style style:name="P444" style:family="paragraph" style:parent-style-name="Standard">
      <style:text-properties officeooo:rsid="005f9ff4" officeooo:paragraph-rsid="00fe13c0"/>
    </style:style>
    <style:style style:name="P445" style:family="paragraph" style:parent-style-name="Standard">
      <style:text-properties officeooo:rsid="0064baef" officeooo:paragraph-rsid="00fe13c0"/>
    </style:style>
    <style:style style:name="P446" style:family="paragraph" style:parent-style-name="Standard">
      <style:text-properties officeooo:rsid="00643b8f" officeooo:paragraph-rsid="00fe13c0"/>
    </style:style>
    <style:style style:name="P447" style:family="paragraph" style:parent-style-name="Standard">
      <style:text-properties officeooo:rsid="006a306f" officeooo:paragraph-rsid="00fe13c0"/>
    </style:style>
    <style:style style:name="P448" style:family="paragraph" style:parent-style-name="Standard">
      <style:text-properties officeooo:paragraph-rsid="00fe13c0"/>
    </style:style>
    <style:style style:name="P449" style:family="paragraph" style:parent-style-name="Standard">
      <style:text-properties officeooo:paragraph-rsid="0110c0cf"/>
    </style:style>
    <style:style style:name="P450" style:family="paragraph" style:parent-style-name="Standard">
      <style:text-properties officeooo:rsid="0110c0cf" officeooo:paragraph-rsid="0110c0cf"/>
    </style:style>
    <style:style style:name="P451" style:family="paragraph" style:parent-style-name="Standard">
      <style:text-properties officeooo:rsid="0110c0cf" officeooo:paragraph-rsid="011671e3"/>
    </style:style>
    <style:style style:name="P452" style:family="paragraph" style:parent-style-name="Standard">
      <style:text-properties officeooo:rsid="0113f26b" officeooo:paragraph-rsid="0113f26b"/>
    </style:style>
    <style:style style:name="P453" style:family="paragraph" style:parent-style-name="Standard">
      <style:text-properties officeooo:paragraph-rsid="011671e3"/>
    </style:style>
    <style:style style:name="P454" style:family="paragraph" style:parent-style-name="Standard">
      <style:text-properties officeooo:paragraph-rsid="0117c64d"/>
    </style:style>
    <style:style style:name="P455" style:family="paragraph" style:parent-style-name="Standard">
      <style:text-properties officeooo:paragraph-rsid="0123e662"/>
    </style:style>
    <style:style style:name="P456" style:family="paragraph" style:parent-style-name="Standard">
      <style:text-properties officeooo:paragraph-rsid="012c1522"/>
    </style:style>
    <style:style style:name="P457" style:family="paragraph" style:parent-style-name="Standard">
      <style:text-properties officeooo:paragraph-rsid="0131696f"/>
    </style:style>
    <style:style style:name="P458" style:family="paragraph" style:parent-style-name="Standard">
      <style:text-properties officeooo:paragraph-rsid="0136f409"/>
    </style:style>
    <style:style style:name="P459" style:family="paragraph" style:parent-style-name="Standard">
      <style:text-properties officeooo:paragraph-rsid="013a946e"/>
    </style:style>
    <style:style style:name="P460" style:family="paragraph" style:parent-style-name="Standard">
      <style:text-properties officeooo:rsid="013ae230" officeooo:paragraph-rsid="013ae230"/>
    </style:style>
    <style:style style:name="P461" style:family="paragraph" style:parent-style-name="Standard">
      <style:text-properties officeooo:paragraph-rsid="013e2a9a"/>
    </style:style>
    <style:style style:name="P462" style:family="paragraph" style:parent-style-name="Standard">
      <style:text-properties officeooo:paragraph-rsid="0142e29a"/>
    </style:style>
    <style:style style:name="P463" style:family="paragraph" style:parent-style-name="Standard">
      <style:text-properties officeooo:paragraph-rsid="0149cf82" fo:background-color="#ffb66c"/>
    </style:style>
    <style:style style:name="P464" style:family="paragraph" style:parent-style-name="Standard">
      <style:text-properties officeooo:paragraph-rsid="01606e8f"/>
    </style:style>
    <style:style style:name="P465" style:family="paragraph" style:parent-style-name="Standard">
      <style:text-properties officeooo:paragraph-rsid="016feda8"/>
    </style:style>
    <style:style style:name="P466" style:family="paragraph" style:parent-style-name="Standard">
      <style:text-properties officeooo:paragraph-rsid="01702129"/>
    </style:style>
    <style:style style:name="P467" style:family="paragraph" style:parent-style-name="Standard">
      <style:text-properties officeooo:paragraph-rsid="017814b2"/>
    </style:style>
    <style:style style:name="P468" style:family="paragraph" style:parent-style-name="Standard">
      <style:text-properties officeooo:rsid="017bdf91" officeooo:paragraph-rsid="017bdf91"/>
    </style:style>
    <style:style style:name="P469" style:family="paragraph" style:parent-style-name="Standard">
      <style:text-properties fo:font-style="italic" style:text-underline-style="none" fo:font-weight="normal" officeooo:rsid="009156ab" officeooo:paragraph-rsid="009156ab" style:font-style-asian="italic" style:font-weight-asian="normal" style:font-style-complex="italic" style:font-weight-complex="normal"/>
    </style:style>
    <style:style style:name="P470" style:family="paragraph" style:parent-style-name="Standard">
      <style:text-properties fo:font-style="italic" style:text-underline-style="none" fo:font-weight="normal" officeooo:rsid="00a164a5" officeooo:paragraph-rsid="00a164a5" style:font-style-asian="italic" style:font-weight-asian="normal" style:font-style-complex="italic" style:font-weight-complex="normal"/>
    </style:style>
    <style:style style:name="P471" style:family="paragraph" style:parent-style-name="Standard">
      <style:text-properties style:text-line-through-style="none" style:text-line-through-type="none" style:text-underline-style="none" fo:font-weight="normal" officeooo:rsid="008afbdc" officeooo:paragraph-rsid="00fe13c0" fo:background-color="transparent" style:font-weight-asian="normal" style:font-weight-complex="normal"/>
    </style:style>
    <style:style style:name="P472" style:family="paragraph" style:parent-style-name="Standard">
      <style:text-properties style:text-line-through-style="none" style:text-line-through-type="none" style:text-underline-style="none" fo:font-weight="normal" officeooo:rsid="008b5f13" officeooo:paragraph-rsid="00fe13c0" fo:background-color="transparent" style:font-weight-asian="normal" style:font-weight-complex="normal"/>
    </style:style>
    <style:style style:name="P473" style:family="paragraph" style:parent-style-name="Standard">
      <style:text-properties style:text-line-through-style="none" style:text-line-through-type="none" style:text-underline-style="none" fo:font-weight="normal" officeooo:rsid="008dfce4" officeooo:paragraph-rsid="00fe13c0" fo:background-color="transparent" style:font-weight-asian="normal" style:font-weight-complex="normal"/>
    </style:style>
    <style:style style:name="P474" style:family="paragraph" style:parent-style-name="Standard">
      <style:text-properties style:text-line-through-style="none" style:text-line-through-type="none" fo:font-style="normal" style:text-underline-style="none" fo:font-weight="bold" officeooo:rsid="008ebbbc" officeooo:paragraph-rsid="00fe13c0" fo:background-color="transparent" style:font-style-asian="normal" style:font-weight-asian="bold" style:font-style-complex="normal" style:font-weight-complex="bold"/>
    </style:style>
    <style:style style:name="P475" style:family="paragraph" style:parent-style-name="Standard">
      <style:text-properties style:text-line-through-style="none" style:text-line-through-type="none" fo:font-style="normal" style:text-underline-style="none" fo:font-weight="bold" officeooo:rsid="01152657" officeooo:paragraph-rsid="0110c0cf" fo:background-color="transparent" style:font-style-asian="normal" style:font-weight-asian="bold" style:font-style-complex="normal" style:font-weight-complex="bold"/>
    </style:style>
    <style:style style:name="P476" style:family="paragraph" style:parent-style-name="Standard">
      <style:text-properties style:text-line-through-style="none" style:text-line-through-type="none" fo:font-style="normal" style:text-underline-style="none" fo:font-weight="bold" officeooo:rsid="0136f409" officeooo:paragraph-rsid="0136f409" fo:background-color="transparent" style:font-style-asian="normal" style:font-weight-asian="bold" style:font-style-complex="normal" style:font-weight-complex="bold"/>
    </style:style>
    <style:style style:name="P477" style:family="paragraph" style:parent-style-name="Standard">
      <style:text-properties style:text-line-through-style="none" style:text-line-through-type="none" fo:font-style="normal" style:text-underline-style="none" fo:font-weight="normal" officeooo:rsid="0110c0cf" officeooo:paragraph-rsid="0110c0cf" fo:background-color="transparent" style:font-style-asian="normal" style:font-weight-asian="normal" style:font-style-complex="normal" style:font-weight-complex="normal"/>
    </style:style>
    <style:style style:name="P478" style:family="paragraph" style:parent-style-name="Standard">
      <style:text-properties style:text-line-through-style="none" style:text-line-through-type="none" fo:font-style="normal" style:text-underline-style="none" fo:font-weight="normal" officeooo:rsid="01152657" officeooo:paragraph-rsid="0110c0cf" fo:background-color="transparent" style:font-style-asian="normal" style:font-weight-asian="normal" style:font-style-complex="normal" style:font-weight-complex="normal"/>
    </style:style>
    <style:style style:name="P479" style:family="paragraph" style:parent-style-name="Standard">
      <style:text-properties style:text-line-through-style="none" style:text-line-through-type="none" fo:font-style="normal" style:text-underline-style="none" fo:font-weight="normal" officeooo:rsid="01153358" officeooo:paragraph-rsid="0117c64d" fo:background-color="transparent" style:font-style-asian="normal" style:font-weight-asian="normal" style:font-style-complex="normal" style:font-weight-complex="normal"/>
    </style:style>
    <style:style style:name="P480" style:family="paragraph" style:parent-style-name="Standard">
      <style:text-properties style:text-line-through-style="none" style:text-line-through-type="none" fo:font-style="normal" style:text-underline-style="none" fo:font-weight="normal" officeooo:rsid="0116e0a7" officeooo:paragraph-rsid="0110c0cf" fo:background-color="transparent" style:font-style-asian="normal" style:font-weight-asian="normal" style:font-style-complex="normal" style:font-weight-complex="normal"/>
    </style:style>
    <style:style style:name="P481" style:family="paragraph" style:parent-style-name="Standard">
      <style:text-properties style:text-line-through-style="none" style:text-line-through-type="none" fo:font-style="normal" style:text-underline-style="none" fo:font-weight="normal" officeooo:rsid="011b69e3" officeooo:paragraph-rsid="0110c0cf" fo:background-color="transparent" style:font-style-asian="normal" style:font-weight-asian="normal" style:font-style-complex="normal" style:font-weight-complex="normal"/>
    </style:style>
    <style:style style:name="P482" style:family="paragraph" style:parent-style-name="Standard">
      <style:text-properties style:text-line-through-style="none" style:text-line-through-type="none" fo:font-style="normal" style:text-underline-style="none" fo:font-weight="normal" officeooo:rsid="01197f18" officeooo:paragraph-rsid="0110c0cf" fo:background-color="transparent" style:font-style-asian="normal" style:font-weight-asian="normal" style:font-style-complex="normal" style:font-weight-complex="normal"/>
    </style:style>
    <style:style style:name="P483" style:family="paragraph" style:parent-style-name="Standard">
      <style:text-properties style:text-line-through-style="none" style:text-line-through-type="none" fo:font-style="normal" style:text-underline-style="none" fo:font-weight="normal" officeooo:rsid="0120db37" officeooo:paragraph-rsid="0120db37" fo:background-color="transparent" style:font-style-asian="normal" style:font-weight-asian="normal" style:font-style-complex="normal" style:font-weight-complex="normal"/>
    </style:style>
    <style:style style:name="P484" style:family="paragraph" style:parent-style-name="Standard">
      <style:text-properties style:text-line-through-style="none" style:text-line-through-type="none" fo:font-style="normal" style:text-underline-style="none" fo:font-weight="normal" officeooo:rsid="0122b493" officeooo:paragraph-rsid="0120db37" fo:background-color="transparent" style:font-style-asian="normal" style:font-weight-asian="normal" style:font-style-complex="normal" style:font-weight-complex="normal"/>
    </style:style>
    <style:style style:name="P485" style:family="paragraph" style:parent-style-name="Standard">
      <style:text-properties style:text-line-through-style="none" style:text-line-through-type="none" fo:font-style="normal" style:text-underline-style="none" fo:font-weight="normal" officeooo:rsid="0122b493" officeooo:paragraph-rsid="0123e662" fo:background-color="transparent" style:font-style-asian="normal" style:font-weight-asian="normal" style:font-style-complex="normal" style:font-weight-complex="normal"/>
    </style:style>
    <style:style style:name="P486" style:family="paragraph" style:parent-style-name="Standard">
      <style:text-properties style:text-line-through-style="none" style:text-line-through-type="none" fo:font-style="normal" style:text-underline-style="none" fo:font-weight="normal" officeooo:rsid="01240a64" officeooo:paragraph-rsid="01240a64" fo:background-color="transparent" style:font-style-asian="normal" style:font-weight-asian="normal" style:font-style-complex="normal" style:font-weight-complex="normal"/>
    </style:style>
    <style:style style:name="P487" style:family="paragraph" style:parent-style-name="Standard">
      <style:text-properties style:text-line-through-style="none" style:text-line-through-type="none" fo:font-style="normal" style:text-underline-style="none" fo:font-weight="normal" officeooo:rsid="01240a64" officeooo:paragraph-rsid="0123e662" fo:background-color="transparent" style:font-style-asian="normal" style:font-weight-asian="normal" style:font-style-complex="normal" style:font-weight-complex="normal"/>
    </style:style>
    <style:style style:name="P488" style:family="paragraph" style:parent-style-name="Standard">
      <style:text-properties style:text-line-through-style="none" style:text-line-through-type="none" fo:font-style="normal" style:text-underline-style="none" fo:font-weight="normal" officeooo:rsid="012a34c1" officeooo:paragraph-rsid="012a34c1" fo:background-color="transparent" style:font-style-asian="normal" style:font-weight-asian="normal" style:font-style-complex="normal" style:font-weight-complex="normal"/>
    </style:style>
    <style:style style:name="P489" style:family="paragraph" style:parent-style-name="Standard">
      <style:text-properties style:text-line-through-style="none" style:text-line-through-type="none" fo:font-style="normal" style:text-underline-style="none" fo:font-weight="normal" officeooo:rsid="0127fe83" officeooo:paragraph-rsid="0127fe83" fo:background-color="transparent" style:font-style-asian="normal" style:font-weight-asian="normal" style:font-style-complex="normal" style:font-weight-complex="normal"/>
    </style:style>
    <style:style style:name="P490" style:family="paragraph" style:parent-style-name="Standard">
      <style:text-properties style:text-line-through-style="none" style:text-line-through-type="none" fo:font-style="normal" style:text-underline-style="none" fo:font-weight="normal" officeooo:rsid="012c1522" officeooo:paragraph-rsid="012c1522" fo:background-color="transparent" style:font-style-asian="normal" style:font-weight-asian="normal" style:font-style-complex="normal" style:font-weight-complex="normal"/>
    </style:style>
    <style:style style:name="P491" style:family="paragraph" style:parent-style-name="Standard">
      <style:text-properties style:text-line-through-style="none" style:text-line-through-type="none" fo:font-style="normal" style:text-underline-style="none" fo:font-weight="normal" officeooo:rsid="012f77cb" officeooo:paragraph-rsid="012c1522" fo:background-color="transparent" style:font-style-asian="normal" style:font-weight-asian="normal" style:font-style-complex="normal" style:font-weight-complex="normal"/>
    </style:style>
    <style:style style:name="P492" style:family="paragraph" style:parent-style-name="Standard">
      <style:text-properties style:text-line-through-style="none" style:text-line-through-type="none" fo:font-style="normal" style:text-underline-style="none" fo:font-weight="normal" officeooo:rsid="0133df3a" officeooo:paragraph-rsid="012c1522" fo:background-color="transparent" style:font-style-asian="normal" style:font-weight-asian="normal" style:font-style-complex="normal" style:font-weight-complex="normal"/>
    </style:style>
    <style:style style:name="P493" style:family="paragraph" style:parent-style-name="Standard">
      <style:text-properties style:text-line-through-style="none" style:text-line-through-type="none" fo:font-style="normal" style:text-underline-style="none" fo:font-weight="normal" officeooo:rsid="0136f409" officeooo:paragraph-rsid="0136f409" fo:background-color="transparent" style:font-style-asian="normal" style:font-weight-asian="normal" style:font-style-complex="normal" style:font-weight-complex="normal"/>
    </style:style>
    <style:style style:name="P494" style:family="paragraph" style:parent-style-name="Standard">
      <style:text-properties style:text-line-through-style="none" style:text-line-through-type="none" fo:font-style="normal" style:text-underline-style="none" fo:font-weight="normal" officeooo:rsid="013a946e" officeooo:paragraph-rsid="013a946e" fo:background-color="transparent" style:font-style-asian="normal" style:font-weight-asian="normal" style:font-style-complex="normal" style:font-weight-complex="normal"/>
    </style:style>
    <style:style style:name="P495" style:family="paragraph" style:parent-style-name="Standard">
      <style:text-properties style:text-line-through-style="none" style:text-line-through-type="none" fo:font-style="normal" style:text-underline-style="none" fo:font-weight="normal" officeooo:rsid="013ae230" officeooo:paragraph-rsid="013ae230" fo:background-color="transparent" style:font-style-asian="normal" style:font-weight-asian="normal" style:font-style-complex="normal" style:font-weight-complex="normal"/>
    </style:style>
    <style:style style:name="P496" style:family="paragraph" style:parent-style-name="Standard">
      <style:text-properties style:text-line-through-style="none" style:text-line-through-type="none" fo:font-style="normal" style:text-underline-style="none" fo:font-weight="normal" officeooo:rsid="013c6b11" officeooo:paragraph-rsid="013ae230" fo:background-color="transparent" style:font-style-asian="normal" style:font-weight-asian="normal" style:font-style-complex="normal" style:font-weight-complex="normal"/>
    </style:style>
    <style:style style:name="P497" style:family="paragraph" style:parent-style-name="Standard">
      <style:text-properties style:text-line-through-style="none" style:text-line-through-type="none" fo:font-style="normal" style:text-underline-style="none" fo:font-weight="normal" officeooo:rsid="013fce99" officeooo:paragraph-rsid="013e2a9a" fo:background-color="transparent" style:font-style-asian="normal" style:font-weight-asian="normal" style:font-style-complex="normal" style:font-weight-complex="normal"/>
    </style:style>
    <style:style style:name="P498" style:family="paragraph" style:parent-style-name="Standard">
      <style:text-properties style:text-line-through-style="none" style:text-line-through-type="none" fo:font-style="normal" style:text-underline-style="none" fo:font-weight="normal" officeooo:rsid="013e2a9a" officeooo:paragraph-rsid="013e2a9a" fo:background-color="transparent" style:font-style-asian="normal" style:font-weight-asian="normal" style:font-style-complex="normal" style:font-weight-complex="normal"/>
    </style:style>
    <style:style style:name="P499" style:family="paragraph" style:parent-style-name="Standard">
      <style:text-properties style:text-line-through-style="none" style:text-line-through-type="none" fo:font-style="normal" style:text-underline-style="none" fo:font-weight="normal" officeooo:rsid="0142dd63" officeooo:paragraph-rsid="0142dd63" fo:background-color="transparent" style:font-style-asian="normal" style:font-weight-asian="normal" style:font-style-complex="normal" style:font-weight-complex="normal"/>
    </style:style>
    <style:style style:name="P500" style:family="paragraph" style:parent-style-name="Standard">
      <style:text-properties style:text-line-through-style="none" style:text-line-through-type="none" fo:font-style="normal" style:text-underline-style="none" fo:font-weight="normal" officeooo:rsid="0142116e" officeooo:paragraph-rsid="0142116e" fo:background-color="transparent" style:font-style-asian="normal" style:font-weight-asian="normal" style:font-style-complex="normal" style:font-weight-complex="normal"/>
    </style:style>
    <style:style style:name="P501" style:family="paragraph" style:parent-style-name="Standard">
      <style:text-properties style:text-line-through-style="none" style:text-line-through-type="none" fo:font-style="normal" style:text-underline-style="none" fo:font-weight="normal" officeooo:rsid="0143fb1b" officeooo:paragraph-rsid="0143fb1b" fo:background-color="transparent" style:font-style-asian="normal" style:font-weight-asian="normal" style:font-style-complex="normal" style:font-weight-complex="normal"/>
    </style:style>
    <style:style style:name="P502" style:family="paragraph" style:parent-style-name="Standard">
      <style:text-properties style:text-line-through-style="none" style:text-line-through-type="none" fo:font-style="normal" style:text-underline-style="none" fo:font-weight="normal" officeooo:rsid="014668fa" officeooo:paragraph-rsid="0143fb1b" fo:background-color="transparent" style:font-style-asian="normal" style:font-weight-asian="normal" style:font-style-complex="normal" style:font-weight-complex="normal"/>
    </style:style>
    <style:style style:name="P503" style:family="paragraph" style:parent-style-name="Standard">
      <style:text-properties style:text-line-through-style="none" style:text-line-through-type="none" fo:font-style="normal" style:text-underline-style="none" fo:font-weight="normal" officeooo:rsid="014841d2" officeooo:paragraph-rsid="0143fb1b" fo:background-color="transparent" style:font-style-asian="normal" style:font-weight-asian="normal" style:font-style-complex="normal" style:font-weight-complex="normal"/>
    </style:style>
    <style:style style:name="P504" style:family="paragraph" style:parent-style-name="Standard">
      <style:text-properties style:text-line-through-style="none" style:text-line-through-type="none" fo:font-style="normal" style:text-underline-style="none" fo:font-weight="normal" officeooo:rsid="0149c345" officeooo:paragraph-rsid="0143fb1b" fo:background-color="transparent" style:font-style-asian="normal" style:font-weight-asian="normal" style:font-style-complex="normal" style:font-weight-complex="normal"/>
    </style:style>
    <style:style style:name="P505" style:family="paragraph" style:parent-style-name="Standard">
      <style:text-properties style:text-line-through-style="none" style:text-line-through-type="none" fo:font-style="normal" style:text-underline-style="none" fo:font-weight="normal" officeooo:rsid="014c2873" officeooo:paragraph-rsid="014c2873" fo:background-color="transparent" style:font-style-asian="normal" style:font-weight-asian="normal" style:font-style-complex="normal" style:font-weight-complex="normal"/>
    </style:style>
    <style:style style:name="P506" style:family="paragraph" style:parent-style-name="Standard">
      <style:text-properties style:text-line-through-style="none" style:text-line-through-type="none" fo:font-style="normal" style:text-underline-style="none" fo:font-weight="normal" officeooo:rsid="014ab91a" officeooo:paragraph-rsid="0149cf82" fo:background-color="transparent" style:font-style-asian="normal" style:font-weight-asian="normal" style:font-style-complex="normal" style:font-weight-complex="normal"/>
    </style:style>
    <style:style style:name="P507" style:family="paragraph" style:parent-style-name="Standard">
      <style:text-properties style:text-line-through-style="none" style:text-line-through-type="none" fo:font-style="normal" style:text-underline-style="none" fo:font-weight="normal" officeooo:rsid="014fc1ec" officeooo:paragraph-rsid="0149cf82" fo:background-color="transparent" style:font-style-asian="normal" style:font-weight-asian="normal" style:font-style-complex="normal" style:font-weight-complex="normal"/>
    </style:style>
    <style:style style:name="P508" style:family="paragraph" style:parent-style-name="Standard">
      <style:text-properties style:text-line-through-style="none" style:text-line-through-type="none" fo:font-style="normal" style:text-underline-style="none" fo:font-weight="normal" officeooo:rsid="0150a224" officeooo:paragraph-rsid="0149cf82" fo:background-color="transparent" style:font-style-asian="normal" style:font-weight-asian="normal" style:font-style-complex="normal" style:font-weight-complex="normal"/>
    </style:style>
    <style:style style:name="P509" style:family="paragraph" style:parent-style-name="Standard">
      <style:text-properties style:text-line-through-style="none" style:text-line-through-type="none" fo:font-style="normal" style:text-underline-style="none" fo:font-weight="normal" officeooo:rsid="0151c1fb" officeooo:paragraph-rsid="0149cf82" fo:background-color="transparent" style:font-style-asian="normal" style:font-weight-asian="normal" style:font-style-complex="normal" style:font-weight-complex="normal"/>
    </style:style>
    <style:style style:name="P510" style:family="paragraph" style:parent-style-name="Standard">
      <style:text-properties style:text-line-through-style="none" style:text-line-through-type="none" fo:font-style="normal" style:text-underline-style="none" fo:font-weight="normal" officeooo:rsid="01530c78" officeooo:paragraph-rsid="0149cf82" fo:background-color="transparent" style:font-style-asian="normal" style:font-weight-asian="normal" style:font-style-complex="normal" style:font-weight-complex="normal"/>
    </style:style>
    <style:style style:name="P511" style:family="paragraph" style:parent-style-name="Standard">
      <style:text-properties style:text-line-through-style="none" style:text-line-through-type="none" fo:font-style="normal" style:text-underline-style="none" fo:font-weight="normal" officeooo:rsid="01530c78" officeooo:paragraph-rsid="0153637b" fo:background-color="transparent" style:font-style-asian="normal" style:font-weight-asian="normal" style:font-style-complex="normal" style:font-weight-complex="normal"/>
    </style:style>
    <style:style style:name="P512" style:family="paragraph" style:parent-style-name="Standard">
      <style:text-properties style:text-line-through-style="none" style:text-line-through-type="none" fo:font-style="normal" style:text-underline-style="none" fo:font-weight="normal" officeooo:rsid="0153637b" officeooo:paragraph-rsid="0149cf82" fo:background-color="transparent" style:font-style-asian="normal" style:font-weight-asian="normal" style:font-style-complex="normal" style:font-weight-complex="normal"/>
    </style:style>
    <style:style style:name="P513" style:family="paragraph" style:parent-style-name="Standard">
      <style:text-properties style:text-line-through-style="none" style:text-line-through-type="none" fo:font-style="normal" style:text-underline-style="none" fo:font-weight="normal" officeooo:rsid="0159484f" officeooo:paragraph-rsid="0159484f" fo:background-color="transparent" style:font-style-asian="normal" style:font-weight-asian="normal" style:font-style-complex="normal" style:font-weight-complex="normal"/>
    </style:style>
    <style:style style:name="P514" style:family="paragraph" style:parent-style-name="Standard">
      <style:text-properties style:text-line-through-style="none" style:text-line-through-type="none" fo:font-style="normal" style:text-underline-style="none" fo:font-weight="normal" officeooo:rsid="0159484f" officeooo:paragraph-rsid="015a1184" fo:background-color="transparent" style:font-style-asian="normal" style:font-weight-asian="normal" style:font-style-complex="normal" style:font-weight-complex="normal"/>
    </style:style>
    <style:style style:name="P515" style:family="paragraph" style:parent-style-name="Standard">
      <style:text-properties style:text-line-through-style="none" style:text-line-through-type="none" fo:font-style="normal" style:text-underline-style="none" fo:font-weight="normal" officeooo:rsid="016060bf" officeooo:paragraph-rsid="0159484f" fo:background-color="transparent" style:font-style-asian="normal" style:font-weight-asian="normal" style:font-style-complex="normal" style:font-weight-complex="normal"/>
    </style:style>
    <style:style style:name="P516" style:family="paragraph" style:parent-style-name="Standard">
      <style:text-properties style:text-line-through-style="none" style:text-line-through-type="none" fo:font-style="normal" style:text-underline-style="none" fo:font-weight="normal" officeooo:rsid="01606e8f" officeooo:paragraph-rsid="016b218b" fo:background-color="transparent" style:font-style-asian="normal" style:font-weight-asian="normal" style:font-style-complex="normal" style:font-weight-complex="normal"/>
    </style:style>
    <style:style style:name="P517" style:family="paragraph" style:parent-style-name="Standard">
      <style:text-properties style:text-line-through-style="none" style:text-line-through-type="none" fo:font-style="normal" style:text-underline-style="none" fo:font-weight="normal" officeooo:rsid="01615af9" officeooo:paragraph-rsid="016253c4" fo:background-color="transparent" style:font-style-asian="normal" style:font-weight-asian="normal" style:font-style-complex="normal" style:font-weight-complex="normal"/>
    </style:style>
    <style:style style:name="P518" style:family="paragraph" style:parent-style-name="Standard">
      <style:text-properties style:text-line-through-style="none" style:text-line-through-type="none" fo:font-style="normal" style:text-underline-style="none" fo:font-weight="normal" officeooo:rsid="01679c46" officeooo:paragraph-rsid="01679c46" fo:background-color="transparent" style:font-style-asian="normal" style:font-weight-asian="normal" style:font-style-complex="normal" style:font-weight-complex="normal"/>
    </style:style>
    <style:style style:name="P519" style:family="paragraph" style:parent-style-name="Standard">
      <style:text-properties style:text-line-through-style="none" style:text-line-through-type="none" fo:font-style="normal" style:text-underline-style="none" fo:font-weight="normal" officeooo:rsid="015bb9c9" officeooo:paragraph-rsid="0159484f" fo:background-color="transparent" style:font-style-asian="normal" style:font-weight-asian="normal" style:font-style-complex="normal" style:font-weight-complex="normal"/>
    </style:style>
    <style:style style:name="P520" style:family="paragraph" style:parent-style-name="Standard">
      <style:text-properties style:text-line-through-style="none" style:text-line-through-type="none" fo:font-style="normal" style:text-underline-style="none" fo:font-weight="normal" officeooo:rsid="016feda8" officeooo:paragraph-rsid="01702129" fo:background-color="transparent" style:font-style-asian="normal" style:font-weight-asian="normal" style:font-style-complex="normal" style:font-weight-complex="normal"/>
    </style:style>
    <style:style style:name="P521" style:family="paragraph" style:parent-style-name="Standard">
      <style:text-properties style:text-line-through-style="none" style:text-line-through-type="none" fo:font-style="normal" style:text-underline-style="none" fo:font-weight="normal" officeooo:rsid="01702129" officeooo:paragraph-rsid="016feda8" fo:background-color="transparent" style:font-style-asian="normal" style:font-weight-asian="normal" style:font-style-complex="normal" style:font-weight-complex="normal"/>
    </style:style>
    <style:style style:name="P522" style:family="paragraph" style:parent-style-name="Standard">
      <style:text-properties style:text-line-through-style="none" style:text-line-through-type="none" fo:font-style="normal" style:text-underline-style="none" fo:font-weight="normal" officeooo:rsid="01710283" officeooo:paragraph-rsid="016feda8" fo:background-color="transparent" style:font-style-asian="normal" style:font-weight-asian="normal" style:font-style-complex="normal" style:font-weight-complex="normal"/>
    </style:style>
    <style:style style:name="P523" style:family="paragraph" style:parent-style-name="Standard">
      <style:text-properties style:text-line-through-style="none" style:text-line-through-type="none" fo:font-style="normal" style:text-underline-style="none" fo:font-weight="normal" officeooo:rsid="0171450c" officeooo:paragraph-rsid="0171450c" fo:background-color="transparent" style:font-style-asian="normal" style:font-weight-asian="normal" style:font-style-complex="normal" style:font-weight-complex="normal"/>
    </style:style>
    <style:style style:name="P524" style:family="paragraph" style:parent-style-name="Standard">
      <style:text-properties style:text-line-through-style="none" style:text-line-through-type="none" fo:font-style="normal" style:text-underline-style="none" fo:font-weight="normal" officeooo:rsid="017814b2" officeooo:paragraph-rsid="017814b2" fo:background-color="transparent" style:font-style-asian="normal" style:font-weight-asian="normal" style:font-style-complex="normal" style:font-weight-complex="normal"/>
    </style:style>
    <style:style style:name="P525" style:family="paragraph" style:parent-style-name="Standard">
      <style:text-properties style:text-line-through-style="none" style:text-line-through-type="none" fo:font-style="normal" style:text-underline-style="none" fo:font-weight="normal" officeooo:rsid="017814b2" officeooo:paragraph-rsid="01784c7b" fo:background-color="transparent" style:font-style-asian="normal" style:font-weight-asian="normal" style:font-style-complex="normal" style:font-weight-complex="normal"/>
    </style:style>
    <style:style style:name="P526" style:family="paragraph" style:parent-style-name="Standard">
      <style:text-properties style:text-line-through-style="none" style:text-line-through-type="none" fo:font-style="normal" style:text-underline-style="none" fo:font-weight="normal" officeooo:rsid="01798b6f" officeooo:paragraph-rsid="017814b2" fo:background-color="transparent" style:font-style-asian="normal" style:font-weight-asian="normal" style:font-style-complex="normal" style:font-weight-complex="normal"/>
    </style:style>
    <style:style style:name="P527" style:family="paragraph" style:parent-style-name="Standard">
      <style:text-properties style:text-line-through-style="none" style:text-line-through-type="none" fo:font-style="normal" style:text-underline-style="none" fo:font-weight="normal" officeooo:rsid="017bdf91" officeooo:paragraph-rsid="017bdf91" fo:background-color="transparent" style:font-style-asian="normal" style:font-weight-asian="normal" style:font-style-complex="normal" style:font-weight-complex="normal"/>
    </style:style>
    <style:style style:name="P528" style:family="paragraph" style:parent-style-name="Standard">
      <style:text-properties style:text-line-through-style="none" style:text-line-through-type="none" fo:font-style="normal" style:text-underline-style="none" fo:font-weight="normal" officeooo:rsid="017ef37f" officeooo:paragraph-rsid="017bdf91" fo:background-color="transparent" style:font-style-asian="normal" style:font-weight-asian="normal" style:font-style-complex="normal" style:font-weight-complex="normal"/>
    </style:style>
    <style:style style:name="P529" style:family="paragraph" style:parent-style-name="Standard">
      <style:text-properties style:text-line-through-style="none" style:text-line-through-type="none" fo:font-style="normal" style:text-underline-style="none" fo:font-weight="normal" officeooo:rsid="0180b67f" officeooo:paragraph-rsid="017814b2" fo:background-color="transparent" style:font-style-asian="normal" style:font-weight-asian="normal" style:font-style-complex="normal" style:font-weight-complex="normal"/>
    </style:style>
    <style:style style:name="P530" style:family="paragraph" style:parent-style-name="Standard">
      <style:text-properties style:text-line-through-style="none" style:text-line-through-type="none" fo:font-style="normal" style:text-underline-style="none" fo:font-weight="normal" officeooo:rsid="018427ba" officeooo:paragraph-rsid="018427ba" fo:background-color="transparent" style:font-style-asian="normal" style:font-weight-asian="normal" style:font-style-complex="normal" style:font-weight-complex="normal"/>
    </style:style>
    <style:style style:name="P531" style:family="paragraph" style:parent-style-name="Standard">
      <style:text-properties style:text-line-through-style="none" style:text-line-through-type="none" fo:font-style="normal" style:text-underline-style="none" fo:font-weight="normal" officeooo:rsid="01859aec" officeooo:paragraph-rsid="018427ba" fo:background-color="transparent" style:font-style-asian="normal" style:font-weight-asian="normal" style:font-style-complex="normal" style:font-weight-complex="normal"/>
    </style:style>
    <style:style style:name="P532" style:family="paragraph" style:parent-style-name="Standard">
      <style:text-properties style:text-line-through-style="none" style:text-line-through-type="none" fo:font-style="normal" style:text-underline-style="none" fo:font-weight="normal" officeooo:rsid="0149cf82" officeooo:paragraph-rsid="0149cf82" fo:background-color="#ffb66c" style:font-style-asian="normal" style:font-weight-asian="normal" style:font-style-complex="normal" style:font-weight-complex="normal"/>
    </style:style>
    <style:style style:name="P533" style:family="paragraph" style:parent-style-name="Standard">
      <style:text-properties style:text-line-through-style="none" style:text-line-through-type="none" fo:font-style="normal" style:text-underline-style="none" fo:font-weight="normal" officeooo:rsid="0159484f" officeooo:paragraph-rsid="0159484f" fo:background-color="#ffff00" style:font-style-asian="normal" style:font-weight-asian="normal" style:font-style-complex="normal" style:font-weight-complex="normal"/>
    </style:style>
    <style:style style:name="P534" style:family="paragraph" style:parent-style-name="Standard">
      <style:text-properties style:text-line-through-style="none" style:text-line-through-type="none" fo:font-style="normal" style:text-underline-style="solid" style:text-underline-width="auto" style:text-underline-color="font-color" fo:font-weight="normal" officeooo:rsid="0110c0cf" officeooo:paragraph-rsid="0110c0cf" fo:background-color="transparent" style:font-style-asian="normal" style:font-weight-asian="normal" style:font-style-complex="normal" style:font-weight-complex="normal"/>
    </style:style>
    <style:style style:name="P535" style:family="paragraph" style:parent-style-name="Standard">
      <style:text-properties style:text-line-through-style="none" style:text-line-through-type="none" fo:font-style="normal" style:text-underline-style="solid" style:text-underline-width="auto" style:text-underline-color="font-color" fo:font-weight="normal" officeooo:rsid="0142e29a" officeooo:paragraph-rsid="0142e29a" fo:background-color="transparent" style:font-style-asian="normal" style:font-weight-asian="normal" style:font-style-complex="normal" style:font-weight-complex="normal"/>
    </style:style>
    <style:style style:name="P536" style:family="paragraph" style:parent-style-name="Standard">
      <style:text-properties style:text-line-through-style="none" style:text-line-through-type="none" fo:font-style="normal" style:text-underline-style="solid" style:text-underline-width="auto" style:text-underline-color="font-color" fo:font-weight="normal" officeooo:rsid="0177afcf" officeooo:paragraph-rsid="0177afcf" fo:background-color="transparent" style:font-style-asian="normal" style:font-weight-asian="normal" style:font-style-complex="normal" style:font-weight-complex="normal"/>
    </style:style>
    <style:style style:name="P537" style:family="paragraph" style:parent-style-name="Standard">
      <style:text-properties style:text-line-through-style="none" style:text-line-through-type="none" fo:font-style="normal" style:text-underline-style="solid" style:text-underline-width="auto" style:text-underline-color="font-color" fo:font-weight="normal" officeooo:rsid="018427ba" officeooo:paragraph-rsid="018427ba" fo:background-color="transparent" style:font-style-asian="normal" style:font-weight-asian="normal" style:font-style-complex="normal" style:font-weight-complex="normal"/>
    </style:style>
    <style:style style:name="P538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87b1cb" officeooo:paragraph-rsid="01859ae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39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8aa89c" officeooo:paragraph-rsid="0188fe8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0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8b5336" officeooo:paragraph-rsid="018b533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1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8b5336" officeooo:paragraph-rsid="0195a5c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2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955c98" officeooo:paragraph-rsid="01955c9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3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99da19" officeooo:paragraph-rsid="0199da1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4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923c1b" officeooo:paragraph-rsid="0195a5c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5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9a9176" officeooo:paragraph-rsid="0199da1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6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a18aba" officeooo:paragraph-rsid="01a18ab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7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a28f27" officeooo:paragraph-rsid="01a18ab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8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a453dc" officeooo:paragraph-rsid="01a18ab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9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a5d186" officeooo:paragraph-rsid="01a18ab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0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ac4d0d" officeooo:paragraph-rsid="01ac4d0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1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addddc" officeooo:paragraph-rsid="01ac4d0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2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afea3b" officeooo:paragraph-rsid="01ac4d0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3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b3d7ed" officeooo:paragraph-rsid="01ac4d0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4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b2499e" officeooo:paragraph-rsid="01ac4d0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5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ba4922" officeooo:paragraph-rsid="01b2499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6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ba4922" officeooo:paragraph-rsid="01c283c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7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ba9806" officeooo:paragraph-rsid="01b2499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8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bb9610" officeooo:paragraph-rsid="01b2499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9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bb9610" officeooo:paragraph-rsid="01c283c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0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bd31b9" officeooo:paragraph-rsid="01b2499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1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c53a79" officeooo:paragraph-rsid="01c53a7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2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c567c2" officeooo:paragraph-rsid="01c567c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3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c567c2" officeooo:paragraph-rsid="01c7fbb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4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c7b921" officeooo:paragraph-rsid="01c567c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5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c8a93c" officeooo:paragraph-rsid="01c8a93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6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ca3473" officeooo:paragraph-rsid="01c8a93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7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cb7670" officeooo:paragraph-rsid="01cb767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8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d530d2" officeooo:paragraph-rsid="01d530d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9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d7f701" officeooo:paragraph-rsid="01d7f70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70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d7f701" officeooo:paragraph-rsid="01d9bc8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71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ddf547" officeooo:paragraph-rsid="01d7f70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72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ddf547" officeooo:paragraph-rsid="01e3047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73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dfd21b" officeooo:paragraph-rsid="01dfd21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74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e0f286" officeooo:paragraph-rsid="01dfd21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75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addddc" officeooo:paragraph-rsid="01ac4d0d" fo:background-color="#ffff00" style:font-size-asian="12pt" style:font-style-asian="normal" style:font-weight-asian="normal" style:font-size-complex="12pt" style:font-style-complex="normal" style:font-weight-complex="normal"/>
    </style:style>
    <style:style style:name="P576" style:family="paragraph" style:parent-style-name="Standard">
      <style:text-properties style:text-line-through-style="none" style:text-line-through-type="none" fo:font-size="12pt" fo:font-style="normal" style:text-underline-style="none" fo:font-weight="bold" officeooo:rsid="01ac4d0d" officeooo:paragraph-rsid="01ac4d0d" fo:background-color="transparent" style:font-size-asian="12pt" style:font-style-asian="normal" style:font-weight-asian="bold" style:font-size-complex="12pt" style:font-style-complex="normal" style:font-weight-complex="bold"/>
    </style:style>
    <style:style style:name="P577" style:family="paragraph" style:parent-style-name="Standard">
      <style:text-properties style:text-line-through-style="none" style:text-line-through-type="none" fo:font-size="12pt" fo:font-style="normal" style:text-underline-style="none" fo:font-weight="bold" officeooo:rsid="01c7b921" officeooo:paragraph-rsid="01c567c2" fo:background-color="transparent" style:font-size-asian="12pt" style:font-style-asian="normal" style:font-weight-asian="bold" style:font-size-complex="12pt" style:font-style-complex="normal" style:font-weight-complex="bold"/>
    </style:style>
    <style:style style:name="P578" style:family="paragraph" style:parent-style-name="Standard">
      <style:text-properties style:text-line-through-style="none" style:text-line-through-type="none" fo:font-size="12pt" fo:font-style="normal" style:text-underline-style="none" fo:font-weight="bold" officeooo:rsid="01c7b921" officeooo:paragraph-rsid="01c7fbb5" fo:background-color="transparent" style:font-size-asian="12pt" style:font-style-asian="normal" style:font-weight-asian="bold" style:font-size-complex="12pt" style:font-style-complex="normal" style:font-weight-complex="bold"/>
    </style:style>
    <style:style style:name="P579" style:family="paragraph" style:parent-style-name="Standard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9755b2" officeooo:paragraph-rsid="019755b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80" style:family="paragraph" style:parent-style-name="Standard">
      <style:text-properties officeooo:paragraph-rsid="018b5336"/>
    </style:style>
    <style:style style:name="P581" style:family="paragraph" style:parent-style-name="Standard">
      <style:text-properties officeooo:paragraph-rsid="017bdf91"/>
    </style:style>
    <style:style style:name="P582" style:family="paragraph" style:parent-style-name="Standard">
      <style:text-properties fo:font-size="12pt" officeooo:paragraph-rsid="01c567c2" fo:background-color="transparent" style:font-size-asian="12pt" style:font-size-complex="12pt"/>
    </style:style>
    <style:style style:name="P583" style:family="paragraph" style:parent-style-name="Standard">
      <style:text-properties fo:font-size="12pt" officeooo:paragraph-rsid="01c8a93c" fo:background-color="transparent" style:font-size-asian="12pt" style:font-size-complex="12pt"/>
    </style:style>
    <style:style style:name="P584" style:family="paragraph" style:parent-style-name="Standard">
      <style:text-properties fo:font-size="12pt" officeooo:rsid="01cb7670" officeooo:paragraph-rsid="01cb7670" fo:background-color="transparent" style:font-size-asian="12pt" style:font-size-complex="12pt"/>
    </style:style>
    <style:style style:name="P585" style:family="paragraph" style:parent-style-name="Standard">
      <style:text-properties fo:font-size="12pt" officeooo:rsid="01d7f701" officeooo:paragraph-rsid="01d7f701" fo:background-color="transparent" style:font-size-asian="12pt" style:font-size-complex="12pt"/>
    </style:style>
    <style:style style:name="P586" style:family="paragraph" style:parent-style-name="Standard">
      <style:text-properties fo:font-size="12pt" officeooo:rsid="01d7f701" officeooo:paragraph-rsid="01d9bc89" fo:background-color="transparent" style:font-size-asian="12pt" style:font-size-complex="12pt"/>
    </style:style>
    <style:style style:name="P587" style:family="paragraph" style:parent-style-name="Standard">
      <style:text-properties fo:font-size="12pt" officeooo:rsid="01ddf547" officeooo:paragraph-rsid="01dfd21b" fo:background-color="transparent" style:font-size-asian="12pt" style:font-size-complex="12pt"/>
    </style:style>
    <style:style style:name="P588" style:family="paragraph" style:parent-style-name="Standard">
      <style:text-properties fo:font-size="12pt" officeooo:rsid="01ddf547" officeooo:paragraph-rsid="01e2ac6d" fo:background-color="transparent" style:font-size-asian="12pt" style:font-size-complex="12pt"/>
    </style:style>
    <style:style style:name="P589" style:family="paragraph" style:parent-style-name="Standard">
      <style:text-properties fo:font-size="12pt" style:text-underline-style="none" officeooo:rsid="01d530d2" officeooo:paragraph-rsid="01d530d2" fo:background-color="transparent" style:font-size-asian="12pt" style:font-size-complex="12pt"/>
    </style:style>
    <style:style style:name="P590" style:family="paragraph" style:parent-style-name="Standard">
      <style:text-properties fo:font-size="12pt" style:text-underline-style="solid" style:text-underline-width="auto" style:text-underline-color="font-color" officeooo:rsid="01d530d2" officeooo:paragraph-rsid="01d530d2" fo:background-color="transparent" style:font-size-asian="12pt" style:font-size-complex="12pt"/>
    </style:style>
    <style:style style:name="P591" style:family="paragraph" style:parent-style-name="Standard">
      <style:text-properties fo:font-size="12pt" style:text-underline-style="solid" style:text-underline-width="auto" style:text-underline-color="font-color" officeooo:rsid="01e59636" officeooo:paragraph-rsid="01e59636" fo:background-color="transparent" style:font-size-asian="12pt" style:font-size-complex="12pt"/>
    </style:style>
    <style:style style:name="P592" style:family="paragraph" style:parent-style-name="Standard">
      <style:text-properties fo:font-size="12pt" style:text-underline-style="solid" style:text-underline-width="auto" style:text-underline-color="font-color" officeooo:rsid="01e59636" officeooo:paragraph-rsid="01e83426" fo:background-color="transparent" style:font-size-asian="12pt" style:font-size-complex="12pt"/>
    </style:style>
    <style:style style:name="P593" style:family="paragraph" style:parent-style-name="Standard">
      <style:text-properties fo:font-size="12pt" style:text-underline-style="solid" style:text-underline-width="auto" style:text-underline-color="font-color" officeooo:rsid="01e83426" officeooo:paragraph-rsid="01e83426" fo:background-color="transparent" style:font-size-asian="12pt" style:font-size-complex="12pt"/>
    </style:style>
    <style:style style:name="P594" style:family="paragraph" style:parent-style-name="Standard">
      <style:text-properties fo:font-size="12pt" style:text-underline-style="solid" style:text-underline-width="auto" style:text-underline-color="font-color" officeooo:rsid="01ebe49e" officeooo:paragraph-rsid="01ebe49e" fo:background-color="transparent" style:font-size-asian="12pt" style:font-size-complex="12pt"/>
    </style:style>
    <style:style style:name="P595" style:family="paragraph" style:parent-style-name="Standard">
      <style:text-properties fo:font-size="12pt" style:text-underline-style="solid" style:text-underline-width="auto" style:text-underline-color="font-color" officeooo:rsid="01ee1762" officeooo:paragraph-rsid="01ee1762" fo:background-color="transparent" style:font-size-asian="12pt" style:font-size-complex="12pt"/>
    </style:style>
    <style:style style:name="P596" style:family="paragraph" style:parent-style-name="Standard">
      <style:text-properties fo:font-size="12pt" style:text-underline-style="solid" style:text-underline-width="auto" style:text-underline-color="font-color" officeooo:rsid="01f4d7ad" officeooo:paragraph-rsid="01f4d7ad" fo:background-color="transparent" style:font-size-asian="12pt" style:font-size-complex="12pt"/>
    </style:style>
    <style:style style:name="P597" style:family="paragraph" style:parent-style-name="Standard">
      <style:text-properties officeooo:paragraph-rsid="0199da19"/>
    </style:style>
    <style:style style:name="P598" style:family="paragraph" style:parent-style-name="Standard">
      <style:text-properties officeooo:rsid="01a18aba" officeooo:paragraph-rsid="01a18aba"/>
    </style:style>
    <style:style style:name="P599" style:family="paragraph" style:parent-style-name="Standard">
      <style:text-properties officeooo:paragraph-rsid="01a18aba"/>
    </style:style>
    <style:style style:name="P600" style:family="paragraph" style:parent-style-name="Standard">
      <style:text-properties officeooo:paragraph-rsid="01ac4d0d"/>
    </style:style>
    <style:style style:name="P601" style:family="paragraph" style:parent-style-name="Standard">
      <style:text-properties fo:color="#808080" loext:opacity="100%" style:text-underline-style="solid" style:text-underline-width="auto" style:text-underline-color="font-color" officeooo:rsid="01ac4d0d" officeooo:paragraph-rsid="01ac4d0d"/>
    </style:style>
    <style:style style:name="P602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1ac4d0d" officeooo:paragraph-rsid="01adddd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03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029b51" officeooo:paragraph-rsid="0201aee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04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029b51" officeooo:paragraph-rsid="02029b5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05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2c5cd6" officeooo:paragraph-rsid="022c5cd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06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2c5cd6" officeooo:paragraph-rsid="022dd00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07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87de7b" officeooo:paragraph-rsid="0287de7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08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889530" officeooo:paragraph-rsid="0288953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09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bold" officeooo:rsid="025f873f" officeooo:paragraph-rsid="025f873f" fo:background-color="transparent" style:font-size-asian="12pt" style:font-style-asian="normal" style:font-weight-asian="bold" style:font-size-complex="12pt" style:font-style-complex="normal" style:font-weight-complex="bold"/>
    </style:style>
    <style:style style:name="P610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bold" officeooo:rsid="0266dcfd" officeooo:paragraph-rsid="0266dcfd" fo:background-color="transparent" style:font-size-asian="12pt" style:font-style-asian="normal" style:font-weight-asian="bold" style:font-size-complex="12pt" style:font-style-complex="normal" style:font-weight-complex="bold"/>
    </style:style>
    <style:style style:name="P611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bold" officeooo:rsid="0266dcfd" officeooo:paragraph-rsid="026ea302" fo:background-color="transparent" style:font-size-asian="12pt" style:font-style-asian="normal" style:font-weight-asian="bold" style:font-size-complex="12pt" style:font-style-complex="normal" style:font-weight-complex="bold"/>
    </style:style>
    <style:style style:name="P612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bold" officeooo:rsid="026900ad" officeooo:paragraph-rsid="026900ad" fo:background-color="transparent" style:font-size-asian="12pt" style:font-style-asian="normal" style:font-weight-asian="bold" style:font-size-complex="12pt" style:font-style-complex="normal" style:font-weight-complex="bold"/>
    </style:style>
    <style:style style:name="P613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bold" officeooo:rsid="026ea302" officeooo:paragraph-rsid="026ea302" fo:background-color="transparent" style:font-size-asian="12pt" style:font-style-asian="normal" style:font-weight-asian="bold" style:font-size-complex="12pt" style:font-style-complex="normal" style:font-weight-complex="bold"/>
    </style:style>
    <style:style style:name="P614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3f9d39" officeooo:paragraph-rsid="023f9d3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15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401e55" officeooo:paragraph-rsid="02401e5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16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412875" officeooo:paragraph-rsid="0241287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17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412875" officeooo:paragraph-rsid="0248ac9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18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42f51c" officeooo:paragraph-rsid="0242f51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19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42f51c" officeooo:paragraph-rsid="0243abf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20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4532eb" officeooo:paragraph-rsid="024532e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21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49b37a" officeooo:paragraph-rsid="0249b37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22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36058" officeooo:paragraph-rsid="0283605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23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3bc21" officeooo:paragraph-rsid="0283bc2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24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6281d" officeooo:paragraph-rsid="0286281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25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7de7b" officeooo:paragraph-rsid="0287de7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26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bf477" officeooo:paragraph-rsid="028bf47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27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cfba9" officeooo:paragraph-rsid="028cfba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28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cfba9" officeooo:paragraph-rsid="028da4f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29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da4f7" officeooo:paragraph-rsid="028da4f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0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f3d7d" officeooo:paragraph-rsid="028f3d7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1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401e55" officeooo:paragraph-rsid="02401e55" fo:background-color="#afd095" style:font-size-asian="12pt" style:font-style-asian="normal" style:font-weight-asian="normal" style:font-size-complex="12pt" style:font-style-complex="normal" style:font-weight-complex="normal"/>
    </style:style>
    <style:style style:name="P632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49b37a" officeooo:paragraph-rsid="0249b37a" fo:background-color="transparent" style:font-size-asian="12pt" style:font-style-asian="normal" style:font-weight-asian="bold" style:font-size-complex="12pt" style:font-style-complex="normal" style:font-weight-complex="bold"/>
    </style:style>
    <style:style style:name="P633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49b37a" officeooo:paragraph-rsid="02518809" fo:background-color="transparent" style:font-size-asian="12pt" style:font-style-asian="normal" style:font-weight-asian="bold" style:font-size-complex="12pt" style:font-style-complex="normal" style:font-weight-complex="bold"/>
    </style:style>
    <style:style style:name="P634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51a427" officeooo:paragraph-rsid="0251a427" fo:background-color="transparent" style:font-size-asian="12pt" style:font-style-asian="normal" style:font-weight-asian="bold" style:font-size-complex="12pt" style:font-style-complex="normal" style:font-weight-complex="bold"/>
    </style:style>
    <style:style style:name="P635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531c46" officeooo:paragraph-rsid="02531c46" fo:background-color="transparent" style:font-size-asian="12pt" style:font-style-asian="normal" style:font-weight-asian="bold" style:font-size-complex="12pt" style:font-style-complex="normal" style:font-weight-complex="bold"/>
    </style:style>
    <style:style style:name="P636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546a3c" officeooo:paragraph-rsid="02546a3c" fo:background-color="transparent" style:font-size-asian="12pt" style:font-style-asian="normal" style:font-weight-asian="bold" style:font-size-complex="12pt" style:font-style-complex="normal" style:font-weight-complex="bold"/>
    </style:style>
    <style:style style:name="P637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5658c6" officeooo:paragraph-rsid="025658c6" fo:background-color="transparent" style:font-size-asian="12pt" style:font-style-asian="normal" style:font-weight-asian="bold" style:font-size-complex="12pt" style:font-style-complex="normal" style:font-weight-complex="bold"/>
    </style:style>
    <style:style style:name="P638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58edb0" officeooo:paragraph-rsid="0258edb0" fo:background-color="transparent" style:font-size-asian="12pt" style:font-style-asian="normal" style:font-weight-asian="bold" style:font-size-complex="12pt" style:font-style-complex="normal" style:font-weight-complex="bold"/>
    </style:style>
    <style:style style:name="P639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5a9ab0" officeooo:paragraph-rsid="025a9ab0" fo:background-color="transparent" style:font-size-asian="12pt" style:font-style-asian="normal" style:font-weight-asian="bold" style:font-size-complex="12pt" style:font-style-complex="normal" style:font-weight-complex="bold"/>
    </style:style>
    <style:style style:name="P640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5c13c6" officeooo:paragraph-rsid="025c13c6" fo:background-color="transparent" style:font-size-asian="12pt" style:font-style-asian="normal" style:font-weight-asian="bold" style:font-size-complex="12pt" style:font-style-complex="normal" style:font-weight-complex="bold"/>
    </style:style>
    <style:style style:name="P641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620fa1" officeooo:paragraph-rsid="02620fa1" fo:background-color="transparent" style:font-size-asian="12pt" style:font-style-asian="normal" style:font-weight-asian="bold" style:font-size-complex="12pt" style:font-style-complex="normal" style:font-weight-complex="bold"/>
    </style:style>
    <style:style style:name="P642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629fca" officeooo:paragraph-rsid="02629fca" fo:background-color="transparent" style:font-size-asian="12pt" style:font-style-asian="normal" style:font-weight-asian="bold" style:font-size-complex="12pt" style:font-style-complex="normal" style:font-weight-complex="bold"/>
    </style:style>
    <style:style style:name="P643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639818" officeooo:paragraph-rsid="02639818" fo:background-color="transparent" style:font-size-asian="12pt" style:font-style-asian="normal" style:font-weight-asian="bold" style:font-size-complex="12pt" style:font-style-complex="normal" style:font-weight-complex="bold"/>
    </style:style>
    <style:style style:name="P644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6a61b4" officeooo:paragraph-rsid="026a61b4" fo:background-color="transparent" style:font-size-asian="12pt" style:font-style-asian="normal" style:font-weight-asian="bold" style:font-size-complex="12pt" style:font-style-complex="normal" style:font-weight-complex="bold"/>
    </style:style>
    <style:style style:name="P645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6a8d62" officeooo:paragraph-rsid="026a8d62" fo:background-color="transparent" style:font-size-asian="12pt" style:font-style-asian="normal" style:font-weight-asian="bold" style:font-size-complex="12pt" style:font-style-complex="normal" style:font-weight-complex="bold"/>
    </style:style>
    <style:style style:name="P646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6b5bef" officeooo:paragraph-rsid="026b5bef" fo:background-color="transparent" style:font-size-asian="12pt" style:font-style-asian="normal" style:font-weight-asian="bold" style:font-size-complex="12pt" style:font-style-complex="normal" style:font-weight-complex="bold"/>
    </style:style>
    <style:style style:name="P647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6ea302" officeooo:paragraph-rsid="026ea302" fo:background-color="transparent" style:font-size-asian="12pt" style:font-style-asian="normal" style:font-weight-asian="bold" style:font-size-complex="12pt" style:font-style-complex="normal" style:font-weight-complex="bold"/>
    </style:style>
    <style:style style:name="P648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724aef" officeooo:paragraph-rsid="02724aef" fo:background-color="transparent" style:font-size-asian="12pt" style:font-style-asian="normal" style:font-weight-asian="bold" style:font-size-complex="12pt" style:font-style-complex="normal" style:font-weight-complex="bold"/>
    </style:style>
    <style:style style:name="P649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724aef" officeooo:paragraph-rsid="02735e55" fo:background-color="transparent" style:font-size-asian="12pt" style:font-style-asian="normal" style:font-weight-asian="bold" style:font-size-complex="12pt" style:font-style-complex="normal" style:font-weight-complex="bold"/>
    </style:style>
    <style:style style:name="P650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724aef" officeooo:paragraph-rsid="027ba51b" fo:background-color="transparent" style:font-size-asian="12pt" style:font-style-asian="normal" style:font-weight-asian="bold" style:font-size-complex="12pt" style:font-style-complex="normal" style:font-weight-complex="bold"/>
    </style:style>
    <style:style style:name="P651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724aef" officeooo:paragraph-rsid="027c77b6" fo:background-color="transparent" style:font-size-asian="12pt" style:font-style-asian="normal" style:font-weight-asian="bold" style:font-size-complex="12pt" style:font-style-complex="normal" style:font-weight-complex="bold"/>
    </style:style>
    <style:style style:name="P652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80687b" officeooo:paragraph-rsid="0280687b" fo:background-color="transparent" style:font-size-asian="12pt" style:font-style-asian="normal" style:font-weight-asian="bold" style:font-size-complex="12pt" style:font-style-complex="normal" style:font-weight-complex="bold"/>
    </style:style>
    <style:style style:name="P653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82395a" officeooo:paragraph-rsid="0282395a" fo:background-color="transparent" style:font-size-asian="12pt" style:font-style-asian="normal" style:font-weight-asian="bold" style:font-size-complex="12pt" style:font-style-complex="normal" style:font-weight-complex="bold"/>
    </style:style>
    <style:style style:name="P654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827fcc" officeooo:paragraph-rsid="02827fcc" fo:background-color="transparent" style:font-size-asian="12pt" style:font-style-asian="normal" style:font-weight-asian="bold" style:font-size-complex="12pt" style:font-style-complex="normal" style:font-weight-complex="bold"/>
    </style:style>
    <style:style style:name="P655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827fcc" officeooo:paragraph-rsid="0283bc21" fo:background-color="transparent" style:font-size-asian="12pt" style:font-style-asian="normal" style:font-weight-asian="bold" style:font-size-complex="12pt" style:font-style-complex="normal" style:font-weight-complex="bold"/>
    </style:style>
    <style:style style:name="P656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83bc21" officeooo:paragraph-rsid="0283bc21" fo:background-color="transparent" style:font-size-asian="12pt" style:font-style-asian="normal" style:font-weight-asian="bold" style:font-size-complex="12pt" style:font-style-complex="normal" style:font-weight-complex="bold"/>
    </style:style>
    <style:style style:name="P657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49b37a" officeooo:paragraph-rsid="02518809" fo:background-color="#ffff00" style:font-size-asian="12pt" style:font-style-asian="normal" style:font-weight-asian="bold" style:font-size-complex="12pt" style:font-style-complex="normal" style:font-weight-complex="bold"/>
    </style:style>
    <style:style style:name="P658" style:family="paragraph" style:parent-style-name="Standard">
      <style:text-properties fo:color="#808080" loext:opacity="100%" style:text-line-through-style="none" style:text-line-through-type="none" fo:font-size="14pt" fo:font-style="normal" style:text-underline-style="solid" style:text-underline-width="auto" style:text-underline-color="font-color" fo:font-weight="normal" officeooo:rsid="0286281d" officeooo:paragraph-rsid="028a5c3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659" style:family="paragraph" style:parent-style-name="Standard">
      <style:text-properties officeooo:paragraph-rsid="01c7fbb5"/>
    </style:style>
    <style:style style:name="P660" style:family="paragraph" style:parent-style-name="Standard">
      <style:text-properties officeooo:paragraph-rsid="01d7f701"/>
    </style:style>
    <style:style style:name="P661" style:family="paragraph" style:parent-style-name="Standard">
      <style:text-properties officeooo:paragraph-rsid="01e30471"/>
    </style:style>
    <style:style style:name="P662" style:family="paragraph" style:parent-style-name="Standard">
      <style:text-properties officeooo:paragraph-rsid="01e59636"/>
    </style:style>
    <style:style style:name="P663" style:family="paragraph" style:parent-style-name="Standard">
      <style:text-properties officeooo:paragraph-rsid="01f4d7ad"/>
    </style:style>
    <style:style style:name="P664" style:family="paragraph" style:parent-style-name="Standard">
      <style:text-properties fo:color="#000000" loext:opacity="100%" officeooo:paragraph-rsid="01f4d7ad" fo:background-color="transparent"/>
    </style:style>
    <style:style style:name="P665" style:family="paragraph" style:parent-style-name="Standard">
      <style:text-properties fo:color="#000000" loext:opacity="100%" officeooo:rsid="01fbbcff" officeooo:paragraph-rsid="01f4d7ad" fo:background-color="transparent"/>
    </style:style>
    <style:style style:name="P666" style:family="paragraph" style:parent-style-name="Standard">
      <style:text-properties fo:color="#000000" loext:opacity="100%" officeooo:paragraph-rsid="01fe4459" fo:background-color="transparent"/>
    </style:style>
    <style:style style:name="P667" style:family="paragraph" style:parent-style-name="Standard">
      <style:text-properties fo:color="#000000" loext:opacity="100%" officeooo:paragraph-rsid="0201aeed" fo:background-color="transparent"/>
    </style:style>
    <style:style style:name="P668" style:family="paragraph" style:parent-style-name="Standard">
      <style:text-properties fo:color="#000000" loext:opacity="100%" officeooo:paragraph-rsid="02029b51" fo:background-color="transparent"/>
    </style:style>
    <style:style style:name="P669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0f286" officeooo:paragraph-rsid="01dfd21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70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30471" officeooo:paragraph-rsid="01dfd21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71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59636" officeooo:paragraph-rsid="01e5963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72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59636" officeooo:paragraph-rsid="01e6f2b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73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83426" officeooo:paragraph-rsid="01e6f2b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74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97961" officeooo:paragraph-rsid="01e8342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75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9d78e" officeooo:paragraph-rsid="01e8342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76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abcba" officeooo:paragraph-rsid="01e8342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77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be49e" officeooo:paragraph-rsid="01ebe49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78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e1762" officeooo:paragraph-rsid="01ee176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79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27782" officeooo:paragraph-rsid="01ee176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80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44938" officeooo:paragraph-rsid="01ee176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81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4d7ad" officeooo:paragraph-rsid="01f4d7a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82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6eae2" officeooo:paragraph-rsid="01f4d7a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83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8ea66" officeooo:paragraph-rsid="01f4d7a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84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bbcff" officeooo:paragraph-rsid="01f4d7a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85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e4459" officeooo:paragraph-rsid="01f4d7a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86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e4459" officeooo:paragraph-rsid="01fe445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87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f2a0f" officeooo:paragraph-rsid="01fe445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88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f2a0f" officeooo:paragraph-rsid="01f4d7a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89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040b1d" officeooo:paragraph-rsid="02029b5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90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01aeed" officeooo:paragraph-rsid="0201aee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91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086a1b" officeooo:paragraph-rsid="02086a1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92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09b0be" officeooo:paragraph-rsid="0209b0b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93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126b86" officeooo:paragraph-rsid="02126b8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94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126b86" officeooo:paragraph-rsid="0215944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95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13c9a6" officeooo:paragraph-rsid="0213c9a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96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13c9a6" officeooo:paragraph-rsid="0215944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97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13c9a6" officeooo:paragraph-rsid="0215afc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98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13c9a6" officeooo:paragraph-rsid="021743c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99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1743ce" officeooo:paragraph-rsid="021743c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0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2c5cd6" officeooo:paragraph-rsid="022dd00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1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2f36ca" officeooo:paragraph-rsid="022f36c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2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2fc32c" officeooo:paragraph-rsid="022fc32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3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31de52" officeooo:paragraph-rsid="0231de5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4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36510e" officeooo:paragraph-rsid="0236510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5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37a285" officeooo:paragraph-rsid="0237a28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6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3a63d8" officeooo:paragraph-rsid="023a63d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7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bold" officeooo:rsid="0215afca" officeooo:paragraph-rsid="0215afca" fo:background-color="transparent" style:font-size-asian="12pt" style:font-style-asian="normal" style:font-weight-asian="bold" style:font-size-complex="12pt" style:font-style-complex="normal" style:font-weight-complex="bold"/>
    </style:style>
    <style:style style:name="P708" style:family="paragraph" style:parent-style-name="Standard">
      <style:text-properties fo:color="#00000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126b86" officeooo:paragraph-rsid="02126b8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9" style:family="paragraph" style:parent-style-name="Standard">
      <style:text-properties fo:color="#00000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31de52" officeooo:paragraph-rsid="0231de5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10" style:family="paragraph" style:parent-style-name="Standard">
      <style:text-properties fo:color="#00000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3bdec6" officeooo:paragraph-rsid="023bdec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11" style:family="paragraph" style:parent-style-name="Standard">
      <style:text-properties fo:color="#00000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3dde0a" officeooo:paragraph-rsid="023dde0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12" style:family="paragraph" style:parent-style-name="Standard">
      <style:text-properties fo:color="#00000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3f9d39" officeooo:paragraph-rsid="023f9d3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13" style:family="paragraph" style:parent-style-name="Standard">
      <style:text-properties fo:color="#000000" loext:opacity="100%" style:text-underline-style="none" officeooo:paragraph-rsid="01f4d7ad" fo:background-color="transparent"/>
    </style:style>
    <style:style style:name="P714" style:family="paragraph" style:parent-style-name="Standard">
      <style:text-properties fo:color="#000000" loext:opacity="100%" style:text-underline-style="none" officeooo:paragraph-rsid="02029b51" fo:background-color="transparent"/>
    </style:style>
    <style:style style:name="P715" style:family="paragraph" style:parent-style-name="Standard">
      <style:text-properties fo:color="#000000" loext:opacity="100%" style:text-underline-style="none" officeooo:rsid="02086a1b" officeooo:paragraph-rsid="02086a1b"/>
    </style:style>
    <style:style style:name="P716" style:family="paragraph" style:parent-style-name="Standard">
      <style:text-properties fo:color="#000000" loext:opacity="100%" style:text-underline-style="none" officeooo:rsid="0209b0be" officeooo:paragraph-rsid="0209b0be"/>
    </style:style>
    <style:style style:name="P717" style:family="paragraph" style:parent-style-name="Standard">
      <style:text-properties fo:color="#000000" loext:opacity="100%" style:text-underline-style="solid" style:text-underline-width="auto" style:text-underline-color="font-color" officeooo:rsid="02086a1b" officeooo:paragraph-rsid="02086a1b"/>
    </style:style>
    <style:style style:name="P718" style:family="paragraph" style:parent-style-name="Standard">
      <style:text-properties fo:color="#999999" loext:opacity="100%" style:text-line-through-style="none" style:text-line-through-type="none" fo:font-size="12pt" fo:font-style="normal" style:text-underline-style="none" fo:font-weight="normal" officeooo:rsid="01a28f27" officeooo:paragraph-rsid="01a18ab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19" style:family="paragraph" style:parent-style-name="Standard">
      <style:text-properties fo:color="#999999" loext:opacity="100%" style:text-line-through-style="none" style:text-line-through-type="none" fo:font-size="12pt" fo:font-style="normal" style:text-underline-style="none" fo:font-weight="normal" officeooo:rsid="01a5d186" officeooo:paragraph-rsid="01a18ab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20" style:family="paragraph" style:parent-style-name="Standard">
      <style:text-properties fo:color="#999999" loext:opacity="100%" style:text-line-through-style="none" style:text-line-through-type="none" fo:font-size="12pt" fo:font-style="normal" style:text-underline-style="none" fo:font-weight="normal" officeooo:rsid="0215afca" officeooo:paragraph-rsid="0215afc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21" style:family="paragraph" style:parent-style-name="Standard">
      <style:text-properties fo:color="#999999" loext:opacity="100%" style:text-line-through-style="none" style:text-line-through-type="none" fo:font-size="12pt" fo:font-style="normal" style:text-underline-style="none" fo:font-weight="normal" officeooo:rsid="02187e55" officeooo:paragraph-rsid="021743c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22" style:family="paragraph" style:parent-style-name="Standard">
      <style:text-properties fo:color="#999999" loext:opacity="100%" style:text-line-through-style="none" style:text-line-through-type="none" fo:font-size="12pt" fo:font-style="normal" style:text-underline-style="none" fo:font-weight="normal" officeooo:rsid="0219d5ee" officeooo:paragraph-rsid="0219d5e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23" style:family="paragraph" style:parent-style-name="Standard">
      <style:text-properties fo:color="#00a933" loext:opacity="100%" style:text-line-through-style="none" style:text-line-through-type="none" fo:font-size="12pt" fo:font-style="normal" style:text-underline-style="none" fo:font-weight="normal" officeooo:rsid="020a13ea" officeooo:paragraph-rsid="020a13e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24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19d5ee" officeooo:paragraph-rsid="0219d5e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25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1b2dee" officeooo:paragraph-rsid="021b2de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26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1c4a88" officeooo:paragraph-rsid="021b2de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27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1c4a88" officeooo:paragraph-rsid="021c4a8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28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1e8f62" officeooo:paragraph-rsid="021cc7f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29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1fe1bd" officeooo:paragraph-rsid="021cc7f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30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249aaa" officeooo:paragraph-rsid="021cc7f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31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26a694" officeooo:paragraph-rsid="021cc7f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32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2c5cd6" officeooo:paragraph-rsid="022c5cd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33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2c5cd6" officeooo:paragraph-rsid="022dd00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34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2c5cd6" officeooo:paragraph-rsid="022c5cd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35" style:family="paragraph" style:parent-style-name="Standard">
      <style:text-properties officeooo:paragraph-rsid="021b2dee"/>
    </style:style>
    <style:style style:name="P736" style:family="paragraph" style:parent-style-name="Standard">
      <style:text-properties officeooo:paragraph-rsid="021cc7fc"/>
    </style:style>
    <style:style style:name="P737" style:family="paragraph" style:parent-style-name="Standard">
      <style:text-properties fo:color="#c9211e" loext:opacity="100%" style:text-line-through-style="none" style:text-line-through-type="none" fo:font-size="12pt" fo:font-style="normal" style:text-underline-style="none" fo:font-weight="normal" officeooo:rsid="021336b3" officeooo:paragraph-rsid="02126b8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38" style:family="paragraph" style:parent-style-name="Standard">
      <style:text-properties fo:color="#ff0000" loext:opacity="100%" style:text-line-through-style="none" style:text-line-through-type="none" fo:font-size="12pt" fo:font-style="normal" style:text-underline-style="none" fo:font-weight="normal" officeooo:rsid="0237a285" officeooo:paragraph-rsid="0237a28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39" style:family="paragraph" style:parent-style-name="Standard">
      <style:text-properties fo:color="#ff0000" loext:opacity="100%" style:text-line-through-style="none" style:text-line-through-type="none" fo:font-size="12pt" fo:font-style="normal" style:text-underline-style="none" fo:font-weight="normal" officeooo:rsid="0238bf47" officeooo:paragraph-rsid="0238bf4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40" style:family="paragraph" style:parent-style-name="Standard">
      <style:text-properties officeooo:paragraph-rsid="0243abf9"/>
    </style:style>
    <style:style style:name="P741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2dd008" officeooo:paragraph-rsid="022c5cd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42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2dd008" officeooo:paragraph-rsid="022dd00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43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3f9d39" officeooo:paragraph-rsid="023f9d3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44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6a8d62" officeooo:paragraph-rsid="026a61b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45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f3d7d" officeooo:paragraph-rsid="028f3d7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46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fe50b" officeooo:paragraph-rsid="028fe50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47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fe50b" officeooo:paragraph-rsid="02947b5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48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929c53" officeooo:paragraph-rsid="02929c5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49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961167" officeooo:paragraph-rsid="0296116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50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9732e1" officeooo:paragraph-rsid="029732e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51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983d9d" officeooo:paragraph-rsid="02983d9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52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9b02c6" officeooo:paragraph-rsid="029b02c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53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9f2b75" officeooo:paragraph-rsid="029f2b7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54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a18b40" officeooo:paragraph-rsid="02a18b4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55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a2c064" officeooo:paragraph-rsid="02a2c06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56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a4d2e3" officeooo:paragraph-rsid="02a4d2e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57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a62478" officeooo:paragraph-rsid="02a6247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58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a6e7c4" officeooo:paragraph-rsid="02a6e7c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59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a8a2eb" officeooo:paragraph-rsid="02a8a2e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60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a9df36" officeooo:paragraph-rsid="02a9df3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61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aad129" officeooo:paragraph-rsid="02aad12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62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aad129" officeooo:paragraph-rsid="02ac93f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63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ae07fe" officeooo:paragraph-rsid="02ae07f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64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afc48b" officeooo:paragraph-rsid="02afc48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65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afc48b" officeooo:paragraph-rsid="02afc48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66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b11ffa" officeooo:paragraph-rsid="02b11ff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67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983d9d" officeooo:paragraph-rsid="02983d9d" fo:background-color="#ffff00" style:font-size-asian="12pt" style:font-style-asian="normal" style:font-weight-asian="normal" style:font-size-complex="12pt" style:font-style-complex="normal" style:font-weight-complex="normal"/>
    </style:style>
    <style:style style:name="P768" style:family="paragraph" style:parent-style-name="Standard">
      <style:text-properties fo:color="#b2b2b2" loext:opacity="100%" style:text-line-through-style="none" style:text-line-through-type="none" fo:font-size="12pt" fo:font-style="normal" style:text-underline-style="none" fo:font-weight="normal" officeooo:rsid="022dd008" officeooo:paragraph-rsid="022dd00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69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bold" officeooo:rsid="0237a285" officeooo:paragraph-rsid="0237a285" fo:background-color="transparent" style:font-size-asian="12pt" style:font-style-asian="normal" style:font-weight-asian="bold" style:font-size-complex="12pt" style:font-style-complex="normal" style:font-weight-complex="bold"/>
    </style:style>
    <style:style style:name="P770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bold" officeooo:rsid="0242f51c" officeooo:paragraph-rsid="0243abf9" fo:background-color="#ffff00" style:font-size-asian="12pt" style:font-style-asian="normal" style:font-weight-asian="bold" style:font-size-complex="12pt" style:font-style-complex="normal" style:font-weight-complex="bold"/>
    </style:style>
    <style:style style:name="P771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bold" officeooo:rsid="0287de7b" officeooo:paragraph-rsid="0287de7b" fo:background-color="#ffff00" style:font-size-asian="12pt" style:font-style-asian="normal" style:font-weight-asian="bold" style:font-size-complex="12pt" style:font-style-complex="normal" style:font-weight-complex="bold"/>
    </style:style>
    <style:style style:name="P772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3bdec6" officeooo:paragraph-rsid="023bdec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73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3dde0a" officeooo:paragraph-rsid="023dde0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74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3f9d39" officeooo:paragraph-rsid="023f9d3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75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401e55" officeooo:paragraph-rsid="02401e5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76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412875" officeooo:paragraph-rsid="0241287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77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42f51c" officeooo:paragraph-rsid="0243abf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78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4532eb" officeooo:paragraph-rsid="024532e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79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49b37a" officeooo:paragraph-rsid="0249b37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80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49b37a" officeooo:paragraph-rsid="0251880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81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51a427" officeooo:paragraph-rsid="0251880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82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51a427" officeooo:paragraph-rsid="0251a42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83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531c46" officeooo:paragraph-rsid="02531c4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84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546a3c" officeooo:paragraph-rsid="02546a3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85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57e744" officeooo:paragraph-rsid="025658c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86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58edb0" officeooo:paragraph-rsid="0258edb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87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5a9ab0" officeooo:paragraph-rsid="025a9ab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88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5c13c6" officeooo:paragraph-rsid="025c13c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89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620fa1" officeooo:paragraph-rsid="02620fa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90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629fca" officeooo:paragraph-rsid="02620fa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91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66dcfd" officeooo:paragraph-rsid="026ea30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92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66dcfd" officeooo:paragraph-rsid="0266dcf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93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6900ad" officeooo:paragraph-rsid="026900a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94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65639d" officeooo:paragraph-rsid="0265639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95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6b5bef" officeooo:paragraph-rsid="026b5be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96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70b780" officeooo:paragraph-rsid="026ea30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97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724aef" officeooo:paragraph-rsid="02724ae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98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753802" officeooo:paragraph-rsid="02724ae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99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83bc21" officeooo:paragraph-rsid="0283bc2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00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836058" officeooo:paragraph-rsid="0283605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01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84f3e0" officeooo:paragraph-rsid="0284f3e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02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84f3e0" officeooo:paragraph-rsid="028a5c3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03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87de7b" officeooo:paragraph-rsid="0287de7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04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86281d" officeooo:paragraph-rsid="0287de7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05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86281d" officeooo:paragraph-rsid="0286281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06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8a5c3c" officeooo:paragraph-rsid="028a5c3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07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8bf477" officeooo:paragraph-rsid="028bf47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08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8da4f7" officeooo:paragraph-rsid="028da4f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09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8cfba9" officeooo:paragraph-rsid="028cfba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10" style:family="paragraph" style:parent-style-name="Standard">
      <style:text-properties fo:color="#00000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5658c6" officeooo:paragraph-rsid="025658c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11" style:family="paragraph" style:parent-style-name="Standard">
      <style:text-properties fo:color="#00000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4f3e0" officeooo:paragraph-rsid="0284f3e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12" style:family="paragraph" style:parent-style-name="Standard">
      <style:text-properties fo:color="#ff4000" loext:opacity="100%" style:text-line-through-style="none" style:text-line-through-type="none" fo:font-size="12pt" fo:font-style="normal" style:text-underline-style="none" fo:font-weight="normal" officeooo:rsid="026a8d62" officeooo:paragraph-rsid="026a8d6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13" style:family="paragraph" style:parent-style-name="Standard">
      <style:text-properties fo:color="#158466" loext:opacity="100%" style:text-line-through-style="none" style:text-line-through-type="none" fo:font-size="12pt" fo:font-style="normal" style:text-underline-style="none" fo:font-weight="bold" officeooo:rsid="028cfba9" officeooo:paragraph-rsid="028cfba9" fo:background-color="transparent" style:font-size-asian="12pt" style:font-style-asian="normal" style:font-weight-asian="bold" style:font-size-complex="12pt" style:font-style-complex="normal" style:font-weight-complex="bold"/>
    </style:style>
    <style:style style:name="P814" style:family="paragraph" style:parent-style-name="Standard">
      <style:text-properties fo:color="#999999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961167" officeooo:paragraph-rsid="0296116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15" style:family="paragraph" style:parent-style-name="Standard">
      <style:text-properties fo:color="#999999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983d9d" officeooo:paragraph-rsid="02983d9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2060a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239339"/>
    </style:style>
    <style:style style:name="T4" style:family="text">
      <style:text-properties style:text-underline-style="solid" style:text-underline-width="auto" style:text-underline-color="font-color" officeooo:rsid="0026fe21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26fe21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29ddc6"/>
    </style:style>
    <style:style style:name="T8" style:family="text">
      <style:text-properties style:text-underline-style="solid" style:text-underline-width="auto" style:text-underline-color="font-color" officeooo:rsid="002d4842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normal" officeooo:rsid="00360a0b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officeooo:rsid="00390e24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 fo:font-weight="normal" officeooo:rsid="00475704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officeooo:rsid="003d71d1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officeooo:rsid="005faf60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officeooo:rsid="021743ce"/>
    </style:style>
    <style:style style:name="T16" style:family="text">
      <style:text-properties style:text-underline-style="solid" style:text-underline-width="auto" style:text-underline-color="font-color" officeooo:rsid="021b2dee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26fe21"/>
    </style:style>
    <style:style style:name="T19" style:family="text">
      <style:text-properties style:text-underline-style="none" fo:font-weight="bold" style:font-weight-asian="bold" style:font-weight-complex="bold"/>
    </style:style>
    <style:style style:name="T20" style:family="text">
      <style:text-properties style:text-underline-style="none" fo:font-weight="bold" officeooo:rsid="0026fe21" style:font-weight-asian="bold" style:font-weight-complex="bold"/>
    </style:style>
    <style:style style:name="T21" style:family="text">
      <style:text-properties style:text-underline-style="none" fo:font-weight="bold" officeooo:rsid="0029ddc6" style:font-weight-asian="bold" style:font-weight-complex="bold"/>
    </style:style>
    <style:style style:name="T22" style:family="text">
      <style:text-properties style:text-underline-style="none" fo:font-weight="bold" officeooo:rsid="00360a0b" style:font-weight-asian="bold" style:font-weight-complex="bold"/>
    </style:style>
    <style:style style:name="T23" style:family="text">
      <style:text-properties style:text-underline-style="none" fo:font-weight="bold" officeooo:rsid="0058d394" style:font-weight-asian="bold" style:font-weight-complex="bold"/>
    </style:style>
    <style:style style:name="T24" style:family="text">
      <style:text-properties style:text-underline-style="none" fo:font-weight="bold" officeooo:rsid="0065bf42" style:font-weight-asian="bold" style:font-weight-complex="bold"/>
    </style:style>
    <style:style style:name="T25" style:family="text">
      <style:text-properties style:text-underline-style="none" fo:font-weight="bold" officeooo:rsid="00731eb9" style:font-weight-asian="bold" style:font-weight-complex="bold"/>
    </style:style>
    <style:style style:name="T26" style:family="text">
      <style:text-properties style:text-underline-style="none" fo:font-weight="bold" officeooo:rsid="00786b6b" style:font-weight-asian="bold" style:font-weight-complex="bold"/>
    </style:style>
    <style:style style:name="T27" style:family="text">
      <style:text-properties style:text-underline-style="none" fo:font-weight="bold" officeooo:rsid="00817f49" style:font-weight-asian="bold" style:font-weight-complex="bold"/>
    </style:style>
    <style:style style:name="T28" style:family="text">
      <style:text-properties style:text-underline-style="none" fo:font-weight="bold" officeooo:rsid="0021292c" style:font-weight-asian="bold" style:font-weight-complex="bold"/>
    </style:style>
    <style:style style:name="T29" style:family="text">
      <style:text-properties style:text-underline-style="none" fo:font-weight="bold" officeooo:rsid="002178e3" style:font-weight-asian="bold" style:font-weight-complex="bold"/>
    </style:style>
    <style:style style:name="T30" style:family="text">
      <style:text-properties style:text-underline-style="none" fo:font-weight="bold" officeooo:rsid="004aaba1" style:font-weight-asian="bold" style:font-weight-complex="bold"/>
    </style:style>
    <style:style style:name="T31" style:family="text">
      <style:text-properties style:text-underline-style="none" fo:font-weight="bold" officeooo:rsid="004bd237" style:font-weight-asian="bold" style:font-weight-complex="bold"/>
    </style:style>
    <style:style style:name="T32" style:family="text">
      <style:text-properties style:text-underline-style="none" fo:font-weight="bold" officeooo:rsid="005f9ff4" style:font-weight-asian="bold" style:font-weight-complex="bold"/>
    </style:style>
    <style:style style:name="T33" style:family="text">
      <style:text-properties style:text-underline-style="none" fo:font-weight="bold" officeooo:rsid="0064e761" style:font-weight-asian="bold" style:font-weight-complex="bold"/>
    </style:style>
    <style:style style:name="T34" style:family="text">
      <style:text-properties style:text-underline-style="none" fo:font-weight="bold" officeooo:rsid="0062758c" style:font-weight-asian="bold" style:font-weight-complex="bold"/>
    </style:style>
    <style:style style:name="T35" style:family="text">
      <style:text-properties style:text-underline-style="none" fo:font-weight="bold" officeooo:rsid="0063db5f" style:font-weight-asian="bold" style:font-weight-complex="bold"/>
    </style:style>
    <style:style style:name="T36" style:family="text">
      <style:text-properties style:text-underline-style="none" fo:font-weight="bold" officeooo:rsid="00643b8f" style:font-weight-asian="bold" style:font-weight-complex="bold"/>
    </style:style>
    <style:style style:name="T37" style:family="text">
      <style:text-properties style:text-underline-style="none" fo:font-weight="bold" officeooo:rsid="008552b8" style:font-weight-asian="bold" style:font-weight-complex="bold"/>
    </style:style>
    <style:style style:name="T38" style:family="text">
      <style:text-properties style:text-underline-style="none" fo:font-weight="bold" officeooo:rsid="029c1e22" style:font-weight-asian="bold" style:font-weight-complex="bold"/>
    </style:style>
    <style:style style:name="T39" style:family="text">
      <style:text-properties style:text-underline-style="none" fo:font-weight="bold" fo:background-color="#ffff00" loext:char-shading-value="0" style:font-weight-asian="bold" style:font-weight-complex="bold"/>
    </style:style>
    <style:style style:name="T40" style:family="text">
      <style:text-properties style:text-underline-style="none" fo:font-weight="bold" officeooo:rsid="003e4c22" fo:background-color="#ffff00" loext:char-shading-value="0" style:font-weight-asian="bold" style:font-weight-complex="bold"/>
    </style:style>
    <style:style style:name="T41" style:family="text">
      <style:text-properties style:text-underline-style="none" fo:font-weight="bold" officeooo:rsid="00817f49" fo:background-color="#ffff00" loext:char-shading-value="0" style:font-weight-asian="bold" style:font-weight-complex="bold"/>
    </style:style>
    <style:style style:name="T42" style:family="text">
      <style:text-properties style:text-underline-style="none" fo:font-weight="bold" officeooo:rsid="001c4026" fo:background-color="#ffff00" loext:char-shading-value="0" style:font-weight-asian="bold" style:font-weight-complex="bold"/>
    </style:style>
    <style:style style:name="T43" style:family="text">
      <style:text-properties style:text-underline-style="none" fo:font-weight="bold" officeooo:rsid="002f97a5" fo:background-color="#ffff00" loext:char-shading-value="0" style:font-weight-asian="bold" style:font-weight-complex="bold"/>
    </style:style>
    <style:style style:name="T44" style:family="text">
      <style:text-properties style:text-underline-style="none" fo:font-weight="bold" officeooo:rsid="004bd237" fo:background-color="#ffff00" loext:char-shading-value="0" style:font-weight-asian="bold" style:font-weight-complex="bold"/>
    </style:style>
    <style:style style:name="T45" style:family="text">
      <style:text-properties style:text-underline-style="none" fo:font-weight="bold" officeooo:rsid="0064baef" fo:background-color="#ffff00" loext:char-shading-value="0" style:font-weight-asian="bold" style:font-weight-complex="bold"/>
    </style:style>
    <style:style style:name="T46" style:family="text">
      <style:text-properties style:text-underline-style="none" fo:font-weight="bold" officeooo:rsid="00604f4c" fo:background-color="#ffff00" loext:char-shading-value="0" style:font-weight-asian="bold" style:font-weight-complex="bold"/>
    </style:style>
    <style:style style:name="T47" style:family="text">
      <style:text-properties style:text-underline-style="none" fo:font-weight="bold" officeooo:rsid="0063db5f" fo:background-color="#ffff00" loext:char-shading-value="0" style:font-weight-asian="bold" style:font-weight-complex="bold"/>
    </style:style>
    <style:style style:name="T48" style:family="text">
      <style:text-properties style:text-underline-style="none" fo:font-weight="bold" fo:background-color="#ffb66c" loext:char-shading-value="0" style:font-weight-asian="bold" style:font-weight-complex="bold"/>
    </style:style>
    <style:style style:name="T49" style:family="text">
      <style:text-properties style:text-underline-style="none" fo:font-weight="bold" officeooo:rsid="0029e300" fo:background-color="#ffb66c" loext:char-shading-value="0" style:font-weight-asian="bold" style:font-weight-complex="bold"/>
    </style:style>
    <style:style style:name="T50" style:family="text">
      <style:text-properties style:text-underline-style="none" officeooo:rsid="00291307"/>
    </style:style>
    <style:style style:name="T51" style:family="text">
      <style:text-properties style:text-underline-style="none" officeooo:rsid="0029a4fd"/>
    </style:style>
    <style:style style:name="T52" style:family="text">
      <style:text-properties style:text-underline-style="none" officeooo:rsid="0029ddc6"/>
    </style:style>
    <style:style style:name="T53" style:family="text">
      <style:text-properties style:text-underline-style="none" officeooo:rsid="002aa043"/>
    </style:style>
    <style:style style:name="T54" style:family="text">
      <style:text-properties style:text-underline-style="none" officeooo:rsid="002c75ff"/>
    </style:style>
    <style:style style:name="T55" style:family="text">
      <style:text-properties style:text-underline-style="none" officeooo:rsid="002cf977"/>
    </style:style>
    <style:style style:name="T56" style:family="text">
      <style:text-properties style:text-underline-style="none" fo:font-weight="normal" style:font-weight-asian="normal" style:font-weight-complex="normal"/>
    </style:style>
    <style:style style:name="T57" style:family="text">
      <style:text-properties style:text-underline-style="none" fo:font-weight="normal" officeooo:rsid="002d9fb9" style:font-weight-asian="normal" style:font-weight-complex="normal"/>
    </style:style>
    <style:style style:name="T58" style:family="text">
      <style:text-properties style:text-underline-style="none" fo:font-weight="normal" officeooo:rsid="002efd8a" style:font-weight-asian="normal" style:font-weight-complex="normal"/>
    </style:style>
    <style:style style:name="T59" style:family="text">
      <style:text-properties style:text-underline-style="none" fo:font-weight="normal" officeooo:rsid="00325e9d" style:font-weight-asian="normal" style:font-weight-complex="normal"/>
    </style:style>
    <style:style style:name="T60" style:family="text">
      <style:text-properties style:text-underline-style="none" fo:font-weight="normal" officeooo:rsid="00360a0b" style:font-weight-asian="normal" style:font-weight-complex="normal"/>
    </style:style>
    <style:style style:name="T61" style:family="text">
      <style:text-properties style:text-underline-style="none" fo:font-weight="normal" officeooo:rsid="003e4c22" style:font-weight-asian="normal" style:font-weight-complex="normal"/>
    </style:style>
    <style:style style:name="T62" style:family="text">
      <style:text-properties style:text-underline-style="none" fo:font-weight="normal" officeooo:rsid="004e5854" style:font-weight-asian="normal" style:font-weight-complex="normal"/>
    </style:style>
    <style:style style:name="T63" style:family="text">
      <style:text-properties style:text-underline-style="none" fo:font-weight="normal" officeooo:rsid="004e8093" style:font-weight-asian="normal" style:font-weight-complex="normal"/>
    </style:style>
    <style:style style:name="T64" style:family="text">
      <style:text-properties style:text-underline-style="none" fo:font-weight="normal" officeooo:rsid="0051ef4b" style:font-weight-asian="normal" style:font-weight-complex="normal"/>
    </style:style>
    <style:style style:name="T65" style:family="text">
      <style:text-properties style:text-underline-style="none" fo:font-weight="normal" officeooo:rsid="00534035" style:font-weight-asian="normal" style:font-weight-complex="normal"/>
    </style:style>
    <style:style style:name="T66" style:family="text">
      <style:text-properties style:text-underline-style="none" fo:font-weight="normal" officeooo:rsid="00550af7" style:font-weight-asian="normal" style:font-weight-complex="normal"/>
    </style:style>
    <style:style style:name="T67" style:family="text">
      <style:text-properties style:text-underline-style="none" fo:font-weight="normal" officeooo:rsid="0054ccba" style:font-weight-asian="normal" style:font-weight-complex="normal"/>
    </style:style>
    <style:style style:name="T68" style:family="text">
      <style:text-properties style:text-underline-style="none" fo:font-weight="normal" officeooo:rsid="00570a21" style:font-weight-asian="normal" style:font-weight-complex="normal"/>
    </style:style>
    <style:style style:name="T69" style:family="text">
      <style:text-properties style:text-underline-style="none" fo:font-weight="normal" officeooo:rsid="0058d394" style:font-weight-asian="normal" style:font-weight-complex="normal"/>
    </style:style>
    <style:style style:name="T70" style:family="text">
      <style:text-properties style:text-underline-style="none" fo:font-weight="normal" officeooo:rsid="0059d15b" style:font-weight-asian="normal" style:font-weight-complex="normal"/>
    </style:style>
    <style:style style:name="T71" style:family="text">
      <style:text-properties style:text-underline-style="none" fo:font-weight="normal" officeooo:rsid="005b16a9" style:font-weight-asian="normal" style:font-weight-complex="normal"/>
    </style:style>
    <style:style style:name="T72" style:family="text">
      <style:text-properties style:text-underline-style="none" fo:font-weight="normal" officeooo:rsid="005c45ee" style:font-weight-asian="normal" style:font-weight-complex="normal"/>
    </style:style>
    <style:style style:name="T73" style:family="text">
      <style:text-properties style:text-underline-style="none" fo:font-weight="normal" officeooo:rsid="005c7226" style:font-weight-asian="normal" style:font-weight-complex="normal"/>
    </style:style>
    <style:style style:name="T74" style:family="text">
      <style:text-properties style:text-underline-style="none" fo:font-weight="normal" officeooo:rsid="0065bf42" style:font-weight-asian="normal" style:font-weight-complex="normal"/>
    </style:style>
    <style:style style:name="T75" style:family="text">
      <style:text-properties style:text-underline-style="none" fo:font-weight="normal" officeooo:rsid="007023a6" style:font-weight-asian="normal" style:font-weight-complex="normal"/>
    </style:style>
    <style:style style:name="T76" style:family="text">
      <style:text-properties style:text-underline-style="none" fo:font-weight="normal" officeooo:rsid="00709250" style:font-weight-asian="normal" style:font-weight-complex="normal"/>
    </style:style>
    <style:style style:name="T77" style:family="text">
      <style:text-properties style:text-underline-style="none" fo:font-weight="normal" officeooo:rsid="0072a4d2" style:font-weight-asian="normal" style:font-weight-complex="normal"/>
    </style:style>
    <style:style style:name="T78" style:family="text">
      <style:text-properties style:text-underline-style="none" fo:font-weight="normal" officeooo:rsid="00731eb9" style:font-weight-asian="normal" style:font-weight-complex="normal"/>
    </style:style>
    <style:style style:name="T79" style:family="text">
      <style:text-properties style:text-underline-style="none" fo:font-weight="normal" officeooo:rsid="00740e26" style:font-weight-asian="normal" style:font-weight-complex="normal"/>
    </style:style>
    <style:style style:name="T80" style:family="text">
      <style:text-properties style:text-underline-style="none" fo:font-weight="normal" officeooo:rsid="0075c53c" style:font-weight-asian="normal" style:font-weight-complex="normal"/>
    </style:style>
    <style:style style:name="T81" style:family="text">
      <style:text-properties style:text-underline-style="none" fo:font-weight="normal" officeooo:rsid="0077a4d5" style:font-weight-asian="normal" style:font-weight-complex="normal"/>
    </style:style>
    <style:style style:name="T82" style:family="text">
      <style:text-properties style:text-underline-style="none" fo:font-weight="normal" officeooo:rsid="00797a45" style:font-weight-asian="normal" style:font-weight-complex="normal"/>
    </style:style>
    <style:style style:name="T83" style:family="text">
      <style:text-properties style:text-underline-style="none" fo:font-weight="normal" officeooo:rsid="007e7647" style:font-weight-asian="normal" style:font-weight-complex="normal"/>
    </style:style>
    <style:style style:name="T84" style:family="text">
      <style:text-properties style:text-underline-style="none" fo:font-weight="normal" officeooo:rsid="0080e5eb" style:font-weight-asian="normal" style:font-weight-complex="normal"/>
    </style:style>
    <style:style style:name="T85" style:family="text">
      <style:text-properties style:text-underline-style="none" fo:font-weight="normal" officeooo:rsid="00817f49" style:font-weight-asian="normal" style:font-weight-complex="normal"/>
    </style:style>
    <style:style style:name="T86" style:family="text">
      <style:text-properties style:text-underline-style="none" fo:font-weight="normal" officeooo:rsid="008342a4" style:font-weight-asian="normal" style:font-weight-complex="normal"/>
    </style:style>
    <style:style style:name="T87" style:family="text">
      <style:text-properties style:text-underline-style="none" fo:font-weight="normal" officeooo:rsid="0085d9ac" style:font-weight-asian="normal" style:font-weight-complex="normal"/>
    </style:style>
    <style:style style:name="T88" style:family="text">
      <style:text-properties style:text-underline-style="none" fo:font-weight="normal" officeooo:rsid="001c4026" style:font-weight-asian="normal" style:font-weight-complex="normal"/>
    </style:style>
    <style:style style:name="T89" style:family="text">
      <style:text-properties style:text-underline-style="none" fo:font-weight="normal" officeooo:rsid="001d041a" style:font-weight-asian="normal" style:font-weight-complex="normal"/>
    </style:style>
    <style:style style:name="T90" style:family="text">
      <style:text-properties style:text-underline-style="none" fo:font-weight="normal" officeooo:rsid="001f3f71" style:font-weight-asian="normal" style:font-weight-complex="normal"/>
    </style:style>
    <style:style style:name="T91" style:family="text">
      <style:text-properties style:text-underline-style="none" fo:font-weight="normal" officeooo:rsid="0021292c" style:font-weight-asian="normal" style:font-weight-complex="normal"/>
    </style:style>
    <style:style style:name="T92" style:family="text">
      <style:text-properties style:text-underline-style="none" fo:font-weight="normal" officeooo:rsid="002178e3" style:font-weight-asian="normal" style:font-weight-complex="normal"/>
    </style:style>
    <style:style style:name="T93" style:family="text">
      <style:text-properties style:text-underline-style="none" fo:font-weight="normal" officeooo:rsid="0021c2d2" style:font-weight-asian="normal" style:font-weight-complex="normal"/>
    </style:style>
    <style:style style:name="T94" style:family="text">
      <style:text-properties style:text-underline-style="none" fo:font-weight="normal" officeooo:rsid="00258096" style:font-weight-asian="normal" style:font-weight-complex="normal"/>
    </style:style>
    <style:style style:name="T95" style:family="text">
      <style:text-properties style:text-underline-style="none" fo:font-weight="normal" officeooo:rsid="002755a5" style:font-weight-asian="normal" style:font-weight-complex="normal"/>
    </style:style>
    <style:style style:name="T96" style:family="text">
      <style:text-properties style:text-underline-style="none" fo:font-weight="normal" officeooo:rsid="00280705" style:font-weight-asian="normal" style:font-weight-complex="normal"/>
    </style:style>
    <style:style style:name="T97" style:family="text">
      <style:text-properties style:text-underline-style="none" fo:font-weight="normal" officeooo:rsid="0029e300" style:font-weight-asian="normal" style:font-weight-complex="normal"/>
    </style:style>
    <style:style style:name="T98" style:family="text">
      <style:text-properties style:text-underline-style="none" fo:font-weight="normal" officeooo:rsid="0029e3b8" style:font-weight-asian="normal" style:font-weight-complex="normal"/>
    </style:style>
    <style:style style:name="T99" style:family="text">
      <style:text-properties style:text-underline-style="none" fo:font-weight="normal" officeooo:rsid="002b03a2" style:font-weight-asian="normal" style:font-weight-complex="normal"/>
    </style:style>
    <style:style style:name="T100" style:family="text">
      <style:text-properties style:text-underline-style="none" fo:font-weight="normal" officeooo:rsid="002f97a5" style:font-weight-asian="normal" style:font-weight-complex="normal"/>
    </style:style>
    <style:style style:name="T101" style:family="text">
      <style:text-properties style:text-underline-style="none" fo:font-weight="normal" officeooo:rsid="003364b4" style:font-weight-asian="normal" style:font-weight-complex="normal"/>
    </style:style>
    <style:style style:name="T102" style:family="text">
      <style:text-properties style:text-underline-style="none" fo:font-weight="normal" officeooo:rsid="0034b5df" style:font-weight-asian="normal" style:font-weight-complex="normal"/>
    </style:style>
    <style:style style:name="T103" style:family="text">
      <style:text-properties style:text-underline-style="none" fo:font-weight="normal" officeooo:rsid="00369a26" style:font-weight-asian="normal" style:font-weight-complex="normal"/>
    </style:style>
    <style:style style:name="T104" style:family="text">
      <style:text-properties style:text-underline-style="none" fo:font-weight="normal" officeooo:rsid="004aaba1" style:font-weight-asian="normal" style:font-weight-complex="normal"/>
    </style:style>
    <style:style style:name="T105" style:family="text">
      <style:text-properties style:text-underline-style="none" fo:font-weight="normal" officeooo:rsid="004bd237" style:font-weight-asian="normal" style:font-weight-complex="normal"/>
    </style:style>
    <style:style style:name="T106" style:family="text">
      <style:text-properties style:text-underline-style="none" fo:font-weight="normal" officeooo:rsid="004c024e" style:font-weight-asian="normal" style:font-weight-complex="normal"/>
    </style:style>
    <style:style style:name="T107" style:family="text">
      <style:text-properties style:text-underline-style="none" fo:font-weight="normal" officeooo:rsid="005d2e0f" style:font-weight-asian="normal" style:font-weight-complex="normal"/>
    </style:style>
    <style:style style:name="T108" style:family="text">
      <style:text-properties style:text-underline-style="none" fo:font-weight="normal" officeooo:rsid="005b7f1e" style:font-weight-asian="normal" style:font-weight-complex="normal"/>
    </style:style>
    <style:style style:name="T109" style:family="text">
      <style:text-properties style:text-underline-style="none" fo:font-weight="normal" officeooo:rsid="005f9ff4" style:font-weight-asian="normal" style:font-weight-complex="normal"/>
    </style:style>
    <style:style style:name="T110" style:family="text">
      <style:text-properties style:text-underline-style="none" fo:font-weight="normal" officeooo:rsid="005faf60" style:font-weight-asian="normal" style:font-weight-complex="normal"/>
    </style:style>
    <style:style style:name="T111" style:family="text">
      <style:text-properties style:text-underline-style="none" fo:font-weight="normal" officeooo:rsid="0063cfb4" style:font-weight-asian="normal" style:font-weight-complex="normal"/>
    </style:style>
    <style:style style:name="T112" style:family="text">
      <style:text-properties style:text-underline-style="none" fo:font-weight="normal" officeooo:rsid="0064e761" style:font-weight-asian="normal" style:font-weight-complex="normal"/>
    </style:style>
    <style:style style:name="T113" style:family="text">
      <style:text-properties style:text-underline-style="none" fo:font-weight="normal" officeooo:rsid="00604f4c" style:font-weight-asian="normal" style:font-weight-complex="normal"/>
    </style:style>
    <style:style style:name="T114" style:family="text">
      <style:text-properties style:text-underline-style="none" fo:font-weight="normal" officeooo:rsid="0064baef" style:font-weight-asian="normal" style:font-weight-complex="normal"/>
    </style:style>
    <style:style style:name="T115" style:family="text">
      <style:text-properties style:text-underline-style="none" fo:font-weight="normal" officeooo:rsid="0062758c" style:font-weight-asian="normal" style:font-weight-complex="normal"/>
    </style:style>
    <style:style style:name="T116" style:family="text">
      <style:text-properties style:text-underline-style="none" fo:font-weight="normal" officeooo:rsid="0063db5f" style:font-weight-asian="normal" style:font-weight-complex="normal"/>
    </style:style>
    <style:style style:name="T117" style:family="text">
      <style:text-properties style:text-underline-style="none" fo:font-weight="normal" officeooo:rsid="00697e38" style:font-weight-asian="normal" style:font-weight-complex="normal"/>
    </style:style>
    <style:style style:name="T118" style:family="text">
      <style:text-properties style:text-underline-style="none" fo:font-weight="normal" officeooo:rsid="006d1c9f" style:font-weight-asian="normal" style:font-weight-complex="normal"/>
    </style:style>
    <style:style style:name="T119" style:family="text">
      <style:text-properties style:text-underline-style="none" fo:font-weight="normal" officeooo:rsid="006d0d52" style:font-weight-asian="normal" style:font-weight-complex="normal"/>
    </style:style>
    <style:style style:name="T120" style:family="text">
      <style:text-properties style:text-underline-style="none" fo:font-weight="normal" officeooo:rsid="006c5d0d" style:font-weight-asian="normal" style:font-weight-complex="normal"/>
    </style:style>
    <style:style style:name="T121" style:family="text">
      <style:text-properties style:text-underline-style="none" fo:font-weight="normal" officeooo:rsid="007310ea" style:font-weight-asian="normal" style:font-weight-complex="normal"/>
    </style:style>
    <style:style style:name="T122" style:family="text">
      <style:text-properties style:text-underline-style="none" fo:font-weight="normal" officeooo:rsid="007fa53e" style:font-weight-asian="normal" style:font-weight-complex="normal"/>
    </style:style>
    <style:style style:name="T123" style:family="text">
      <style:text-properties style:text-underline-style="none" fo:font-weight="normal" officeooo:rsid="008870f7" style:font-weight-asian="normal" style:font-weight-complex="normal"/>
    </style:style>
    <style:style style:name="T124" style:family="text">
      <style:text-properties style:text-underline-style="none" fo:font-weight="normal" officeooo:rsid="008552b8" style:font-weight-asian="normal" style:font-weight-complex="normal"/>
    </style:style>
    <style:style style:name="T125" style:family="text">
      <style:text-properties style:text-underline-style="none" fo:font-weight="normal" officeooo:rsid="026a8d62" style:font-weight-asian="normal" style:font-weight-complex="normal"/>
    </style:style>
    <style:style style:name="T126" style:family="text">
      <style:text-properties style:text-underline-style="none" fo:font-weight="normal" officeooo:rsid="003e4c22" fo:background-color="#ffff00" loext:char-shading-value="0" style:font-weight-asian="normal" style:font-weight-complex="normal"/>
    </style:style>
    <style:style style:name="T127" style:family="text">
      <style:text-properties style:text-underline-style="none" fo:font-weight="normal" officeooo:rsid="0063db5f" fo:background-color="#ffff00" loext:char-shading-value="0" style:font-weight-asian="normal" style:font-weight-complex="normal"/>
    </style:style>
    <style:style style:name="T128" style:family="text">
      <style:text-properties style:text-underline-style="none" fo:font-weight="normal" officeooo:rsid="0029e300" fo:background-color="#ffb66c" loext:char-shading-value="0" style:font-weight-asian="normal" style:font-weight-complex="normal"/>
    </style:style>
    <style:style style:name="T129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130" style:family="text">
      <style:text-properties style:text-underline-style="none" fo:font-weight="normal" officeooo:rsid="0088450e" fo:background-color="transparent" loext:char-shading-value="0" style:font-weight-asian="normal" style:font-weight-complex="normal"/>
    </style:style>
    <style:style style:name="T131" style:family="text">
      <style:text-properties style:text-underline-style="none" fo:font-weight="normal" officeooo:rsid="008552b8" fo:background-color="transparent" loext:char-shading-value="0" style:font-weight-asian="normal" style:font-weight-complex="normal"/>
    </style:style>
    <style:style style:name="T132" style:family="text">
      <style:text-properties style:text-underline-style="none" fo:font-weight="normal" officeooo:rsid="008895ed" fo:background-color="transparent" loext:char-shading-value="0" style:font-weight-asian="normal" style:font-weight-complex="normal"/>
    </style:style>
    <style:style style:name="T133" style:family="text">
      <style:text-properties style:text-underline-style="none" fo:font-weight="normal" officeooo:rsid="0088af6c" fo:background-color="transparent" loext:char-shading-value="0" style:font-weight-asian="normal" style:font-weight-complex="normal"/>
    </style:style>
    <style:style style:name="T134" style:family="text">
      <style:text-properties style:text-underline-style="none" fo:font-weight="normal" officeooo:rsid="00891396" fo:background-color="transparent" loext:char-shading-value="0" style:font-weight-asian="normal" style:font-weight-complex="normal"/>
    </style:style>
    <style:style style:name="T135" style:family="text">
      <style:text-properties style:text-underline-style="none" fo:font-weight="normal" officeooo:rsid="008afbdc" fo:background-color="transparent" loext:char-shading-value="0" style:font-weight-asian="normal" style:font-weight-complex="normal"/>
    </style:style>
    <style:style style:name="T136" style:family="text">
      <style:text-properties style:text-underline-style="none" fo:background-color="#ffff00" loext:char-shading-value="0"/>
    </style:style>
    <style:style style:name="T137" style:family="text">
      <style:text-properties style:text-underline-style="none" officeooo:rsid="00b70f1a"/>
    </style:style>
    <style:style style:name="T138" style:family="text">
      <style:text-properties style:text-underline-style="none" officeooo:rsid="00b72425"/>
    </style:style>
    <style:style style:name="T139" style:family="text">
      <style:text-properties style:text-underline-style="none" officeooo:rsid="00b78174"/>
    </style:style>
    <style:style style:name="T140" style:family="text">
      <style:text-properties style:text-underline-style="none" officeooo:rsid="0064e761"/>
    </style:style>
    <style:style style:name="T141" style:family="text">
      <style:text-properties style:text-underline-style="none" officeooo:rsid="005faf60"/>
    </style:style>
    <style:style style:name="T142" style:family="text">
      <style:text-properties style:text-underline-style="none" officeooo:rsid="008552b8"/>
    </style:style>
    <style:style style:name="T143" style:family="text">
      <style:text-properties style:text-underline-style="none" fo:background-color="transparent" loext:char-shading-value="0"/>
    </style:style>
    <style:style style:name="T144" style:family="text">
      <style:text-properties style:text-underline-style="none" officeooo:rsid="0088af6c" fo:background-color="transparent" loext:char-shading-value="0"/>
    </style:style>
    <style:style style:name="T145" style:family="text">
      <style:text-properties style:text-underline-style="none" officeooo:rsid="02401e55"/>
    </style:style>
    <style:style style:name="T146" style:family="text">
      <style:text-properties style:text-underline-style="none" officeooo:rsid="029732e1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officeooo:rsid="00239339" style:font-weight-asian="bold" style:font-weight-complex="bold"/>
    </style:style>
    <style:style style:name="T149" style:family="text">
      <style:text-properties fo:font-weight="bold" officeooo:rsid="0029a4fd" style:font-weight-asian="bold" style:font-weight-complex="bold"/>
    </style:style>
    <style:style style:name="T150" style:family="text">
      <style:text-properties fo:font-weight="bold" officeooo:rsid="002d4842" style:font-weight-asian="bold" style:font-weight-complex="bold"/>
    </style:style>
    <style:style style:name="T151" style:family="text">
      <style:text-properties fo:font-weight="bold" officeooo:rsid="0034149a" style:font-weight-asian="bold" style:font-weight-complex="bold"/>
    </style:style>
    <style:style style:name="T152" style:family="text">
      <style:text-properties fo:font-weight="bold" officeooo:rsid="00360a0b" style:font-weight-asian="bold" style:font-weight-complex="bold"/>
    </style:style>
    <style:style style:name="T153" style:family="text">
      <style:text-properties fo:font-weight="bold" officeooo:rsid="004380c1" style:font-weight-asian="bold" style:font-weight-complex="bold"/>
    </style:style>
    <style:style style:name="T154" style:family="text">
      <style:text-properties fo:font-weight="bold" officeooo:rsid="008f852a" style:font-weight-asian="bold" style:font-weight-complex="bold"/>
    </style:style>
    <style:style style:name="T155" style:family="text">
      <style:text-properties fo:font-weight="bold" officeooo:rsid="00a7e42b" style:font-weight-asian="bold" style:font-weight-complex="bold"/>
    </style:style>
    <style:style style:name="T156" style:family="text">
      <style:text-properties fo:font-weight="bold" officeooo:rsid="00a8bfb1" style:font-weight-asian="bold" style:font-weight-complex="bold"/>
    </style:style>
    <style:style style:name="T157" style:family="text">
      <style:text-properties fo:font-weight="bold" officeooo:rsid="00b3e8ca" style:font-weight-asian="bold" style:font-weight-complex="bold"/>
    </style:style>
    <style:style style:name="T158" style:family="text">
      <style:text-properties fo:font-weight="bold" officeooo:rsid="001f3f71" style:font-weight-asian="bold" style:font-weight-complex="bold"/>
    </style:style>
    <style:style style:name="T159" style:family="text">
      <style:text-properties fo:font-weight="bold" officeooo:rsid="0024dd8f" style:font-weight-asian="bold" style:font-weight-complex="bold"/>
    </style:style>
    <style:style style:name="T160" style:family="text">
      <style:text-properties fo:font-weight="bold" officeooo:rsid="00258096" style:font-weight-asian="bold" style:font-weight-complex="bold"/>
    </style:style>
    <style:style style:name="T161" style:family="text">
      <style:text-properties fo:font-weight="bold" officeooo:rsid="003e4e3f" style:font-weight-asian="bold" style:font-weight-complex="bold"/>
    </style:style>
    <style:style style:name="T162" style:family="text">
      <style:text-properties fo:font-weight="bold" officeooo:rsid="0046b357" style:font-weight-asian="bold" style:font-weight-complex="bold"/>
    </style:style>
    <style:style style:name="T163" style:family="text">
      <style:text-properties fo:font-weight="bold" officeooo:rsid="00485482" style:font-weight-asian="bold" style:font-weight-complex="bold"/>
    </style:style>
    <style:style style:name="T164" style:family="text">
      <style:text-properties fo:font-weight="bold" officeooo:rsid="004bd237" style:font-weight-asian="bold" style:font-weight-complex="bold"/>
    </style:style>
    <style:style style:name="T165" style:family="text">
      <style:text-properties fo:font-weight="bold" officeooo:rsid="004e123f" style:font-weight-asian="bold" style:font-weight-complex="bold"/>
    </style:style>
    <style:style style:name="T166" style:family="text">
      <style:text-properties fo:font-weight="bold" officeooo:rsid="004fd963" style:font-weight-asian="bold" style:font-weight-complex="bold"/>
    </style:style>
    <style:style style:name="T167" style:family="text">
      <style:text-properties fo:font-weight="bold" officeooo:rsid="00643b8f" style:font-weight-asian="bold" style:font-weight-complex="bold"/>
    </style:style>
    <style:style style:name="T168" style:family="text">
      <style:text-properties fo:font-weight="bold" officeooo:rsid="007a4b06" style:font-weight-asian="bold" style:font-weight-complex="bold"/>
    </style:style>
    <style:style style:name="T169" style:family="text">
      <style:text-properties fo:font-weight="bold" officeooo:rsid="008293c5" style:font-weight-asian="bold" style:font-weight-complex="bold"/>
    </style:style>
    <style:style style:name="T170" style:family="text">
      <style:text-properties fo:font-weight="bold" officeooo:rsid="0083ec0f" style:font-weight-asian="bold" style:font-weight-complex="bold"/>
    </style:style>
    <style:style style:name="T171" style:family="text">
      <style:text-properties fo:font-weight="bold" officeooo:rsid="0080a7c9" style:font-weight-asian="bold" style:font-weight-complex="bold"/>
    </style:style>
    <style:style style:name="T172" style:family="text">
      <style:text-properties fo:font-weight="bold" officeooo:rsid="0213c9a6" style:font-weight-asian="bold" style:font-weight-complex="bold"/>
    </style:style>
    <style:style style:name="T173" style:family="text">
      <style:text-properties fo:font-weight="bold" officeooo:rsid="02187e55" style:font-weight-asian="bold" style:font-weight-complex="bold"/>
    </style:style>
    <style:style style:name="T174" style:family="text">
      <style:text-properties fo:font-weight="bold" officeooo:rsid="022dd008" style:font-weight-asian="bold" style:font-weight-complex="bold"/>
    </style:style>
    <style:style style:name="T175" style:family="text">
      <style:text-properties fo:font-weight="bold" fo:background-color="#ffff00" loext:char-shading-value="0" style:font-weight-asian="bold" style:font-weight-complex="bold"/>
    </style:style>
    <style:style style:name="T176" style:family="text">
      <style:text-properties fo:font-weight="bold" officeooo:rsid="003fe5f2" fo:background-color="#ffff00" loext:char-shading-value="0" style:font-weight-asian="bold" style:font-weight-complex="bold"/>
    </style:style>
    <style:style style:name="T177" style:family="text">
      <style:text-properties fo:font-weight="bold" officeooo:rsid="004380c1" fo:background-color="#ffff00" loext:char-shading-value="0" style:font-weight-asian="bold" style:font-weight-complex="bold"/>
    </style:style>
    <style:style style:name="T178" style:family="text">
      <style:text-properties fo:font-weight="bold" officeooo:rsid="004f1cb9" fo:background-color="#ffff00" loext:char-shading-value="0" style:font-weight-asian="bold" style:font-weight-complex="bold"/>
    </style:style>
    <style:style style:name="T179" style:family="text">
      <style:text-properties fo:font-weight="bold" officeooo:rsid="00a7e42b" fo:background-color="#ffff00" loext:char-shading-value="0" style:font-weight-asian="bold" style:font-weight-complex="bold"/>
    </style:style>
    <style:style style:name="T180" style:family="text">
      <style:text-properties fo:font-weight="bold" officeooo:rsid="00a8bfb1" fo:background-color="#ffff00" loext:char-shading-value="0" style:font-weight-asian="bold" style:font-weight-complex="bold"/>
    </style:style>
    <style:style style:name="T181" style:family="text">
      <style:text-properties fo:font-weight="bold" officeooo:rsid="00470dd9" fo:background-color="#ffff00" loext:char-shading-value="0" style:font-weight-asian="bold" style:font-weight-complex="bold"/>
    </style:style>
    <style:style style:name="T182" style:family="text">
      <style:text-properties fo:font-weight="bold" officeooo:rsid="0050d3cd" fo:background-color="#ffff00" loext:char-shading-value="0" style:font-weight-asian="bold" style:font-weight-complex="bold"/>
    </style:style>
    <style:style style:name="T183" style:family="text">
      <style:text-properties fo:font-weight="bold" officeooo:rsid="004fd963" fo:background-color="#ffff00" loext:char-shading-value="0" style:font-weight-asian="bold" style:font-weight-complex="bold"/>
    </style:style>
    <style:style style:name="T184" style:family="text">
      <style:text-properties fo:font-weight="bold" officeooo:rsid="0052f4ff" fo:background-color="#ffff00" loext:char-shading-value="0" style:font-weight-asian="bold" style:font-weight-complex="bold"/>
    </style:style>
    <style:style style:name="T185" style:family="text">
      <style:text-properties fo:font-weight="bold" officeooo:rsid="01906a0a" fo:background-color="#ffff00" loext:char-shading-value="0" style:font-weight-asian="bold" style:font-weight-complex="bold"/>
    </style:style>
    <style:style style:name="T186" style:family="text">
      <style:text-properties fo:font-weight="bold" officeooo:rsid="01923c1b" fo:background-color="#ffff00" loext:char-shading-value="0" style:font-weight-asian="bold" style:font-weight-complex="bold"/>
    </style:style>
    <style:style style:name="T187" style:family="text">
      <style:text-properties fo:font-weight="bold" officeooo:rsid="021743ce" fo:background-color="#ffff00" loext:char-shading-value="0" style:font-weight-asian="bold" style:font-weight-complex="bold"/>
    </style:style>
    <style:style style:name="T188" style:family="text">
      <style:text-properties fo:font-weight="bold" officeooo:rsid="021336b3" fo:background-color="#ffff00" loext:char-shading-value="0" style:font-weight-asian="bold" style:font-weight-complex="bold"/>
    </style:style>
    <style:style style:name="T189" style:family="text">
      <style:text-properties fo:font-weight="bold" fo:background-color="transparent" loext:char-shading-value="0" style:font-weight-asian="bold" style:font-weight-complex="bold"/>
    </style:style>
    <style:style style:name="T190" style:family="text">
      <style:text-properties fo:font-weight="bold" fo:background-color="#afd095" loext:char-shading-value="0" style:font-weight-asian="bold" style:font-weight-complex="bold"/>
    </style:style>
    <style:style style:name="T191" style:family="text">
      <style:text-properties fo:font-weight="bold" fo:background-color="#dde8cb" loext:char-shading-value="0" style:font-weight-asian="bold" style:font-weight-complex="bold"/>
    </style:style>
    <style:style style:name="T192" style:family="text">
      <style:text-properties officeooo:rsid="00239339"/>
    </style:style>
    <style:style style:name="T193" style:family="text">
      <style:text-properties officeooo:rsid="00252cdd"/>
    </style:style>
    <style:style style:name="T194" style:family="text">
      <style:text-properties officeooo:rsid="00293779"/>
    </style:style>
    <style:style style:name="T195" style:family="text">
      <style:text-properties officeooo:rsid="0029a4fd"/>
    </style:style>
    <style:style style:name="T196" style:family="text">
      <style:text-properties officeooo:rsid="0029ddc6"/>
    </style:style>
    <style:style style:name="T197" style:family="text">
      <style:text-properties officeooo:rsid="0029e42a"/>
    </style:style>
    <style:style style:name="T198" style:family="text">
      <style:text-properties fo:font-weight="normal" style:font-weight-asian="normal" style:font-weight-complex="normal"/>
    </style:style>
    <style:style style:name="T199" style:family="text">
      <style:text-properties fo:font-weight="normal" officeooo:rsid="002cf977" style:font-weight-asian="normal" style:font-weight-complex="normal"/>
    </style:style>
    <style:style style:name="T200" style:family="text">
      <style:text-properties fo:font-weight="normal" officeooo:rsid="003006bc" style:font-weight-asian="normal" style:font-weight-complex="normal"/>
    </style:style>
    <style:style style:name="T201" style:family="text">
      <style:text-properties fo:font-weight="normal" officeooo:rsid="0034149a" style:font-weight-asian="normal" style:font-weight-complex="normal"/>
    </style:style>
    <style:style style:name="T202" style:family="text">
      <style:text-properties fo:font-weight="normal" officeooo:rsid="00360a0b" style:font-weight-asian="normal" style:font-weight-complex="normal"/>
    </style:style>
    <style:style style:name="T203" style:family="text">
      <style:text-properties fo:font-weight="normal" officeooo:rsid="00373c81" style:font-weight-asian="normal" style:font-weight-complex="normal"/>
    </style:style>
    <style:style style:name="T204" style:family="text">
      <style:text-properties fo:font-weight="normal" officeooo:rsid="003fe5f2" style:font-weight-asian="normal" style:font-weight-complex="normal"/>
    </style:style>
    <style:style style:name="T205" style:family="text">
      <style:text-properties fo:font-weight="normal" officeooo:rsid="004380c1" style:font-weight-asian="normal" style:font-weight-complex="normal"/>
    </style:style>
    <style:style style:name="T206" style:family="text">
      <style:text-properties fo:font-weight="normal" officeooo:rsid="0046eeb1" style:font-weight-asian="normal" style:font-weight-complex="normal"/>
    </style:style>
    <style:style style:name="T207" style:family="text">
      <style:text-properties fo:font-weight="normal" officeooo:rsid="0049e516" style:font-weight-asian="normal" style:font-weight-complex="normal"/>
    </style:style>
    <style:style style:name="T208" style:family="text">
      <style:text-properties fo:font-weight="normal" officeooo:rsid="004c6004" style:font-weight-asian="normal" style:font-weight-complex="normal"/>
    </style:style>
    <style:style style:name="T209" style:family="text">
      <style:text-properties fo:font-weight="normal" officeooo:rsid="004e8093" style:font-weight-asian="normal" style:font-weight-complex="normal"/>
    </style:style>
    <style:style style:name="T210" style:family="text">
      <style:text-properties fo:font-weight="normal" officeooo:rsid="00534035" style:font-weight-asian="normal" style:font-weight-complex="normal"/>
    </style:style>
    <style:style style:name="T211" style:family="text">
      <style:text-properties fo:font-weight="normal" officeooo:rsid="0065bf42" style:font-weight-asian="normal" style:font-weight-complex="normal"/>
    </style:style>
    <style:style style:name="T212" style:family="text">
      <style:text-properties fo:font-weight="normal" officeooo:rsid="0066f1ef" style:font-weight-asian="normal" style:font-weight-complex="normal"/>
    </style:style>
    <style:style style:name="T213" style:family="text">
      <style:text-properties fo:font-weight="normal" officeooo:rsid="00709250" style:font-weight-asian="normal" style:font-weight-complex="normal"/>
    </style:style>
    <style:style style:name="T214" style:family="text">
      <style:text-properties fo:font-weight="normal" officeooo:rsid="00817f49" style:font-weight-asian="normal" style:font-weight-complex="normal"/>
    </style:style>
    <style:style style:name="T215" style:family="text">
      <style:text-properties fo:font-weight="normal" officeooo:rsid="008acddb" style:font-weight-asian="normal" style:font-weight-complex="normal"/>
    </style:style>
    <style:style style:name="T216" style:family="text">
      <style:text-properties fo:font-weight="normal" officeooo:rsid="008cfe00" style:font-weight-asian="normal" style:font-weight-complex="normal"/>
    </style:style>
    <style:style style:name="T217" style:family="text">
      <style:text-properties fo:font-weight="normal" officeooo:rsid="008eaf0d" style:font-weight-asian="normal" style:font-weight-complex="normal"/>
    </style:style>
    <style:style style:name="T218" style:family="text">
      <style:text-properties fo:font-weight="normal" officeooo:rsid="008f852a" style:font-weight-asian="normal" style:font-weight-complex="normal"/>
    </style:style>
    <style:style style:name="T219" style:family="text">
      <style:text-properties fo:font-weight="normal" officeooo:rsid="009156ab" style:font-weight-asian="normal" style:font-weight-complex="normal"/>
    </style:style>
    <style:style style:name="T220" style:family="text">
      <style:text-properties fo:font-weight="normal" officeooo:rsid="0098e8bd" style:font-weight-asian="normal" style:font-weight-complex="normal"/>
    </style:style>
    <style:style style:name="T221" style:family="text">
      <style:text-properties fo:font-weight="normal" officeooo:rsid="001a5d6f" style:font-weight-asian="normal" style:font-weight-complex="normal"/>
    </style:style>
    <style:style style:name="T222" style:family="text">
      <style:text-properties fo:font-weight="normal" officeooo:rsid="001d201c" style:font-weight-asian="normal" style:font-weight-complex="normal"/>
    </style:style>
    <style:style style:name="T223" style:family="text">
      <style:text-properties fo:font-weight="normal" officeooo:rsid="001ed6f4" style:font-weight-asian="normal" style:font-weight-complex="normal"/>
    </style:style>
    <style:style style:name="T224" style:family="text">
      <style:text-properties fo:font-weight="normal" officeooo:rsid="001f3f71" style:font-weight-asian="normal" style:font-weight-complex="normal"/>
    </style:style>
    <style:style style:name="T225" style:family="text">
      <style:text-properties fo:font-weight="normal" officeooo:rsid="0024dd8f" style:font-weight-asian="normal" style:font-weight-complex="normal"/>
    </style:style>
    <style:style style:name="T226" style:family="text">
      <style:text-properties fo:font-weight="normal" officeooo:rsid="00258096" style:font-weight-asian="normal" style:font-weight-complex="normal"/>
    </style:style>
    <style:style style:name="T227" style:family="text">
      <style:text-properties fo:font-weight="normal" officeooo:rsid="00280705" style:font-weight-asian="normal" style:font-weight-complex="normal"/>
    </style:style>
    <style:style style:name="T228" style:family="text">
      <style:text-properties fo:font-weight="normal" officeooo:rsid="003364b4" style:font-weight-asian="normal" style:font-weight-complex="normal"/>
    </style:style>
    <style:style style:name="T229" style:family="text">
      <style:text-properties fo:font-weight="normal" officeooo:rsid="003e4e3f" style:font-weight-asian="normal" style:font-weight-complex="normal"/>
    </style:style>
    <style:style style:name="T230" style:family="text">
      <style:text-properties fo:font-weight="normal" officeooo:rsid="0040fbc6" style:font-weight-asian="normal" style:font-weight-complex="normal"/>
    </style:style>
    <style:style style:name="T231" style:family="text">
      <style:text-properties fo:font-weight="normal" officeooo:rsid="00467b01" style:font-weight-asian="normal" style:font-weight-complex="normal"/>
    </style:style>
    <style:style style:name="T232" style:family="text">
      <style:text-properties fo:font-weight="normal" officeooo:rsid="0046b357" style:font-weight-asian="normal" style:font-weight-complex="normal"/>
    </style:style>
    <style:style style:name="T233" style:family="text">
      <style:text-properties fo:font-weight="normal" officeooo:rsid="00470dd9" style:font-weight-asian="normal" style:font-weight-complex="normal"/>
    </style:style>
    <style:style style:name="T234" style:family="text">
      <style:text-properties fo:font-weight="normal" officeooo:rsid="00485482" style:font-weight-asian="normal" style:font-weight-complex="normal"/>
    </style:style>
    <style:style style:name="T235" style:family="text">
      <style:text-properties fo:font-weight="normal" officeooo:rsid="004bd237" style:font-weight-asian="normal" style:font-weight-complex="normal"/>
    </style:style>
    <style:style style:name="T236" style:family="text">
      <style:text-properties fo:font-weight="normal" officeooo:rsid="00643b8f" style:font-weight-asian="normal" style:font-weight-complex="normal"/>
    </style:style>
    <style:style style:name="T237" style:family="text">
      <style:text-properties fo:font-weight="normal" officeooo:rsid="007310ea" style:font-weight-asian="normal" style:font-weight-complex="normal"/>
    </style:style>
    <style:style style:name="T238" style:family="text">
      <style:text-properties fo:font-weight="normal" officeooo:rsid="0078fafc" style:font-weight-asian="normal" style:font-weight-complex="normal"/>
    </style:style>
    <style:style style:name="T239" style:family="text">
      <style:text-properties fo:font-weight="normal" officeooo:rsid="007869c7" style:font-weight-asian="normal" style:font-weight-complex="normal"/>
    </style:style>
    <style:style style:name="T240" style:family="text">
      <style:text-properties fo:font-weight="normal" officeooo:rsid="007a4b06" style:font-weight-asian="normal" style:font-weight-complex="normal"/>
    </style:style>
    <style:style style:name="T241" style:family="text">
      <style:text-properties fo:font-weight="normal" fo:background-color="#ffff00" loext:char-shading-value="0" style:font-weight-asian="normal" style:font-weight-complex="normal"/>
    </style:style>
    <style:style style:name="T242" style:family="text">
      <style:text-properties fo:font-weight="normal" officeooo:rsid="004380c1" fo:background-color="#ffff00" loext:char-shading-value="0" style:font-weight-asian="normal" style:font-weight-complex="normal"/>
    </style:style>
    <style:style style:name="T243" style:family="text">
      <style:text-properties fo:font-weight="normal" officeooo:rsid="00470dd9" fo:background-color="#ffff00" loext:char-shading-value="0" style:font-weight-asian="normal" style:font-weight-complex="normal"/>
    </style:style>
    <style:style style:name="T244" style:family="text">
      <style:text-properties fo:font-weight="normal" fo:background-color="transparent" loext:char-shading-value="0" style:font-weight-asian="normal" style:font-weight-complex="normal"/>
    </style:style>
    <style:style style:name="T245" style:family="text">
      <style:text-properties fo:font-weight="normal" officeooo:rsid="004f1cb9" fo:background-color="transparent" loext:char-shading-value="0" style:font-weight-asian="normal" style:font-weight-complex="normal"/>
    </style:style>
    <style:style style:name="T246" style:family="text">
      <style:text-properties fo:font-weight="normal" officeooo:rsid="0050618a" fo:background-color="transparent" loext:char-shading-value="0" style:font-weight-asian="normal" style:font-weight-complex="normal"/>
    </style:style>
    <style:style style:name="T247" style:family="text">
      <style:text-properties fo:font-weight="normal" fo:background-color="#afd095" loext:char-shading-value="0" style:font-weight-asian="normal" style:font-weight-complex="normal"/>
    </style:style>
    <style:style style:name="T248" style:family="text">
      <style:text-properties fo:font-weight="normal" fo:background-color="#dde8cb" loext:char-shading-value="0" style:font-weight-asian="normal" style:font-weight-complex="normal"/>
    </style:style>
    <style:style style:name="T249" style:family="text">
      <style:text-properties fo:background-color="#ffff00" loext:char-shading-value="0"/>
    </style:style>
    <style:style style:name="T250" style:family="text">
      <style:text-properties officeooo:rsid="021336b3" fo:background-color="#ffff00" loext:char-shading-value="0"/>
    </style:style>
    <style:style style:name="T251" style:family="text">
      <style:text-properties officeooo:rsid="021743ce" fo:background-color="#ffff00" loext:char-shading-value="0"/>
    </style:style>
    <style:style style:name="T252" style:family="text">
      <style:text-properties officeooo:rsid="021b2dee" fo:background-color="#ffff00" loext:char-shading-value="0"/>
    </style:style>
    <style:style style:name="T253" style:family="text">
      <style:text-properties fo:background-color="transparent" loext:char-shading-value="0"/>
    </style:style>
    <style:style style:name="T254" style:family="text">
      <style:text-properties fo:font-size="14pt" style:font-size-asian="14pt" style:font-size-complex="14pt"/>
    </style:style>
    <style:style style:name="T255" style:family="text">
      <style:text-properties fo:font-size="14pt" fo:font-weight="bold" fo:background-color="#ffff00" loext:char-shading-value="0" style:font-size-asian="14pt" style:font-weight-asian="bold" style:font-size-complex="14pt" style:font-weight-complex="bold"/>
    </style:style>
    <style:style style:name="T256" style:family="text">
      <style:text-properties fo:font-size="14pt" style:text-underline-style="none" fo:font-weight="bold" officeooo:rsid="007023a6" fo:background-color="#ffff00" loext:char-shading-value="0" style:font-size-asian="14pt" style:font-weight-asian="bold" style:font-size-complex="14pt" style:font-weight-complex="bold"/>
    </style:style>
    <style:style style:name="T257" style:family="text">
      <style:text-properties fo:font-size="14pt" style:text-underline-style="none" fo:font-weight="bold" officeooo:rsid="00709250" fo:background-color="#ffff00" loext:char-shading-value="0" style:font-size-asian="14pt" style:font-weight-asian="bold" style:font-size-complex="14pt" style:font-weight-complex="bold"/>
    </style:style>
    <style:style style:name="T258" style:family="text">
      <style:text-properties fo:font-size="14pt" style:text-underline-style="none" fo:font-weight="bold" officeooo:rsid="007cc3c9" fo:background-color="#ffff00" loext:char-shading-value="0" style:font-size-asian="14pt" style:font-weight-asian="bold" style:font-size-complex="14pt" style:font-weight-complex="bold"/>
    </style:style>
    <style:style style:name="T259" style:family="text">
      <style:text-properties fo:font-size="14pt" style:text-underline-style="none" fo:font-weight="bold" officeooo:rsid="00817f49" fo:background-color="#ffff00" loext:char-shading-value="0" style:font-size-asian="14pt" style:font-weight-asian="bold" style:font-size-complex="14pt" style:font-weight-complex="bold"/>
    </style:style>
    <style:style style:name="T260" style:family="text">
      <style:text-properties fo:font-size="14pt" style:text-underline-style="none" fo:font-weight="bold" officeooo:rsid="00697e38" fo:background-color="#ffff00" loext:char-shading-value="0" style:font-size-asian="14pt" style:font-weight-asian="bold" style:font-size-complex="14pt" style:font-weight-complex="bold"/>
    </style:style>
    <style:style style:name="T261" style:family="text">
      <style:text-properties fo:font-size="14pt" style:text-underline-style="none" fo:font-weight="normal" officeooo:rsid="00709250" fo:background-color="#ffff00" loext:char-shading-value="0" style:font-size-asian="14pt" style:font-weight-asian="normal" style:font-size-complex="14pt" style:font-weight-complex="normal"/>
    </style:style>
    <style:style style:name="T262" style:family="text">
      <style:text-properties fo:font-size="14pt" style:text-underline-style="none" fo:font-weight="normal" officeooo:rsid="0072a4d2" fo:background-color="#ffff00" loext:char-shading-value="0" style:font-size-asian="14pt" style:font-weight-asian="normal" style:font-size-complex="14pt" style:font-weight-complex="normal"/>
    </style:style>
    <style:style style:name="T263" style:family="text">
      <style:text-properties fo:font-size="14pt" style:text-underline-style="none" fo:font-weight="normal" officeooo:rsid="007cc3c9" fo:background-color="#ffff00" loext:char-shading-value="0" style:font-size-asian="14pt" style:font-weight-asian="normal" style:font-size-complex="14pt" style:font-weight-complex="normal"/>
    </style:style>
    <style:style style:name="T264" style:family="text">
      <style:text-properties fo:font-size="14pt" style:text-underline-style="none" fo:font-weight="normal" officeooo:rsid="00817f49" fo:background-color="#ffff00" loext:char-shading-value="0" style:font-size-asian="14pt" style:font-weight-asian="normal" style:font-size-complex="14pt" style:font-weight-complex="normal"/>
    </style:style>
    <style:style style:name="T265" style:family="text">
      <style:text-properties fo:font-size="14pt" style:text-underline-style="none" fo:font-weight="normal" officeooo:rsid="007cc3c9" fo:background-color="transparent" loext:char-shading-value="0" style:font-size-asian="14pt" style:font-weight-asian="normal" style:font-size-complex="14pt" style:font-weight-complex="normal"/>
    </style:style>
    <style:style style:name="T266" style:family="text">
      <style:text-properties fo:font-size="14pt" style:text-underline-style="none" fo:font-weight="normal" officeooo:rsid="00709250" fo:background-color="transparent" loext:char-shading-value="0" style:font-size-asian="14pt" style:font-weight-asian="normal" style:font-size-complex="14pt" style:font-weight-complex="normal"/>
    </style:style>
    <style:style style:name="T267" style:family="text">
      <style:text-properties fo:font-size="14pt" fo:font-style="normal" fo:font-weight="bold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268" style:family="text">
      <style:text-properties fo:color="#c9211e" loext:opacity="100%" fo:font-weight="normal" style:font-weight-asian="normal" style:font-weight-complex="normal"/>
    </style:style>
    <style:style style:name="T269" style:family="text">
      <style:text-properties fo:color="#c9211e" loext:opacity="100%" fo:font-weight="normal" officeooo:rsid="006e8a3e" style:font-weight-asian="normal" style:font-weight-complex="normal"/>
    </style:style>
    <style:style style:name="T270" style:family="text">
      <style:text-properties fo:color="#c9211e" loext:opacity="100%" fo:font-weight="bold" fo:background-color="#ffff00" loext:char-shading-value="0" style:font-weight-asian="bold" style:font-weight-complex="bold"/>
    </style:style>
    <style:style style:name="T271" style:family="text">
      <style:text-properties fo:color="#c9211e" loext:opacity="100%" fo:font-weight="bold" style:font-weight-asian="bold" style:font-weight-complex="bold"/>
    </style:style>
    <style:style style:name="T272" style:family="text">
      <style:text-properties fo:color="#c9211e" loext:opacity="100%" style:text-line-through-style="none" style:text-line-through-type="none" fo:font-size="12pt" fo:font-style="normal" style:text-underline-style="none" fo:font-weight="normal" officeooo:rsid="01fe4459" style:font-size-asian="12pt" style:font-style-asian="normal" style:font-weight-asian="normal" style:font-size-complex="12pt" style:font-style-complex="normal" style:font-weight-complex="normal"/>
    </style:style>
    <style:style style:name="T273" style:family="text">
      <style:text-properties fo:color="#c9211e" loext:opacity="100%" officeooo:rsid="021336b3"/>
    </style:style>
    <style:style style:name="T274" style:family="text">
      <style:text-properties officeooo:rsid="006cf786"/>
    </style:style>
    <style:style style:name="T275" style:family="text">
      <style:text-properties officeooo:rsid="006e8a34"/>
    </style:style>
    <style:style style:name="T276" style:family="text">
      <style:text-properties officeooo:rsid="00709250"/>
    </style:style>
    <style:style style:name="T277" style:family="text">
      <style:text-properties officeooo:rsid="007138ad"/>
    </style:style>
    <style:style style:name="T278" style:family="text">
      <style:text-properties officeooo:rsid="00731eb9"/>
    </style:style>
    <style:style style:name="T279" style:family="text">
      <style:text-properties officeooo:rsid="00797a45"/>
    </style:style>
    <style:style style:name="T280" style:family="text">
      <style:text-properties fo:font-size="12pt" style:text-underline-style="none" fo:font-weight="bold" officeooo:rsid="0072a4d2" fo:background-color="transparent" loext:char-shading-value="0" style:font-size-asian="12pt" style:font-weight-asian="bold" style:font-size-complex="12pt" style:font-weight-complex="bold"/>
    </style:style>
    <style:style style:name="T281" style:family="text">
      <style:text-properties fo:font-size="12pt" style:text-underline-style="none" fo:font-weight="normal" officeooo:rsid="0072a4d2" fo:background-color="transparent" loext:char-shading-value="0" style:font-size-asian="12pt" style:font-weight-asian="normal" style:font-size-complex="12pt" style:font-weight-complex="normal"/>
    </style:style>
    <style:style style:name="T282" style:family="text">
      <style:text-properties officeooo:rsid="0098e8bd"/>
    </style:style>
    <style:style style:name="T283" style:family="text">
      <style:text-properties fo:color="#00a933" loext:opacity="100%" fo:font-weight="bold" style:font-weight-asian="bold" style:font-weight-complex="bold"/>
    </style:style>
    <style:style style:name="T284" style:family="text">
      <style:text-properties fo:color="#00a933" loext:opacity="100%"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285" style:family="text">
      <style:text-properties fo:color="#00a933" loext:opacity="100%" style:text-line-through-style="none" style:text-line-through-type="none" fo:font-size="12pt" fo:font-style="normal" style:text-underline-style="none" fo:font-weight="normal" officeooo:rsid="01ff2a0f" style:font-size-asian="12pt" style:font-style-asian="normal" style:font-weight-asian="normal" style:font-size-complex="12pt" style:font-style-complex="normal" style:font-weight-complex="normal"/>
    </style:style>
    <style:style style:name="T286" style:family="text">
      <style:text-properties fo:color="#00a933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01aeed" style:font-size-asian="12pt" style:font-style-asian="normal" style:font-weight-asian="normal" style:font-size-complex="12pt" style:font-style-complex="normal" style:font-weight-complex="normal"/>
    </style:style>
    <style:style style:name="T287" style:family="text">
      <style:text-properties fo:color="#00a933" loext:opacity="100%" style:text-line-through-style="none" style:text-line-through-type="none" fo:font-size="12pt" fo:font-style="normal" fo:font-weight="normal" officeooo:rsid="0201aeed" style:font-size-asian="12pt" style:font-style-asian="normal" style:font-weight-asian="normal" style:font-size-complex="12pt" style:font-style-complex="normal" style:font-weight-complex="normal"/>
    </style:style>
    <style:style style:name="T288" style:family="text">
      <style:text-properties fo:color="#00a933" loext:opacity="100%" style:text-line-through-style="none" style:text-line-through-type="none" fo:font-size="12pt" fo:font-style="normal" fo:font-weight="normal" officeooo:rsid="020a13e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89" style:family="text">
      <style:text-properties fo:color="#00a933" loext:opacity="100%" style:text-line-through-style="none" style:text-line-through-type="none" fo:font-size="12pt" fo:font-style="normal" fo:font-weight="bold" officeooo:rsid="020aba0a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290" style:family="text">
      <style:text-properties fo:color="#00a933" loext:opacity="100%" style:text-line-through-style="none" style:text-line-through-type="none" fo:font-size="12pt" fo:font-style="normal" fo:font-weight="bold" officeooo:rsid="020a13ea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291" style:family="text">
      <style:text-properties fo:color="#2a6099" loext:opacity="100%"/>
    </style:style>
    <style:style style:name="T292" style:family="text">
      <style:text-properties fo:color="#2a6099" loext:opacity="100%" fo:font-weight="bold" style:font-weight-asian="bold" style:font-weight-complex="bold"/>
    </style:style>
    <style:style style:name="T293" style:family="text">
      <style:text-properties fo:color="#2a6099" loext:opacity="100%" fo:font-weight="bold" officeooo:rsid="0232ab5a" style:font-weight-asian="bold" style:font-weight-complex="bold"/>
    </style:style>
    <style:style style:name="T294" style:family="text">
      <style:text-properties fo:color="#2a6099" loext:opacity="100%" fo:font-weight="normal" style:font-weight-asian="normal" style:font-weight-complex="normal"/>
    </style:style>
    <style:style style:name="T295" style:family="text">
      <style:text-properties fo:color="#2a6099" loext:opacity="100%" style:text-underline-style="none"/>
    </style:style>
    <style:style style:name="T296" style:family="text">
      <style:text-properties fo:color="#2a6099" loext:opacity="100%" style:text-underline-style="none" fo:font-weight="bold" style:font-weight-asian="bold" style:font-weight-complex="bold"/>
    </style:style>
    <style:style style:name="T297" style:family="text">
      <style:text-properties fo:color="#2a6099" loext:opacity="100%" style:text-underline-style="none" fo:font-weight="bold" officeooo:rsid="02ac93f7" fo:background-color="#ffff00" loext:char-shading-value="0" style:font-weight-asian="bold" style:font-weight-complex="bold"/>
    </style:style>
    <style:style style:name="T29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99" style:family="text">
      <style:text-properties fo:font-style="normal" style:text-underline-style="none" fo:font-weight="normal" officeooo:rsid="009bb4a1" style:font-style-asian="normal" style:font-weight-asian="normal" style:font-style-complex="normal" style:font-weight-complex="normal"/>
    </style:style>
    <style:style style:name="T300" style:family="text">
      <style:text-properties fo:font-style="normal" style:text-underline-style="none" fo:font-weight="normal" officeooo:rsid="009f3e19" style:font-style-asian="normal" style:font-weight-asian="normal" style:font-style-complex="normal" style:font-weight-complex="normal"/>
    </style:style>
    <style:style style:name="T301" style:family="text">
      <style:text-properties fo:font-style="normal" style:text-underline-style="none" fo:font-weight="normal" officeooo:rsid="00a016f9" style:font-style-asian="normal" style:font-weight-asian="normal" style:font-style-complex="normal" style:font-weight-complex="normal"/>
    </style:style>
    <style:style style:name="T302" style:family="text">
      <style:text-properties fo:font-style="normal" style:text-underline-style="none" fo:font-weight="normal" officeooo:rsid="00a2f5e1" style:font-style-asian="normal" style:font-weight-asian="normal" style:font-style-complex="normal" style:font-weight-complex="normal"/>
    </style:style>
    <style:style style:name="T303" style:family="text">
      <style:text-properties fo:font-style="normal" style:text-underline-style="none" fo:font-weight="normal" officeooo:rsid="00a164a5" style:font-style-asian="normal" style:font-weight-asian="normal" style:font-style-complex="normal" style:font-weight-complex="normal"/>
    </style:style>
    <style:style style:name="T304" style:family="text">
      <style:text-properties fo:font-style="normal" style:text-underline-style="none" fo:font-weight="normal" officeooo:rsid="00a480fe" style:font-style-asian="normal" style:font-weight-asian="normal" style:font-style-complex="normal" style:font-weight-complex="normal"/>
    </style:style>
    <style:style style:name="T305" style:family="text">
      <style:text-properties fo:font-style="normal" style:text-underline-style="none" fo:font-weight="normal" officeooo:rsid="00a5f674" style:font-style-asian="normal" style:font-weight-asian="normal" style:font-style-complex="normal" style:font-weight-complex="normal"/>
    </style:style>
    <style:style style:name="T306" style:family="text">
      <style:text-properties fo:font-style="normal" style:text-underline-style="none" fo:font-weight="normal" officeooo:rsid="00a6dcd0" style:font-style-asian="normal" style:font-weight-asian="normal" style:font-style-complex="normal" style:font-weight-complex="normal"/>
    </style:style>
    <style:style style:name="T307" style:family="text">
      <style:text-properties fo:font-style="normal" style:text-underline-style="none" fo:font-weight="normal" officeooo:rsid="00a7e42b" style:font-style-asian="normal" style:font-weight-asian="normal" style:font-style-complex="normal" style:font-weight-complex="normal"/>
    </style:style>
    <style:style style:name="T308" style:family="text">
      <style:text-properties fo:font-style="normal" style:text-underline-style="none" fo:font-weight="normal" officeooo:rsid="00b47fc5" style:font-style-asian="normal" style:font-weight-asian="normal" style:font-style-complex="normal" style:font-weight-complex="normal"/>
    </style:style>
    <style:style style:name="T309" style:family="text">
      <style:text-properties fo:font-style="normal" style:text-underline-style="none" fo:font-weight="normal" officeooo:rsid="00b78174" style:font-style-asian="normal" style:font-weight-asian="normal" style:font-style-complex="normal" style:font-weight-complex="normal"/>
    </style:style>
    <style:style style:name="T310" style:family="text">
      <style:text-properties fo:font-style="normal" style:text-underline-style="none" fo:font-weight="normal" officeooo:rsid="00bb9deb" style:font-style-asian="normal" style:font-weight-asian="normal" style:font-style-complex="normal" style:font-weight-complex="normal"/>
    </style:style>
    <style:style style:name="T311" style:family="text">
      <style:text-properties fo:font-style="normal" style:text-underline-style="none" fo:font-weight="normal" officeooo:rsid="00c3b399" style:font-style-asian="normal" style:font-weight-asian="normal" style:font-style-complex="normal" style:font-weight-complex="normal"/>
    </style:style>
    <style:style style:name="T312" style:family="text">
      <style:text-properties fo:font-style="normal" style:text-underline-style="none" fo:font-weight="normal" officeooo:rsid="00c5d7e0" style:font-style-asian="normal" style:font-weight-asian="normal" style:font-style-complex="normal" style:font-weight-complex="normal"/>
    </style:style>
    <style:style style:name="T313" style:family="text">
      <style:text-properties fo:font-style="normal" style:text-underline-style="none" fo:font-weight="normal" officeooo:rsid="00c679e3" style:font-style-asian="normal" style:font-weight-asian="normal" style:font-style-complex="normal" style:font-weight-complex="normal"/>
    </style:style>
    <style:style style:name="T314" style:family="text">
      <style:text-properties fo:font-style="normal" style:text-underline-style="none" fo:font-weight="normal" officeooo:rsid="00cb4f52" style:font-style-asian="normal" style:font-weight-asian="normal" style:font-style-complex="normal" style:font-weight-complex="normal"/>
    </style:style>
    <style:style style:name="T315" style:family="text">
      <style:text-properties fo:font-style="normal" style:text-underline-style="none" fo:font-weight="normal" officeooo:rsid="00cba513" style:font-style-asian="normal" style:font-weight-asian="normal" style:font-style-complex="normal" style:font-weight-complex="normal"/>
    </style:style>
    <style:style style:name="T316" style:family="text">
      <style:text-properties fo:font-style="normal" style:text-underline-style="none" fo:font-weight="normal" officeooo:rsid="00cceb1c" style:font-style-asian="normal" style:font-weight-asian="normal" style:font-style-complex="normal" style:font-weight-complex="normal"/>
    </style:style>
    <style:style style:name="T317" style:family="text">
      <style:text-properties fo:font-style="normal" style:text-underline-style="none" fo:font-weight="normal" officeooo:rsid="00cef5f4" style:font-style-asian="normal" style:font-weight-asian="normal" style:font-style-complex="normal" style:font-weight-complex="normal"/>
    </style:style>
    <style:style style:name="T318" style:family="text">
      <style:text-properties fo:font-style="normal" style:text-underline-style="none" fo:font-weight="normal" officeooo:rsid="00cf864b" style:font-style-asian="normal" style:font-weight-asian="normal" style:font-style-complex="normal" style:font-weight-complex="normal"/>
    </style:style>
    <style:style style:name="T319" style:family="text">
      <style:text-properties fo:font-style="normal" style:text-underline-style="none" fo:font-weight="normal" officeooo:rsid="00d0d5e4" style:font-style-asian="normal" style:font-weight-asian="normal" style:font-style-complex="normal" style:font-weight-complex="normal"/>
    </style:style>
    <style:style style:name="T320" style:family="text">
      <style:text-properties fo:font-style="normal" style:text-underline-style="none" fo:font-weight="normal" officeooo:rsid="00d2cf78" style:font-style-asian="normal" style:font-weight-asian="normal" style:font-style-complex="normal" style:font-weight-complex="normal"/>
    </style:style>
    <style:style style:name="T321" style:family="text">
      <style:text-properties fo:font-style="normal" style:text-underline-style="none" fo:font-weight="normal" officeooo:rsid="00d60d91" style:font-style-asian="normal" style:font-weight-asian="normal" style:font-style-complex="normal" style:font-weight-complex="normal"/>
    </style:style>
    <style:style style:name="T322" style:family="text">
      <style:text-properties fo:font-style="normal" style:text-underline-style="none" fo:font-weight="normal" officeooo:rsid="00d73556" style:font-style-asian="normal" style:font-weight-asian="normal" style:font-style-complex="normal" style:font-weight-complex="normal"/>
    </style:style>
    <style:style style:name="T323" style:family="text">
      <style:text-properties fo:font-style="normal" style:text-underline-style="none" fo:font-weight="normal" officeooo:rsid="00e872e4" style:font-style-asian="normal" style:font-weight-asian="normal" style:font-style-complex="normal" style:font-weight-complex="normal"/>
    </style:style>
    <style:style style:name="T324" style:family="text">
      <style:text-properties fo:font-style="normal" style:text-underline-style="none" fo:font-weight="normal" officeooo:rsid="00e8aace" style:font-style-asian="normal" style:font-weight-asian="normal" style:font-style-complex="normal" style:font-weight-complex="normal"/>
    </style:style>
    <style:style style:name="T325" style:family="text">
      <style:text-properties fo:font-style="normal" style:text-underline-style="none" fo:font-weight="normal" officeooo:rsid="00eb4fd5" style:font-style-asian="normal" style:font-weight-asian="normal" style:font-style-complex="normal" style:font-weight-complex="normal"/>
    </style:style>
    <style:style style:name="T326" style:family="text">
      <style:text-properties fo:font-style="normal" style:text-underline-style="none" fo:font-weight="normal" officeooo:rsid="00ec8425" style:font-style-asian="normal" style:font-weight-asian="normal" style:font-style-complex="normal" style:font-weight-complex="normal"/>
    </style:style>
    <style:style style:name="T327" style:family="text">
      <style:text-properties fo:font-style="normal" style:text-underline-style="none" fo:font-weight="normal" officeooo:rsid="00fa4d9d" style:font-style-asian="normal" style:font-weight-asian="normal" style:font-style-complex="normal" style:font-weight-complex="normal"/>
    </style:style>
    <style:style style:name="T328" style:family="text">
      <style:text-properties fo:font-style="normal" style:text-underline-style="none" fo:font-weight="normal" officeooo:rsid="00fae0b4" style:font-style-asian="normal" style:font-weight-asian="normal" style:font-style-complex="normal" style:font-weight-complex="normal"/>
    </style:style>
    <style:style style:name="T329" style:family="text">
      <style:text-properties fo:font-style="normal" style:text-underline-style="none" fo:font-weight="normal" officeooo:rsid="009bb4a1" fo:background-color="#afd095" loext:char-shading-value="0" style:font-style-asian="normal" style:font-weight-asian="normal" style:font-style-complex="normal" style:font-weight-complex="normal"/>
    </style:style>
    <style:style style:name="T330" style:family="text">
      <style:text-properties fo:font-style="normal" style:text-underline-style="none" fo:font-weight="normal" officeooo:rsid="009f3e19" fo:background-color="#ffff00" loext:char-shading-value="0" style:font-style-asian="normal" style:font-weight-asian="normal" style:font-style-complex="normal" style:font-weight-complex="normal"/>
    </style:style>
    <style:style style:name="T331" style:family="text">
      <style:text-properties fo:font-style="normal" style:text-underline-style="none" fo:font-weight="bold" officeooo:rsid="009bb4a1" fo:background-color="#afd095" loext:char-shading-value="0" style:font-style-asian="normal" style:font-weight-asian="bold" style:font-style-complex="normal" style:font-weight-complex="bold"/>
    </style:style>
    <style:style style:name="T33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33" style:family="text">
      <style:text-properties fo:font-style="normal" style:text-underline-style="none" fo:font-weight="bold" officeooo:rsid="00a480fe" style:font-style-asian="normal" style:font-weight-asian="bold" style:font-style-complex="normal" style:font-weight-complex="bold"/>
    </style:style>
    <style:style style:name="T334" style:family="text">
      <style:text-properties fo:font-style="normal" style:text-underline-style="none" fo:font-weight="bold" officeooo:rsid="00cceb1c" style:font-style-asian="normal" style:font-weight-asian="bold" style:font-style-complex="normal" style:font-weight-complex="bold"/>
    </style:style>
    <style:style style:name="T335" style:family="text">
      <style:text-properties fo:font-style="normal" style:text-underline-style="none" fo:font-weight="bold" officeooo:rsid="00cba513" style:font-style-asian="normal" style:font-weight-asian="bold" style:font-style-complex="normal" style:font-weight-complex="bold"/>
    </style:style>
    <style:style style:name="T336" style:family="text">
      <style:text-properties fo:font-style="normal" style:text-underline-style="none" fo:font-weight="bold" officeooo:rsid="00cf864b" style:font-style-asian="normal" style:font-weight-asian="bold" style:font-style-complex="normal" style:font-weight-complex="bold"/>
    </style:style>
    <style:style style:name="T337" style:family="text">
      <style:text-properties fo:font-style="normal" style:text-underline-style="none" fo:font-weight="bold" officeooo:rsid="009bb4a1" fo:background-color="#ffff00" loext:char-shading-value="0" style:font-style-asian="normal" style:font-weight-asian="bold" style:font-style-complex="normal" style:font-weight-complex="bold"/>
    </style:style>
    <style:style style:name="T338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39" style:family="text">
      <style:text-properties fo:font-style="normal" style:text-underline-style="solid" style:text-underline-width="auto" style:text-underline-color="font-color" fo:font-weight="normal" officeooo:rsid="009f3e19" style:font-style-asian="normal" style:font-weight-asian="normal" style:font-style-complex="normal" style:font-weight-complex="normal"/>
    </style:style>
    <style:style style:name="T340" style:family="text">
      <style:text-properties fo:font-style="normal" style:text-underline-style="solid" style:text-underline-width="auto" style:text-underline-color="font-color" fo:font-weight="normal" officeooo:rsid="00ae16b9" style:font-style-asian="normal" style:font-weight-asian="normal" style:font-style-complex="normal" style:font-weight-complex="normal"/>
    </style:style>
    <style:style style:name="T341" style:family="text">
      <style:text-properties fo:font-style="normal" style:text-underline-style="solid" style:text-underline-width="auto" style:text-underline-color="font-color" fo:font-weight="normal" officeooo:rsid="00b3e8ca" style:font-style-asian="normal" style:font-weight-asian="normal" style:font-style-complex="normal" style:font-weight-complex="normal"/>
    </style:style>
    <style:style style:name="T342" style:family="text">
      <style:text-properties fo:font-style="normal" style:text-underline-style="solid" style:text-underline-width="auto" style:text-underline-color="font-color" fo:font-weight="normal" officeooo:rsid="00bb9deb" style:font-style-asian="normal" style:font-weight-asian="normal" style:font-style-complex="normal" style:font-weight-complex="normal"/>
    </style:style>
    <style:style style:name="T343" style:family="text">
      <style:text-properties fo:font-style="normal" style:text-underline-style="solid" style:text-underline-width="auto" style:text-underline-color="font-color" fo:font-weight="normal" officeooo:rsid="00c3b399" style:font-style-asian="normal" style:font-weight-asian="normal" style:font-style-complex="normal" style:font-weight-complex="normal"/>
    </style:style>
    <style:style style:name="T344" style:family="text">
      <style:text-properties fo:font-style="normal" style:text-underline-style="solid" style:text-underline-width="auto" style:text-underline-color="font-color" fo:font-weight="normal" officeooo:rsid="00df274e" style:font-style-asian="normal" style:font-weight-asian="normal" style:font-style-complex="normal" style:font-weight-complex="normal"/>
    </style:style>
    <style:style style:name="T34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7" style:family="text">
      <style:text-properties fo:font-style="normal" fo:font-weight="normal" officeooo:rsid="00c679e3" style:font-style-asian="normal" style:font-weight-asian="normal" style:font-style-complex="normal" style:font-weight-complex="normal"/>
    </style:style>
    <style:style style:name="T348" style:family="text">
      <style:text-properties fo:font-style="normal" fo:font-weight="normal" officeooo:rsid="00c98c6c" style:font-style-asian="normal" style:font-weight-asian="normal" style:font-style-complex="normal" style:font-weight-complex="normal"/>
    </style:style>
    <style:style style:name="T349" style:family="text">
      <style:text-properties fo:font-style="normal" fo:font-weight="normal" officeooo:rsid="00c3b399" style:font-style-asian="normal" style:font-weight-asian="normal" style:font-style-complex="normal" style:font-weight-complex="normal"/>
    </style:style>
    <style:style style:name="T350" style:family="text">
      <style:text-properties fo:font-style="normal" fo:font-weight="normal" officeooo:rsid="00d2cf78" style:font-style-asian="normal" style:font-weight-asian="normal" style:font-style-complex="normal" style:font-weight-complex="normal"/>
    </style:style>
    <style:style style:name="T351" style:family="text">
      <style:text-properties fo:font-style="normal" fo:font-weight="normal" officeooo:rsid="00cf864b" style:font-style-asian="normal" style:font-weight-asian="normal" style:font-style-complex="normal" style:font-weight-complex="normal"/>
    </style:style>
    <style:style style:name="T352" style:family="text">
      <style:text-properties fo:font-style="normal" fo:font-weight="normal" officeooo:rsid="00d448ec" style:font-style-asian="normal" style:font-weight-asian="normal" style:font-style-complex="normal" style:font-weight-complex="normal"/>
    </style:style>
    <style:style style:name="T353" style:family="text">
      <style:text-properties fo:font-style="normal" fo:font-weight="normal" officeooo:rsid="00d73556" style:font-style-asian="normal" style:font-weight-asian="normal" style:font-style-complex="normal" style:font-weight-complex="normal"/>
    </style:style>
    <style:style style:name="T354" style:family="text">
      <style:text-properties fo:font-style="normal" fo:font-weight="normal" officeooo:rsid="00d9bff9" style:font-style-asian="normal" style:font-weight-asian="normal" style:font-style-complex="normal" style:font-weight-complex="normal"/>
    </style:style>
    <style:style style:name="T355" style:family="text">
      <style:text-properties fo:font-style="normal" fo:font-weight="normal" officeooo:rsid="00dadf8a" style:font-style-asian="normal" style:font-weight-asian="normal" style:font-style-complex="normal" style:font-weight-complex="normal"/>
    </style:style>
    <style:style style:name="T356" style:family="text">
      <style:text-properties fo:font-style="normal" fo:font-weight="normal" officeooo:rsid="00dc5de7" style:font-style-asian="normal" style:font-weight-asian="normal" style:font-style-complex="normal" style:font-weight-complex="normal"/>
    </style:style>
    <style:style style:name="T357" style:family="text">
      <style:text-properties fo:font-style="normal" fo:font-weight="normal" officeooo:rsid="00ddd5bc" style:font-style-asian="normal" style:font-weight-asian="normal" style:font-style-complex="normal" style:font-weight-complex="normal"/>
    </style:style>
    <style:style style:name="T358" style:family="text">
      <style:text-properties fo:font-style="normal" fo:font-weight="normal" officeooo:rsid="00df274e" style:font-style-asian="normal" style:font-weight-asian="normal" style:font-style-complex="normal" style:font-weight-complex="normal"/>
    </style:style>
    <style:style style:name="T359" style:family="text">
      <style:text-properties fo:font-style="normal" fo:font-weight="normal" officeooo:rsid="00dff459" style:font-style-asian="normal" style:font-weight-asian="normal" style:font-style-complex="normal" style:font-weight-complex="normal"/>
    </style:style>
    <style:style style:name="T360" style:family="text">
      <style:text-properties fo:font-style="normal" fo:font-weight="normal" officeooo:rsid="00e1e822" style:font-style-asian="normal" style:font-weight-asian="normal" style:font-style-complex="normal" style:font-weight-complex="normal"/>
    </style:style>
    <style:style style:name="T361" style:family="text">
      <style:text-properties fo:font-style="normal" fo:font-weight="normal" officeooo:rsid="00e7296a" style:font-style-asian="normal" style:font-weight-asian="normal" style:font-style-complex="normal" style:font-weight-complex="normal"/>
    </style:style>
    <style:style style:name="T362" style:family="text">
      <style:text-properties fo:font-style="normal" fo:font-weight="normal" officeooo:rsid="00e810b9" style:font-style-asian="normal" style:font-weight-asian="normal" style:font-style-complex="normal" style:font-weight-complex="normal"/>
    </style:style>
    <style:style style:name="T363" style:family="text">
      <style:text-properties fo:font-style="normal" fo:font-weight="normal" officeooo:rsid="00e824c9" style:font-style-asian="normal" style:font-weight-asian="normal" style:font-style-complex="normal" style:font-weight-complex="normal"/>
    </style:style>
    <style:style style:name="T364" style:family="text">
      <style:text-properties fo:font-style="normal" fo:font-weight="normal" officeooo:rsid="00e872e4" style:font-style-asian="normal" style:font-weight-asian="normal" style:font-style-complex="normal" style:font-weight-complex="normal"/>
    </style:style>
    <style:style style:name="T365" style:family="text">
      <style:text-properties fo:font-style="normal" fo:font-weight="normal" officeooo:rsid="00e8aace" style:font-style-asian="normal" style:font-weight-asian="normal" style:font-style-complex="normal" style:font-weight-complex="normal"/>
    </style:style>
    <style:style style:name="T366" style:family="text">
      <style:text-properties fo:font-style="normal" fo:font-weight="normal" officeooo:rsid="00eb4fd5" style:font-style-asian="normal" style:font-weight-asian="normal" style:font-style-complex="normal" style:font-weight-complex="normal"/>
    </style:style>
    <style:style style:name="T367" style:family="text">
      <style:text-properties fo:font-style="normal" fo:font-weight="normal" officeooo:rsid="00f1669f" style:font-style-asian="normal" style:font-weight-asian="normal" style:font-style-complex="normal" style:font-weight-complex="normal"/>
    </style:style>
    <style:style style:name="T368" style:family="text">
      <style:text-properties fo:font-style="normal" fo:font-weight="normal" officeooo:rsid="00f25fa4" style:font-style-asian="normal" style:font-weight-asian="normal" style:font-style-complex="normal" style:font-weight-complex="normal"/>
    </style:style>
    <style:style style:name="T369" style:family="text">
      <style:text-properties fo:font-style="normal" fo:font-weight="normal" officeooo:rsid="00f3a3cd" style:font-style-asian="normal" style:font-weight-asian="normal" style:font-style-complex="normal" style:font-weight-complex="normal"/>
    </style:style>
    <style:style style:name="T370" style:family="text">
      <style:text-properties fo:font-style="normal" fo:font-weight="normal" officeooo:rsid="00f45621" style:font-style-asian="normal" style:font-weight-asian="normal" style:font-style-complex="normal" style:font-weight-complex="normal"/>
    </style:style>
    <style:style style:name="T371" style:family="text">
      <style:text-properties fo:font-style="normal" fo:font-weight="normal" officeooo:rsid="00f79d2d" style:font-style-asian="normal" style:font-weight-asian="normal" style:font-style-complex="normal" style:font-weight-complex="normal"/>
    </style:style>
    <style:style style:name="T372" style:family="text">
      <style:text-properties fo:font-style="normal" fo:font-weight="normal" officeooo:rsid="00fa09d4" style:font-style-asian="normal" style:font-weight-asian="normal" style:font-style-complex="normal" style:font-weight-complex="normal"/>
    </style:style>
    <style:style style:name="T373" style:family="text">
      <style:text-properties fo:font-style="normal" fo:font-weight="normal" officeooo:rsid="00fa4d9d" style:font-style-asian="normal" style:font-weight-asian="normal" style:font-style-complex="normal" style:font-weight-complex="normal"/>
    </style:style>
    <style:style style:name="T374" style:family="text">
      <style:text-properties fo:font-style="normal" fo:font-weight="normal" officeooo:rsid="00fae0b4" style:font-style-asian="normal" style:font-weight-asian="normal" style:font-style-complex="normal" style:font-weight-complex="normal"/>
    </style:style>
    <style:style style:name="T375" style:family="text">
      <style:text-properties fo:font-style="normal" fo:font-weight="normal" officeooo:rsid="00d9bff9" fo:background-color="#ffff00" loext:char-shading-value="0" style:font-style-asian="normal" style:font-weight-asian="normal" style:font-style-complex="normal" style:font-weight-complex="normal"/>
    </style:style>
    <style:style style:name="T376" style:family="text">
      <style:text-properties fo:font-style="normal" fo:font-weight="bold" style:font-style-asian="normal" style:font-weight-asian="bold" style:font-style-complex="normal" style:font-weight-complex="bold"/>
    </style:style>
    <style:style style:name="T377" style:family="text">
      <style:text-properties fo:font-style="normal" fo:font-weight="bold" officeooo:rsid="00d9bff9" style:font-style-asian="normal" style:font-weight-asian="bold" style:font-style-complex="normal" style:font-weight-complex="bold"/>
    </style:style>
    <style:style style:name="T378" style:family="text">
      <style:text-properties fo:font-style="normal" fo:font-weight="bold" officeooo:rsid="00dff459" style:font-style-asian="normal" style:font-weight-asian="bold" style:font-style-complex="normal" style:font-weight-complex="bold"/>
    </style:style>
    <style:style style:name="T379" style:family="text">
      <style:text-properties fo:font-style="normal" fo:font-weight="bold" officeooo:rsid="00fae0b4" style:font-style-asian="normal" style:font-weight-asian="bold" style:font-style-complex="normal" style:font-weight-complex="bold"/>
    </style:style>
    <style:style style:name="T380" style:family="text">
      <style:text-properties fo:font-style="normal" fo:font-weight="bold" fo:background-color="#ffff00" loext:char-shading-value="0" style:font-style-asian="normal" style:font-weight-asian="bold" style:font-style-complex="normal" style:font-weight-complex="bold"/>
    </style:style>
    <style:style style:name="T381" style:family="text">
      <style:text-properties fo:font-style="normal" fo:font-weight="bold" officeooo:rsid="00d9bff9" fo:background-color="#ffff00" loext:char-shading-value="0" style:font-style-asian="normal" style:font-weight-asian="bold" style:font-style-complex="normal" style:font-weight-complex="bold"/>
    </style:style>
    <style:style style:name="T382" style:family="text">
      <style:text-properties fo:background-color="#afd095" loext:char-shading-value="0"/>
    </style:style>
    <style:style style:name="T383" style:family="text">
      <style:text-properties style:text-position="super 58%" fo:font-weight="normal" style:font-weight-asian="normal" style:font-weight-complex="normal"/>
    </style:style>
    <style:style style:name="T384" style:family="text">
      <style:text-properties officeooo:rsid="009f3e19"/>
    </style:style>
    <style:style style:name="T385" style:family="text">
      <style:text-properties officeooo:rsid="00a016f9"/>
    </style:style>
    <style:style style:name="T386" style:family="text">
      <style:text-properties officeooo:rsid="00a7e42b"/>
    </style:style>
    <style:style style:name="T387" style:family="text">
      <style:text-properties officeooo:rsid="00a8bfb1"/>
    </style:style>
    <style:style style:name="T388" style:family="text">
      <style:text-properties officeooo:rsid="00adf7bb"/>
    </style:style>
    <style:style style:name="T389" style:family="text">
      <style:text-properties officeooo:rsid="00ae16b9"/>
    </style:style>
    <style:style style:name="T390" style:family="text">
      <style:text-properties officeooo:rsid="00b15e23"/>
    </style:style>
    <style:style style:name="T391" style:family="text">
      <style:text-properties officeooo:rsid="00b3e8ca"/>
    </style:style>
    <style:style style:name="T392" style:family="text">
      <style:text-properties officeooo:rsid="00b84fcb"/>
    </style:style>
    <style:style style:name="T393" style:family="text">
      <style:text-properties officeooo:rsid="00bb9deb"/>
    </style:style>
    <style:style style:name="T394" style:family="text">
      <style:text-properties officeooo:rsid="00be3920"/>
    </style:style>
    <style:style style:name="T395" style:family="text">
      <style:text-properties style:use-window-font-color="true" loext:opacity="0%" fo:background-color="transparent" loext:char-shading-value="0"/>
    </style:style>
    <style:style style:name="T396" style:family="text">
      <style:text-properties style:use-window-font-color="true" loext:opacity="0%" style:text-line-through-style="none" style:text-line-through-type="none" fo:font-size="12pt" fo:font-style="normal" style:text-underline-style="none" fo:font-weight="normal" officeooo:rsid="0219d5e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97" style:family="text">
      <style:text-properties style:use-window-font-color="true" loext:opacity="0%" style:text-line-through-style="none" style:text-line-through-type="none" fo:font-size="12pt" fo:font-style="normal" style:text-underline-style="none" fo:font-weight="normal" officeooo:rsid="021b2de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98" style:family="text">
      <style:text-properties style:use-window-font-color="true" loext:opacity="0%" style:text-line-through-style="none" style:text-line-through-type="none" fo:font-size="12pt" fo:font-style="normal" style:text-underline-style="none" fo:font-weight="normal" officeooo:rsid="02249aa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99" style:family="text">
      <style:text-properties style:use-window-font-color="true" loext:opacity="0%" style:text-line-through-style="none" style:text-line-through-type="none" fo:font-size="12pt" fo:font-style="normal" style:text-underline-style="none" fo:font-weight="normal" officeooo:rsid="02267fd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00" style:family="text">
      <style:text-properties style:use-window-font-color="true" loext:opacity="0%" style:text-line-through-style="none" style:text-line-through-type="none" fo:font-size="12pt" fo:font-style="normal" style:text-underline-style="none" fo:font-weight="normal" officeooo:rsid="0226a69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01" style:family="text">
      <style:text-properties style:use-window-font-color="true" loext:opacity="0%" style:text-line-through-style="none" style:text-line-through-type="none" fo:font-size="12pt" fo:font-style="normal" style:text-underline-style="none" fo:font-weight="normal" officeooo:rsid="0226a694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402" style:family="text"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1b2de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03" style:family="text"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1c4a8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04" style:family="text"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1e8f6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05" style:family="text"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1fe1b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06" style:family="text"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22f5f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07" style:family="text"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267fd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08" style:family="text">
      <style:text-properties style:use-window-font-color="true" loext:opacity="0%" style:text-line-through-style="none" style:text-line-through-type="none" fo:font-size="12pt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09" style:family="text">
      <style:text-properties style:use-window-font-color="true" loext:opacity="0%" style:text-line-through-style="none" style:text-line-through-type="none" fo:font-size="12pt" fo:font-style="normal" fo:font-weight="normal" officeooo:rsid="021b2de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10" style:family="text">
      <style:text-properties style:use-window-font-color="true" loext:opacity="0%" style:text-line-through-style="none" style:text-line-through-type="none" fo:font-size="12pt" fo:font-style="normal" fo:font-weight="normal" officeooo:rsid="021c4a8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11" style:family="text">
      <style:text-properties style:use-window-font-color="true" loext:opacity="0%" style:text-line-through-style="none" style:text-line-through-type="none" fo:font-size="12pt" fo:font-style="normal" fo:font-weight="normal" officeooo:rsid="021e8f6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12" style:family="text">
      <style:text-properties style:use-window-font-color="true" loext:opacity="0%" style:text-line-through-style="none" style:text-line-through-type="none" fo:font-size="12pt" fo:font-style="normal" fo:font-weight="normal" officeooo:rsid="021fe1b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13" style:family="text">
      <style:text-properties style:use-window-font-color="true" loext:opacity="0%" style:text-line-through-style="none" style:text-line-through-type="none" fo:font-size="12pt" fo:font-style="normal" fo:font-weight="normal" officeooo:rsid="0222f5f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14" style:family="text">
      <style:text-properties style:use-window-font-color="true" loext:opacity="0%" style:text-line-through-style="none" style:text-line-through-type="none" fo:font-size="12pt" fo:font-style="normal" fo:font-weight="normal" officeooo:rsid="02249aa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15" style:family="text">
      <style:text-properties style:use-window-font-color="true" loext:opacity="0%" style:text-line-through-style="none" style:text-line-through-type="none" fo:font-size="12pt" fo:font-style="normal" fo:font-weight="normal" officeooo:rsid="021b2dee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416" style:family="text">
      <style:text-properties style:use-window-font-color="true" loext:opacity="0%" style:text-line-through-style="none" style:text-line-through-type="none" fo:font-size="12pt" fo:font-style="normal" fo:font-weight="normal" officeooo:rsid="021c4a88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417" style:family="text">
      <style:text-properties style:use-window-font-color="true" loext:opacity="0%" style:text-line-through-style="none" style:text-line-through-type="none" fo:font-size="12pt" fo:font-style="normal" fo:font-weight="normal" officeooo:rsid="021e8f62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418" style:family="text">
      <style:text-properties style:use-window-font-color="true" loext:opacity="0%" style:text-line-through-style="none" style:text-line-through-type="none" fo:font-size="12pt" fo:font-style="normal" fo:font-weight="normal" officeooo:rsid="021fe1bd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419" style:family="text">
      <style:text-properties style:use-window-font-color="true" loext:opacity="0%" style:text-line-through-style="none" style:text-line-through-type="none" fo:font-size="12pt" fo:font-style="normal" fo:font-weight="normal" officeooo:rsid="0222f5f9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420" style:family="text">
      <style:text-properties style:use-window-font-color="true" loext:opacity="0%" style:text-line-through-style="none" style:text-line-through-type="none" fo:font-size="12pt" fo:font-style="normal" fo:font-weight="normal" officeooo:rsid="02249aaa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421" style:family="text">
      <style:text-properties style:use-window-font-color="true" loext:opacity="0%" style:text-line-through-style="none" style:text-line-through-type="none" fo:font-size="12pt" fo:font-style="normal" fo:font-weight="bold" officeooo:rsid="021c4a88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22" style:family="text">
      <style:text-properties style:use-window-font-color="true" loext:opacity="0%" style:text-line-through-style="none" style:text-line-through-type="none" fo:font-size="12pt" fo:font-style="normal" fo:font-weight="bold" officeooo:rsid="021e8f62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23" style:family="text">
      <style:text-properties style:use-window-font-color="true" loext:opacity="0%" style:text-line-through-style="none" style:text-line-through-type="none" fo:font-size="12pt" fo:font-style="normal" fo:font-weight="bold" officeooo:rsid="021fe1b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24" style:family="text">
      <style:text-properties style:use-window-font-color="true" loext:opacity="0%" style:text-line-through-style="none" style:text-line-through-type="none" fo:font-size="12pt" fo:font-style="normal" fo:font-weight="bold" officeooo:rsid="021e8f62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425" style:family="text">
      <style:text-properties style:use-window-font-color="true" loext:opacity="0%" style:text-line-through-style="none" style:text-line-through-type="none" fo:font-size="12pt" fo:font-style="normal" fo:font-weight="bold" officeooo:rsid="021fe1bd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426" style:family="text">
      <style:text-properties style:use-window-font-color="true" loext:opacity="0%" style:text-line-through-style="none" style:text-line-through-type="none" fo:font-size="12pt" fo:font-style="normal" fo:font-weight="bold" officeooo:rsid="021c4a88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427" style:family="text">
      <style:text-properties style:use-window-font-color="true" loext:opacity="0%" style:text-line-through-style="none" style:text-line-through-type="none" fo:font-size="12pt" fo:font-style="normal" fo:font-weight="bold" officeooo:rsid="021b2dee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428" style:family="text">
      <style:text-properties style:use-window-font-color="true" loext:opacity="0%" style:text-line-through-style="none" style:text-line-through-type="none" fo:font-size="12pt" fo:font-style="normal" fo:font-weight="bold" officeooo:rsid="0222f5f9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429" style:family="text">
      <style:text-properties style:use-window-font-color="true" loext:opacity="0%" style:text-line-through-style="none" style:text-line-through-type="none" fo:font-size="12pt" fo:font-style="normal" fo:font-weight="bold" officeooo:rsid="02249aaa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430" style:family="text">
      <style:text-properties officeooo:rsid="00c0c229"/>
    </style:style>
    <style:style style:name="T431" style:family="text">
      <style:text-properties officeooo:rsid="00c202fb"/>
    </style:style>
    <style:style style:name="T432" style:family="text">
      <style:text-properties fo:font-style="italic" style:text-underline-style="none" fo:font-weight="normal" officeooo:rsid="00ed3f29" style:font-style-asian="italic" style:font-weight-asian="normal" style:font-style-complex="italic" style:font-weight-complex="normal"/>
    </style:style>
    <style:style style:name="T433" style:family="text">
      <style:text-properties fo:font-style="italic" style:text-underline-style="none" fo:font-weight="bold" officeooo:rsid="005faf60" style:font-style-asian="italic" style:font-weight-asian="bold" style:font-style-complex="italic" style:font-weight-complex="bold"/>
    </style:style>
    <style:style style:name="T434" style:family="text">
      <style:text-properties fo:font-style="italic" style:font-style-asian="italic" style:font-style-complex="italic"/>
    </style:style>
    <style:style style:name="T435" style:family="text">
      <style:text-properties fo:font-style="italic" officeooo:rsid="01923c1b" style:font-style-asian="italic" style:font-style-complex="italic"/>
    </style:style>
    <style:style style:name="T436" style:family="text">
      <style:text-properties style:text-line-through-style="none" style:text-line-through-type="none" style:text-underline-style="none" fo:font-weight="normal" fo:background-color="transparent" loext:char-shading-value="0" style:font-weight-asian="normal" style:font-weight-complex="normal"/>
    </style:style>
    <style:style style:name="T437" style:family="text">
      <style:text-properties style:text-line-through-style="none" style:text-line-through-type="none" style:text-underline-style="none" fo:font-weight="normal" officeooo:rsid="008ebbbc" fo:background-color="transparent" loext:char-shading-value="0" style:font-weight-asian="normal" style:font-weight-complex="normal"/>
    </style:style>
    <style:style style:name="T438" style:family="text">
      <style:text-properties style:text-line-through-style="none" style:text-line-through-type="none" style:text-underline-style="none" fo:font-weight="normal" officeooo:rsid="008afbdc" fo:background-color="transparent" loext:char-shading-value="0" style:font-weight-asian="normal" style:font-weight-complex="normal"/>
    </style:style>
    <style:style style:name="T439" style:family="text">
      <style:text-properties style:text-line-through-style="none" style:text-line-through-type="none" style:text-underline-style="none" fo:font-weight="normal" officeooo:rsid="008b5f13" fo:background-color="transparent" loext:char-shading-value="0" style:font-weight-asian="normal" style:font-weight-complex="normal"/>
    </style:style>
    <style:style style:name="T440" style:family="text">
      <style:text-properties style:text-line-through-style="none" style:text-line-through-type="none" style:text-underline-style="none" fo:font-weight="normal" officeooo:rsid="008dfce4" fo:background-color="transparent" loext:char-shading-value="0" style:font-weight-asian="normal" style:font-weight-complex="normal"/>
    </style:style>
    <style:style style:name="T441" style:family="text">
      <style:text-properties style:text-line-through-style="none" style:text-line-through-type="none" style:text-underline-style="none" fo:font-weight="normal" officeooo:rsid="008fd1f8" fo:background-color="transparent" loext:char-shading-value="0" style:font-weight-asian="normal" style:font-weight-complex="normal"/>
    </style:style>
    <style:style style:name="T442" style:family="text">
      <style:text-properties style:text-line-through-style="none" style:text-line-through-type="none" style:text-underline-style="none" fo:font-weight="bold" officeooo:rsid="008afbdc" fo:background-color="transparent" loext:char-shading-value="0" style:font-weight-asian="bold" style:font-weight-complex="bold"/>
    </style:style>
    <style:style style:name="T443" style:family="text">
      <style:text-properties style:text-line-through-style="none" style:text-line-through-type="none" style:text-underline-style="none" fo:font-weight="bold" officeooo:rsid="008dfce4" fo:background-color="transparent" loext:char-shading-value="0" style:font-weight-asian="bold" style:font-weight-complex="bold"/>
    </style:style>
    <style:style style:name="T444" style:family="text">
      <style:text-properties style:text-line-through-style="none" style:text-line-through-type="none" style:text-underline-style="none" fo:font-weight="bold" officeooo:rsid="008b5f13" fo:background-color="#ffff00" loext:char-shading-value="0" style:font-weight-asian="bold" style:font-weight-complex="bold"/>
    </style:style>
    <style:style style:name="T445" style:family="text">
      <style:text-properties style:text-line-through-style="none" style:text-line-through-type="none" style:text-underline-style="none" fo:font-weight="bold" officeooo:rsid="008dfce4" fo:background-color="#afd095" loext:char-shading-value="0" style:font-weight-asian="bold" style:font-weight-complex="bold"/>
    </style:style>
    <style:style style:name="T446" style:family="text">
      <style:text-properties style:text-line-through-style="none" style:text-line-through-type="none" style:text-underline-style="none" fo:font-weight="bold" officeooo:rsid="008ebbbc" fo:background-color="#ffb66c" loext:char-shading-value="0" style:font-weight-asian="bold" style:font-weight-complex="bold"/>
    </style:style>
    <style:style style:name="T447" style:family="text">
      <style:text-properties style:text-line-through-style="none" style:text-line-through-type="none" style:text-underline-style="none" officeooo:rsid="008afbdc" fo:background-color="transparent" loext:char-shading-value="0"/>
    </style:style>
    <style:style style:name="T448" style:family="text">
      <style:text-properties style:text-line-through-style="none" style:text-line-through-type="none"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449" style:family="text">
      <style:text-properties style:text-line-through-style="none" style:text-line-through-type="none" fo:font-style="normal" style:text-underline-style="none" fo:font-weight="normal" officeooo:rsid="008ebbbc" fo:background-color="transparent" loext:char-shading-value="0" style:font-style-asian="normal" style:font-weight-asian="normal" style:font-style-complex="normal" style:font-weight-complex="normal"/>
    </style:style>
    <style:style style:name="T450" style:family="text">
      <style:text-properties style:text-line-through-style="none" style:text-line-through-type="none" fo:font-style="normal" style:text-underline-style="none" fo:font-weight="normal" officeooo:rsid="0113f26b" fo:background-color="transparent" loext:char-shading-value="0" style:font-style-asian="normal" style:font-weight-asian="normal" style:font-style-complex="normal" style:font-weight-complex="normal"/>
    </style:style>
    <style:style style:name="T451" style:family="text">
      <style:text-properties style:text-line-through-style="none" style:text-line-through-type="none" fo:font-style="normal" style:text-underline-style="none" fo:font-weight="normal" officeooo:rsid="01152657" fo:background-color="transparent" loext:char-shading-value="0" style:font-style-asian="normal" style:font-weight-asian="normal" style:font-style-complex="normal" style:font-weight-complex="normal"/>
    </style:style>
    <style:style style:name="T452" style:family="text">
      <style:text-properties style:text-line-through-style="none" style:text-line-through-type="none" fo:font-style="normal" style:text-underline-style="none" fo:font-weight="normal" officeooo:rsid="01153358" fo:background-color="transparent" loext:char-shading-value="0" style:font-style-asian="normal" style:font-weight-asian="normal" style:font-style-complex="normal" style:font-weight-complex="normal"/>
    </style:style>
    <style:style style:name="T453" style:family="text">
      <style:text-properties style:text-line-through-style="none" style:text-line-through-type="none" fo:font-style="normal" style:text-underline-style="none" fo:font-weight="normal" officeooo:rsid="011671e3" fo:background-color="transparent" loext:char-shading-value="0" style:font-style-asian="normal" style:font-weight-asian="normal" style:font-style-complex="normal" style:font-weight-complex="normal"/>
    </style:style>
    <style:style style:name="T454" style:family="text">
      <style:text-properties style:text-line-through-style="none" style:text-line-through-type="none" fo:font-style="normal" style:text-underline-style="none" fo:font-weight="normal" officeooo:rsid="0116e0a7" fo:background-color="transparent" loext:char-shading-value="0" style:font-style-asian="normal" style:font-weight-asian="normal" style:font-style-complex="normal" style:font-weight-complex="normal"/>
    </style:style>
    <style:style style:name="T455" style:family="text">
      <style:text-properties style:text-line-through-style="none" style:text-line-through-type="none" fo:font-style="normal" style:text-underline-style="none" fo:font-weight="normal" officeooo:rsid="01193081" fo:background-color="transparent" loext:char-shading-value="0" style:font-style-asian="normal" style:font-weight-asian="normal" style:font-style-complex="normal" style:font-weight-complex="normal"/>
    </style:style>
    <style:style style:name="T456" style:family="text">
      <style:text-properties style:text-line-through-style="none" style:text-line-through-type="none" fo:font-style="normal" style:text-underline-style="none" fo:font-weight="normal" officeooo:rsid="01197f18" fo:background-color="transparent" loext:char-shading-value="0" style:font-style-asian="normal" style:font-weight-asian="normal" style:font-style-complex="normal" style:font-weight-complex="normal"/>
    </style:style>
    <style:style style:name="T457" style:family="text">
      <style:text-properties style:text-line-through-style="none" style:text-line-through-type="none" fo:font-style="normal" style:text-underline-style="none" fo:font-weight="normal" officeooo:rsid="011b69e3" fo:background-color="transparent" loext:char-shading-value="0" style:font-style-asian="normal" style:font-weight-asian="normal" style:font-style-complex="normal" style:font-weight-complex="normal"/>
    </style:style>
    <style:style style:name="T458" style:family="text">
      <style:text-properties style:text-line-through-style="none" style:text-line-through-type="none" fo:font-style="normal" style:text-underline-style="none" fo:font-weight="normal" officeooo:rsid="011c5d98" fo:background-color="transparent" loext:char-shading-value="0" style:font-style-asian="normal" style:font-weight-asian="normal" style:font-style-complex="normal" style:font-weight-complex="normal"/>
    </style:style>
    <style:style style:name="T459" style:family="text">
      <style:text-properties style:text-line-through-style="none" style:text-line-through-type="none" fo:font-style="normal" style:text-underline-style="none" fo:font-weight="normal" officeooo:rsid="0120db37" fo:background-color="transparent" loext:char-shading-value="0" style:font-style-asian="normal" style:font-weight-asian="normal" style:font-style-complex="normal" style:font-weight-complex="normal"/>
    </style:style>
    <style:style style:name="T460" style:family="text">
      <style:text-properties style:text-line-through-style="none" style:text-line-through-type="none" fo:font-style="normal" style:text-underline-style="none" fo:font-weight="normal" officeooo:rsid="01240a64" fo:background-color="transparent" loext:char-shading-value="0" style:font-style-asian="normal" style:font-weight-asian="normal" style:font-style-complex="normal" style:font-weight-complex="normal"/>
    </style:style>
    <style:style style:name="T461" style:family="text">
      <style:text-properties style:text-line-through-style="none" style:text-line-through-type="none" fo:font-style="normal" style:text-underline-style="none" fo:font-weight="normal" officeooo:rsid="0124ceea" fo:background-color="transparent" loext:char-shading-value="0" style:font-style-asian="normal" style:font-weight-asian="normal" style:font-style-complex="normal" style:font-weight-complex="normal"/>
    </style:style>
    <style:style style:name="T462" style:family="text">
      <style:text-properties style:text-line-through-style="none" style:text-line-through-type="none" fo:font-style="normal" style:text-underline-style="none" fo:font-weight="normal" officeooo:rsid="012c1522" fo:background-color="transparent" loext:char-shading-value="0" style:font-style-asian="normal" style:font-weight-asian="normal" style:font-style-complex="normal" style:font-weight-complex="normal"/>
    </style:style>
    <style:style style:name="T463" style:family="text">
      <style:text-properties style:text-line-through-style="none" style:text-line-through-type="none" fo:font-style="normal" style:text-underline-style="none" fo:font-weight="normal" officeooo:rsid="0127fe83" fo:background-color="transparent" loext:char-shading-value="0" style:font-style-asian="normal" style:font-weight-asian="normal" style:font-style-complex="normal" style:font-weight-complex="normal"/>
    </style:style>
    <style:style style:name="T464" style:family="text">
      <style:text-properties style:text-line-through-style="none" style:text-line-through-type="none" fo:font-style="normal" style:text-underline-style="none" fo:font-weight="normal" officeooo:rsid="012e1cf7" fo:background-color="transparent" loext:char-shading-value="0" style:font-style-asian="normal" style:font-weight-asian="normal" style:font-style-complex="normal" style:font-weight-complex="normal"/>
    </style:style>
    <style:style style:name="T465" style:family="text">
      <style:text-properties style:text-line-through-style="none" style:text-line-through-type="none" fo:font-style="normal" style:text-underline-style="none" fo:font-weight="normal" officeooo:rsid="012f77cb" fo:background-color="transparent" loext:char-shading-value="0" style:font-style-asian="normal" style:font-weight-asian="normal" style:font-style-complex="normal" style:font-weight-complex="normal"/>
    </style:style>
    <style:style style:name="T466" style:family="text">
      <style:text-properties style:text-line-through-style="none" style:text-line-through-type="none" fo:font-style="normal" style:text-underline-style="none" fo:font-weight="normal" officeooo:rsid="0132cefd" fo:background-color="transparent" loext:char-shading-value="0" style:font-style-asian="normal" style:font-weight-asian="normal" style:font-style-complex="normal" style:font-weight-complex="normal"/>
    </style:style>
    <style:style style:name="T467" style:family="text">
      <style:text-properties style:text-line-through-style="none" style:text-line-through-type="none" fo:font-style="normal" style:text-underline-style="none" fo:font-weight="normal" officeooo:rsid="0133df3a" fo:background-color="transparent" loext:char-shading-value="0" style:font-style-asian="normal" style:font-weight-asian="normal" style:font-style-complex="normal" style:font-weight-complex="normal"/>
    </style:style>
    <style:style style:name="T468" style:family="text">
      <style:text-properties style:text-line-through-style="none" style:text-line-through-type="none" fo:font-style="normal" style:text-underline-style="none" fo:font-weight="normal" officeooo:rsid="0134315a" fo:background-color="transparent" loext:char-shading-value="0" style:font-style-asian="normal" style:font-weight-asian="normal" style:font-style-complex="normal" style:font-weight-complex="normal"/>
    </style:style>
    <style:style style:name="T469" style:family="text">
      <style:text-properties style:text-line-through-style="none" style:text-line-through-type="none" fo:font-style="normal" style:text-underline-style="none" fo:font-weight="normal" officeooo:rsid="0136ba56" fo:background-color="transparent" loext:char-shading-value="0" style:font-style-asian="normal" style:font-weight-asian="normal" style:font-style-complex="normal" style:font-weight-complex="normal"/>
    </style:style>
    <style:style style:name="T470" style:family="text">
      <style:text-properties style:text-line-through-style="none" style:text-line-through-type="none" fo:font-style="normal" style:text-underline-style="none" fo:font-weight="normal" officeooo:rsid="0136f409" fo:background-color="transparent" loext:char-shading-value="0" style:font-style-asian="normal" style:font-weight-asian="normal" style:font-style-complex="normal" style:font-weight-complex="normal"/>
    </style:style>
    <style:style style:name="T471" style:family="text">
      <style:text-properties style:text-line-through-style="none" style:text-line-through-type="none" fo:font-style="normal" style:text-underline-style="none" fo:font-weight="normal" officeooo:rsid="0137906f" fo:background-color="transparent" loext:char-shading-value="0" style:font-style-asian="normal" style:font-weight-asian="normal" style:font-style-complex="normal" style:font-weight-complex="normal"/>
    </style:style>
    <style:style style:name="T472" style:family="text">
      <style:text-properties style:text-line-through-style="none" style:text-line-through-type="none" fo:font-style="normal" style:text-underline-style="none" fo:font-weight="normal" officeooo:rsid="013a946e" fo:background-color="transparent" loext:char-shading-value="0" style:font-style-asian="normal" style:font-weight-asian="normal" style:font-style-complex="normal" style:font-weight-complex="normal"/>
    </style:style>
    <style:style style:name="T473" style:family="text">
      <style:text-properties style:text-line-through-style="none" style:text-line-through-type="none" fo:font-style="normal" style:text-underline-style="none" fo:font-weight="normal" officeooo:rsid="013c6b11" fo:background-color="transparent" loext:char-shading-value="0" style:font-style-asian="normal" style:font-weight-asian="normal" style:font-style-complex="normal" style:font-weight-complex="normal"/>
    </style:style>
    <style:style style:name="T474" style:family="text">
      <style:text-properties style:text-line-through-style="none" style:text-line-through-type="none" fo:font-style="normal" style:text-underline-style="none" fo:font-weight="normal" officeooo:rsid="013fce99" fo:background-color="transparent" loext:char-shading-value="0" style:font-style-asian="normal" style:font-weight-asian="normal" style:font-style-complex="normal" style:font-weight-complex="normal"/>
    </style:style>
    <style:style style:name="T475" style:family="text">
      <style:text-properties style:text-line-through-style="none" style:text-line-through-type="none" fo:font-style="normal" style:text-underline-style="none" fo:font-weight="normal" officeooo:rsid="013e2a9a" fo:background-color="transparent" loext:char-shading-value="0" style:font-style-asian="normal" style:font-weight-asian="normal" style:font-style-complex="normal" style:font-weight-complex="normal"/>
    </style:style>
    <style:style style:name="T476" style:family="text">
      <style:text-properties style:text-line-through-style="none" style:text-line-through-type="none" fo:font-style="normal" style:text-underline-style="none" fo:font-weight="normal" officeooo:rsid="014225b3" fo:background-color="transparent" loext:char-shading-value="0" style:font-style-asian="normal" style:font-weight-asian="normal" style:font-style-complex="normal" style:font-weight-complex="normal"/>
    </style:style>
    <style:style style:name="T477" style:family="text">
      <style:text-properties style:text-line-through-style="none" style:text-line-through-type="none" fo:font-style="normal" style:text-underline-style="none" fo:font-weight="normal" officeooo:rsid="0142e29a" fo:background-color="transparent" loext:char-shading-value="0" style:font-style-asian="normal" style:font-weight-asian="normal" style:font-style-complex="normal" style:font-weight-complex="normal"/>
    </style:style>
    <style:style style:name="T478" style:family="text">
      <style:text-properties style:text-line-through-style="none" style:text-line-through-type="none" fo:font-style="normal" style:text-underline-style="none" fo:font-weight="normal" officeooo:rsid="0143fb1b" fo:background-color="transparent" loext:char-shading-value="0" style:font-style-asian="normal" style:font-weight-asian="normal" style:font-style-complex="normal" style:font-weight-complex="normal"/>
    </style:style>
    <style:style style:name="T479" style:family="text">
      <style:text-properties style:text-line-through-style="none" style:text-line-through-type="none" fo:font-style="normal" style:text-underline-style="none" fo:font-weight="normal" officeooo:rsid="01606e8f" fo:background-color="transparent" loext:char-shading-value="0" style:font-style-asian="normal" style:font-weight-asian="normal" style:font-style-complex="normal" style:font-weight-complex="normal"/>
    </style:style>
    <style:style style:name="T480" style:family="text">
      <style:text-properties style:text-line-through-style="none" style:text-line-through-type="none" fo:font-style="normal" style:text-underline-style="none" fo:font-weight="normal" officeooo:rsid="016cef21" fo:background-color="transparent" loext:char-shading-value="0" style:font-style-asian="normal" style:font-weight-asian="normal" style:font-style-complex="normal" style:font-weight-complex="normal"/>
    </style:style>
    <style:style style:name="T481" style:family="text">
      <style:text-properties style:text-line-through-style="none" style:text-line-through-type="none" fo:font-style="normal" style:text-underline-style="none" fo:font-weight="normal" officeooo:rsid="016feda8" fo:background-color="transparent" loext:char-shading-value="0" style:font-style-asian="normal" style:font-weight-asian="normal" style:font-style-complex="normal" style:font-weight-complex="normal"/>
    </style:style>
    <style:style style:name="T482" style:family="text">
      <style:text-properties style:text-line-through-style="none" style:text-line-through-type="none" fo:font-style="normal" style:text-underline-style="none" fo:font-weight="normal" officeooo:rsid="01702129" fo:background-color="transparent" loext:char-shading-value="0" style:font-style-asian="normal" style:font-weight-asian="normal" style:font-style-complex="normal" style:font-weight-complex="normal"/>
    </style:style>
    <style:style style:name="T483" style:family="text">
      <style:text-properties style:text-line-through-style="none" style:text-line-through-type="none" fo:font-style="normal" style:text-underline-style="none" fo:font-weight="normal" officeooo:rsid="01710283" fo:background-color="transparent" loext:char-shading-value="0" style:font-style-asian="normal" style:font-weight-asian="normal" style:font-style-complex="normal" style:font-weight-complex="normal"/>
    </style:style>
    <style:style style:name="T484" style:family="text">
      <style:text-properties style:text-line-through-style="none" style:text-line-through-type="none" fo:font-style="normal" style:text-underline-style="none" fo:font-weight="normal" officeooo:rsid="017814b2" fo:background-color="transparent" loext:char-shading-value="0" style:font-style-asian="normal" style:font-weight-asian="normal" style:font-style-complex="normal" style:font-weight-complex="normal"/>
    </style:style>
    <style:style style:name="T485" style:family="text">
      <style:text-properties style:text-line-through-style="none" style:text-line-through-type="none" fo:font-style="normal" style:text-underline-style="none" fo:font-weight="normal" officeooo:rsid="01798b6f" fo:background-color="transparent" loext:char-shading-value="0" style:font-style-asian="normal" style:font-weight-asian="normal" style:font-style-complex="normal" style:font-weight-complex="normal"/>
    </style:style>
    <style:style style:name="T486" style:family="text">
      <style:text-properties style:text-line-through-style="none" style:text-line-through-type="none" fo:font-style="normal" style:text-underline-style="none" fo:font-weight="normal" officeooo:rsid="017bdf91" fo:background-color="transparent" loext:char-shading-value="0" style:font-style-asian="normal" style:font-weight-asian="normal" style:font-style-complex="normal" style:font-weight-complex="normal"/>
    </style:style>
    <style:style style:name="T487" style:family="text">
      <style:text-properties style:text-line-through-style="none" style:text-line-through-type="none" fo:font-style="normal" style:text-underline-style="none" fo:font-weight="normal" officeooo:rsid="0195a5c7" fo:background-color="transparent" loext:char-shading-value="0" style:font-style-asian="normal" style:font-weight-asian="normal" style:font-style-complex="normal" style:font-weight-complex="normal"/>
    </style:style>
    <style:style style:name="T488" style:family="text">
      <style:text-properties style:text-line-through-style="none" style:text-line-through-type="none" fo:font-style="normal" style:text-underline-style="none" fo:font-weight="normal" fo:background-color="#ffff00" loext:char-shading-value="0" style:font-style-asian="normal" style:font-weight-asian="normal" style:font-style-complex="normal" style:font-weight-complex="normal"/>
    </style:style>
    <style:style style:name="T489" style:family="text">
      <style:text-properties style:text-line-through-style="none" style:text-line-through-type="none" fo:font-style="normal" style:text-underline-style="none" fo:font-weight="normal" officeooo:rsid="0113f26b" fo:background-color="#ffff00" loext:char-shading-value="0" style:font-style-asian="normal" style:font-weight-asian="normal" style:font-style-complex="normal" style:font-weight-complex="normal"/>
    </style:style>
    <style:style style:name="T490" style:family="text">
      <style:text-properties style:text-line-through-style="none" style:text-line-through-type="none" fo:font-style="normal" style:text-underline-style="none" fo:font-weight="normal" officeooo:rsid="01152657" fo:background-color="#ffff00" loext:char-shading-value="0" style:font-style-asian="normal" style:font-weight-asian="normal" style:font-style-complex="normal" style:font-weight-complex="normal"/>
    </style:style>
    <style:style style:name="T491" style:family="text">
      <style:text-properties style:text-line-through-style="none" style:text-line-through-type="none" fo:font-style="normal" style:text-underline-style="none" fo:font-weight="normal" officeooo:rsid="01197f18" fo:background-color="#ffff00" loext:char-shading-value="0" style:font-style-asian="normal" style:font-weight-asian="normal" style:font-style-complex="normal" style:font-weight-complex="normal"/>
    </style:style>
    <style:style style:name="T492" style:family="text">
      <style:text-properties style:text-line-through-style="none" style:text-line-through-type="none" fo:font-style="normal" style:text-underline-style="none" fo:font-weight="normal" officeooo:rsid="012c1522" fo:background-color="#ffff00" loext:char-shading-value="0" style:font-style-asian="normal" style:font-weight-asian="normal" style:font-style-complex="normal" style:font-weight-complex="normal"/>
    </style:style>
    <style:style style:name="T493" style:family="text">
      <style:text-properties style:text-line-through-style="none" style:text-line-through-type="none" fo:font-style="normal" style:text-underline-style="none" fo:font-weight="normal" officeooo:rsid="0131696f" fo:background-color="#ffff00" loext:char-shading-value="0" style:font-style-asian="normal" style:font-weight-asian="normal" style:font-style-complex="normal" style:font-weight-complex="normal"/>
    </style:style>
    <style:style style:name="T494" style:family="text">
      <style:text-properties style:text-line-through-style="none" style:text-line-through-type="none" fo:font-style="normal" style:text-underline-style="none" fo:font-weight="normal" officeooo:rsid="0145ec30" fo:background-color="#ffff00" loext:char-shading-value="0" style:font-style-asian="normal" style:font-weight-asian="normal" style:font-style-complex="normal" style:font-weight-complex="normal"/>
    </style:style>
    <style:style style:name="T495" style:family="text">
      <style:text-properties style:text-line-through-style="none" style:text-line-through-type="none" fo:font-style="normal" style:text-underline-style="none" fo:font-weight="normal" officeooo:rsid="0142e29a" fo:background-color="#ffff00" loext:char-shading-value="0" style:font-style-asian="normal" style:font-weight-asian="normal" style:font-style-complex="normal" style:font-weight-complex="normal"/>
    </style:style>
    <style:style style:name="T496" style:family="text">
      <style:text-properties style:text-line-through-style="none" style:text-line-through-type="none" fo:font-style="normal" style:text-underline-style="none" fo:font-weight="normal" officeooo:rsid="01702129" fo:background-color="#ffff00" loext:char-shading-value="0" style:font-style-asian="normal" style:font-weight-asian="normal" style:font-style-complex="normal" style:font-weight-complex="normal"/>
    </style:style>
    <style:style style:name="T497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498" style:family="text">
      <style:text-properties style:text-line-through-style="none" style:text-line-through-type="none" fo:font-style="normal" style:text-underline-style="none" fo:font-weight="normal" officeooo:rsid="0149cf82" style:font-style-asian="normal" style:font-weight-asian="normal" style:font-style-complex="normal" style:font-weight-complex="normal"/>
    </style:style>
    <style:style style:name="T499" style:family="text">
      <style:text-properties style:text-line-through-style="none" style:text-line-through-type="none" fo:font-style="normal" style:text-underline-style="none" fo:font-weight="normal" officeooo:rsid="014ab91a" style:font-style-asian="normal" style:font-weight-asian="normal" style:font-style-complex="normal" style:font-weight-complex="normal"/>
    </style:style>
    <style:style style:name="T500" style:family="text">
      <style:text-properties style:text-line-through-style="none" style:text-line-through-type="none" fo:font-style="normal" style:text-underline-style="none" fo:font-weight="normal" officeooo:rsid="01c7b921" style:font-style-asian="normal" style:font-weight-asian="normal" style:font-style-complex="normal" style:font-weight-complex="normal"/>
    </style:style>
    <style:style style:name="T501" style:family="text">
      <style:text-properties style:text-line-through-style="none" style:text-line-through-type="none" fo:font-style="normal" style:text-underline-style="none" fo:font-weight="normal" officeooo:rsid="01c8a93c" style:font-style-asian="normal" style:font-weight-asian="normal" style:font-style-complex="normal" style:font-weight-complex="normal"/>
    </style:style>
    <style:style style:name="T502" style:family="text">
      <style:text-properties style:text-line-through-style="none" style:text-line-through-type="none" fo:font-style="normal" style:text-underline-style="none" fo:font-weight="normal" officeooo:rsid="01ca3473" style:font-style-asian="normal" style:font-weight-asian="normal" style:font-style-complex="normal" style:font-weight-complex="normal"/>
    </style:style>
    <style:style style:name="T503" style:family="text">
      <style:text-properties style:text-line-through-style="none" style:text-line-through-type="none" fo:font-style="normal" style:text-underline-style="none" fo:font-weight="normal" officeooo:rsid="01d7f701" style:font-style-asian="normal" style:font-weight-asian="normal" style:font-style-complex="normal" style:font-weight-complex="normal"/>
    </style:style>
    <style:style style:name="T504" style:family="text">
      <style:text-properties style:text-line-through-style="none" style:text-line-through-type="none" fo:font-style="normal" style:text-underline-style="none" fo:font-weight="normal" officeooo:rsid="01db5c7f" style:font-style-asian="normal" style:font-weight-asian="normal" style:font-style-complex="normal" style:font-weight-complex="normal"/>
    </style:style>
    <style:style style:name="T505" style:family="text">
      <style:text-properties style:text-line-through-style="none" style:text-line-through-type="none" fo:font-style="normal" style:text-underline-style="none" fo:font-weight="normal" officeooo:rsid="01ddf547" style:font-style-asian="normal" style:font-weight-asian="normal" style:font-style-complex="normal" style:font-weight-complex="normal"/>
    </style:style>
    <style:style style:name="T506" style:family="text">
      <style:text-properties style:text-line-through-style="none" style:text-line-through-type="none" fo:font-style="normal" style:text-underline-style="none" fo:font-weight="normal" officeooo:rsid="01dfd21b" style:font-style-asian="normal" style:font-weight-asian="normal" style:font-style-complex="normal" style:font-weight-complex="normal"/>
    </style:style>
    <style:style style:name="T507" style:family="text">
      <style:text-properties style:text-line-through-style="none" style:text-line-through-type="none" fo:font-style="normal" style:text-underline-style="none" fo:font-weight="normal" officeooo:rsid="01e0f286" style:font-style-asian="normal" style:font-weight-asian="normal" style:font-style-complex="normal" style:font-weight-complex="normal"/>
    </style:style>
    <style:style style:name="T508" style:family="text">
      <style:text-properties style:text-line-through-style="none" style:text-line-through-type="none" fo:font-style="normal" style:text-underline-style="none" fo:font-weight="normal" officeooo:rsid="01e30471" style:font-style-asian="normal" style:font-weight-asian="normal" style:font-style-complex="normal" style:font-weight-complex="normal"/>
    </style:style>
    <style:style style:name="T509" style:family="text">
      <style:text-properties style:text-line-through-style="none" style:text-line-through-type="none" fo:font-style="normal" style:text-underline-style="none" fo:font-weight="bold" fo:background-color="transparent" loext:char-shading-value="0" style:font-style-asian="normal" style:font-weight-asian="bold" style:font-style-complex="normal" style:font-weight-complex="bold"/>
    </style:style>
    <style:style style:name="T510" style:family="text">
      <style:text-properties style:text-line-through-style="none" style:text-line-through-type="none" fo:font-style="normal" style:text-underline-style="none" fo:font-weight="bold" officeooo:rsid="008ebbbc" fo:background-color="transparent" loext:char-shading-value="0" style:font-style-asian="normal" style:font-weight-asian="bold" style:font-style-complex="normal" style:font-weight-complex="bold"/>
    </style:style>
    <style:style style:name="T511" style:family="text">
      <style:text-properties style:text-line-through-style="none" style:text-line-through-type="none" fo:font-style="normal" style:text-underline-style="none" fo:font-weight="bold" officeooo:rsid="01152657" fo:background-color="transparent" loext:char-shading-value="0" style:font-style-asian="normal" style:font-weight-asian="bold" style:font-style-complex="normal" style:font-weight-complex="bold"/>
    </style:style>
    <style:style style:name="T512" style:family="text">
      <style:text-properties style:text-line-through-style="none" style:text-line-through-type="none" fo:font-style="normal" style:text-underline-style="none" fo:font-weight="bold" officeooo:rsid="01153358" fo:background-color="transparent" loext:char-shading-value="0" style:font-style-asian="normal" style:font-weight-asian="bold" style:font-style-complex="normal" style:font-weight-complex="bold"/>
    </style:style>
    <style:style style:name="T513" style:family="text">
      <style:text-properties style:text-line-through-style="none" style:text-line-through-type="none" fo:font-style="normal" style:text-underline-style="none" fo:font-weight="bold" officeooo:rsid="011671e3" fo:background-color="transparent" loext:char-shading-value="0" style:font-style-asian="normal" style:font-weight-asian="bold" style:font-style-complex="normal" style:font-weight-complex="bold"/>
    </style:style>
    <style:style style:name="T514" style:family="text">
      <style:text-properties style:text-line-through-style="none" style:text-line-through-type="none" fo:font-style="normal" style:text-underline-style="none" fo:font-weight="bold" officeooo:rsid="01197f18" fo:background-color="transparent" loext:char-shading-value="0" style:font-style-asian="normal" style:font-weight-asian="bold" style:font-style-complex="normal" style:font-weight-complex="bold"/>
    </style:style>
    <style:style style:name="T515" style:family="text">
      <style:text-properties style:text-line-through-style="none" style:text-line-through-type="none" fo:font-style="normal" style:text-underline-style="none" fo:font-weight="bold" officeooo:rsid="01284f86" fo:background-color="transparent" loext:char-shading-value="0" style:font-style-asian="normal" style:font-weight-asian="bold" style:font-style-complex="normal" style:font-weight-complex="bold"/>
    </style:style>
    <style:style style:name="T516" style:family="text">
      <style:text-properties style:text-line-through-style="none" style:text-line-through-type="none" fo:font-style="normal" style:text-underline-style="none" fo:font-weight="bold" officeooo:rsid="012c1522" fo:background-color="transparent" loext:char-shading-value="0" style:font-style-asian="normal" style:font-weight-asian="bold" style:font-style-complex="normal" style:font-weight-complex="bold"/>
    </style:style>
    <style:style style:name="T517" style:family="text">
      <style:text-properties style:text-line-through-style="none" style:text-line-through-type="none" fo:font-style="normal" style:text-underline-style="none" fo:font-weight="bold" officeooo:rsid="012f77cb" fo:background-color="transparent" loext:char-shading-value="0" style:font-style-asian="normal" style:font-weight-asian="bold" style:font-style-complex="normal" style:font-weight-complex="bold"/>
    </style:style>
    <style:style style:name="T518" style:family="text">
      <style:text-properties style:text-line-through-style="none" style:text-line-through-type="none" fo:font-style="normal" style:text-underline-style="none" fo:font-weight="bold" officeooo:rsid="0134315a" fo:background-color="transparent" loext:char-shading-value="0" style:font-style-asian="normal" style:font-weight-asian="bold" style:font-style-complex="normal" style:font-weight-complex="bold"/>
    </style:style>
    <style:style style:name="T519" style:family="text">
      <style:text-properties style:text-line-through-style="none" style:text-line-through-type="none" fo:font-style="normal" style:text-underline-style="none" fo:font-weight="bold" officeooo:rsid="0136f409" fo:background-color="transparent" loext:char-shading-value="0" style:font-style-asian="normal" style:font-weight-asian="bold" style:font-style-complex="normal" style:font-weight-complex="bold"/>
    </style:style>
    <style:style style:name="T520" style:family="text">
      <style:text-properties style:text-line-through-style="none" style:text-line-through-type="none" fo:font-style="normal" style:text-underline-style="none" fo:font-weight="bold" officeooo:rsid="013fce99" fo:background-color="transparent" loext:char-shading-value="0" style:font-style-asian="normal" style:font-weight-asian="bold" style:font-style-complex="normal" style:font-weight-complex="bold"/>
    </style:style>
    <style:style style:name="T521" style:family="text">
      <style:text-properties style:text-line-through-style="none" style:text-line-through-type="none" fo:font-style="normal" style:text-underline-style="none" fo:font-weight="bold" officeooo:rsid="0149c345" fo:background-color="transparent" loext:char-shading-value="0" style:font-style-asian="normal" style:font-weight-asian="bold" style:font-style-complex="normal" style:font-weight-complex="bold"/>
    </style:style>
    <style:style style:name="T522" style:family="text">
      <style:text-properties style:text-line-through-style="none" style:text-line-through-type="none" fo:font-style="normal" style:text-underline-style="none" fo:font-weight="bold" officeooo:rsid="01702129" fo:background-color="transparent" loext:char-shading-value="0" style:font-style-asian="normal" style:font-weight-asian="bold" style:font-style-complex="normal" style:font-weight-complex="bold"/>
    </style:style>
    <style:style style:name="T523" style:family="text">
      <style:text-properties style:text-line-through-style="none" style:text-line-through-type="none" fo:font-style="normal" style:text-underline-style="none" fo:font-weight="bold" officeooo:rsid="01710283" fo:background-color="transparent" loext:char-shading-value="0" style:font-style-asian="normal" style:font-weight-asian="bold" style:font-style-complex="normal" style:font-weight-complex="bold"/>
    </style:style>
    <style:style style:name="T524" style:family="text">
      <style:text-properties style:text-line-through-style="none" style:text-line-through-type="none" fo:font-style="normal" style:text-underline-style="none" fo:font-weight="bold" officeooo:rsid="0172b950" fo:background-color="transparent" loext:char-shading-value="0" style:font-style-asian="normal" style:font-weight-asian="bold" style:font-style-complex="normal" style:font-weight-complex="bold"/>
    </style:style>
    <style:style style:name="T525" style:family="text">
      <style:text-properties style:text-line-through-style="none" style:text-line-through-type="none" fo:font-style="normal" style:text-underline-style="none" fo:font-weight="bold" officeooo:rsid="01798b6f" fo:background-color="transparent" loext:char-shading-value="0" style:font-style-asian="normal" style:font-weight-asian="bold" style:font-style-complex="normal" style:font-weight-complex="bold"/>
    </style:style>
    <style:style style:name="T526" style:family="text">
      <style:text-properties style:text-line-through-style="none" style:text-line-through-type="none" fo:font-style="normal" style:text-underline-style="none" fo:font-weight="bold" fo:background-color="#ffff00" loext:char-shading-value="0" style:font-style-asian="normal" style:font-weight-asian="bold" style:font-style-complex="normal" style:font-weight-complex="bold"/>
    </style:style>
    <style:style style:name="T527" style:family="text">
      <style:text-properties style:text-line-through-style="none" style:text-line-through-type="none" fo:font-style="normal" style:text-underline-style="none" fo:font-weight="bold" officeooo:rsid="011214d5" fo:background-color="#ffff00" loext:char-shading-value="0" style:font-style-asian="normal" style:font-weight-asian="bold" style:font-style-complex="normal" style:font-weight-complex="bold"/>
    </style:style>
    <style:style style:name="T528" style:family="text">
      <style:text-properties style:text-line-through-style="none" style:text-line-through-type="none" fo:font-style="normal" style:text-underline-style="none" fo:font-weight="bold" officeooo:rsid="01240a64" fo:background-color="#ffff00" loext:char-shading-value="0" style:font-style-asian="normal" style:font-weight-asian="bold" style:font-style-complex="normal" style:font-weight-complex="bold"/>
    </style:style>
    <style:style style:name="T529" style:family="text">
      <style:text-properties style:text-line-through-style="none" style:text-line-through-type="none" fo:font-style="normal" style:text-underline-style="none" fo:font-weight="bold" officeooo:rsid="0134315a" fo:background-color="#ffff00" loext:char-shading-value="0" style:font-style-asian="normal" style:font-weight-asian="bold" style:font-style-complex="normal" style:font-weight-complex="bold"/>
    </style:style>
    <style:style style:name="T530" style:family="text">
      <style:text-properties style:text-line-through-style="none" style:text-line-through-type="none" fo:font-style="normal" style:text-underline-style="none" fo:font-weight="bold" officeooo:rsid="0136f409" fo:background-color="#ffff00" loext:char-shading-value="0" style:font-style-asian="normal" style:font-weight-asian="bold" style:font-style-complex="normal" style:font-weight-complex="bold"/>
    </style:style>
    <style:style style:name="T531" style:family="text">
      <style:text-properties style:text-line-through-style="none" style:text-line-through-type="none" fo:font-style="normal" style:text-underline-style="none" fo:font-weight="bold" officeooo:rsid="013e2a9a" fo:background-color="#ffff00" loext:char-shading-value="0" style:font-style-asian="normal" style:font-weight-asian="bold" style:font-style-complex="normal" style:font-weight-complex="bold"/>
    </style:style>
    <style:style style:name="T532" style:family="text">
      <style:text-properties style:text-line-through-style="none" style:text-line-through-type="none" fo:font-style="normal" style:text-underline-style="none" fo:font-weight="bold" officeooo:rsid="013fce99" fo:background-color="#ffff00" loext:char-shading-value="0" style:font-style-asian="normal" style:font-weight-asian="bold" style:font-style-complex="normal" style:font-weight-complex="bold"/>
    </style:style>
    <style:style style:name="T533" style:family="text">
      <style:text-properties style:text-line-through-style="none" style:text-line-through-type="none" fo:font-style="normal" style:text-underline-style="none" fo:font-weight="bold" officeooo:rsid="017ef37f" fo:background-color="#ffff00" loext:char-shading-value="0" style:font-style-asian="normal" style:font-weight-asian="bold" style:font-style-complex="normal" style:font-weight-complex="bold"/>
    </style:style>
    <style:style style:name="T534" style:family="text">
      <style:text-properties style:text-line-through-style="none" style:text-line-through-type="none" fo:font-style="normal" style:text-underline-style="none" fo:font-weight="bold" style:font-style-asian="normal" style:font-weight-asian="bold" style:font-style-complex="normal" style:font-weight-complex="bold"/>
    </style:style>
    <style:style style:name="T535" style:family="text">
      <style:text-properties style:text-line-through-style="none" style:text-line-through-type="none" fo:font-style="normal" style:text-underline-style="none" fo:font-weight="bold" officeooo:rsid="01c7b921" style:font-style-asian="normal" style:font-weight-asian="bold" style:font-style-complex="normal" style:font-weight-complex="bold"/>
    </style:style>
    <style:style style:name="T536" style:family="text">
      <style:text-properties style:text-line-through-style="none" style:text-line-through-type="none" fo:font-style="normal" style:text-underline-style="none" fo:font-weight="bold" officeooo:rsid="01c8a93c" style:font-style-asian="normal" style:font-weight-asian="bold" style:font-style-complex="normal" style:font-weight-complex="bold"/>
    </style:style>
    <style:style style:name="T537" style:family="text">
      <style:text-properties style:text-line-through-style="none" style:text-line-through-type="none" fo:font-style="normal" style:text-underline-style="none" fo:font-weight="bold" officeooo:rsid="01d7f701" style:font-style-asian="normal" style:font-weight-asian="bold" style:font-style-complex="normal" style:font-weight-complex="bold"/>
    </style:style>
    <style:style style:name="T538" style:family="text">
      <style:text-properties style:text-line-through-style="none" style:text-line-through-type="none" fo:font-style="normal" style:text-underline-style="none" fo:font-weight="bold" officeooo:rsid="01ddf547" style:font-style-asian="normal" style:font-weight-asian="bold" style:font-style-complex="normal" style:font-weight-complex="bold"/>
    </style:style>
    <style:style style:name="T539" style:family="text">
      <style:text-properties style:text-line-through-style="none" style:text-line-through-type="none" fo:font-style="normal" style:text-underline-style="none" fo:font-weight="bold" officeooo:rsid="01e0f286" style:font-style-asian="normal" style:font-weight-asian="bold" style:font-style-complex="normal" style:font-weight-complex="bold"/>
    </style:style>
    <style:style style:name="T540" style:family="text">
      <style:text-properties style:text-line-through-style="none" style:text-line-through-type="none" fo:font-style="normal" style:text-underline-style="none" fo:background-color="transparent" loext:char-shading-value="0" style:font-style-asian="normal" style:font-style-complex="normal"/>
    </style:style>
    <style:style style:name="T541" style:family="text">
      <style:text-properties style:text-line-through-style="none" style:text-line-through-type="none" fo:font-style="normal" style:text-underline-style="none" officeooo:rsid="01710283" fo:background-color="transparent" loext:char-shading-value="0" style:font-style-asian="normal" style:font-style-complex="normal"/>
    </style:style>
    <style:style style:name="T542" style:family="text">
      <style:text-properties style:text-line-through-style="none" style:text-line-through-type="none" fo:font-style="normal" style:text-underline-style="none" officeooo:rsid="0175e6ef" fo:background-color="transparent" loext:char-shading-value="0" style:font-style-asian="normal" style:font-style-complex="normal"/>
    </style:style>
    <style:style style:name="T543" style:family="text">
      <style:text-properties style:text-line-through-style="none" style:text-line-through-type="none" fo:font-style="normal" style:text-underline-style="none" officeooo:rsid="017ef37f" fo:background-color="transparent" loext:char-shading-value="0" style:font-style-asian="normal" style:font-style-complex="normal"/>
    </style:style>
    <style:style style:name="T544" style:family="text">
      <style:text-properties style:text-line-through-style="none" style:text-line-through-type="none" fo:font-style="normal" fo:background-color="transparent" loext:char-shading-value="0" style:font-style-asian="normal" style:font-style-complex="normal"/>
    </style:style>
    <style:style style:name="T545" style:family="text">
      <style:text-properties style:text-line-through-style="none" style:text-line-through-type="none" fo:font-style="normal" officeooo:rsid="01796ae6" fo:background-color="transparent" loext:char-shading-value="0" style:font-style-asian="normal" style:font-style-complex="normal"/>
    </style:style>
    <style:style style:name="T546" style:family="text">
      <style:text-properties style:text-line-through-style="none" style:text-line-through-type="none" fo:font-style="normal" officeooo:rsid="0180b67f" fo:background-color="transparent" loext:char-shading-value="0" style:font-style-asian="normal" style:font-style-complex="normal"/>
    </style:style>
    <style:style style:name="T547" style:family="text">
      <style:text-properties style:text-line-through-style="none" style:text-line-through-type="none" fo:font-style="normal" officeooo:rsid="017ef37f" fo:background-color="transparent" loext:char-shading-value="0" style:font-style-asian="normal" style:font-style-complex="normal"/>
    </style:style>
    <style:style style:name="T548" style:family="text">
      <style:text-properties style:text-line-through-style="none" style:text-line-through-type="none" fo:font-style="normal" officeooo:rsid="0182b608" fo:background-color="transparent" loext:char-shading-value="0" style:font-style-asian="normal" style:font-style-complex="normal"/>
    </style:style>
    <style:style style:name="T549" style:family="text">
      <style:text-properties style:text-line-through-style="none" style:text-line-through-type="none" fo:font-style="normal" officeooo:rsid="01859aec" fo:background-color="transparent" loext:char-shading-value="0" style:font-style-asian="normal" style:font-style-complex="normal"/>
    </style:style>
    <style:style style:name="T550" style:family="text">
      <style:text-properties style:text-line-through-style="none" style:text-line-through-type="none" fo:font-style="normal" officeooo:rsid="0187b1cb" fo:background-color="transparent" loext:char-shading-value="0" style:font-style-asian="normal" style:font-style-complex="normal"/>
    </style:style>
    <style:style style:name="T551" style:family="text">
      <style:text-properties style:text-line-through-style="none" style:text-line-through-type="none" fo:font-style="normal" style:text-underline-style="solid" style:text-underline-width="auto" style:text-underline-color="font-color" fo:font-weight="bold" fo:background-color="transparent" loext:char-shading-value="0" style:font-style-asian="normal" style:font-weight-asian="bold" style:font-style-complex="normal" style:font-weight-complex="bold"/>
    </style:style>
    <style:style style:name="T552" style:family="text">
      <style:text-properties style:text-line-through-style="none" style:text-line-through-type="none" fo:font-style="normal" style:text-underline-style="solid" style:text-underline-width="auto" style:text-underline-color="font-color" fo:font-weight="bold" officeooo:rsid="01235a3a" fo:background-color="transparent" loext:char-shading-value="0" style:font-style-asian="normal" style:font-weight-asian="bold" style:font-style-complex="normal" style:font-weight-complex="bold"/>
    </style:style>
    <style:style style:name="T553" style:family="text">
      <style:text-properties style:text-line-through-style="none" style:text-line-through-type="none" fo:font-style="normal" style:text-underline-style="solid" style:text-underline-width="auto" style:text-underline-color="font-color" fo:font-weight="bold" officeooo:rsid="012e1cf7" fo:background-color="transparent" loext:char-shading-value="0" style:font-style-asian="normal" style:font-weight-asian="bold" style:font-style-complex="normal" style:font-weight-complex="bold"/>
    </style:style>
    <style:style style:name="T554" style:family="text">
      <style:text-properties style:text-line-through-style="none" style:text-line-through-type="none" fo:font-style="normal" style:text-underline-style="solid" style:text-underline-width="auto" style:text-underline-color="font-color" fo:font-weight="bold" officeooo:rsid="0150a224" style:font-style-asian="normal" style:font-weight-asian="bold" style:font-style-complex="normal" style:font-weight-complex="bold"/>
    </style:style>
    <style:style style:name="T555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fo:background-color="transparent" loext:char-shading-value="0" style:font-style-asian="normal" style:font-weight-asian="normal" style:font-style-complex="normal" style:font-weight-complex="normal"/>
    </style:style>
    <style:style style:name="T556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152657" fo:background-color="transparent" loext:char-shading-value="0" style:font-style-asian="normal" style:font-weight-asian="normal" style:font-style-complex="normal" style:font-weight-complex="normal"/>
    </style:style>
    <style:style style:name="T557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1671e3" fo:background-color="transparent" loext:char-shading-value="0" style:font-style-asian="normal" style:font-weight-asian="normal" style:font-style-complex="normal" style:font-weight-complex="normal"/>
    </style:style>
    <style:style style:name="T558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197f18" fo:background-color="transparent" loext:char-shading-value="0" style:font-style-asian="normal" style:font-weight-asian="normal" style:font-style-complex="normal" style:font-weight-complex="normal"/>
    </style:style>
    <style:style style:name="T559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1e0b99" fo:background-color="transparent" loext:char-shading-value="0" style:font-style-asian="normal" style:font-weight-asian="normal" style:font-style-complex="normal" style:font-weight-complex="normal"/>
    </style:style>
    <style:style style:name="T560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20db37" fo:background-color="transparent" loext:char-shading-value="0" style:font-style-asian="normal" style:font-weight-asian="normal" style:font-style-complex="normal" style:font-weight-complex="normal"/>
    </style:style>
    <style:style style:name="T561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23e662" fo:background-color="transparent" loext:char-shading-value="0" style:font-style-asian="normal" style:font-weight-asian="normal" style:font-style-complex="normal" style:font-weight-complex="normal"/>
    </style:style>
    <style:style style:name="T562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25edc0" fo:background-color="transparent" loext:char-shading-value="0" style:font-style-asian="normal" style:font-weight-asian="normal" style:font-style-complex="normal" style:font-weight-complex="normal"/>
    </style:style>
    <style:style style:name="T563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2c1522" fo:background-color="transparent" loext:char-shading-value="0" style:font-style-asian="normal" style:font-weight-asian="normal" style:font-style-complex="normal" style:font-weight-complex="normal"/>
    </style:style>
    <style:style style:name="T564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2e1cf7" fo:background-color="transparent" loext:char-shading-value="0" style:font-style-asian="normal" style:font-weight-asian="normal" style:font-style-complex="normal" style:font-weight-complex="normal"/>
    </style:style>
    <style:style style:name="T565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3277e1" fo:background-color="transparent" loext:char-shading-value="0" style:font-style-asian="normal" style:font-weight-asian="normal" style:font-style-complex="normal" style:font-weight-complex="normal"/>
    </style:style>
    <style:style style:name="T566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32cefd" fo:background-color="transparent" loext:char-shading-value="0" style:font-style-asian="normal" style:font-weight-asian="normal" style:font-style-complex="normal" style:font-weight-complex="normal"/>
    </style:style>
    <style:style style:name="T567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36f409" fo:background-color="transparent" loext:char-shading-value="0" style:font-style-asian="normal" style:font-weight-asian="normal" style:font-style-complex="normal" style:font-weight-complex="normal"/>
    </style:style>
    <style:style style:name="T568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3a946e" fo:background-color="transparent" loext:char-shading-value="0" style:font-style-asian="normal" style:font-weight-asian="normal" style:font-style-complex="normal" style:font-weight-complex="normal"/>
    </style:style>
    <style:style style:name="T569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4668fa" fo:background-color="transparent" loext:char-shading-value="0" style:font-style-asian="normal" style:font-weight-asian="normal" style:font-style-complex="normal" style:font-weight-complex="normal"/>
    </style:style>
    <style:style style:name="T570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71450c" fo:background-color="transparent" loext:char-shading-value="0" style:font-style-asian="normal" style:font-weight-asian="normal" style:font-style-complex="normal" style:font-weight-complex="normal"/>
    </style:style>
    <style:style style:name="T571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572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4ab91a" style:font-style-asian="normal" style:font-weight-asian="normal" style:font-style-complex="normal" style:font-weight-complex="normal"/>
    </style:style>
    <style:style style:name="T573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50a224" style:font-style-asian="normal" style:font-weight-asian="normal" style:font-style-complex="normal" style:font-weight-complex="normal"/>
    </style:style>
    <style:style style:name="T574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c7fbb5" style:font-style-asian="normal" style:font-weight-asian="normal" style:font-style-complex="normal" style:font-weight-complex="normal"/>
    </style:style>
    <style:style style:name="T575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cb7670" style:font-style-asian="normal" style:font-weight-asian="normal" style:font-style-complex="normal" style:font-weight-complex="normal"/>
    </style:style>
    <style:style style:name="T576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d087f5" style:font-style-asian="normal" style:font-weight-asian="normal" style:font-style-complex="normal" style:font-weight-complex="normal"/>
    </style:style>
    <style:style style:name="T577" style:family="text">
      <style:text-properties style:text-line-through-style="none" style:text-line-through-type="none" fo:font-style="normal" style:text-underline-style="solid" style:text-underline-width="auto" style:text-underline-color="font-color" officeooo:rsid="01530c78" style:font-style-asian="normal" style:font-style-complex="normal"/>
    </style:style>
    <style:style style:name="T578" style:family="text">
      <style:text-properties style:text-line-through-style="none" style:text-line-through-type="none" fo:font-style="normal" style:text-underline-style="solid" style:text-underline-width="auto" style:text-underline-color="font-color" officeooo:rsid="0153637b" style:font-style-asian="normal" style:font-style-complex="normal"/>
    </style:style>
    <style:style style:name="T579" style:family="text">
      <style:text-properties style:text-line-through-style="none" style:text-line-through-type="none" fo:font-style="normal" style:text-underline-style="solid" style:text-underline-width="auto" style:text-underline-color="font-color" officeooo:rsid="0153637b" fo:background-color="#ffff00" loext:char-shading-value="0" style:font-style-asian="normal" style:font-style-complex="normal"/>
    </style:style>
    <style:style style:name="T580" style:family="text">
      <style:text-properties style:text-line-through-style="none" style:text-line-through-type="none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581" style:family="text">
      <style:text-properties style:text-line-through-style="none" style:text-line-through-type="none" fo:font-style="normal" fo:font-weight="bold" officeooo:rsid="01240a64" fo:background-color="transparent" loext:char-shading-value="0" style:font-style-asian="normal" style:font-weight-asian="bold" style:font-style-complex="normal" style:font-weight-complex="bold"/>
    </style:style>
    <style:style style:name="T582" style:family="text">
      <style:text-properties style:text-line-through-style="none" style:text-line-through-type="none" fo:font-style="normal" fo:font-weight="bold" fo:background-color="#ffff00" loext:char-shading-value="0" style:font-style-asian="normal" style:font-weight-asian="bold" style:font-style-complex="normal" style:font-weight-complex="bold"/>
    </style:style>
    <style:style style:name="T583" style:family="text">
      <style:text-properties style:text-line-through-style="none" style:text-line-through-type="none" fo:font-style="normal" fo:font-weight="bold" officeooo:rsid="0149c345" fo:background-color="#ffff00" loext:char-shading-value="0" style:font-style-asian="normal" style:font-weight-asian="bold" style:font-style-complex="normal" style:font-weight-complex="bold"/>
    </style:style>
    <style:style style:name="T584" style:family="text">
      <style:text-properties style:text-line-through-style="none" style:text-line-through-type="none" fo:font-style="normal" fo:font-weight="bold" officeooo:rsid="0153637b" fo:background-color="#ffff00" loext:char-shading-value="0" style:font-style-asian="normal" style:font-weight-asian="bold" style:font-style-complex="normal" style:font-weight-complex="bold"/>
    </style:style>
    <style:style style:name="T585" style:family="text">
      <style:text-properties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T586" style:family="text">
      <style:text-properties style:text-line-through-style="none" style:text-line-through-type="none" fo:font-style="normal" fo:font-weight="bold" officeooo:rsid="0151c1fb" style:font-style-asian="normal" style:font-weight-asian="bold" style:font-style-complex="normal" style:font-weight-complex="bold"/>
    </style:style>
    <style:style style:name="T587" style:family="text">
      <style:text-properties style:text-line-through-style="none" style:text-line-through-type="none" fo:font-style="normal" fo:font-weight="bold" officeooo:rsid="01530c78" style:font-style-asian="normal" style:font-weight-asian="bold" style:font-style-complex="normal" style:font-weight-complex="bold"/>
    </style:style>
    <style:style style:name="T588" style:family="text">
      <style:text-properties style:text-line-through-style="none" style:text-line-through-type="none" fo:font-style="normal" fo:font-weight="bold" officeooo:rsid="0153637b" style:font-style-asian="normal" style:font-weight-asian="bold" style:font-style-complex="normal" style:font-weight-complex="bold"/>
    </style:style>
    <style:style style:name="T589" style:family="text">
      <style:text-properties style:text-line-through-style="none" style:text-line-through-type="none" fo:font-style="normal" fo:font-weight="bold" officeooo:rsid="01859aec" fo:background-color="#afd095" loext:char-shading-value="0" style:font-style-asian="normal" style:font-weight-asian="bold" style:font-style-complex="normal" style:font-weight-complex="bold"/>
    </style:style>
    <style:style style:name="T590" style:family="text">
      <style:text-properties style:text-line-through-style="none" style:text-line-through-type="none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591" style:family="text">
      <style:text-properties style:text-line-through-style="none" style:text-line-through-type="none" fo:font-style="normal" fo:font-weight="normal" officeooo:rsid="010d2213" fo:background-color="transparent" loext:char-shading-value="0" style:font-style-asian="normal" style:font-weight-asian="normal" style:font-style-complex="normal" style:font-weight-complex="normal"/>
    </style:style>
    <style:style style:name="T592" style:family="text">
      <style:text-properties style:text-line-through-style="none" style:text-line-through-type="none" fo:font-style="normal" fo:font-weight="normal" officeooo:rsid="011b69e3" fo:background-color="transparent" loext:char-shading-value="0" style:font-style-asian="normal" style:font-weight-asian="normal" style:font-style-complex="normal" style:font-weight-complex="normal"/>
    </style:style>
    <style:style style:name="T593" style:family="text">
      <style:text-properties style:text-line-through-style="none" style:text-line-through-type="none" fo:font-style="normal" fo:font-weight="normal" officeooo:rsid="0122b493" fo:background-color="transparent" loext:char-shading-value="0" style:font-style-asian="normal" style:font-weight-asian="normal" style:font-style-complex="normal" style:font-weight-complex="normal"/>
    </style:style>
    <style:style style:name="T594" style:family="text">
      <style:text-properties style:text-line-through-style="none" style:text-line-through-type="none" fo:font-style="normal" fo:font-weight="normal" officeooo:rsid="0123e662" fo:background-color="transparent" loext:char-shading-value="0" style:font-style-asian="normal" style:font-weight-asian="normal" style:font-style-complex="normal" style:font-weight-complex="normal"/>
    </style:style>
    <style:style style:name="T595" style:family="text">
      <style:text-properties style:text-line-through-style="none" style:text-line-through-type="none" fo:font-style="normal" fo:font-weight="normal" officeooo:rsid="01240a64" fo:background-color="transparent" loext:char-shading-value="0" style:font-style-asian="normal" style:font-weight-asian="normal" style:font-style-complex="normal" style:font-weight-complex="normal"/>
    </style:style>
    <style:style style:name="T596" style:family="text">
      <style:text-properties style:text-line-through-style="none" style:text-line-through-type="none" fo:font-style="normal" fo:font-weight="normal" officeooo:rsid="012439f3" fo:background-color="transparent" loext:char-shading-value="0" style:font-style-asian="normal" style:font-weight-asian="normal" style:font-style-complex="normal" style:font-weight-complex="normal"/>
    </style:style>
    <style:style style:name="T597" style:family="text">
      <style:text-properties style:text-line-through-style="none" style:text-line-through-type="none" fo:font-style="normal" fo:font-weight="normal" officeooo:rsid="0124ceea" fo:background-color="transparent" loext:char-shading-value="0" style:font-style-asian="normal" style:font-weight-asian="normal" style:font-style-complex="normal" style:font-weight-complex="normal"/>
    </style:style>
    <style:style style:name="T598" style:family="text">
      <style:text-properties style:text-line-through-style="none" style:text-line-through-type="none" fo:font-style="normal" fo:font-weight="normal" officeooo:rsid="014668fa" fo:background-color="transparent" loext:char-shading-value="0" style:font-style-asian="normal" style:font-weight-asian="normal" style:font-style-complex="normal" style:font-weight-complex="normal"/>
    </style:style>
    <style:style style:name="T599" style:family="text">
      <style:text-properties style:text-line-through-style="none" style:text-line-through-type="none" fo:font-style="normal" fo:font-weight="normal" officeooo:rsid="014841d2" fo:background-color="transparent" loext:char-shading-value="0" style:font-style-asian="normal" style:font-weight-asian="normal" style:font-style-complex="normal" style:font-weight-complex="normal"/>
    </style:style>
    <style:style style:name="T600" style:family="text">
      <style:text-properties style:text-line-through-style="none" style:text-line-through-type="none" fo:font-style="normal" fo:font-weight="normal" officeooo:rsid="0149c345" fo:background-color="transparent" loext:char-shading-value="0" style:font-style-asian="normal" style:font-weight-asian="normal" style:font-style-complex="normal" style:font-weight-complex="normal"/>
    </style:style>
    <style:style style:name="T601" style:family="text">
      <style:text-properties style:text-line-through-style="none" style:text-line-through-type="none" fo:font-style="normal" fo:font-weight="normal" officeooo:rsid="0149c345" fo:background-color="#ffff00" loext:char-shading-value="0" style:font-style-asian="normal" style:font-weight-asian="normal" style:font-style-complex="normal" style:font-weight-complex="normal"/>
    </style:style>
    <style:style style:name="T602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603" style:family="text">
      <style:text-properties style:text-line-through-style="none" style:text-line-through-type="none" fo:font-style="normal" fo:font-weight="normal" officeooo:rsid="014ab91a" style:font-style-asian="normal" style:font-weight-asian="normal" style:font-style-complex="normal" style:font-weight-complex="normal"/>
    </style:style>
    <style:style style:name="T604" style:family="text">
      <style:text-properties style:text-line-through-style="none" style:text-line-through-type="none" fo:font-style="normal" fo:font-weight="normal" officeooo:rsid="014db045" style:font-style-asian="normal" style:font-weight-asian="normal" style:font-style-complex="normal" style:font-weight-complex="normal"/>
    </style:style>
    <style:style style:name="T605" style:family="text">
      <style:text-properties style:text-line-through-style="none" style:text-line-through-type="none" fo:font-style="normal" fo:font-weight="normal" officeooo:rsid="014de342" style:font-style-asian="normal" style:font-weight-asian="normal" style:font-style-complex="normal" style:font-weight-complex="normal"/>
    </style:style>
    <style:style style:name="T606" style:family="text">
      <style:text-properties style:text-line-through-style="none" style:text-line-through-type="none" fo:font-style="normal" fo:font-weight="normal" officeooo:rsid="014fc1ec" style:font-style-asian="normal" style:font-weight-asian="normal" style:font-style-complex="normal" style:font-weight-complex="normal"/>
    </style:style>
    <style:style style:name="T607" style:family="text">
      <style:text-properties style:text-line-through-style="none" style:text-line-through-type="none" fo:font-style="normal" fo:font-weight="normal" officeooo:rsid="01d62234" style:font-style-asian="normal" style:font-weight-asian="normal" style:font-style-complex="normal" style:font-weight-complex="normal"/>
    </style:style>
    <style:style style:name="T608" style:family="text">
      <style:text-properties style:text-line-through-style="none" style:text-line-through-type="none" fo:font-style="normal" style:font-style-asian="normal" style:font-style-complex="normal"/>
    </style:style>
    <style:style style:name="T609" style:family="text">
      <style:text-properties style:text-line-through-style="none" style:text-line-through-type="none" fo:font-style="normal" officeooo:rsid="0150a224" style:font-style-asian="normal" style:font-style-complex="normal"/>
    </style:style>
    <style:style style:name="T610" style:family="text">
      <style:text-properties style:text-line-through-style="none" style:text-line-through-type="none" fo:font-style="normal" officeooo:rsid="0151c1fb" style:font-style-asian="normal" style:font-style-complex="normal"/>
    </style:style>
    <style:style style:name="T611" style:family="text">
      <style:text-properties style:text-line-through-style="none" style:text-line-through-type="none" fo:font-style="normal" officeooo:rsid="01530c78" style:font-style-asian="normal" style:font-style-complex="normal"/>
    </style:style>
    <style:style style:name="T612" style:family="text">
      <style:text-properties style:text-line-through-style="none" style:text-line-through-type="none" fo:font-style="normal" officeooo:rsid="0153637b" style:font-style-asian="normal" style:font-style-complex="normal"/>
    </style:style>
    <style:style style:name="T613" style:family="text">
      <style:text-properties style:text-line-through-style="none" style:text-line-through-type="none" fo:font-style="normal" officeooo:rsid="015bb9c9" style:font-style-asian="normal" style:font-style-complex="normal"/>
    </style:style>
    <style:style style:name="T614" style:family="text">
      <style:text-properties style:text-line-through-style="none" style:text-line-through-type="none" fo:font-style="normal" officeooo:rsid="015da47c" style:font-style-asian="normal" style:font-style-complex="normal"/>
    </style:style>
    <style:style style:name="T615" style:family="text">
      <style:text-properties style:text-line-through-style="none" style:text-line-through-type="none" fo:font-style="normal" officeooo:rsid="016060bf" style:font-style-asian="normal" style:font-style-complex="normal"/>
    </style:style>
    <style:style style:name="T616" style:family="text">
      <style:text-properties style:text-line-through-style="none" style:text-line-through-type="none" fo:font-style="normal" officeooo:rsid="0160a5f1" style:font-style-asian="normal" style:font-style-complex="normal"/>
    </style:style>
    <style:style style:name="T617" style:family="text">
      <style:text-properties style:text-line-through-style="none" style:text-line-through-type="none" fo:font-style="normal" officeooo:rsid="01615af9" style:font-style-asian="normal" style:font-style-complex="normal"/>
    </style:style>
    <style:style style:name="T618" style:family="text">
      <style:text-properties style:text-line-through-style="none" style:text-line-through-type="none" fo:font-style="normal" officeooo:rsid="0163ace1" style:font-style-asian="normal" style:font-style-complex="normal"/>
    </style:style>
    <style:style style:name="T619" style:family="text">
      <style:text-properties style:text-line-through-style="none" style:text-line-through-type="none" fo:font-style="normal" officeooo:rsid="016e1fda" style:font-style-asian="normal" style:font-style-complex="normal"/>
    </style:style>
    <style:style style:name="T620" style:family="text">
      <style:text-properties style:text-line-through-style="none" style:text-line-through-type="none" fo:font-style="normal" fo:background-color="#ffff00" loext:char-shading-value="0" style:font-style-asian="normal" style:font-style-complex="normal"/>
    </style:style>
    <style:style style:name="T621" style:family="text">
      <style:text-properties style:text-line-through-style="none" style:text-line-through-type="none" fo:font-style="normal" officeooo:rsid="015da47c" fo:background-color="#ffff00" loext:char-shading-value="0" style:font-style-asian="normal" style:font-style-complex="normal"/>
    </style:style>
    <style:style style:name="T622" style:family="text">
      <style:text-properties style:text-line-through-style="none" style:text-line-through-type="none" fo:font-style="normal" officeooo:rsid="0187b1cb" fo:background-color="#ffff00" loext:char-shading-value="0" style:font-style-asian="normal" style:font-style-complex="normal"/>
    </style:style>
    <style:style style:name="T623" style:family="text">
      <style:text-properties style:text-line-through-style="none" style:text-line-through-type="none" fo:font-style="normal" officeooo:rsid="01859aec" fo:background-color="#afd095" loext:char-shading-value="0" style:font-style-asian="normal" style:font-style-complex="normal"/>
    </style:style>
    <style:style style:name="T624" style:family="text">
      <style:text-properties style:text-line-through-style="none" style:text-line-through-type="none" fo:font-style="italic" style:text-underline-style="none" fo:font-weight="normal" officeooo:rsid="0133df3a" fo:background-color="transparent" loext:char-shading-value="0" style:font-style-asian="italic" style:font-weight-asian="normal" style:font-style-complex="italic" style:font-weight-complex="normal"/>
    </style:style>
    <style:style style:name="T625" style:family="text">
      <style:text-properties style:text-line-through-style="none" style:text-line-through-type="none" fo:font-style="italic" style:text-underline-style="none" fo:font-weight="normal" officeooo:rsid="0165d355" fo:background-color="transparent" loext:char-shading-value="0" style:font-style-asian="italic" style:font-weight-asian="normal" style:font-style-complex="italic" style:font-weight-complex="normal"/>
    </style:style>
    <style:style style:name="T626" style:family="text">
      <style:text-properties style:text-line-through-style="none" style:text-line-through-type="none" fo:font-style="italic" style:text-underline-style="none" fo:font-weight="normal" officeooo:rsid="0164ce00" fo:background-color="transparent" loext:char-shading-value="0" style:font-style-asian="italic" style:font-weight-asian="normal" style:font-style-complex="italic" style:font-weight-complex="normal"/>
    </style:style>
    <style:style style:name="T627" style:family="text">
      <style:text-properties style:text-line-through-style="none" style:text-line-through-type="none" fo:font-style="italic" style:text-underline-style="none" fo:font-weight="bold" officeooo:rsid="0164ce00" fo:background-color="transparent" loext:char-shading-value="0" style:font-style-asian="italic" style:font-weight-asian="bold" style:font-style-complex="italic" style:font-weight-complex="bold"/>
    </style:style>
    <style:style style:name="T628" style:family="text">
      <style:text-properties style:text-line-through-style="none" style:text-line-through-type="none" fo:font-style="italic" style:text-underline-style="none" officeooo:rsid="017ef37f" fo:background-color="transparent" loext:char-shading-value="0" style:font-style-asian="italic" style:font-style-complex="italic"/>
    </style:style>
    <style:style style:name="T629" style:family="text">
      <style:text-properties style:text-line-through-style="none" style:text-line-through-type="none" fo:font-style="italic" officeooo:rsid="0150a224" style:font-style-asian="italic" style:font-style-complex="italic"/>
    </style:style>
    <style:style style:name="T630" style:family="text">
      <style:text-properties style:text-line-through-style="none" style:text-line-through-type="none" fo:font-style="italic" officeooo:rsid="0180b67f" fo:background-color="transparent" loext:char-shading-value="0" style:font-style-asian="italic" style:font-style-complex="italic"/>
    </style:style>
    <style:style style:name="T631" style:family="text">
      <style:text-properties style:text-line-through-style="none" style:text-line-through-type="none" fo:font-style="italic" officeooo:rsid="0182b608" fo:background-color="transparent" loext:char-shading-value="0" style:font-style-asian="italic" style:font-style-complex="italic"/>
    </style:style>
    <style:style style:name="T632" style:family="text">
      <style:text-properties style:text-line-through-style="none" style:text-line-through-type="none" style:text-position="super 58%" fo:font-style="normal" style:text-underline-style="solid" style:text-underline-width="auto" style:text-underline-color="font-color" fo:font-weight="normal" officeooo:rsid="012e1cf7" fo:background-color="transparent" loext:char-shading-value="0" style:font-style-asian="normal" style:font-weight-asian="normal" style:font-style-complex="normal" style:font-weight-complex="normal"/>
    </style:style>
    <style:style style:name="T633" style:family="text">
      <style:text-properties style:text-line-through-style="none" style:text-line-through-type="none" style:text-position="super 58%"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634" style:family="text">
      <style:text-properties style:text-line-through-style="none" style:text-line-through-type="none" fo:font-size="14pt" fo:font-style="normal" style:text-underline-style="none" fo:font-weight="bold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635" style:family="text">
      <style:text-properties style:text-line-through-style="none" style:text-line-through-type="none" fo:font-size="14pt" fo:font-style="normal" style:text-underline-style="none" fo:font-weight="bold" officeooo:rsid="01addddc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636" style:family="text">
      <style:text-properties style:text-line-through-style="none" style:text-line-through-type="none" fo:font-size="14pt" fo:font-style="normal" style:text-underline-style="none" fo:font-weight="bold" officeooo:rsid="01c567c2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637" style:family="text">
      <style:text-properties style:text-line-through-style="none" style:text-line-through-type="none" fo:font-size="14pt" fo:font-style="normal" style:text-underline-style="none" fo:font-weight="bold" officeooo:rsid="01c7b921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638" style:family="text">
      <style:text-properties style:text-line-through-style="none" style:text-line-through-type="none" fo:font-size="14pt" fo:font-style="normal" style:text-underline-style="none" fo:font-weight="bold" officeooo:rsid="01c7fbb5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639" style:family="text">
      <style:text-properties style:text-line-through-style="none" style:text-line-through-type="none" fo:font-size="14pt" fo:font-style="normal" style:text-underline-style="none" fo:font-weight="bold" officeooo:rsid="01b2499e" fo:background-color="#dde8cb" loext:char-shading-value="0" style:font-size-asian="14pt" style:font-style-asian="normal" style:font-weight-asian="bold" style:font-size-complex="14pt" style:font-style-complex="normal" style:font-weight-complex="bold"/>
    </style:style>
    <style:style style:name="T640" style:family="text">
      <style:text-properties style:text-line-through-style="none" style:text-line-through-type="none" fo:font-size="14pt" fo:font-style="normal" style:text-underline-style="none" fo:font-weight="bold" officeooo:rsid="01ba4922" fo:background-color="#dde8cb" loext:char-shading-value="0" style:font-size-asian="14pt" style:font-style-asian="normal" style:font-weight-asian="bold" style:font-size-complex="14pt" style:font-style-complex="normal" style:font-weight-complex="bold"/>
    </style:style>
    <style:style style:name="T641" style:family="text">
      <style:text-properties style:text-line-through-style="none" style:text-line-through-type="none" fo:font-size="14pt" fo:font-style="normal" style:text-underline-style="none" fo:font-weight="bold" officeooo:rsid="01ba4922" style:font-size-asian="14pt" style:font-style-asian="normal" style:font-weight-asian="bold" style:font-size-complex="14pt" style:font-style-complex="normal" style:font-weight-complex="bold"/>
    </style:style>
    <style:style style:name="T642" style:family="text">
      <style:text-properties style:text-line-through-style="none" style:text-line-through-type="none" fo:font-size="14pt" fo:font-style="normal" style:text-underline-style="none" fo:font-weight="normal" officeooo:rsid="01addddc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643" style:family="text">
      <style:text-properties style:text-line-through-style="none" style:text-line-through-type="none" fo:font-size="14pt" fo:font-style="normal" style:text-underline-style="none" fo:font-weight="normal" officeooo:rsid="01c567c2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644" style:family="text">
      <style:text-properties style:text-line-through-style="none" style:text-line-through-type="none" fo:font-size="14pt" fo:font-style="normal" style:text-underline-style="none" fo:font-weight="normal" officeooo:rsid="01c7b921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645" style:family="text">
      <style:text-properties style:text-line-through-style="none" style:text-line-through-type="none" fo:font-size="14pt" fo:font-style="normal" style:font-size-asian="14pt" style:font-style-asian="normal" style:font-size-complex="14pt" style:font-style-complex="normal"/>
    </style:style>
    <style:style style:name="T646" style:family="text">
      <style:text-properties style:text-line-through-style="none" style:text-line-through-type="non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47" style:family="text">
      <style:text-properties style:text-line-through-style="none" style:text-line-through-type="none" fo:font-size="12pt" fo:font-style="normal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48" style:family="text">
      <style:text-properties style:text-line-through-style="none" style:text-line-through-type="none" fo:font-size="12pt" fo:font-style="normal" fo:font-weight="bold" officeooo:rsid="02057e5c" style:font-size-asian="12pt" style:font-style-asian="normal" style:font-weight-asian="bold" style:font-size-complex="12pt" style:font-style-complex="normal" style:font-weight-complex="bold"/>
    </style:style>
    <style:style style:name="T649" style:family="text">
      <style:text-properties style:text-line-through-style="none" style:text-line-through-type="none" fo:font-size="12pt" fo:font-style="normal" fo:font-weight="bold" officeooo:rsid="02057e5c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650" style:family="text">
      <style:text-properties style:text-line-through-style="none" style:text-line-through-type="none" fo:font-size="12pt" fo:font-style="normal" style:font-size-asian="12pt" style:font-style-asian="normal" style:font-size-complex="12pt" style:font-style-complex="normal"/>
    </style:style>
    <style:style style:name="T651" style:family="text">
      <style:text-properties style:text-line-through-style="none" style:text-line-through-type="none" fo:font-size="12pt" fo:font-style="normal" officeooo:rsid="0187b1cb" style:font-size-asian="12pt" style:font-style-asian="normal" style:font-size-complex="12pt" style:font-style-complex="normal"/>
    </style:style>
    <style:style style:name="T652" style:family="text">
      <style:text-properties style:text-line-through-style="none" style:text-line-through-type="none" fo:font-size="12pt" fo:font-style="normal" style:text-underline-style="none" style:font-size-asian="12pt" style:font-style-asian="normal" style:font-size-complex="12pt" style:font-style-complex="normal"/>
    </style:style>
    <style:style style:name="T653" style:family="text">
      <style:text-properties style:text-line-through-style="none" style:text-line-through-type="none" fo:font-size="12pt" fo:font-style="normal" style:text-underline-style="none" officeooo:rsid="018aa89c" style:font-size-asian="12pt" style:font-style-asian="normal" style:font-size-complex="12pt" style:font-style-complex="normal"/>
    </style:style>
    <style:style style:name="T654" style:family="text">
      <style:text-properties style:text-line-through-style="none" style:text-line-through-type="none" fo:font-size="12pt" fo:font-style="normal" style:text-underline-style="none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55" style:family="text">
      <style:text-properties style:text-line-through-style="none" style:text-line-through-type="none" fo:font-size="12pt" fo:font-style="normal" style:text-underline-style="none" fo:font-weight="bold" officeooo:rsid="018b5336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56" style:family="text">
      <style:text-properties style:text-line-through-style="none" style:text-line-through-type="none" fo:font-size="12pt" fo:font-style="normal" style:text-underline-style="none" fo:font-weight="bold" officeooo:rsid="019a9176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57" style:family="text">
      <style:text-properties style:text-line-through-style="none" style:text-line-through-type="none" fo:font-size="12pt" fo:font-style="normal" style:text-underline-style="none" fo:font-weight="bold" officeooo:rsid="019bcd94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58" style:family="text">
      <style:text-properties style:text-line-through-style="none" style:text-line-through-type="none" fo:font-size="12pt" fo:font-style="normal" style:text-underline-style="none" fo:font-weight="bold" officeooo:rsid="01a5d186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59" style:family="text">
      <style:text-properties style:text-line-through-style="none" style:text-line-through-type="none" fo:font-size="12pt" fo:font-style="normal" style:text-underline-style="none" fo:font-weight="bold" officeooo:rsid="01a731d9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60" style:family="text">
      <style:text-properties style:text-line-through-style="none" style:text-line-through-type="none" fo:font-size="12pt" fo:font-style="normal" style:text-underline-style="none" fo:font-weight="bold" officeooo:rsid="019a9176" fo:background-color="#dde8cb" loext:char-shading-value="0" style:font-size-asian="12pt" style:font-style-asian="normal" style:font-weight-asian="bold" style:font-size-complex="12pt" style:font-style-complex="normal" style:font-weight-complex="bold"/>
    </style:style>
    <style:style style:name="T661" style:family="text">
      <style:text-properties style:text-line-through-style="none" style:text-line-through-type="none" fo:font-size="12pt" fo:font-style="normal" style:text-underline-style="none" fo:font-weight="bold" officeooo:rsid="01addddc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662" style:family="text">
      <style:text-properties style:text-line-through-style="none" style:text-line-through-type="none" fo:font-size="12pt" fo:font-style="normal" style:text-underline-style="none" fo:font-weight="bold" officeooo:rsid="01dfd21b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663" style:family="text">
      <style:text-properties style:text-line-through-style="none" style:text-line-through-type="none" fo:font-size="12pt" fo:font-style="normal" style:text-underline-style="none" fo:font-weight="bold" officeooo:rsid="01fe4459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664" style:family="text">
      <style:text-properties style:text-line-through-style="none" style:text-line-through-type="none" fo:font-size="12pt" fo:font-style="normal" style:text-underline-style="none" fo:font-weight="bold" officeooo:rsid="01afea3b" style:font-size-asian="12pt" style:font-style-asian="normal" style:font-weight-asian="bold" style:font-size-complex="12pt" style:font-style-complex="normal" style:font-weight-complex="bold"/>
    </style:style>
    <style:style style:name="T665" style:family="text">
      <style:text-properties style:text-line-through-style="none" style:text-line-through-type="none" fo:font-size="12pt" fo:font-style="normal" style:text-underline-style="none" fo:font-weight="bold" officeooo:rsid="01b2499e" style:font-size-asian="12pt" style:font-style-asian="normal" style:font-weight-asian="bold" style:font-size-complex="12pt" style:font-style-complex="normal" style:font-weight-complex="bold"/>
    </style:style>
    <style:style style:name="T666" style:family="text">
      <style:text-properties style:text-line-through-style="none" style:text-line-through-type="none" fo:font-size="12pt" fo:font-style="normal" style:text-underline-style="none" fo:font-weight="bold" officeooo:rsid="01ba4922" style:font-size-asian="12pt" style:font-style-asian="normal" style:font-weight-asian="bold" style:font-size-complex="12pt" style:font-style-complex="normal" style:font-weight-complex="bold"/>
    </style:style>
    <style:style style:name="T667" style:family="text">
      <style:text-properties style:text-line-through-style="none" style:text-line-through-type="none" fo:font-size="12pt" fo:font-style="normal" style:text-underline-style="none" fo:font-weight="bold" officeooo:rsid="01b3d7ed" style:font-size-asian="12pt" style:font-style-asian="normal" style:font-weight-asian="bold" style:font-size-complex="12pt" style:font-style-complex="normal" style:font-weight-complex="bold"/>
    </style:style>
    <style:style style:name="T668" style:family="text">
      <style:text-properties style:text-line-through-style="none" style:text-line-through-type="none" fo:font-size="12pt" fo:font-style="normal" style:text-underline-style="none" fo:font-weight="bold" officeooo:rsid="01ba9806" style:font-size-asian="12pt" style:font-style-asian="normal" style:font-weight-asian="bold" style:font-size-complex="12pt" style:font-style-complex="normal" style:font-weight-complex="bold"/>
    </style:style>
    <style:style style:name="T669" style:family="text">
      <style:text-properties style:text-line-through-style="none" style:text-line-through-type="none" fo:font-size="12pt" fo:font-style="normal" style:text-underline-style="none" fo:font-weight="bold" officeooo:rsid="01bd31b9" style:font-size-asian="12pt" style:font-style-asian="normal" style:font-weight-asian="bold" style:font-size-complex="12pt" style:font-style-complex="normal" style:font-weight-complex="bold"/>
    </style:style>
    <style:style style:name="T670" style:family="text">
      <style:text-properties style:text-line-through-style="none" style:text-line-through-type="none" fo:font-size="12pt" fo:font-style="normal" style:text-underline-style="none" fo:font-weight="bold" officeooo:rsid="01c567c2" style:font-size-asian="12pt" style:font-style-asian="normal" style:font-weight-asian="bold" style:font-size-complex="12pt" style:font-style-complex="normal" style:font-weight-complex="bold"/>
    </style:style>
    <style:style style:name="T671" style:family="text">
      <style:text-properties style:text-line-through-style="none" style:text-line-through-type="none" fo:font-size="12pt" fo:font-style="normal" style:text-underline-style="none" fo:font-weight="bold" officeooo:rsid="01c53a79" style:font-size-asian="12pt" style:font-style-asian="normal" style:font-weight-asian="bold" style:font-size-complex="12pt" style:font-style-complex="normal" style:font-weight-complex="bold"/>
    </style:style>
    <style:style style:name="T672" style:family="text">
      <style:text-properties style:text-line-through-style="none" style:text-line-through-type="none" fo:font-size="12pt" fo:font-style="normal" style:text-underline-style="none" fo:font-weight="bold" officeooo:rsid="01ff2a0f" style:font-size-asian="12pt" style:font-style-asian="normal" style:font-weight-asian="bold" style:font-size-complex="12pt" style:font-style-complex="normal" style:font-weight-complex="bold"/>
    </style:style>
    <style:style style:name="T673" style:family="text">
      <style:text-properties style:text-line-through-style="none" style:text-line-through-type="none" fo:font-size="12pt" fo:font-style="normal" style:text-underline-style="none" fo:font-weight="bold" officeooo:rsid="02029b51" style:font-size-asian="12pt" style:font-style-asian="normal" style:font-weight-asian="bold" style:font-size-complex="12pt" style:font-style-complex="normal" style:font-weight-complex="bold"/>
    </style:style>
    <style:style style:name="T674" style:family="text">
      <style:text-properties style:text-line-through-style="none" style:text-line-through-type="none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75" style:family="text">
      <style:text-properties style:text-line-through-style="none" style:text-line-through-type="none" fo:font-size="12pt" fo:font-style="normal" style:text-underline-style="none" fo:font-weight="normal" officeooo:rsid="0199da1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76" style:family="text">
      <style:text-properties style:text-line-through-style="none" style:text-line-through-type="none" fo:font-size="12pt" fo:font-style="normal" style:text-underline-style="none" fo:font-weight="normal" officeooo:rsid="019a917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77" style:family="text">
      <style:text-properties style:text-line-through-style="none" style:text-line-through-type="none" fo:font-size="12pt" fo:font-style="normal" style:text-underline-style="none" fo:font-weight="normal" officeooo:rsid="019bcd9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78" style:family="text">
      <style:text-properties style:text-line-through-style="none" style:text-line-through-type="none" fo:font-size="12pt" fo:font-style="normal" style:text-underline-style="none" fo:font-weight="normal" officeooo:rsid="01a18ab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79" style:family="text">
      <style:text-properties style:text-line-through-style="none" style:text-line-through-type="none" fo:font-size="12pt" fo:font-style="normal" style:text-underline-style="none" fo:font-weight="normal" officeooo:rsid="01a28f2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80" style:family="text">
      <style:text-properties style:text-line-through-style="none" style:text-line-through-type="none" fo:font-size="12pt" fo:font-style="normal" style:text-underline-style="none" fo:font-weight="normal" officeooo:rsid="01a453d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81" style:family="text">
      <style:text-properties style:text-line-through-style="none" style:text-line-through-type="none" fo:font-size="12pt" fo:font-style="normal" style:text-underline-style="none" fo:font-weight="normal" officeooo:rsid="01a5d18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82" style:family="text">
      <style:text-properties style:text-line-through-style="none" style:text-line-through-type="none" fo:font-size="12pt" fo:font-style="normal" style:text-underline-style="none" fo:font-weight="normal" officeooo:rsid="01a731d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83" style:family="text">
      <style:text-properties style:text-line-through-style="none" style:text-line-through-type="none" fo:font-size="12pt" fo:font-style="normal" style:text-underline-style="none" fo:font-weight="normal" officeooo:rsid="01aa628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84" style:family="text">
      <style:text-properties style:text-line-through-style="none" style:text-line-through-type="none" fo:font-size="12pt" fo:font-style="normal" style:text-underline-style="none" fo:font-weight="normal" officeooo:rsid="01adddd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85" style:family="text">
      <style:text-properties style:text-line-through-style="none" style:text-line-through-type="none" fo:font-size="12pt" fo:font-style="normal" style:text-underline-style="none" fo:font-weight="normal" officeooo:rsid="01c7fbb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86" style:family="text">
      <style:text-properties style:text-line-through-style="none" style:text-line-through-type="none" fo:font-size="12pt" fo:font-style="normal" style:text-underline-style="none" fo:font-weight="normal" officeooo:rsid="01ddf54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87" style:family="text">
      <style:text-properties style:text-line-through-style="none" style:text-line-through-type="none" fo:font-size="12pt" fo:font-style="normal" style:text-underline-style="none" fo:font-weight="normal" officeooo:rsid="01e3047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88" style:family="text">
      <style:text-properties style:text-line-through-style="none" style:text-line-through-type="none" fo:font-size="12pt" fo:font-style="normal" style:text-underline-style="none" fo:font-weight="normal" officeooo:rsid="01dfd21b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89" style:family="text">
      <style:text-properties style:text-line-through-style="none" style:text-line-through-type="none" fo:font-size="12pt" fo:font-style="normal" style:text-underline-style="none" fo:font-weight="normal" officeooo:rsid="019a9176" fo:background-color="#dde8cb" loext:char-shading-value="0" style:font-size-asian="12pt" style:font-style-asian="normal" style:font-weight-asian="normal" style:font-size-complex="12pt" style:font-style-complex="normal" style:font-weight-complex="normal"/>
    </style:style>
    <style:style style:name="T690" style:family="text">
      <style:text-properties style:text-line-through-style="none" style:text-line-through-type="none" fo:font-size="12pt" fo:font-style="normal" style:text-underline-style="none" fo:font-weight="normal" officeooo:rsid="01addddc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691" style:family="text">
      <style:text-properties style:text-line-through-style="none" style:text-line-through-type="none" fo:font-size="12pt" fo:font-style="normal" style:text-underline-style="none" fo:font-weight="normal" officeooo:rsid="01dfd21b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692" style:family="text">
      <style:text-properties style:text-line-through-style="none" style:text-line-through-type="non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93" style:family="text">
      <style:text-properties style:text-line-through-style="none" style:text-line-through-type="none" fo:font-size="12pt" fo:font-style="normal" style:text-underline-style="none" fo:font-weight="normal" officeooo:rsid="01addddc" style:font-size-asian="12pt" style:font-style-asian="normal" style:font-weight-asian="normal" style:font-size-complex="12pt" style:font-style-complex="normal" style:font-weight-complex="normal"/>
    </style:style>
    <style:style style:name="T694" style:family="text">
      <style:text-properties style:text-line-through-style="none" style:text-line-through-type="none" fo:font-size="12pt" fo:font-style="normal" style:text-underline-style="none" fo:font-weight="normal" officeooo:rsid="01afea3b" style:font-size-asian="12pt" style:font-style-asian="normal" style:font-weight-asian="normal" style:font-size-complex="12pt" style:font-style-complex="normal" style:font-weight-complex="normal"/>
    </style:style>
    <style:style style:name="T695" style:family="text">
      <style:text-properties style:text-line-through-style="none" style:text-line-through-type="none" fo:font-size="12pt" fo:font-style="normal" style:text-underline-style="none" fo:font-weight="normal" officeooo:rsid="01b2499e" style:font-size-asian="12pt" style:font-style-asian="normal" style:font-weight-asian="normal" style:font-size-complex="12pt" style:font-style-complex="normal" style:font-weight-complex="normal"/>
    </style:style>
    <style:style style:name="T696" style:family="text">
      <style:text-properties style:text-line-through-style="none" style:text-line-through-type="none" fo:font-size="12pt" fo:font-style="normal" style:text-underline-style="none" fo:font-weight="normal" officeooo:rsid="01b3d7ed" style:font-size-asian="12pt" style:font-style-asian="normal" style:font-weight-asian="normal" style:font-size-complex="12pt" style:font-style-complex="normal" style:font-weight-complex="normal"/>
    </style:style>
    <style:style style:name="T697" style:family="text">
      <style:text-properties style:text-line-through-style="none" style:text-line-through-type="none" fo:font-size="12pt" fo:font-style="normal" style:text-underline-style="none" fo:font-weight="normal" officeooo:rsid="01b7417b" style:font-size-asian="12pt" style:font-style-asian="normal" style:font-weight-asian="normal" style:font-size-complex="12pt" style:font-style-complex="normal" style:font-weight-complex="normal"/>
    </style:style>
    <style:style style:name="T698" style:family="text">
      <style:text-properties style:text-line-through-style="none" style:text-line-through-type="none" fo:font-size="12pt" fo:font-style="normal" style:text-underline-style="none" fo:font-weight="normal" officeooo:rsid="01b8c0c4" style:font-size-asian="12pt" style:font-style-asian="normal" style:font-weight-asian="normal" style:font-size-complex="12pt" style:font-style-complex="normal" style:font-weight-complex="normal"/>
    </style:style>
    <style:style style:name="T699" style:family="text">
      <style:text-properties style:text-line-through-style="none" style:text-line-through-type="none" fo:font-size="12pt" fo:font-style="normal" style:text-underline-style="none" fo:font-weight="normal" officeooo:rsid="01ba4922" style:font-size-asian="12pt" style:font-style-asian="normal" style:font-weight-asian="normal" style:font-size-complex="12pt" style:font-style-complex="normal" style:font-weight-complex="normal"/>
    </style:style>
    <style:style style:name="T700" style:family="text">
      <style:text-properties style:text-line-through-style="none" style:text-line-through-type="none" fo:font-size="12pt" fo:font-style="normal" style:text-underline-style="none" fo:font-weight="normal" officeooo:rsid="01ba9806" style:font-size-asian="12pt" style:font-style-asian="normal" style:font-weight-asian="normal" style:font-size-complex="12pt" style:font-style-complex="normal" style:font-weight-complex="normal"/>
    </style:style>
    <style:style style:name="T701" style:family="text">
      <style:text-properties style:text-line-through-style="none" style:text-line-through-type="none" fo:font-size="12pt" fo:font-style="normal" style:text-underline-style="none" fo:font-weight="normal" officeooo:rsid="01bb46a4" style:font-size-asian="12pt" style:font-style-asian="normal" style:font-weight-asian="normal" style:font-size-complex="12pt" style:font-style-complex="normal" style:font-weight-complex="normal"/>
    </style:style>
    <style:style style:name="T702" style:family="text">
      <style:text-properties style:text-line-through-style="none" style:text-line-through-type="none" fo:font-size="12pt" fo:font-style="normal" style:text-underline-style="none" fo:font-weight="normal" officeooo:rsid="01bb9610" style:font-size-asian="12pt" style:font-style-asian="normal" style:font-weight-asian="normal" style:font-size-complex="12pt" style:font-style-complex="normal" style:font-weight-complex="normal"/>
    </style:style>
    <style:style style:name="T703" style:family="text">
      <style:text-properties style:text-line-through-style="none" style:text-line-through-type="none" fo:font-size="12pt" fo:font-style="normal" style:text-underline-style="none" fo:font-weight="normal" officeooo:rsid="01bd31b9" style:font-size-asian="12pt" style:font-style-asian="normal" style:font-weight-asian="normal" style:font-size-complex="12pt" style:font-style-complex="normal" style:font-weight-complex="normal"/>
    </style:style>
    <style:style style:name="T704" style:family="text">
      <style:text-properties style:text-line-through-style="none" style:text-line-through-type="none" fo:font-size="12pt" fo:font-style="normal" style:text-underline-style="none" fo:font-weight="normal" officeooo:rsid="01c567c2" style:font-size-asian="12pt" style:font-style-asian="normal" style:font-weight-asian="normal" style:font-size-complex="12pt" style:font-style-complex="normal" style:font-weight-complex="normal"/>
    </style:style>
    <style:style style:name="T705" style:family="text">
      <style:text-properties style:text-line-through-style="none" style:text-line-through-type="none" fo:font-size="12pt" fo:font-style="normal" style:text-underline-style="none" fo:font-weight="normal" officeooo:rsid="01c72846" style:font-size-asian="12pt" style:font-style-asian="normal" style:font-weight-asian="normal" style:font-size-complex="12pt" style:font-style-complex="normal" style:font-weight-complex="normal"/>
    </style:style>
    <style:style style:name="T706" style:family="text">
      <style:text-properties style:text-line-through-style="none" style:text-line-through-type="none" fo:font-size="12pt" fo:font-style="normal" style:text-underline-style="none" fo:font-weight="normal" officeooo:rsid="01c7b921" style:font-size-asian="12pt" style:font-style-asian="normal" style:font-weight-asian="normal" style:font-size-complex="12pt" style:font-style-complex="normal" style:font-weight-complex="normal"/>
    </style:style>
    <style:style style:name="T707" style:family="text">
      <style:text-properties style:text-line-through-style="none" style:text-line-through-type="none" fo:font-size="12pt" fo:font-style="normal" style:text-underline-style="none" fo:font-weight="normal" officeooo:rsid="01f4d7ad" style:font-size-asian="12pt" style:font-style-asian="normal" style:font-weight-asian="normal" style:font-size-complex="12pt" style:font-style-complex="normal" style:font-weight-complex="normal"/>
    </style:style>
    <style:style style:name="T708" style:family="text">
      <style:text-properties style:text-line-through-style="none" style:text-line-through-type="none" fo:font-size="12pt" fo:font-style="normal" style:text-underline-style="none" fo:font-weight="normal" officeooo:rsid="01f6eae2" style:font-size-asian="12pt" style:font-style-asian="normal" style:font-weight-asian="normal" style:font-size-complex="12pt" style:font-style-complex="normal" style:font-weight-complex="normal"/>
    </style:style>
    <style:style style:name="T709" style:family="text">
      <style:text-properties style:text-line-through-style="none" style:text-line-through-type="none" fo:font-size="12pt" fo:font-style="normal" style:text-underline-style="none" fo:font-weight="normal" officeooo:rsid="01f8ea66" style:font-size-asian="12pt" style:font-style-asian="normal" style:font-weight-asian="normal" style:font-size-complex="12pt" style:font-style-complex="normal" style:font-weight-complex="normal"/>
    </style:style>
    <style:style style:name="T710" style:family="text">
      <style:text-properties style:text-line-through-style="none" style:text-line-through-type="none" fo:font-size="12pt" fo:font-style="normal" style:text-underline-style="none" fo:font-weight="normal" officeooo:rsid="01fbbcff" style:font-size-asian="12pt" style:font-style-asian="normal" style:font-weight-asian="normal" style:font-size-complex="12pt" style:font-style-complex="normal" style:font-weight-complex="normal"/>
    </style:style>
    <style:style style:name="T711" style:family="text">
      <style:text-properties style:text-line-through-style="none" style:text-line-through-type="none" fo:font-size="12pt" fo:font-style="normal" style:text-underline-style="none" fo:font-weight="normal" officeooo:rsid="01fe4459" style:font-size-asian="12pt" style:font-style-asian="normal" style:font-weight-asian="normal" style:font-size-complex="12pt" style:font-style-complex="normal" style:font-weight-complex="normal"/>
    </style:style>
    <style:style style:name="T712" style:family="text">
      <style:text-properties style:text-line-through-style="none" style:text-line-through-type="none" fo:font-size="12pt" fo:font-style="normal" style:text-underline-style="none" fo:font-weight="normal" officeooo:rsid="01ff2a0f" style:font-size-asian="12pt" style:font-style-asian="normal" style:font-weight-asian="normal" style:font-size-complex="12pt" style:font-style-complex="normal" style:font-weight-complex="normal"/>
    </style:style>
    <style:style style:name="T713" style:family="text">
      <style:text-properties style:text-line-through-style="none" style:text-line-through-type="none" fo:font-size="12pt" fo:font-style="normal" style:text-underline-style="none" fo:font-weight="normal" officeooo:rsid="0201aeed" style:font-size-asian="12pt" style:font-style-asian="normal" style:font-weight-asian="normal" style:font-size-complex="12pt" style:font-style-complex="normal" style:font-weight-complex="normal"/>
    </style:style>
    <style:style style:name="T714" style:family="text">
      <style:text-properties style:text-line-through-style="none" style:text-line-through-type="none" fo:font-size="12pt" fo:font-style="normal" style:text-underline-style="none" fo:font-weight="normal" officeooo:rsid="02029b51" style:font-size-asian="12pt" style:font-style-asian="normal" style:font-weight-asian="normal" style:font-size-complex="12pt" style:font-style-complex="normal" style:font-weight-complex="normal"/>
    </style:style>
    <style:style style:name="T715" style:family="text">
      <style:text-properties style:text-line-through-style="none" style:text-line-through-type="none" fo:font-size="12pt" fo:font-style="normal" style:text-underline-style="none" fo:font-weight="normal" officeooo:rsid="02057e5c" style:font-size-asian="12pt" style:font-style-asian="normal" style:font-weight-asian="normal" style:font-size-complex="12pt" style:font-style-complex="normal" style:font-weight-complex="normal"/>
    </style:style>
    <style:style style:name="T716" style:family="text">
      <style:text-properties style:text-line-through-style="none" style:text-line-through-type="none" fo:font-size="12pt" fo:font-style="normal" style:text-underline-style="none" fo:font-weight="normal" officeooo:rsid="01dfd21b" fo:background-color="#ffb66c" loext:char-shading-value="0" style:font-size-asian="12pt" style:font-style-asian="normal" style:font-weight-asian="normal" style:font-size-complex="12pt" style:font-style-complex="normal" style:font-weight-complex="normal"/>
    </style:style>
    <style:style style:name="T717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bold" officeooo:rsid="018b5336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718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bold" officeooo:rsid="018ece85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719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bold" officeooo:rsid="01923c1b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720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bold" officeooo:rsid="019a9176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721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22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9a917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23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a18ab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24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a5d18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25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726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b2499e" style:font-size-asian="12pt" style:font-style-asian="normal" style:font-weight-asian="normal" style:font-size-complex="12pt" style:font-style-complex="normal" style:font-weight-complex="normal"/>
    </style:style>
    <style:style style:name="T727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b3d7ed" style:font-size-asian="12pt" style:font-style-asian="normal" style:font-weight-asian="normal" style:font-size-complex="12pt" style:font-style-complex="normal" style:font-weight-complex="normal"/>
    </style:style>
    <style:style style:name="T728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ba9806" style:font-size-asian="12pt" style:font-style-asian="normal" style:font-weight-asian="normal" style:font-size-complex="12pt" style:font-style-complex="normal" style:font-weight-complex="normal"/>
    </style:style>
    <style:style style:name="T729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bd31b9" style:font-size-asian="12pt" style:font-style-asian="normal" style:font-weight-asian="normal" style:font-size-complex="12pt" style:font-style-complex="normal" style:font-weight-complex="normal"/>
    </style:style>
    <style:style style:name="T730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c7b921" style:font-size-asian="12pt" style:font-style-asian="normal" style:font-weight-asian="normal" style:font-size-complex="12pt" style:font-style-complex="normal" style:font-weight-complex="normal"/>
    </style:style>
    <style:style style:name="T731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f6eae2" style:font-size-asian="12pt" style:font-style-asian="normal" style:font-weight-asian="normal" style:font-size-complex="12pt" style:font-style-complex="normal" style:font-weight-complex="normal"/>
    </style:style>
    <style:style style:name="T732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ff2a0f" style:font-size-asian="12pt" style:font-style-asian="normal" style:font-weight-asian="normal" style:font-size-complex="12pt" style:font-style-complex="normal" style:font-weight-complex="normal"/>
    </style:style>
    <style:style style:name="T733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201aeed" style:font-size-asian="12pt" style:font-style-asian="normal" style:font-weight-asian="normal" style:font-size-complex="12pt" style:font-style-complex="normal" style:font-weight-complex="normal"/>
    </style:style>
    <style:style style:name="T734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2029b51" style:font-size-asian="12pt" style:font-style-asian="normal" style:font-weight-asian="normal" style:font-size-complex="12pt" style:font-style-complex="normal" style:font-weight-complex="normal"/>
    </style:style>
    <style:style style:name="T735" style:family="text">
      <style:text-properties style:text-line-through-style="none" style:text-line-through-type="none" fo:font-size="12pt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36" style:family="text">
      <style:text-properties style:text-line-through-style="none" style:text-line-through-type="none" fo:font-size="12pt" fo:font-style="normal" fo:font-weight="normal" officeooo:rsid="019a917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37" style:family="text">
      <style:text-properties style:text-line-through-style="none" style:text-line-through-type="none" fo:font-size="12pt" fo:font-style="normal" fo:font-weight="normal" officeooo:rsid="01a5d18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38" style:family="text">
      <style:text-properties style:text-line-through-style="none" style:text-line-through-type="none" fo:font-size="12pt" fo:font-style="normal" fo:font-weight="normal" officeooo:rsid="01d530d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39" style:family="text">
      <style:text-properties style:text-line-through-style="none" style:text-line-through-type="none" fo:font-size="12pt" fo:font-style="normal" fo:font-weight="normal" officeooo:rsid="01d7f70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40" style:family="text">
      <style:text-properties style:text-line-through-style="none" style:text-line-through-type="none" fo:font-size="12pt" fo:font-style="normal" fo:font-weight="normal" officeooo:rsid="02029b5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41" style:family="text">
      <style:text-properties style:text-line-through-style="none" style:text-line-through-type="none" fo:font-size="12pt" fo:font-style="normal" fo:font-weight="normal" officeooo:rsid="020a13e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42" style:family="text">
      <style:text-properties style:text-line-through-style="none" style:text-line-through-type="non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43" style:family="text">
      <style:text-properties style:text-line-through-style="none" style:text-line-through-type="none" fo:font-size="12pt" fo:font-style="normal" fo:font-weight="normal" officeooo:rsid="01bd31b9" style:font-size-asian="12pt" style:font-style-asian="normal" style:font-weight-asian="normal" style:font-size-complex="12pt" style:font-style-complex="normal" style:font-weight-complex="normal"/>
    </style:style>
    <style:style style:name="T744" style:family="text">
      <style:text-properties style:text-line-through-style="none" style:text-line-through-type="none" fo:font-size="12pt" fo:font-style="normal" fo:font-weight="normal" officeooo:rsid="0201aeed" style:font-size-asian="12pt" style:font-style-asian="normal" style:font-weight-asian="normal" style:font-size-complex="12pt" style:font-style-complex="normal" style:font-weight-complex="normal"/>
    </style:style>
    <style:style style:name="T745" style:family="text">
      <style:text-properties style:text-line-through-style="none" style:text-line-through-type="none" fo:font-size="12pt" fo:font-style="normal" fo:font-weight="normal" officeooo:rsid="02029b51" style:font-size-asian="12pt" style:font-style-asian="normal" style:font-weight-asian="normal" style:font-size-complex="12pt" style:font-style-complex="normal" style:font-weight-complex="normal"/>
    </style:style>
    <style:style style:name="T746" style:family="text">
      <style:text-properties style:text-line-through-style="none" style:text-line-through-type="none" fo:font-size="12pt" fo:font-style="normal" fo:font-weight="normal" officeooo:rsid="02040b1d" style:font-size-asian="12pt" style:font-style-asian="normal" style:font-weight-asian="normal" style:font-size-complex="12pt" style:font-style-complex="normal" style:font-weight-complex="normal"/>
    </style:style>
    <style:style style:name="T747" style:family="text">
      <style:text-properties style:text-line-through-style="none" style:text-line-through-type="none" fo:font-size="12pt" fo:font-style="normal" fo:font-weight="normal" officeooo:rsid="02057e5c" style:font-size-asian="12pt" style:font-style-asian="normal" style:font-weight-asian="normal" style:font-size-complex="12pt" style:font-style-complex="normal" style:font-weight-complex="normal"/>
    </style:style>
    <style:style style:name="T748" style:family="text">
      <style:text-properties style:text-line-through-style="none" style:text-line-through-type="none" fo:font-size="12pt" fo:font-style="italic" style:text-underline-style="none" fo:font-weight="normal" officeooo:rsid="01aa628d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749" style:family="text">
      <style:text-properties officeooo:rsid="001ae535"/>
    </style:style>
    <style:style style:name="T750" style:family="text">
      <style:text-properties officeooo:rsid="001a5d6f"/>
    </style:style>
    <style:style style:name="T751" style:family="text">
      <style:text-properties officeooo:rsid="004e123f"/>
    </style:style>
    <style:style style:name="T752" style:family="text">
      <style:text-properties officeooo:rsid="00569787"/>
    </style:style>
    <style:style style:name="T753" style:family="text">
      <style:text-properties officeooo:rsid="004fd963"/>
    </style:style>
    <style:style style:name="T754" style:family="text">
      <style:text-properties officeooo:rsid="005855f8"/>
    </style:style>
    <style:style style:name="T755" style:family="text">
      <style:text-properties officeooo:rsid="0050d3cd"/>
    </style:style>
    <style:style style:name="T756" style:family="text">
      <style:text-properties officeooo:rsid="0077c338"/>
    </style:style>
    <style:style style:name="T757" style:family="text">
      <style:text-properties officeooo:rsid="007a61e6"/>
    </style:style>
    <style:style style:name="T758" style:family="text">
      <style:text-properties officeooo:rsid="0080a7c9"/>
    </style:style>
    <style:style style:name="T759" style:family="text">
      <style:text-properties officeooo:rsid="008293c5"/>
    </style:style>
    <style:style style:name="T760" style:family="text">
      <style:text-properties officeooo:rsid="0083ec0f"/>
    </style:style>
    <style:style style:name="T761" style:family="text">
      <style:text-properties fo:color="#999999" loext:opacity="100%"/>
    </style:style>
    <style:style style:name="T762" style:family="text">
      <style:text-properties fo:color="#999999" loext:opacity="100%" style:text-line-through-style="none" style:text-line-through-type="none" fo:font-style="normal" style:text-underline-style="none" fo:font-weight="normal" officeooo:rsid="0116e0a7" fo:background-color="transparent" loext:char-shading-value="0" style:font-style-asian="normal" style:font-weight-asian="normal" style:font-style-complex="normal" style:font-weight-complex="normal"/>
    </style:style>
    <style:style style:name="T763" style:family="text">
      <style:text-properties fo:color="#999999" loext:opacity="100%"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764" style:family="text">
      <style:text-properties fo:color="#999999" loext:opacity="100%" style:text-line-through-style="none" style:text-line-through-type="none" fo:font-style="normal" style:text-underline-style="none" fo:font-weight="normal" officeooo:rsid="01e9d78e" style:font-style-asian="normal" style:font-weight-asian="normal" style:font-style-complex="normal" style:font-weight-complex="normal"/>
    </style:style>
    <style:style style:name="T765" style:family="text">
      <style:text-properties fo:color="#999999" loext:opacity="100%" style:text-line-through-style="none" style:text-line-through-type="none" fo:font-style="normal" style:text-underline-style="none" fo:font-weight="bold" officeooo:rsid="01153358" fo:background-color="transparent" loext:char-shading-value="0" style:font-style-asian="normal" style:font-weight-asian="bold" style:font-style-complex="normal" style:font-weight-complex="bold"/>
    </style:style>
    <style:style style:name="T766" style:family="text">
      <style:text-properties fo:color="#999999" loext:opacity="100%" style:text-line-through-style="none" style:text-line-through-type="none" fo:font-size="12pt" fo:font-style="normal" style:text-underline-style="none" fo:font-weight="normal" officeooo:rsid="01a28f2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67" style:family="text">
      <style:text-properties fo:color="#999999" loext:opacity="100%" style:text-line-through-style="none" style:text-line-through-type="none" fo:font-size="12pt" fo:font-style="normal" style:text-underline-style="none" fo:font-weight="normal" officeooo:rsid="01a5d18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68" style:family="text">
      <style:text-properties fo:color="#999999" loext:opacity="100%" style:text-line-through-style="none" style:text-line-through-type="none" fo:font-size="12pt" fo:font-style="normal" style:text-underline-style="none" fo:font-weight="normal" officeooo:rsid="0219d5e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69" style:family="text">
      <style:text-properties fo:color="#999999" loext:opacity="100%" style:text-line-through-style="none" style:text-line-through-type="none" fo:font-size="12pt" fo:font-style="normal" style:text-underline-style="none" fo:font-weight="normal" officeooo:rsid="021b2de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70" style:family="text">
      <style:text-properties fo:color="#999999" loext:opacity="100%" officeooo:rsid="02187e55"/>
    </style:style>
    <style:style style:name="T771" style:family="text">
      <style:text-properties fo:color="#999999" loext:opacity="100%" style:text-underline-style="none"/>
    </style:style>
    <style:style style:name="T772" style:family="text">
      <style:text-properties fo:color="#999999" loext:opacity="100%" style:text-underline-style="none" officeooo:rsid="0243abf9"/>
    </style:style>
    <style:style style:name="T773" style:family="text">
      <style:text-properties fo:color="#999999" loext:opacity="100%" style:text-underline-style="none" fo:font-weight="normal" style:font-weight-asian="normal" style:font-weight-complex="normal"/>
    </style:style>
    <style:style style:name="T774" style:family="text">
      <style:text-properties fo:color="#999999" loext:opacity="100%" style:text-underline-style="none" fo:font-weight="normal" officeooo:rsid="0270b780" style:font-weight-asian="normal" style:font-weight-complex="normal"/>
    </style:style>
    <style:style style:name="T775" style:family="text">
      <style:text-properties fo:color="#999999" loext:opacity="100%" style:text-underline-style="none" officeooo:rsid="028f3d7d"/>
    </style:style>
    <style:style style:name="T776" style:family="text">
      <style:text-properties fo:color="#999999" loext:opacity="100%" style:text-underline-style="none" officeooo:rsid="029966ec"/>
    </style:style>
    <style:style style:name="T777" style:family="text">
      <style:text-properties fo:color="#ff0000" loext:opacity="100%" style:text-line-through-style="none" style:text-line-through-type="none" fo:font-style="normal" style:text-underline-style="none" fo:font-weight="bold" fo:background-color="#ffdbb6" loext:char-shading-value="0" style:font-style-asian="normal" style:font-weight-asian="bold" style:font-style-complex="normal" style:font-weight-complex="bold"/>
    </style:style>
    <style:style style:name="T778" style:family="text">
      <style:text-properties fo:color="#ff0000" loext:opacity="100%" style:text-line-through-style="none" style:text-line-through-type="none" fo:font-style="normal" style:text-underline-style="none" fo:background-color="#ffdbb6" loext:char-shading-value="0" style:font-style-asian="normal" style:font-style-complex="normal"/>
    </style:style>
    <style:style style:name="T779" style:family="text">
      <style:text-properties fo:color="#ff0000" loext:opacity="100%"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780" style:family="text">
      <style:text-properties fo:color="#ff0000" loext:opacity="100%" style:text-line-through-style="none" style:text-line-through-type="none" fo:font-size="12pt" fo:font-style="normal" style:text-underline-style="none" fo:font-weight="normal" officeooo:rsid="01f4d7ad" fo:background-color="#ffdbb6" loext:char-shading-value="0" style:font-size-asian="12pt" style:font-style-asian="normal" style:font-weight-asian="normal" style:font-size-complex="12pt" style:font-style-complex="normal" style:font-weight-complex="normal"/>
    </style:style>
    <style:style style:name="T781" style:family="text">
      <style:text-properties fo:color="#ff0000" loext:opacity="100%" style:text-line-through-style="none" style:text-line-through-type="none" fo:font-size="12pt" fo:font-style="normal" style:text-underline-style="none" fo:font-weight="normal" officeooo:rsid="01f696d3" fo:background-color="#ffdbb6" loext:char-shading-value="0" style:font-size-asian="12pt" style:font-style-asian="normal" style:font-weight-asian="normal" style:font-size-complex="12pt" style:font-style-complex="normal" style:font-weight-complex="normal"/>
    </style:style>
    <style:style style:name="T782" style:family="text">
      <style:text-properties fo:color="#ff0000" loext:opacity="100%" style:text-underline-style="none"/>
    </style:style>
    <style:style style:name="T783" style:family="text">
      <style:text-properties fo:color="#ff0000" loext:opacity="100%" style:text-underline-style="none" fo:font-weight="normal" style:font-weight-asian="normal" style:font-weight-complex="normal"/>
    </style:style>
    <style:style style:name="T784" style:family="text">
      <style:text-properties fo:color="#ff0000" loext:opacity="100%" style:text-underline-style="none" fo:font-weight="normal" officeooo:rsid="025dbb76" style:font-weight-asian="normal" style:font-weight-complex="normal"/>
    </style:style>
    <style:style style:name="T785" style:family="text">
      <style:text-properties fo:color="#ff0000" loext:opacity="100%" style:text-underline-style="none" officeooo:rsid="026b5bef" fo:background-color="#ffdbb6" loext:char-shading-value="0"/>
    </style:style>
    <style:style style:name="T786" style:family="text">
      <style:text-properties fo:color="#ff0000" loext:opacity="100%" style:text-underline-style="none" officeooo:rsid="0271ed32" fo:background-color="#ffdbb6" loext:char-shading-value="0"/>
    </style:style>
    <style:style style:name="T787" style:family="text">
      <style:text-properties fo:color="#ff0000" loext:opacity="100%" style:text-underline-style="none" fo:font-weight="bold" officeooo:rsid="029f2b75" style:font-weight-asian="bold" style:font-weight-complex="bold"/>
    </style:style>
    <style:style style:name="T788" style:family="text">
      <style:text-properties fo:color="#ff0000" loext:opacity="100%" style:text-underline-style="none" fo:font-weight="bold" fo:background-color="#ffff00" loext:char-shading-value="0" style:font-weight-asian="bold" style:font-weight-complex="bold"/>
    </style:style>
    <style:style style:name="T789" style:family="text">
      <style:text-properties fo:color="#ff0000" loext:opacity="100%" style:text-underline-style="none" officeooo:rsid="029f2b75"/>
    </style:style>
    <style:style style:name="T790" style:family="text">
      <style:text-properties officeooo:rsid="01906a0a"/>
    </style:style>
    <style:style style:name="T791" style:family="text">
      <style:text-properties officeooo:rsid="01923c1b"/>
    </style:style>
    <style:style style:name="T792" style:family="text">
      <style:text-properties officeooo:rsid="01939561"/>
    </style:style>
    <style:style style:name="T793" style:family="text">
      <style:text-properties officeooo:rsid="0193c0a1"/>
    </style:style>
    <style:style style:name="T794" style:family="text">
      <style:text-properties officeooo:rsid="0195a5c7"/>
    </style:style>
    <style:style style:name="T795" style:family="text">
      <style:text-properties officeooo:rsid="0196fe27"/>
    </style:style>
    <style:style style:name="T796" style:family="text">
      <style:text-properties fo:color="#468a1a" loext:opacity="100%" style:text-line-through-style="none" style:text-line-through-type="none" fo:font-size="12pt" fo:font-style="normal" style:text-underline-style="none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797" style:family="text">
      <style:text-properties fo:color="#468a1a" loext:opacity="100%" style:text-line-through-style="none" style:text-line-through-type="none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98" style:family="text">
      <style:text-properties fo:color="#808080" loext:opacity="100%" style:text-line-through-style="none" style:text-line-through-type="none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99" style:family="text">
      <style:text-properties fo:color="#808080" loext:opacity="100%" style:text-line-through-style="none" style:text-line-through-type="none" fo:font-size="12pt" fo:font-style="normal" style:text-underline-style="none" fo:font-weight="normal" officeooo:rsid="02029b51" style:font-size-asian="12pt" style:font-style-asian="normal" style:font-weight-asian="normal" style:font-size-complex="12pt" style:font-style-complex="normal" style:font-weight-complex="normal"/>
    </style:style>
    <style:style style:name="T800" style:family="text">
      <style:text-properties fo:color="#808080" loext:opacity="100%" officeooo:rsid="022dd008"/>
    </style:style>
    <style:style style:name="T801" style:family="text">
      <style:text-properties fo:color="#808080" loext:opacity="100%" style:text-underline-style="solid" style:text-underline-width="auto" style:text-underline-color="font-color" officeooo:rsid="022dd008"/>
    </style:style>
    <style:style style:name="T802" style:family="text">
      <style:text-properties fo:color="#808080" loext:opacity="100%" officeooo:rsid="0232ab5a"/>
    </style:style>
    <style:style style:name="T803" style:family="text">
      <style:text-properties fo:color="#808080" loext:opacity="100%" style:text-underline-style="none"/>
    </style:style>
    <style:style style:name="T804" style:family="text">
      <style:text-properties fo:color="#808080" loext:opacity="100%" style:text-underline-style="none" officeooo:rsid="02401e55"/>
    </style:style>
    <style:style style:name="T805" style:family="text">
      <style:text-properties fo:color="#808080" loext:opacity="100%" style:text-underline-style="none" fo:font-weight="bold" officeooo:rsid="02401e55" style:font-weight-asian="bold" style:font-weight-complex="bold"/>
    </style:style>
    <style:style style:name="T806" style:family="text">
      <style:text-properties fo:color="#158466" loext:opacity="100%"/>
    </style:style>
    <style:style style:name="T807" style:family="text">
      <style:text-properties fo:color="#158466" loext:opacity="100%" style:text-line-through-style="none" style:text-line-through-type="none" fo:font-style="normal" style:text-underline-style="solid" style:text-underline-width="auto" style:text-underline-color="font-color" fo:font-weight="normal" officeooo:rsid="01dfd21b" style:font-style-asian="normal" style:font-weight-asian="normal" style:font-style-complex="normal" style:font-weight-complex="normal"/>
    </style:style>
    <style:style style:name="T808" style:family="text">
      <style:text-properties fo:color="#158466" loext:opacity="100%" style:text-line-through-style="none" style:text-line-through-type="none" fo:font-style="normal" style:text-underline-style="solid" style:text-underline-width="auto" style:text-underline-color="font-color" fo:font-weight="normal" officeooo:rsid="01e0f286" style:font-style-asian="normal" style:font-weight-asian="normal" style:font-style-complex="normal" style:font-weight-complex="normal"/>
    </style:style>
    <style:style style:name="T809" style:family="text">
      <style:text-properties fo:color="#158466" loext:opacity="100%" style:text-line-through-style="none" style:text-line-through-type="none" fo:font-style="normal" style:text-underline-style="none" fo:font-weight="normal" officeooo:rsid="01e0f286" style:font-style-asian="normal" style:font-weight-asian="normal" style:font-style-complex="normal" style:font-weight-complex="normal"/>
    </style:style>
    <style:style style:name="T810" style:family="text">
      <style:text-properties fo:color="#158466" loext:opacity="100%" style:text-line-through-style="none" style:text-line-through-type="none" fo:font-style="normal" style:text-underline-style="none" fo:font-weight="normal" officeooo:rsid="020fbc15" style:font-style-asian="normal" style:font-weight-asian="normal" style:font-style-complex="normal" style:font-weight-complex="normal"/>
    </style:style>
    <style:style style:name="T811" style:family="text">
      <style:text-properties fo:color="#158466" loext:opacity="100%" style:text-line-through-style="none" style:text-line-through-type="none" fo:font-size="12pt" fo:font-style="normal" style:text-underline-style="none" fo:font-weight="normal" officeooo:rsid="01f6eae2" style:font-size-asian="12pt" style:font-style-asian="normal" style:font-weight-asian="normal" style:font-size-complex="12pt" style:font-style-complex="normal" style:font-weight-complex="normal"/>
    </style:style>
    <style:style style:name="T812" style:family="text">
      <style:text-properties fo:color="#158466" loext:opacity="100%" style:text-underline-style="none"/>
    </style:style>
    <style:style style:name="T813" style:family="text">
      <style:text-properties fo:color="#158466" loext:opacity="100%" style:text-underline-style="none" fo:font-weight="bold" style:font-weight-asian="bold" style:font-weight-complex="bold"/>
    </style:style>
    <style:style style:name="T814" style:family="text">
      <style:text-properties fo:color="#158466" loext:opacity="100%" style:text-underline-style="none" fo:font-weight="bold" officeooo:rsid="024dd40b" style:font-weight-asian="bold" style:font-weight-complex="bold"/>
    </style:style>
    <style:style style:name="T815" style:family="text">
      <style:text-properties fo:color="#158466" loext:opacity="100%" style:text-underline-style="none" fo:font-weight="bold" style:font-weight-asian="bold" style:font-weight-complex="bold"/>
    </style:style>
    <style:style style:name="T816" style:family="text">
      <style:text-properties fo:color="#158466" loext:opacity="100%" style:text-underline-style="none" fo:font-weight="bold" fo:background-color="#ffff00" loext:char-shading-value="0" style:font-weight-asian="bold" style:font-weight-complex="bold"/>
    </style:style>
    <style:style style:name="T817" style:family="text">
      <style:text-properties fo:color="#158466" loext:opacity="100%" style:text-underline-style="none" fo:font-weight="bold" fo:background-color="#ffff00" loext:char-shading-value="0" style:font-weight-asian="bold" style:font-weight-complex="bold"/>
    </style:style>
    <style:style style:name="T818" style:family="text">
      <style:text-properties fo:color="#158466" loext:opacity="100%" style:text-underline-style="none" fo:background-color="#ffff00" loext:char-shading-value="0"/>
    </style:style>
    <style:style style:name="T819" style:family="text">
      <style:text-properties fo:color="#158466" loext:opacity="100%" style:text-underline-style="none" officeooo:rsid="0270b780" fo:background-color="#ffff00" loext:char-shading-value="0"/>
    </style:style>
    <style:style style:name="T820" style:family="text">
      <style:text-properties fo:color="#158466" loext:opacity="100%" style:text-underline-style="none" fo:font-weight="normal" style:font-weight-asian="normal" style:font-weight-complex="normal"/>
    </style:style>
    <style:style style:name="T821" style:family="text">
      <style:text-properties fo:color="#158466" loext:opacity="100%" style:text-underline-style="none" fo:font-weight="normal" officeooo:rsid="02617415" style:font-weight-asian="normal" style:font-weight-complex="normal"/>
    </style:style>
    <style:style style:name="T822" style:family="text">
      <style:text-properties fo:color="#158466" loext:opacity="100%" style:text-underline-style="none" fo:font-weight="normal" fo:background-color="#ffff00" loext:char-shading-value="0" style:font-weight-asian="normal" style:font-weight-complex="normal"/>
    </style:style>
    <style:style style:name="T823" style:family="text">
      <style:text-properties fo:color="#158466" loext:opacity="100%" style:text-underline-style="none" officeooo:rsid="02518809"/>
    </style:style>
    <style:style style:name="T824" style:family="text">
      <style:text-properties fo:color="#158466" loext:opacity="100%" style:text-underline-style="none" fo:background-color="#dde8cb" loext:char-shading-value="0"/>
    </style:style>
    <style:style style:name="T825" style:family="text">
      <style:text-properties fo:color="#158466" loext:opacity="100%" fo:font-style="italic" style:text-underline-style="none" style:font-style-asian="italic" style:font-style-complex="italic"/>
    </style:style>
    <style:style style:name="T826" style:family="text">
      <style:text-properties fo:color="#158466" loext:opacity="100%" fo:font-weight="normal" style:font-weight-asian="normal" style:font-weight-complex="normal"/>
    </style:style>
    <style:style style:name="T827" style:family="text">
      <style:text-properties fo:color="#158466" loext:opacity="100%" officeooo:rsid="02889530"/>
    </style:style>
    <style:style style:name="T828" style:family="text">
      <style:text-properties fo:color="#158466" loext:opacity="100%" fo:font-weight="bold" fo:background-color="#ffff00" loext:char-shading-value="0" style:font-weight-asian="bold" style:font-weight-complex="bold"/>
    </style:style>
    <style:style style:name="T829" style:family="text">
      <style:text-properties fo:color="#158466" loext:opacity="100%" officeooo:rsid="028a5c3c"/>
    </style:style>
    <style:style style:name="T830" style:family="text">
      <style:text-properties fo:color="#000000" loext:opacity="100%"/>
    </style:style>
    <style:style style:name="T831" style:family="text">
      <style:text-properties fo:color="#000000" loext:opacity="100%"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832" style:family="text">
      <style:text-properties fo:color="#000000" loext:opacity="100%" style:text-line-through-style="none" style:text-line-through-type="none" fo:font-style="normal" style:text-underline-style="none" fo:font-weight="normal" officeooo:rsid="01e0f286" style:font-style-asian="normal" style:font-weight-asian="normal" style:font-style-complex="normal" style:font-weight-complex="normal"/>
    </style:style>
    <style:style style:name="T833" style:family="text">
      <style:text-properties fo:color="#000000" loext:opacity="100%" style:text-line-through-style="none" style:text-line-through-type="none" fo:font-style="normal" style:text-underline-style="none" fo:font-weight="normal" officeooo:rsid="01e30471" style:font-style-asian="normal" style:font-weight-asian="normal" style:font-style-complex="normal" style:font-weight-complex="normal"/>
    </style:style>
    <style:style style:name="T834" style:family="text">
      <style:text-properties fo:color="#000000" loext:opacity="100%" style:text-line-through-style="none" style:text-line-through-type="none" fo:font-style="normal" style:text-underline-style="none" fo:font-weight="normal" officeooo:rsid="01e8e3b8" style:font-style-asian="normal" style:font-weight-asian="normal" style:font-style-complex="normal" style:font-weight-complex="normal"/>
    </style:style>
    <style:style style:name="T835" style:family="text">
      <style:text-properties fo:color="#000000" loext:opacity="100%" style:text-line-through-style="none" style:text-line-through-type="none" fo:font-style="normal" style:text-underline-style="none" fo:font-weight="normal" officeooo:rsid="01e97961" style:font-style-asian="normal" style:font-weight-asian="normal" style:font-style-complex="normal" style:font-weight-complex="normal"/>
    </style:style>
    <style:style style:name="T836" style:family="text">
      <style:text-properties fo:color="#000000" loext:opacity="100%" style:text-line-through-style="none" style:text-line-through-type="none" fo:font-style="normal" style:text-underline-style="none" fo:font-weight="normal" officeooo:rsid="01e9d78e" style:font-style-asian="normal" style:font-weight-asian="normal" style:font-style-complex="normal" style:font-weight-complex="normal"/>
    </style:style>
    <style:style style:name="T837" style:family="text">
      <style:text-properties fo:color="#000000" loext:opacity="100%" style:text-line-through-style="none" style:text-line-through-type="none" fo:font-style="normal" style:text-underline-style="none" fo:font-weight="normal" officeooo:rsid="01eabcba" style:font-style-asian="normal" style:font-weight-asian="normal" style:font-style-complex="normal" style:font-weight-complex="normal"/>
    </style:style>
    <style:style style:name="T838" style:family="text">
      <style:text-properties fo:color="#000000" loext:opacity="100%" style:text-line-through-style="none" style:text-line-through-type="none" fo:font-style="normal" style:text-underline-style="none" fo:font-weight="normal" officeooo:rsid="01f27782" style:font-style-asian="normal" style:font-weight-asian="normal" style:font-style-complex="normal" style:font-weight-complex="normal"/>
    </style:style>
    <style:style style:name="T839" style:family="text">
      <style:text-properties fo:color="#000000" loext:opacity="100%" style:text-line-through-style="none" style:text-line-through-type="none" fo:font-style="normal" style:text-underline-style="none" fo:font-weight="normal" officeooo:rsid="01f44938" style:font-style-asian="normal" style:font-weight-asian="normal" style:font-style-complex="normal" style:font-weight-complex="normal"/>
    </style:style>
    <style:style style:name="T840" style:family="text">
      <style:text-properties fo:color="#000000" loext:opacity="100%" style:text-line-through-style="none" style:text-line-through-type="none" fo:font-style="normal" style:text-underline-style="none" fo:font-weight="normal" fo:background-color="#ffff00" loext:char-shading-value="0" style:font-style-asian="normal" style:font-weight-asian="normal" style:font-style-complex="normal" style:font-weight-complex="normal"/>
    </style:style>
    <style:style style:name="T841" style:family="text">
      <style:text-properties fo:color="#000000" loext:opacity="100%" style:text-line-through-style="none" style:text-line-through-type="none" fo:font-style="normal" style:text-underline-style="none" fo:font-weight="normal" officeooo:rsid="01e9d78e" fo:background-color="#ffff00" loext:char-shading-value="0" style:font-style-asian="normal" style:font-weight-asian="normal" style:font-style-complex="normal" style:font-weight-complex="normal"/>
    </style:style>
    <style:style style:name="T842" style:family="text">
      <style:text-properties fo:color="#000000" loext:opacity="100%" style:text-line-through-style="none" style:text-line-through-type="none" fo:font-style="normal" style:text-underline-style="none" fo:font-weight="normal" officeooo:rsid="01f27782" fo:background-color="#ffff00" loext:char-shading-value="0" style:font-style-asian="normal" style:font-weight-asian="normal" style:font-style-complex="normal" style:font-weight-complex="normal"/>
    </style:style>
    <style:style style:name="T843" style:family="text">
      <style:text-properties fo:color="#000000" loext:opacity="100%" style:text-line-through-style="none" style:text-line-through-type="none" fo:font-style="normal" style:text-underline-style="none" fo:font-weight="normal" officeooo:rsid="01f44938" fo:background-color="#ffff00" loext:char-shading-value="0" style:font-style-asian="normal" style:font-weight-asian="normal" style:font-style-complex="normal" style:font-weight-complex="normal"/>
    </style:style>
    <style:style style:name="T844" style:family="text">
      <style:text-properties fo:color="#000000" loext:opacity="100%" style:text-line-through-style="none" style:text-line-through-type="none" fo:font-style="normal" style:text-underline-style="none" fo:font-weight="bold" officeooo:rsid="01e0f286" style:font-style-asian="normal" style:font-weight-asian="bold" style:font-style-complex="normal" style:font-weight-complex="bold"/>
    </style:style>
    <style:style style:name="T845" style:family="text">
      <style:text-properties fo:color="#000000" loext:opacity="100%" style:text-line-through-style="none" style:text-line-through-type="none" fo:font-style="normal" style:text-underline-style="none" fo:font-weight="bold" officeooo:rsid="01e9d78e" style:font-style-asian="normal" style:font-weight-asian="bold" style:font-style-complex="normal" style:font-weight-complex="bold"/>
    </style:style>
    <style:style style:name="T846" style:family="text">
      <style:text-properties fo:color="#000000" loext:opacity="100%" style:text-line-through-style="none" style:text-line-through-type="none" fo:font-style="normal" style:text-underline-style="none" fo:font-weight="bold" officeooo:rsid="01eabcba" style:font-style-asian="normal" style:font-weight-asian="bold" style:font-style-complex="normal" style:font-weight-complex="bold"/>
    </style:style>
    <style:style style:name="T847" style:family="text">
      <style:text-properties fo:color="#000000" loext:opacity="100%" style:text-line-through-style="none" style:text-line-through-type="none" fo:font-style="normal" style:text-underline-style="none" fo:font-weight="bold" fo:background-color="#ffff00" loext:char-shading-value="0" style:font-style-asian="normal" style:font-weight-asian="bold" style:font-style-complex="normal" style:font-weight-complex="bold"/>
    </style:style>
    <style:style style:name="T848" style:family="text">
      <style:text-properties fo:color="#000000" loext:opacity="100%" style:text-line-through-style="none" style:text-line-through-type="none" fo:font-style="normal" style:text-underline-style="none" fo:font-weight="bold" officeooo:rsid="01e8e3b8" fo:background-color="#ffff00" loext:char-shading-value="0" style:font-style-asian="normal" style:font-weight-asian="bold" style:font-style-complex="normal" style:font-weight-complex="bold"/>
    </style:style>
    <style:style style:name="T849" style:family="text">
      <style:text-properties fo:color="#000000" loext:opacity="100%" style:text-line-through-style="none" style:text-line-through-type="none" fo:font-style="normal" style:text-underline-style="none" fo:font-weight="bold" officeooo:rsid="01e97961" fo:background-color="#ffff00" loext:char-shading-value="0" style:font-style-asian="normal" style:font-weight-asian="bold" style:font-style-complex="normal" style:font-weight-complex="bold"/>
    </style:style>
    <style:style style:name="T850" style:family="text">
      <style:text-properties fo:color="#000000" loext:opacity="100%" style:text-line-through-style="none" style:text-line-through-type="none" fo:font-style="normal" style:text-underline-style="none" fo:font-weight="bold" officeooo:rsid="01f27782" fo:background-color="#ffff00" loext:char-shading-value="0" style:font-style-asian="normal" style:font-weight-asian="bold" style:font-style-complex="normal" style:font-weight-complex="bold"/>
    </style:style>
    <style:style style:name="T851" style:family="text">
      <style:text-properties fo:color="#000000" loext:opacity="100%" style:text-line-through-style="none" style:text-line-through-type="none" fo:font-style="normal" style:text-underline-style="none" fo:font-weight="bold" officeooo:rsid="01f44938" fo:background-color="#ffff00" loext:char-shading-value="0" style:font-style-asian="normal" style:font-weight-asian="bold" style:font-style-complex="normal" style:font-weight-complex="bold"/>
    </style:style>
    <style:style style:name="T852" style:family="text">
      <style:text-properties fo:color="#000000" loext:opacity="100%"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853" style:family="text">
      <style:text-properties fo:color="#000000" loext:opacity="100%" style:text-line-through-style="none" style:text-line-through-type="none" fo:font-style="normal" fo:font-weight="normal" officeooo:rsid="01e30471" style:font-style-asian="normal" style:font-weight-asian="normal" style:font-style-complex="normal" style:font-weight-complex="normal"/>
    </style:style>
    <style:style style:name="T854" style:family="text">
      <style:text-properties fo:color="#000000" loext:opacity="100%" style:text-line-through-style="none" style:text-line-through-type="none" fo:font-style="normal" fo:font-weight="normal" officeooo:rsid="01f27782" style:font-style-asian="normal" style:font-weight-asian="normal" style:font-style-complex="normal" style:font-weight-complex="normal"/>
    </style:style>
    <style:style style:name="T855" style:family="text">
      <style:text-properties fo:color="#000000" loext:opacity="100%" style:text-line-through-style="none" style:text-line-through-type="none" fo:font-style="normal" fo:font-weight="normal" officeooo:rsid="01f44938" style:font-style-asian="normal" style:font-weight-asian="normal" style:font-style-complex="normal" style:font-weight-complex="normal"/>
    </style:style>
    <style:style style:name="T856" style:family="text">
      <style:text-properties fo:color="#000000" loext:opacity="100%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T857" style:family="text">
      <style:text-properties fo:color="#000000" loext:opacity="100%" style:text-line-through-style="none" style:text-line-through-type="none" fo:font-size="14pt" fo:font-style="normal" style:text-underline-style="none" fo:font-weight="normal" officeooo:rsid="01e59636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858" style:family="text">
      <style:text-properties fo:color="#000000" loext:opacity="100%" style:text-line-through-style="none" style:text-line-through-type="none" fo:font-size="14pt" fo:font-style="normal" style:text-underline-style="none" fo:font-weight="bold" officeooo:rsid="01e59636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859" style:family="text">
      <style:text-properties fo:color="#000000" loext:opacity="100%" style:text-line-through-style="none" style:text-line-through-type="none" fo:font-size="14pt" fo:font-style="normal" fo:font-weight="bold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860" style:family="text">
      <style:text-properties fo:color="#000000" loext:opacity="100%" style:text-line-through-style="none" style:text-line-through-type="none" fo:font-size="12pt" fo:font-style="normal" style:text-underline-style="none" fo:font-weight="normal" officeooo:rsid="01f4d7a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61" style:family="text">
      <style:text-properties fo:color="#000000" loext:opacity="100%" style:text-underline-style="solid" style:text-underline-width="auto" style:text-underline-color="font-color"/>
    </style:style>
    <style:style style:name="T862" style:family="text">
      <style:text-properties fo:color="#000000" loext:opacity="100%" style:text-underline-style="solid" style:text-underline-width="auto" style:text-underline-color="font-color" officeooo:rsid="022dd008"/>
    </style:style>
    <style:style style:name="T863" style:family="text">
      <style:text-properties fo:color="#000000" loext:opacity="100%" style:text-underline-style="solid" style:text-underline-width="auto" style:text-underline-color="font-color" officeooo:rsid="022dd008" fo:background-color="#ffff00" loext:char-shading-value="0"/>
    </style:style>
    <style:style style:name="T864" style:family="text">
      <style:text-properties fo:color="#000000" loext:opacity="100%" style:text-underline-style="solid" style:text-underline-width="auto" style:text-underline-color="font-color" fo:font-weight="normal" style:font-weight-asian="normal" style:font-weight-complex="normal"/>
    </style:style>
    <style:style style:name="T865" style:family="text">
      <style:text-properties fo:color="#000000" loext:opacity="100%" style:text-underline-style="none"/>
    </style:style>
    <style:style style:name="T866" style:family="text">
      <style:text-properties fo:color="#000000" loext:opacity="100%" style:text-underline-style="none" officeooo:rsid="023f9d39"/>
    </style:style>
    <style:style style:name="T867" style:family="text">
      <style:text-properties fo:color="#000000" loext:opacity="100%" style:text-underline-style="none" fo:font-weight="bold" style:font-weight-asian="bold" style:font-weight-complex="bold"/>
    </style:style>
    <style:style style:name="T868" style:family="text">
      <style:text-properties fo:color="#000000" loext:opacity="100%" style:text-underline-style="none" fo:font-weight="bold" officeooo:rsid="02a02bbd" style:font-weight-asian="bold" style:font-weight-complex="bold"/>
    </style:style>
    <style:style style:name="T869" style:family="text">
      <style:text-properties fo:color="#000000" loext:opacity="100%" style:text-underline-style="none" fo:font-weight="bold" style:font-weight-asian="bold" style:font-weight-complex="bold"/>
    </style:style>
    <style:style style:name="T870" style:family="text">
      <style:text-properties fo:color="#000000" loext:opacity="100%" style:text-underline-style="none" fo:font-weight="bold" fo:background-color="#ffff00" loext:char-shading-value="0" style:font-weight-asian="bold" style:font-weight-complex="bold"/>
    </style:style>
    <style:style style:name="T871" style:family="text">
      <style:text-properties fo:color="#000000" loext:opacity="100%" style:text-underline-style="none" fo:font-weight="bold" officeooo:rsid="0287de7b" fo:background-color="#ffff00" loext:char-shading-value="0" style:font-weight-asian="bold" style:font-weight-complex="bold"/>
    </style:style>
    <style:style style:name="T872" style:family="text">
      <style:text-properties fo:color="#000000" loext:opacity="100%" style:text-underline-style="none" fo:font-weight="bold" fo:background-color="#ffff00" loext:char-shading-value="0" style:font-weight-asian="bold" style:font-weight-complex="bold"/>
    </style:style>
    <style:style style:name="T873" style:family="text">
      <style:text-properties fo:color="#000000" loext:opacity="100%" style:text-underline-style="none" fo:font-weight="bold" officeooo:rsid="02947b55" fo:background-color="#ffff00" loext:char-shading-value="0" style:font-weight-asian="bold" style:font-weight-complex="bold"/>
    </style:style>
    <style:style style:name="T874" style:family="text">
      <style:text-properties fo:color="#000000" loext:opacity="100%" style:text-underline-style="none" fo:font-weight="bold" officeooo:rsid="02aad129" fo:background-color="#ffff00" loext:char-shading-value="0" style:font-weight-asian="bold" style:font-weight-complex="bold"/>
    </style:style>
    <style:style style:name="T875" style:family="text">
      <style:text-properties fo:color="#000000" loext:opacity="100%" style:text-underline-style="none" fo:font-weight="bold" officeooo:rsid="02ac93f7" fo:background-color="#ffff00" loext:char-shading-value="0" style:font-weight-asian="bold" style:font-weight-complex="bold"/>
    </style:style>
    <style:style style:name="T876" style:family="text">
      <style:text-properties fo:color="#000000" loext:opacity="100%" style:text-underline-style="none" fo:font-weight="bold" fo:background-color="#dde8cb" loext:char-shading-value="0" style:font-weight-asian="bold" style:font-weight-complex="bold"/>
    </style:style>
    <style:style style:name="T877" style:family="text">
      <style:text-properties fo:color="#000000" loext:opacity="100%" style:text-underline-style="none" officeooo:rsid="0243abf9"/>
    </style:style>
    <style:style style:name="T878" style:family="text">
      <style:text-properties fo:color="#000000" loext:opacity="100%" style:text-underline-style="none" fo:font-weight="normal" style:font-weight-asian="normal" style:font-weight-complex="normal"/>
    </style:style>
    <style:style style:name="T879" style:family="text">
      <style:text-properties fo:color="#000000" loext:opacity="100%" style:text-underline-style="none" fo:font-weight="normal" officeooo:rsid="02518809" style:font-weight-asian="normal" style:font-weight-complex="normal"/>
    </style:style>
    <style:style style:name="T880" style:family="text">
      <style:text-properties fo:color="#000000" loext:opacity="100%" style:text-underline-style="none" fo:font-weight="normal" officeooo:rsid="0251a427" style:font-weight-asian="normal" style:font-weight-complex="normal"/>
    </style:style>
    <style:style style:name="T881" style:family="text">
      <style:text-properties fo:color="#000000" loext:opacity="100%" style:text-underline-style="none" fo:font-weight="normal" officeooo:rsid="02531c46" style:font-weight-asian="normal" style:font-weight-complex="normal"/>
    </style:style>
    <style:style style:name="T882" style:family="text">
      <style:text-properties fo:color="#000000" loext:opacity="100%" style:text-underline-style="none" fo:font-weight="normal" officeooo:rsid="0257e744" style:font-weight-asian="normal" style:font-weight-complex="normal"/>
    </style:style>
    <style:style style:name="T883" style:family="text">
      <style:text-properties fo:color="#000000" loext:opacity="100%" style:text-underline-style="none" fo:font-weight="normal" officeooo:rsid="025dbb76" style:font-weight-asian="normal" style:font-weight-complex="normal"/>
    </style:style>
    <style:style style:name="T884" style:family="text">
      <style:text-properties fo:color="#000000" loext:opacity="100%" style:text-underline-style="none" fo:font-weight="normal" officeooo:rsid="02617415" style:font-weight-asian="normal" style:font-weight-complex="normal"/>
    </style:style>
    <style:style style:name="T885" style:family="text">
      <style:text-properties fo:color="#000000" loext:opacity="100%" style:text-underline-style="none" fo:font-weight="normal" officeooo:rsid="02618df5" style:font-weight-asian="normal" style:font-weight-complex="normal"/>
    </style:style>
    <style:style style:name="T886" style:family="text">
      <style:text-properties fo:color="#000000" loext:opacity="100%" style:text-underline-style="none" fo:font-weight="normal" officeooo:rsid="02620fa1" style:font-weight-asian="normal" style:font-weight-complex="normal"/>
    </style:style>
    <style:style style:name="T887" style:family="text">
      <style:text-properties fo:color="#000000" loext:opacity="100%" style:text-underline-style="none" fo:font-weight="normal" officeooo:rsid="02629fca" style:font-weight-asian="normal" style:font-weight-complex="normal"/>
    </style:style>
    <style:style style:name="T888" style:family="text">
      <style:text-properties fo:color="#000000" loext:opacity="100%" style:text-underline-style="none" fo:font-weight="normal" officeooo:rsid="026b5bef" style:font-weight-asian="normal" style:font-weight-complex="normal"/>
    </style:style>
    <style:style style:name="T889" style:family="text">
      <style:text-properties fo:color="#000000" loext:opacity="100%" style:text-underline-style="none" fo:font-weight="normal" officeooo:rsid="0270b780" style:font-weight-asian="normal" style:font-weight-complex="normal"/>
    </style:style>
    <style:style style:name="T890" style:family="text">
      <style:text-properties fo:color="#000000" loext:opacity="100%" style:text-underline-style="none" fo:font-weight="normal" officeooo:rsid="0271ed32" style:font-weight-asian="normal" style:font-weight-complex="normal"/>
    </style:style>
    <style:style style:name="T891" style:family="text">
      <style:text-properties fo:color="#000000" loext:opacity="100%" style:text-underline-style="none" fo:font-weight="normal" officeooo:rsid="02735e55" style:font-weight-asian="normal" style:font-weight-complex="normal"/>
    </style:style>
    <style:style style:name="T892" style:family="text">
      <style:text-properties fo:color="#000000" loext:opacity="100%" style:text-underline-style="none" fo:font-weight="normal" officeooo:rsid="02753802" style:font-weight-asian="normal" style:font-weight-complex="normal"/>
    </style:style>
    <style:style style:name="T893" style:family="text">
      <style:text-properties fo:color="#000000" loext:opacity="100%" style:text-underline-style="none" fo:font-weight="normal" officeooo:rsid="0276e83c" style:font-weight-asian="normal" style:font-weight-complex="normal"/>
    </style:style>
    <style:style style:name="T894" style:family="text">
      <style:text-properties fo:color="#000000" loext:opacity="100%" style:text-underline-style="none" fo:font-weight="normal" officeooo:rsid="027ba51b" style:font-weight-asian="normal" style:font-weight-complex="normal"/>
    </style:style>
    <style:style style:name="T895" style:family="text">
      <style:text-properties fo:color="#000000" loext:opacity="100%" style:text-underline-style="none" fo:font-weight="normal" officeooo:rsid="027c77b6" style:font-weight-asian="normal" style:font-weight-complex="normal"/>
    </style:style>
    <style:style style:name="T896" style:family="text">
      <style:text-properties fo:color="#000000" loext:opacity="100%" style:text-underline-style="none" fo:font-weight="normal" officeooo:rsid="027e6a48" style:font-weight-asian="normal" style:font-weight-complex="normal"/>
    </style:style>
    <style:style style:name="T897" style:family="text">
      <style:text-properties fo:color="#000000" loext:opacity="100%" style:text-underline-style="none" fo:font-weight="normal" officeooo:rsid="0283bc21" style:font-weight-asian="normal" style:font-weight-complex="normal"/>
    </style:style>
    <style:style style:name="T898" style:family="text">
      <style:text-properties fo:color="#000000" loext:opacity="100%" style:text-underline-style="none" fo:font-weight="normal" fo:background-color="#ffff00" loext:char-shading-value="0" style:font-weight-asian="normal" style:font-weight-complex="normal"/>
    </style:style>
    <style:style style:name="T899" style:family="text">
      <style:text-properties fo:color="#000000" loext:opacity="100%" style:text-underline-style="none" fo:font-weight="normal" officeooo:rsid="026b5bef" fo:background-color="#ffdbb6" loext:char-shading-value="0" style:font-weight-asian="normal" style:font-weight-complex="normal"/>
    </style:style>
    <style:style style:name="T900" style:family="text">
      <style:text-properties fo:color="#000000" loext:opacity="100%" style:text-underline-style="none" officeooo:rsid="0245aa87"/>
    </style:style>
    <style:style style:name="T901" style:family="text">
      <style:text-properties fo:color="#000000" loext:opacity="100%" style:text-underline-style="none" fo:background-color="#ffff00" loext:char-shading-value="0"/>
    </style:style>
    <style:style style:name="T902" style:family="text">
      <style:text-properties fo:color="#000000" loext:opacity="100%" style:text-underline-style="none" officeooo:rsid="0248ac99" fo:background-color="#ffff00" loext:char-shading-value="0"/>
    </style:style>
    <style:style style:name="T903" style:family="text">
      <style:text-properties fo:color="#000000" loext:opacity="100%" style:text-underline-style="none" officeooo:rsid="02836058" fo:background-color="#ffff00" loext:char-shading-value="0"/>
    </style:style>
    <style:style style:name="T904" style:family="text">
      <style:text-properties fo:color="#000000" loext:opacity="100%" style:text-underline-style="none" officeooo:rsid="028a5c3c" fo:background-color="#ffff00" loext:char-shading-value="0"/>
    </style:style>
    <style:style style:name="T905" style:family="text">
      <style:text-properties fo:color="#000000" loext:opacity="100%" style:text-underline-style="none" officeooo:rsid="0287de7b" fo:background-color="#ffff00" loext:char-shading-value="0"/>
    </style:style>
    <style:style style:name="T906" style:family="text">
      <style:text-properties fo:color="#000000" loext:opacity="100%" style:text-underline-style="none" fo:background-color="#ffff00" loext:char-shading-value="0"/>
    </style:style>
    <style:style style:name="T907" style:family="text">
      <style:text-properties fo:color="#000000" loext:opacity="100%" style:text-underline-style="none" officeooo:rsid="0247794d"/>
    </style:style>
    <style:style style:name="T908" style:family="text">
      <style:text-properties fo:color="#000000" loext:opacity="100%" style:text-underline-style="none" officeooo:rsid="0248ac99"/>
    </style:style>
    <style:style style:name="T909" style:family="text">
      <style:text-properties fo:color="#000000" loext:opacity="100%" style:text-underline-style="none" officeooo:rsid="0249b37a"/>
    </style:style>
    <style:style style:name="T910" style:family="text">
      <style:text-properties fo:color="#000000" loext:opacity="100%" style:text-underline-style="none" officeooo:rsid="024b979c"/>
    </style:style>
    <style:style style:name="T911" style:family="text">
      <style:text-properties fo:color="#000000" loext:opacity="100%" style:text-underline-style="none" officeooo:rsid="02518809"/>
    </style:style>
    <style:style style:name="T912" style:family="text">
      <style:text-properties fo:color="#000000" loext:opacity="100%" style:text-underline-style="none" officeooo:rsid="026b5bef"/>
    </style:style>
    <style:style style:name="T913" style:family="text">
      <style:text-properties fo:color="#000000" loext:opacity="100%" style:text-underline-style="none" officeooo:rsid="02735e55"/>
    </style:style>
    <style:style style:name="T914" style:family="text">
      <style:text-properties fo:color="#000000" loext:opacity="100%" style:text-underline-style="none" fo:background-color="#dde8cb" loext:char-shading-value="0"/>
    </style:style>
    <style:style style:name="T915" style:family="text">
      <style:text-properties fo:color="#000000" loext:opacity="100%" style:text-underline-style="none" officeooo:rsid="0283e271"/>
    </style:style>
    <style:style style:name="T916" style:family="text">
      <style:text-properties fo:color="#000000" loext:opacity="100%" style:text-underline-style="none" officeooo:rsid="0287de7b"/>
    </style:style>
    <style:style style:name="T917" style:family="text">
      <style:text-properties fo:color="#000000" loext:opacity="100%" style:text-underline-style="none" officeooo:rsid="028a5c3c"/>
    </style:style>
    <style:style style:name="T918" style:family="text">
      <style:text-properties fo:color="#000000" loext:opacity="100%" style:text-underline-style="none" officeooo:rsid="028da4f7"/>
    </style:style>
    <style:style style:name="T919" style:family="text">
      <style:text-properties fo:color="#000000" loext:opacity="100%" style:text-underline-style="none" officeooo:rsid="028f3d7d"/>
    </style:style>
    <style:style style:name="T920" style:family="text">
      <style:text-properties fo:color="#000000" loext:opacity="100%" style:text-underline-style="none" officeooo:rsid="02917d51"/>
    </style:style>
    <style:style style:name="T921" style:family="text">
      <style:text-properties fo:color="#000000" loext:opacity="100%" style:text-underline-style="none" officeooo:rsid="02947b55"/>
    </style:style>
    <style:style style:name="T922" style:family="text">
      <style:text-properties fo:color="#000000" loext:opacity="100%" style:text-underline-style="none" officeooo:rsid="029c1e22"/>
    </style:style>
    <style:style style:name="T923" style:family="text">
      <style:text-properties fo:color="#000000" loext:opacity="100%" style:text-underline-style="none" officeooo:rsid="029dcd84"/>
    </style:style>
    <style:style style:name="T924" style:family="text">
      <style:text-properties fo:color="#000000" loext:opacity="100%" style:text-underline-style="none" officeooo:rsid="029f2b75"/>
    </style:style>
    <style:style style:name="T925" style:family="text">
      <style:text-properties fo:color="#000000" loext:opacity="100%" style:text-underline-style="none" officeooo:rsid="02a62478"/>
    </style:style>
    <style:style style:name="T926" style:family="text">
      <style:text-properties fo:color="#000000" loext:opacity="100%" style:text-underline-style="none" officeooo:rsid="02aad129"/>
    </style:style>
    <style:style style:name="T927" style:family="text">
      <style:text-properties fo:color="#000000" loext:opacity="100%" style:text-underline-style="none" officeooo:rsid="02ac93f7"/>
    </style:style>
    <style:style style:name="T928" style:family="text">
      <style:text-properties fo:color="#000000" loext:opacity="100%" style:text-underline-style="none" officeooo:rsid="02adf585"/>
    </style:style>
    <style:style style:name="T929" style:family="text">
      <style:text-properties fo:color="#000000" loext:opacity="100%" style:text-underline-style="none" officeooo:rsid="02b11ffa"/>
    </style:style>
    <style:style style:name="T930" style:family="text">
      <style:text-properties fo:color="#000000" loext:opacity="100%" style:text-underline-style="none"/>
    </style:style>
    <style:style style:name="T931" style:family="text">
      <style:text-properties fo:color="#000000" loext:opacity="100%" fo:font-style="italic" style:text-underline-style="none" fo:font-weight="bold" officeooo:rsid="0247794d" fo:background-color="#ffff00" loext:char-shading-value="0" style:font-style-asian="italic" style:font-weight-asian="bold" style:font-style-complex="italic" style:font-weight-complex="bold"/>
    </style:style>
    <style:style style:name="T932" style:family="text">
      <style:text-properties fo:color="#000000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933" style:family="text">
      <style:text-properties fo:color="#000000" loext:opacity="100%" fo:font-weight="normal" style:font-weight-asian="normal" style:font-weight-complex="normal"/>
    </style:style>
    <style:style style:name="T934" style:family="text">
      <style:text-properties fo:color="#000000" loext:opacity="100%" fo:font-weight="normal" officeooo:rsid="02518809" style:font-weight-asian="normal" style:font-weight-complex="normal"/>
    </style:style>
    <style:style style:name="T935" style:family="text">
      <style:text-properties fo:color="#000000" loext:opacity="100%" fo:font-weight="normal" officeooo:rsid="0266dcfd" style:font-weight-asian="normal" style:font-weight-complex="normal"/>
    </style:style>
    <style:style style:name="T936" style:family="text">
      <style:text-properties fo:color="#000000" loext:opacity="100%" fo:font-weight="normal" officeooo:rsid="026a61b4" style:font-weight-asian="normal" style:font-weight-complex="normal"/>
    </style:style>
    <style:style style:name="T937" style:family="text">
      <style:text-properties fo:color="#000000" loext:opacity="100%" fo:font-weight="normal" officeooo:rsid="026ea302" style:font-weight-asian="normal" style:font-weight-complex="normal"/>
    </style:style>
    <style:style style:name="T938" style:family="text">
      <style:text-properties fo:color="#000000" loext:opacity="100%" fo:font-weight="normal" officeooo:rsid="0278fca5" style:font-weight-asian="normal" style:font-weight-complex="normal"/>
    </style:style>
    <style:style style:name="T939" style:family="text">
      <style:text-properties fo:color="#000000" loext:opacity="100%" fo:font-weight="normal" officeooo:rsid="0279c9de" style:font-weight-asian="normal" style:font-weight-complex="normal"/>
    </style:style>
    <style:style style:name="T940" style:family="text">
      <style:text-properties fo:color="#000000" loext:opacity="100%" fo:font-weight="normal" officeooo:rsid="02753802" style:font-weight-asian="normal" style:font-weight-complex="normal"/>
    </style:style>
    <style:style style:name="T941" style:family="text">
      <style:text-properties fo:color="#000000" loext:opacity="100%" fo:font-weight="normal" fo:background-color="#ffff00" loext:char-shading-value="0" style:font-weight-asian="normal" style:font-weight-complex="normal"/>
    </style:style>
    <style:style style:name="T942" style:family="text">
      <style:text-properties fo:color="#000000" loext:opacity="100%" fo:font-weight="normal" officeooo:rsid="026a61b4" fo:background-color="#ffff00" loext:char-shading-value="0" style:font-weight-asian="normal" style:font-weight-complex="normal"/>
    </style:style>
    <style:style style:name="T943" style:family="text">
      <style:text-properties fo:color="#000000" loext:opacity="100%" fo:font-weight="normal" officeooo:rsid="0278fca5" fo:background-color="#ffff00" loext:char-shading-value="0" style:font-weight-asian="normal" style:font-weight-complex="normal"/>
    </style:style>
    <style:style style:name="T944" style:family="text">
      <style:text-properties fo:color="#000000" loext:opacity="100%" fo:background-color="#ffff00" loext:char-shading-value="0"/>
    </style:style>
    <style:style style:name="T945" style:family="text">
      <style:text-properties fo:color="#000000" loext:opacity="100%" officeooo:rsid="0287de7b"/>
    </style:style>
    <style:style style:name="T946" style:family="text">
      <style:text-properties fo:color="#000000" loext:opacity="100%" officeooo:rsid="02889530"/>
    </style:style>
    <style:style style:name="T947" style:family="text">
      <style:text-properties fo:color="#000000" loext:opacity="100%" fo:font-weight="bold" fo:background-color="#ffff00" loext:char-shading-value="0" style:font-weight-asian="bold" style:font-weight-complex="bold"/>
    </style:style>
    <style:style style:name="T948" style:family="text">
      <style:text-properties fo:color="#000000" loext:opacity="100%" officeooo:rsid="028a5c3c"/>
    </style:style>
    <style:style style:name="T949" style:family="text">
      <style:text-properties fo:color="#000000" loext:opacity="100%" officeooo:rsid="028da4f7"/>
    </style:style>
    <style:style style:name="T950" style:family="text">
      <style:text-properties officeooo:rsid="021336b3"/>
    </style:style>
    <style:style style:name="T951" style:family="text">
      <style:text-properties officeooo:rsid="0213c9a6"/>
    </style:style>
    <style:style style:name="T952" style:family="text">
      <style:text-properties officeooo:rsid="021743ce"/>
    </style:style>
    <style:style style:name="T953" style:family="text">
      <style:text-properties officeooo:rsid="02187e55"/>
    </style:style>
    <style:style style:name="T954" style:family="text">
      <style:text-properties officeooo:rsid="021b2dee"/>
    </style:style>
    <style:style style:name="T955" style:family="text">
      <style:text-properties fo:color="#ff8000" loext:opacity="100%" style:text-line-through-style="none" style:text-line-through-type="none" fo:font-size="12pt" fo:font-style="normal" fo:font-weight="normal" officeooo:rsid="021c4a8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56" style:family="text">
      <style:text-properties fo:color="#ff8000" loext:opacity="100%" fo:font-weight="normal" style:font-weight-asian="normal" style:font-weight-complex="normal"/>
    </style:style>
    <style:style style:name="T957" style:family="text">
      <style:text-properties fo:color="#ff8000" loext:opacity="100%" style:text-underline-style="none"/>
    </style:style>
    <style:style style:name="T958" style:family="text">
      <style:text-properties fo:color="#ff8000" loext:opacity="100%" style:text-underline-style="none" fo:font-weight="bold" style:font-weight-asian="bold" style:font-weight-complex="bold"/>
    </style:style>
    <style:style style:name="T959" style:family="text">
      <style:text-properties fo:color="#ff8000" loext:opacity="100%" style:text-underline-style="none" fo:font-weight="bold" fo:background-color="#ffff00" loext:char-shading-value="0" style:font-weight-asian="bold" style:font-weight-complex="bold"/>
    </style:style>
    <style:style style:name="T960" style:family="text">
      <style:text-properties fo:color="#ff8000" loext:opacity="100%" style:text-underline-style="none" fo:font-weight="bold" officeooo:rsid="02ac93f7" fo:background-color="#ffff00" loext:char-shading-value="0" style:font-weight-asian="bold" style:font-weight-complex="bold"/>
    </style:style>
    <style:style style:name="T961" style:family="text">
      <style:text-properties officeooo:rsid="0226a694"/>
    </style:style>
    <style:style style:name="T962" style:family="text">
      <style:text-properties officeooo:rsid="022dd008"/>
    </style:style>
    <style:style style:name="T963" style:family="text">
      <style:text-properties fo:color="#b2b2b2" loext:opacity="100%" officeooo:rsid="022dd008"/>
    </style:style>
    <style:style style:name="T964" style:family="text">
      <style:text-properties fo:color="#127622" loext:opacity="100%" fo:font-weight="bold" officeooo:rsid="022dd008" style:font-weight-asian="bold" style:font-weight-complex="bold"/>
    </style:style>
    <style:style style:name="T965" style:family="text">
      <style:text-properties fo:color="#127622" loext:opacity="100%" fo:font-weight="bold" fo:background-color="#ffff00" loext:char-shading-value="0" style:font-weight-asian="bold" style:font-weight-complex="bold"/>
    </style:style>
    <style:style style:name="T966" style:family="text">
      <style:text-properties fo:color="#127622" loext:opacity="100%" fo:font-weight="bold" officeooo:rsid="022dd008" fo:background-color="#ffff00" loext:char-shading-value="0" style:font-weight-asian="bold" style:font-weight-complex="bold"/>
    </style:style>
    <style:style style:name="T967" style:family="text">
      <style:text-properties fo:color="#127622" loext:opacity="100%" officeooo:rsid="022dd008"/>
    </style:style>
    <style:style style:name="T968" style:family="text">
      <style:text-properties fo:color="#127622" loext:opacity="100%" fo:background-color="#ffff00" loext:char-shading-value="0"/>
    </style:style>
    <style:style style:name="T969" style:family="text">
      <style:text-properties fo:color="#127622" loext:opacity="100%" officeooo:rsid="022dd008" fo:background-color="#ffff00" loext:char-shading-value="0"/>
    </style:style>
    <style:style style:name="T970" style:family="text">
      <style:text-properties officeooo:rsid="0232ab5a"/>
    </style:style>
    <style:style style:name="T971" style:family="text">
      <style:text-properties officeooo:rsid="02346517"/>
    </style:style>
    <style:style style:name="T972" style:family="text">
      <style:text-properties officeooo:rsid="0237a285"/>
    </style:style>
    <style:style style:name="T973" style:family="text">
      <style:text-properties fo:color="#800080" loext:opacity="100%"/>
    </style:style>
    <style:style style:name="T974" style:family="text">
      <style:text-properties fo:color="#800080" loext:opacity="100%" fo:font-weight="bold" officeooo:rsid="0232ab5a" style:font-weight-asian="bold" style:font-weight-complex="bold"/>
    </style:style>
    <style:style style:name="T975" style:family="text">
      <style:text-properties fo:color="#800080" loext:opacity="100%" style:text-underline-style="none" fo:font-weight="bold" fo:background-color="#ffff00" loext:char-shading-value="0" style:font-weight-asian="bold" style:font-weight-complex="bold"/>
    </style:style>
    <style:style style:name="T976" style:family="text">
      <style:text-properties officeooo:rsid="02401e55"/>
    </style:style>
    <style:style style:name="T977" style:family="text">
      <style:text-properties fo:color="#ff4000" loext:opacity="100%" style:text-underline-style="none" fo:font-weight="normal" style:font-weight-asian="normal" style:font-weight-complex="normal"/>
    </style:style>
    <style:style style:name="T978" style:family="text">
      <style:text-properties fo:color="#55308d" loext:opacity="100%" style:text-underline-style="none"/>
    </style:style>
    <style:style style:name="T979" style:family="text">
      <style:text-properties fo:color="#55308d" loext:opacity="100%" style:text-underline-style="none" fo:font-weight="normal" fo:background-color="#ffff00" loext:char-shading-value="0" style:font-weight-asian="normal" style:font-weight-complex="normal"/>
    </style:style>
    <style:style style:name="T980" style:family="text">
      <style:text-properties fo:color="#55308d" loext:opacity="100%" style:text-underline-style="none" officeooo:rsid="02735e55"/>
    </style:style>
    <style:style style:name="T981" style:family="text">
      <style:text-properties fo:color="#55308d" loext:opacity="100%" style:text-underline-style="none" fo:font-weight="bold" fo:background-color="#ffff00" loext:char-shading-value="0" style:font-weight-asian="bold" style:font-weight-complex="bold"/>
    </style:style>
    <style:style style:name="T982" style:family="text">
      <style:text-properties officeooo:rsid="028895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<text:span text:style-name="T1">Udemy Course</text:span></text:p>
      <text:p text:style-name="P1"/>
      <text:p text:style-name="P2">Section 2 JS Fundamentals (p1)</text:p>
      <text:p text:style-name="P75"/>
      <text:p text:style-name="P75">JS is a high-level, Object-oriented, Multi-paradigm programming language</text:p>
      <text:p text:style-name="P75"><text:tab/>High-level = no need to worry about complex memory management</text:p>
      <text:p text:style-name="P75"><text:tab/><text:span text:style-name="T147">Object-oriented</text:span> = based on objects for storing most kinds of data</text:p>
      <text:p text:style-name="P75"><text:tab/>Multi-paradigm = different styles of programming</text:p>
      <text:p text:style-name="P75"/>
      <text:p text:style-name="P75">HTML = content (noun)</text:p>
      <text:p text:style-name="P75">CSS = presentation/style (adjective) </text:p>
      <text:p text:style-name="P75">JS = programming language, manipulate content (Verb)</text:p>
      <text:p text:style-name="P75"/>
      <text:p text:style-name="P75">JS can run WITHOUT a browser. Eg can run on web servers using NodeJS </text:p>
      <text:p text:style-name="P75"><text:tab/>Allows creation of back-end app<text:span text:style-name="T193">s</text:span> (apps that run on web server and interact with data bases)</text:p>
      <text:p text:style-name="P75"/>
      <text:p text:style-name="P75">ES6 onwards = Modern JS. ES = ECMA Script</text:p>
      <text:p text:style-name="P74"/>
      <text:p text:style-name="P3">Logging code into console</text:p>
      <text:p text:style-name="P76"><text:span text:style-name="T147">console.log( )</text:span>;</text:p>
      <text:p text:style-name="P76"><text:tab/> console.log(40+8+23-10) → Logs calculation into console + html line</text:p>
      <text:p text:style-name="P76"/>
      <text:p text:style-name="P4">Linking JS file</text:p>
      <text:p text:style-name="P77">Above end of &lt;body&gt; <text:s/></text:p>
      <text:p text:style-name="P77"><text:tab/>&lt;script src=”style.js”&gt;&lt;/script&gt;</text:p>
      <text:p text:style-name="P77"/>
      <text:p text:style-name="P5">Values and Variable</text:p>
      <text:p text:style-name="P78">Values = smallest unit of information, can be stored into Variables (box for values)</text:p>
      <text:p text:style-name="P78"/>
      <text:p text:style-name="P78">Declare variable: <text:span text:style-name="T147">let variableName</text:span> = ‘James’</text:p>
      <text:p text:style-name="P78"><text:tab/>Assign a value to the variable</text:p>
      <text:p text:style-name="P78"><text:tab/><text:tab/>console.log(variableName) → James</text:p>
      <text:p text:style-name="P78"/>
      <text:p text:style-name="P78">Naming conventions: camelcase → lowercase first word, Capital second (firstName)</text:p>
      <text:p text:style-name="P78"><text:tab/>Cannot start with capital → reserved by object-oriented programming</text:p>
      <text:p text:style-name="P78"/>
      <text:p text:style-name="P6">Data Types in JS</text:p>
      <text:p text:style-name="P80">Every value is either an <text:span text:style-name="T147">Object</text:span> or <text:span text:style-name="T147">Primitive</text:span> (everything else)</text:p>
      <text:p text:style-name="P80"/>
      <text:p text:style-name="P79"><text:tab/><text:span text:style-name="T3">7 Primitive Data Types</text:span></text:p>
      <text:p text:style-name="P79"><text:span text:style-name="T192">1. </text:span><text:span text:style-name="T148">Number</text:span><text:span text:style-name="T192"> – Floating point numbers (all numbers are number)</text:span></text:p>
      <text:p text:style-name="P80">2. <text:span text:style-name="T147">String</text:span> – Sequence of characters <text:s/>→ used for text, ALWAYS put in “<text:span text:style-name="T147">quotes</text:span>”</text:p>
      <text:p text:style-name="P80"><text:tab/>Need quotes otherwise confusion with Variable Names</text:p>
      <text:p text:style-name="P80">3. <text:span text:style-name="T147">Boolean</text:span> – Logical data type that can only be True or False → for Decisions</text:p>
      <text:p text:style-name="P80"/>
      <text:p text:style-name="P80">4. Undefined – Value taken by a variable but not yet defined (empty value) eg. Let children;</text:p>
      <text:p text:style-name="P80">5. Null – Also means ‘empty value’</text:p>
      <text:p text:style-name="P80">6. Symbol – Value that is unique and cannot be changed</text:p>
      <text:p text:style-name="P80">7. BigInt – For integers for too large to be represented by Number type</text:p>
      <text:p text:style-name="P80"/>
      <text:p text:style-name="P80">JS automatically determines type of value when typed. </text:p>
      <text:p text:style-name="P81"/>
      <text:p text:style-name="P81"><text:soft-page-break/><text:span text:style-name="T147">typeof</text:span> operator:</text:p>
      <text:p text:style-name="P81"><text:tab/>console.log(<text:span text:style-name="T147">typeof</text:span> true); → logs data type → boolean</text:p>
      <text:p text:style-name="P81"/>
      <text:p text:style-name="P82"><text:tab/>console.log(typeof null) → same as undefined</text:p>
      <text:p text:style-name="P82"><text:tab/><text:tab/>but JS says type of null = object</text:p>
      <text:p text:style-name="P82"><text:tab/><text:tab/><text:tab/>Bug in JS. Null is NOT an object. Should return ‘null’</text:p>
      <text:p text:style-name="P82"/>
      <text:p text:style-name="P7">let, const, and var</text:p>
      <text:p text:style-name="P7"/>
      <text:p text:style-name="P83"><text:tab/><text:span text:style-name="T5">let</text:span></text:p>
      <text:p text:style-name="P83"><text:tab/><text:tab/>let is used to declare variables that WILL MUTATE in the future</text:p>
      <text:p text:style-name="P83"><text:tab/><text:tab/>First time declaration = let X = Y</text:p>
      <text:p text:style-name="P283"><text:span text:style-name="T18"><text:tab/><text:tab/><text:tab/></text:span><text:span text:style-name="T20">Mutation</text:span><text:span text:style-name="T18"> (changing value) → X = Z</text:span></text:p>
      <text:p text:style-name="P283"><text:span text:style-name="T18"><text:tab/></text:span><text:span text:style-name="T6">const</text:span><text:span text:style-name="T4"> (use const by default UNLESS values will change)</text:span></text:p>
      <text:p text:style-name="P83"><text:tab/><text:tab/>const is used to declare variables that WON’T change</text:p>
      <text:p text:style-name="P83"><text:tab/><text:tab/><text:tab/>const birthYear = 1991;</text:p>
      <text:p text:style-name="P83"><text:tab/><text:tab/>attempts to mutate = TypeError</text:p>
      <text:p text:style-name="P83"><text:tab/><text:span text:style-name="T2">var (avoid using)</text:span></text:p>
      <text:p text:style-name="P83"><text:tab/><text:tab/>old way of declaring variables</text:p>
      <text:p text:style-name="P83"><text:tab/><text:tab/><text:tab/>var job = “programmer”</text:p>
      <text:p text:style-name="P83"><text:tab/><text:tab/><text:tab/><text:tab/>can be mutated: job=”teacher”</text:p>
      <text:p text:style-name="P83"><text:tab/><text:tab/></text:p>
      <text:p text:style-name="P83">not declaring = BAD IDEA</text:p>
      <text:p text:style-name="P83"><text:tab/>Doesn’t actually create variable in current scope<text:tab/></text:p>
      <text:p text:style-name="P83"><text:tab/><text:tab/>JS creates property on global object</text:p>
      <text:p text:style-name="P83"/>
      <text:p text:style-name="P83"><text:tab/><text:tab/></text:p>
      <text:p text:style-name="P8">Basic Operators</text:p>
      <text:p text:style-name="P84">Operator allows us to transform or combine values</text:p>
      <text:p text:style-name="P84"/>
      <text:p text:style-name="P9">Types</text:p>
      <text:p text:style-name="P10">Arithmatic Operators</text:p>
      <text:p text:style-name="P84"><text:tab/><text:span text:style-name="T7">M</text:span><text:span text:style-name="T2">ath </text:span><text:span text:style-name="T7">operators: </text:span><text:span text:style-name="T2"><text:s/></text:span><text:span text:style-name="T7">+ - * / **</text:span></text:p>
      <text:p text:style-name="P284"><text:span text:style-name="T50"><text:tab/><text:tab/></text:span><text:span text:style-name="T52">Manipulating numbers (can be variables too)</text:span></text:p>
      <text:p text:style-name="P84"><text:tab/><text:tab/><text:tab/><text:span text:style-name="T194">2**3 = 2 to the power of 3 (2x2x2)</text:span></text:p>
      <text:p text:style-name="P84"><text:tab/><text:tab/><text:span text:style-name="T149">Concatenate</text:span><text:span text:style-name="T195"> strings </text:span><text:span text:style-name="T196">using</text:span><text:span text:style-name="T195"> +</text:span></text:p>
      <text:p text:style-name="P284"><text:span text:style-name="T50"><text:tab/><text:tab/><text:tab/></text:span><text:span text:style-name="T51">eg. </text:span><text:span text:style-name="T52">StringA + StringB = StringAStringB → Separate using + ‘ ‘ +</text:span></text:p>
      <text:p text:style-name="P274"/>
      <text:p text:style-name="P284"><text:span text:style-name="T52"><text:tab/></text:span><text:span text:style-name="T7">Assignment operators ‘=’</text:span></text:p>
      <text:p text:style-name="P274"><text:tab/><text:tab/>let x = 10 + 5 → ‘=’ <text:s/>an operator</text:p>
      <text:p text:style-name="P275"><text:tab/><text:tab/></text:p>
      <text:p text:style-name="P285"><text:span text:style-name="T21"><text:tab/><text:tab/>PlusEquals</text:span><text:span text:style-name="T52">: x </text:span><text:span text:style-name="T21">+= </text:span><text:span text:style-name="T52">10</text:span></text:p>
      <text:p text:style-name="P275"><text:tab/><text:tab/><text:tab/>Same as: x = x + 10</text:p>
      <text:p text:style-name="P275"/>
      <text:p text:style-name="P285"><text:span text:style-name="T52"><text:tab/><text:tab/></text:span><text:span text:style-name="T21">TimesEqual</text:span><text:span text:style-name="T52">: x </text:span><text:span text:style-name="T21">*=</text:span><text:span text:style-name="T52"> 4</text:span></text:p>
      <text:p text:style-name="P275"><text:tab/><text:tab/><text:tab/>same as: x = x * 4</text:p>
      <text:p text:style-name="P275"><text:tab/></text:p>
      <text:p text:style-name="P285"><text:span text:style-name="T21"><text:tab/><text:tab/>PlusPlus:</text:span><text:span text:style-name="T52"> x </text:span><text:span text:style-name="T21">++</text:span><text:span text:style-name="T52"> </text:span><text:span text:style-name="T53">(increment) → AFTER operand = +1 at next use</text:span></text:p>
      <text:p text:style-name="P276"><text:tab/><text:tab/><text:tab/><text:tab/><text:tab/><text:tab/> <text:s text:c="2"/>BEFORE operand = +1 now</text:p>
      <text:p text:style-name="P274"><text:tab/><text:tab/><text:tab/><text:tab/>same as x = x + 1</text:p>
      <text:p text:style-name="P284"><text:span text:style-name="T52"><text:tab/><text:tab/></text:span><text:span text:style-name="T21">MinusMinus:</text:span><text:span text:style-name="T52"> x - - → </text:span><text:span text:style-name="T53">After operand = -1 at next use, BEFPRE = -1 now</text:span></text:p>
      <text:p text:style-name="P274"><text:tab/><text:tab/><text:tab/>same as x = x -1</text:p>
      <text:p text:style-name="P284"><text:soft-page-break/><text:span text:style-name="T52"><text:tab/></text:span><text:span text:style-name="T7">Comparison operators &gt;, &lt;, &gt;=, &lt;=</text:span></text:p>
      <text:p text:style-name="P274"><text:tab/><text:tab/>console.log(ageJonas &gt; ageSarah) → True</text:p>
      <text:p text:style-name="P85"><text:tab/><text:tab/><text:span text:style-name="T196">console.log(ageSarah &gt;= 18) → True</text:span></text:p>
      <text:p text:style-name="P85"/>
      <text:p text:style-name="P85"><text:tab/><text:tab/><text:span text:style-name="T196">storing Boolean value from comparison:</text:span></text:p>
      <text:p text:style-name="P85"><text:tab/><text:tab/><text:tab/><text:span text:style-name="T196">let isFullAge = ageSarah &gt;= 18;</text:span></text:p>
      <text:p text:style-name="P85"><text:tab/><text:tab/><text:tab/><text:span text:style-name="T196">isFullAge = True</text:span></text:p>
      <text:p text:style-name="P85"><text:tab/><text:tab/></text:p>
      <text:p text:style-name="P69">Operator Precedence</text:p>
      <text:p text:style-name="P85"><text:tab/><text:span text:style-name="T197">now–1991 &gt; now-2018 = True</text:span></text:p>
      <text:p text:style-name="P85"><text:tab/><text:tab/><text:span text:style-name="T197">How does JS know which operator (- or &gt;) to use first?</text:span></text:p>
      <text:p text:style-name="P85"/>
      <text:p text:style-name="P86"><text:tab/>Precendence order table on mdn operator precedence shows values</text:p>
      <text:p text:style-name="P86"/>
      <text:p text:style-name="P11"/>
      <text:p text:style-name="P11">Strings and Template Literals</text:p>
      <text:p text:style-name="P87">When concatenating strings and numbers, JS automatically converts numbers → strings</text:p>
      <text:p text:style-name="P11"/>
      <text:p text:style-name="P88"><text:tab/><text:span text:style-name="T2">Template literals </text:span><text:span text:style-name="T8">(Very often used)</text:span></text:p>
      <text:p text:style-name="P286"><text:span text:style-name="T54"><text:tab/>When concatenating complex strings, keeping track of spaces </text:span><text:span text:style-name="T55">and</text:span><text:span text:style-name="T54"> quotes can be difficult</text:span></text:p>
      <text:p text:style-name="P88"><text:tab/></text:p>
      <text:p text:style-name="P88"><text:tab/>1. Use <text:span text:style-name="T147">backticks ``</text:span> to write template</text:p>
      <text:p text:style-name="P88"><text:tab/><text:tab/>const chris = `I’m `</text:p>
      <text:p text:style-name="P88"><text:tab/></text:p>
      <text:p text:style-name="P88"><text:tab/>2. Insert variables using <text:span text:style-name="T147">${…} Dollar Brackets</text:span></text:p>
      <text:p text:style-name="P88"><text:span text:style-name="T147"><text:tab/></text:span><text:span text:style-name="T198"><text:tab/>const chris = `I’m ${firstName}`</text:span></text:p>
      <text:p text:style-name="P128"><text:tab/></text:p>
      <text:p text:style-name="P129"><text:tab/>3. Keep adding values</text:p>
      <text:p text:style-name="P129"><text:tab/><text:tab/>const chris `I’m ${firstName}, a ${currentYear – birthYear} years old ${job}!`</text:p>
      <text:p text:style-name="P129"><text:tab/><text:tab/><text:tab/>Math operators can be used</text:p>
      <text:p text:style-name="P129"/>
      <text:p text:style-name="P88"><text:span text:style-name="T199"><text:tab/></text:span><text:span text:style-name="T150">NEW LINE using template strings</text:span></text:p>
      <text:p text:style-name="P130"><text:tab/><text:tab/>Previously, need to use \n to indicate new string, but </text:p>
      <text:p text:style-name="P130"><text:tab/><text:tab/>Template strings accepts RETURN as new lines.</text:p>
      <text:p text:style-name="P131"><text:tab/><text:tab/></text:p>
      <text:p text:style-name="P12"><text:span text:style-name="T198">Taking Decisions </text:span><text:span text:style-name="T200">(important)</text:span></text:p>
      <text:p text:style-name="P287"><text:span text:style-name="T57">Using If </text:span><text:span text:style-name="T58">Else </text:span><text:span text:style-name="T57">Statement to </text:span><text:span text:style-name="T58">control code. If() {}else{}</text:span></text:p>
      <text:p text:style-name="P132"/>
      <text:p text:style-name="P288">if (condition) {code}</text:p>
      <text:p text:style-name="P132"><text:tab/>When condition = True, code in {…} will be executed</text:p>
      <text:p text:style-name="P132"/>
      <text:p text:style-name="P132"><text:tab/>Writing a False code path directly after True code.</text:p>
      <text:p text:style-name="P132"><text:tab/><text:tab/>if (condition) {</text:p>
      <text:p text:style-name="P89"><text:span text:style-name="T198"><text:tab/><text:tab/><text:tab/>True code}</text:span><text:span text:style-name="T175"> </text:span><text:span text:style-name="T255">else {</text:span></text:p>
      <text:p text:style-name="P288"><text:span text:style-name="T253"><text:tab/><text:tab/><text:tab/><text:tab/></text:span>False code}</text:p>
      <text:p text:style-name="P132"><text:tab/></text:p>
      <text:p text:style-name="P98"><text:span text:style-name="T190">Variables declared INSIDE blocks will not be accessible OUTSIDE</text:span><text:span text:style-name="T247"> </text:span><text:span text:style-name="T198">of block →</text:span></text:p>
      <text:p text:style-name="P98"><text:span text:style-name="T198"><text:tab/>Need to first declare </text:span><text:span text:style-name="T175">EMPTY VARIABLES</text:span><text:span text:style-name="T198"> before code block</text:span></text:p>
      <text:p text:style-name="P133"><text:tab/><text:tab/>let century;</text:p>
      <text:p text:style-name="P133"><text:tab/><text:tab/>if (birthYear……) {…} else{…}</text:p>
      <text:p text:style-name="P133"/>
      <text:p text:style-name="P134">Extending: if (condition) {…} else if {…} else {…} → testing conditions in order</text:p>
      <text:p text:style-name="P22"><text:soft-page-break/>Type Conversion and Coercion</text:p>
      <text:p text:style-name="P99"><text:span text:style-name="T147">Conversion</text:span><text:span text:style-name="T198"> = Manually convert from one type to another</text:span></text:p>
      <text:p text:style-name="P99"><text:span text:style-name="T147">Coercion</text:span><text:span text:style-name="T198"> = Automatic converts types behind the scenes</text:span></text:p>
      <text:p text:style-name="P135"/>
      <text:p text:style-name="P13"><text:span text:style-name="T56"><text:tab/></text:span><text:span text:style-name="T198">Conversion </text:span><text:span text:style-name="T59">eg Dealing with input values</text:span></text:p>
      <text:p text:style-name="P136"><text:tab/><text:tab/>const inputYear = ‘1991’</text:p>
      <text:p text:style-name="P135"><text:tab/><text:tab/><text:tab/>inputYear + 18 → 199118 because adding to strings = concatenate strings. </text:p>
      <text:p text:style-name="P135"/>
      <text:p text:style-name="P99"><text:span text:style-name="T147">Number() function</text:span><text:span text:style-name="T198"> to convert ‘1991’ STRING to NUMBER</text:span></text:p>
      <text:p text:style-name="P99"><text:span text:style-name="T198"><text:tab/>Number(inputYear</text:span><text:span text:style-name="T201">)</text:span><text:span text:style-name="T198"> + 18 = 2009</text:span></text:p>
      <text:p text:style-name="P135"><text:tab/><text:tab/></text:p>
      <text:p text:style-name="P99"><text:span text:style-name="T198"><text:tab/></text:span><text:span text:style-name="T201">Converting impossible strings</text:span></text:p>
      <text:p text:style-name="P99"><text:span text:style-name="T201"><text:tab/><text:tab/>Number(‘Jonas”) = </text:span><text:span text:style-name="T151">NaN</text:span><text:span text:style-name="T201"> (Not a Number)</text:span></text:p>
      <text:p text:style-name="P137"><text:tab/><text:tab/><text:tab/>typeof NaN = number (still a number, but an invalid number)</text:p>
      <text:p text:style-name="P137"/>
      <text:p text:style-name="P99"><text:span text:style-name="T152">String() function</text:span><text:span text:style-name="T202"> to convert numbers to string</text:span></text:p>
      <text:p text:style-name="P138"><text:tab/>String(23) </text:p>
      <text:p text:style-name="P135"><text:tab/></text:p>
      <text:p text:style-name="P99"><text:span text:style-name="T198"><text:tab/></text:span><text:span text:style-name="T10">JS has Type Coercion </text:span><text:span text:style-name="T11">(can be confusing)</text:span></text:p>
      <text:p text:style-name="P139">Plus operator</text:p>
      <text:p text:style-name="P139">eg console.log(‘I am ‘ + 23 + ‘ years old’)</text:p>
      <text:p text:style-name="P291"><text:span text:style-name="T60"><text:tab/>→ </text:span><text:span text:style-name="T22">+plus operator triggers a coercion</text:span><text:span text:style-name="T60">, converts number into string </text:span></text:p>
      <text:p text:style-name="P139"/>
      <text:p text:style-name="P139">Minus operator</text:p>
      <text:p text:style-name="P139">eg console.log(‘23’ – ‘10’ – 3) </text:p>
      <text:p text:style-name="P100"><text:span text:style-name="T198"><text:tab/>→ </text:span><text:span text:style-name="T147">-Minus operator triggers coercion</text:span><text:span text:style-name="T198">, coverts strings into numbers</text:span></text:p>
      <text:p text:style-name="P139"/>
      <text:p text:style-name="P139">PLUS = converts number into string</text:p>
      <text:p text:style-name="P139">MINUS = converts string into number</text:p>
      <text:p text:style-name="P139">MULTIPLE &amp; DIVIDE = converts strings into numbers</text:p>
      <text:p text:style-name="P139"/>
      <text:p text:style-name="P100"><text:span text:style-name="T198"><text:tab/></text:span><text:span text:style-name="T203">eg n = ‘1’ + 1</text:span></text:p>
      <text:p text:style-name="P140"><text:tab/><text:tab/>n = n – 1 </text:p>
      <text:p text:style-name="P140"><text:tab/><text:tab/>n = 10</text:p>
      <text:p text:style-name="P140"/>
      <text:p text:style-name="P14"><text:span text:style-name="T203">T</text:span><text:span text:style-name="T198">ruthy and Falsy values</text:span></text:p>
      <text:p text:style-name="P101"><text:span text:style-name="T203">F</text:span><text:span text:style-name="T198">alsy = values that are not false, but will be false when converted to Boolean.</text:span></text:p>
      <text:p text:style-name="P141"><text:tab/>0, ‘’, undefined, null, NaN</text:p>
      <text:p text:style-name="P141"/>
      <text:p text:style-name="P141">Truthy = all other values will be converted to True</text:p>
      <text:p text:style-name="P141"/>
      <text:p text:style-name="P141">Check using Boolean() function</text:p>
      <text:p text:style-name="P141"><text:tab/>eg Boolean(0) → false</text:p>
      <text:p text:style-name="P141"><text:tab/>eg Boolean(‘James’) → True</text:p>
      <text:p text:style-name="P141"/>
      <text:p text:style-name="P141">In practice, conversion to Boolean is implicit (coercion) that JS does. When does it happen?</text:p>
      <text:p text:style-name="P141">1. Using logical operators</text:p>
      <text:p text:style-name="P141">2. In logical context, such as condition of If Else statement</text:p>
      <text:p text:style-name="P142"><text:tab/>eg const money = 0. </text:p>
      <text:p text:style-name="P102"><text:span text:style-name="T198"><text:tab/><text:tab/></text:span><text:span text:style-name="T147">if (money) </text:span><text:span text:style-name="T198">{…} → JS will convert variable money into Boolean </text:span></text:p>
      <text:p text:style-name="P142"><text:tab/>eg let height;<text:tab/><text:tab/></text:p>
      <text:p text:style-name="P142"><text:tab/><text:tab/>if (height) {….} → Falsy value, variable is UNDEFINED</text:p>
      <text:p text:style-name="P23"><text:soft-page-break/>Equality operators == vs ===</text:p>
      <text:p text:style-name="P292"><text:span text:style-name="T126">=== </text:span><text:span text:style-name="T40">strict</text:span><text:span text:style-name="T126"> </text:span><text:span text:style-name="T61">equality operator</text:span></text:p>
      <text:p text:style-name="P143"><text:tab/>eg if (age===18) console.log(‘just turned 18’)</text:p>
      <text:p text:style-name="P143"><text:tab/>Must be the exact same value, same data type</text:p>
      <text:p text:style-name="P143"><text:tab/></text:p>
      <text:p text:style-name="P143"/>
      <text:p text:style-name="P103"><text:span text:style-name="T241">== </text:span><text:span text:style-name="T175">loose</text:span><text:span text:style-name="T198"> equality operator</text:span></text:p>
      <text:p text:style-name="P103"><text:span text:style-name="T198"><text:tab/>Does type </text:span><text:span text:style-name="T147">coercion</text:span></text:p>
      <text:p text:style-name="P143"><text:tab/><text:tab/>e.g. string can be compared to number</text:p>
      <text:p text:style-name="P143"><text:tab/><text:tab/><text:tab/>‘18’ == 18 → True</text:p>
      <text:p text:style-name="P103"><text:span text:style-name="T198"><text:tab/></text:span><text:span text:style-name="T204">General rule for clean code → when comparing value, avoid loose operator.</text:span></text:p>
      <text:p text:style-name="P144"/>
      <text:p text:style-name="P103"><text:span text:style-name="T176">!</text:span><text:span text:style-name="T177">== strict different</text:span><text:span text:style-name="T153"> </text:span><text:span text:style-name="T205">operator</text:span></text:p>
      <text:p text:style-name="P103"><text:span text:style-name="T177">!= loose</text:span><text:span text:style-name="T242"> </text:span><text:span text:style-name="T205">different operator</text:span></text:p>
      <text:p text:style-name="P144"/>
      <text:p text:style-name="P143"/>
      <text:p text:style-name="P24">Asking for user input</text:p>
      <text:p text:style-name="P104"><text:span text:style-name="T175">prompt()</text:span><text:span text:style-name="T147"> </text:span><text:span text:style-name="T198">function</text:span></text:p>
      <text:p text:style-name="P145"><text:tab/>eg prompt(“What is your favourite number?”)</text:p>
      <text:p text:style-name="P145">Store value: by assigning to variable</text:p>
      <text:p text:style-name="P145"><text:tab/>const favourite = prompt(“…”)</text:p>
      <text:p text:style-name="P145"/>
      <text:p text:style-name="P105"><text:span text:style-name="T198">Answer of</text:span><text:span text:style-name="T241"> user input returns </text:span><text:span text:style-name="T175">String</text:span><text:span text:style-name="T198"> → Cannot use Strict === for conditions</text:span></text:p>
      <text:p text:style-name="P105"><text:span text:style-name="T198"><text:tab/>Convert to Number using </text:span><text:span text:style-name="T175">Number() function</text:span></text:p>
      <text:p text:style-name="P146"><text:tab/><text:tab/>eg const favourite = Number(prompt(“favourite number?”))</text:p>
      <text:p text:style-name="P146"/>
      <text:p text:style-name="P25">Boolean Logic</text:p>
      <text:p text:style-name="P147">Use True and False values to solve complex problems.</text:p>
      <text:p text:style-name="P147"><text:tab/>And, Or, Not Operators</text:p>
      <text:p text:style-name="P147"/>
      <text:p text:style-name="P106"><text:span text:style-name="T198"><text:tab/></text:span><text:span text:style-name="T5">And</text:span><text:span text:style-name="T9"> operator </text:span><text:span text:style-name="T12">‘&amp;&amp;’</text:span></text:p>
      <text:p text:style-name="P147"><text:tab/>Truth table → True only if ALL variables are true</text:p>
      <text:p text:style-name="P147"><text:tab/></text:p>
      <text:p text:style-name="P106"><text:span text:style-name="T198"><text:tab/></text:span><text:span text:style-name="T5">Or</text:span><text:span text:style-name="T9"> operator ‘</text:span><text:span text:style-name="T12">| |’ </text:span></text:p>
      <text:p text:style-name="P147"><text:tab/>True if ONE variable is true</text:p>
      <text:p text:style-name="P147"><text:tab/></text:p>
      <text:p text:style-name="P106"><text:span text:style-name="T198"><text:tab/></text:span><text:span text:style-name="T9">Not operator “!”</text:span></text:p>
      <text:p text:style-name="P147"><text:tab/>Inverts true/false value.</text:p>
      <text:p text:style-name="P147"><text:tab/><text:tab/>Eg A = True. Not A = False</text:p>
      <text:p text:style-name="P147"/>
      <text:p text:style-name="P106"><text:span text:style-name="T198"><text:tab/></text:span><text:span text:style-name="T206">eg !A and B (true and true) = True</text:span></text:p>
      <text:p text:style-name="P148"/>
      <text:p text:style-name="P15"><text:span text:style-name="T206">L</text:span><text:span text:style-name="T198">ogical Operators</text:span></text:p>
      <text:p text:style-name="P149">hasLicense = true</text:p>
      <text:p text:style-name="P149">hasGoodVision = true</text:p>
      <text:p text:style-name="P149">isTired = false</text:p>
      <text:p text:style-name="P107"><text:span text:style-name="T198"><text:tab/>if (hasLicense &amp;&amp; hasGoodVision &amp;&amp; </text:span><text:span text:style-name="T147">!isTired</text:span><text:span text:style-name="T198">) → Sarah can drive</text:span></text:p>
      <text:p text:style-name="P149"/>
      <text:p text:style-name="P107"><text:span text:style-name="T198"><text:s/></text:span><text:span text:style-name="T207">U</text:span><text:span text:style-name="T198">se !NOT operator to convert isTired to desired condition</text:span></text:p>
      <text:p text:style-name="P149"/>
      <text:p text:style-name="P108"><text:span text:style-name="T198">if (scoreA &gt; scoreB &amp;&amp; scoreA &gt;</text:span><text:span text:style-name="T208">=</text:span><text:span text:style-name="T198"> 100) <text:tab/></text:span><text:span text:style-name="T208">True and True = True</text:span></text:p>
      <text:p text:style-name="P109"><text:span text:style-name="T208">i</text:span><text:span text:style-name="T198">f (scoreA &gt; scoreB &amp;&amp; scoreA &lt;= 100)</text:span></text:p>
      <text:p text:style-name="P26"><text:soft-page-break/>Switch Statement</text:p>
      <text:p text:style-name="P293"><text:span text:style-name="T62">Alternat</text:span><text:span text:style-name="T64">e</text:span><text:span text:style-name="T62"> way to write If Else statements </text:span><text:span text:style-name="T64">to</text:span><text:span text:style-name="T62"> </text:span><text:span text:style-name="T64">compare what</text:span><text:span text:style-name="T62"> one value </text:span><text:span text:style-name="T64">EQUALS to, with multiple paths. G</text:span><text:span text:style-name="T65">oal is NOT to compare.</text:span></text:p>
      <text:p text:style-name="P150"><text:tab/>1. Create a variable (code or prompt)</text:p>
      <text:p text:style-name="P150"><text:tab/><text:tab/>const day = ‘monday’</text:p>
      <text:p text:style-name="P110"><text:span text:style-name="T198"><text:tab/>2. Run variable in s</text:span><text:span text:style-name="T175">witch() function</text:span></text:p>
      <text:p text:style-name="P150"><text:tab/><text:tab/>switch(day) {}</text:p>
      <text:p text:style-name="P150"><text:tab/>3. Enter all possible values, and the actions to take for each value</text:p>
      <text:p text:style-name="P110"><text:span text:style-name="T198"><text:tab/><text:tab/>Separate using </text:span><text:span text:style-name="T175">CASE</text:span><text:span text:style-name="T198"> and </text:span><text:span text:style-name="T175">BREAK</text:span></text:p>
      <text:p text:style-name="P110"><text:span text:style-name="T189"><text:tab/><text:tab/></text:span><text:span text:style-name="T178">Default </text:span><text:span text:style-name="T245">to set message/action for all other input</text:span></text:p>
      <text:p text:style-name="P110"><text:span text:style-name="T245"><text:tab/><text:tab/></text:span><text:span text:style-name="T246">WITHOUT BREAK = code continues until next break</text:span></text:p>
      <text:p text:style-name="P150"/>
      <text:p text:style-name="P150"><text:tab/>switch(day) {</text:p>
      <text:p text:style-name="P150"><text:tab/><text:tab/>case ‘monday’:</text:p>
      <text:p text:style-name="P150"><text:tab/><text:tab/><text:tab/>console.log(‘first work day’);</text:p>
      <text:p text:style-name="P150"><text:tab/><text:tab/><text:tab/>break;</text:p>
      <text:p text:style-name="P151"><text:tab/><text:tab/>case ‘tuesday’:</text:p>
      <text:p text:style-name="P294"><text:span text:style-name="T62"><text:tab/><text:tab/>case ‘</text:span><text:span text:style-name="T63">wednesday</text:span><text:span text:style-name="T62">’:</text:span></text:p>
      <text:p text:style-name="P294"><text:span text:style-name="T62"><text:tab/><text:tab/><text:tab/>console.log(‘</text:span><text:span text:style-name="T63">other</text:span><text:span text:style-name="T62"> work day</text:span><text:span text:style-name="T63">s</text:span><text:span text:style-name="T62">’);</text:span></text:p>
      <text:p text:style-name="P151"><text:tab/><text:tab/><text:tab/>break;<text:tab/><text:tab/></text:p>
      <text:p text:style-name="P110"><text:span text:style-name="T198"><text:tab/><text:tab/></text:span><text:span text:style-name="T209">default:</text:span></text:p>
      <text:p text:style-name="P294"><text:span text:style-name="T63"><text:tab/><text:tab/><text:tab/></text:span><text:span text:style-name="T62">console.log(‘</text:span><text:span text:style-name="T63">not a valid enter a</text:span><text:span text:style-name="T62"> day’);</text:span><text:span text:style-name="T63">}</text:span></text:p>
      <text:p text:style-name="P152"/>
      <text:p text:style-name="P16"><text:span text:style-name="T210">S</text:span><text:span text:style-name="T198">tatement and Expressions</text:span></text:p>
      <text:p text:style-name="P111"><text:span text:style-name="T147">Expression</text:span><text:span text:style-name="T198"> = code that creates value (eg 3+4, eg 1991, eg true&amp;&amp;false)</text:span></text:p>
      <text:p text:style-name="P112"/>
      <text:p text:style-name="P111"><text:span text:style-name="T147">Statement</text:span><text:span text:style-name="T198"> = bigger code that is executed, but does not create value by itself</text:span></text:p>
      <text:p text:style-name="P112"><text:tab/>eg if (2&gt;1) {const str = ‘2 is bigger’}</text:p>
      <text:p text:style-name="P111"><text:span text:style-name="T198"><text:tab/><text:tab/>doesnt produce value, simply </text:span><text:span text:style-name="T9">declares variable</text:span><text:span text:style-name="T198">.</text:span></text:p>
      <text:p text:style-name="P112"/>
      <text:p text:style-name="P112">Statements are like full sentences that translate / call actions.</text:p>
      <text:p text:style-name="P112"/>
      <text:p text:style-name="P112">Distinction is important as JS requires Expressions &amp; Statements in different places</text:p>
      <text:p text:style-name="P112"><text:tab/>eg Template literal only accepts Expressions</text:p>
      <text:p text:style-name="P112"><text:tab/><text:tab/>Not statements</text:p>
      <text:p text:style-name="P111"><text:span text:style-name="T198"><text:tab/><text:tab/>eg console.log(`I’m ${age} years old </text:span><text:span text:style-name="T268">${if 23&gt;10}</text:span><text:span text:style-name="T198"> = ERROR</text:span></text:p>
      <text:p text:style-name="P112"/>
      <text:p text:style-name="P27">‘?’ Conditional (Ternary) Operator</text:p>
      <text:p text:style-name="P295"><text:span text:style-name="T67">Similar to If Else statement, </text:span><text:span text:style-name="T68">but </text:span><text:span text:style-name="T71">written in one line with Three</text:span><text:span text:style-name="T68"> parts (ternary)</text:span></text:p>
      <text:p text:style-name="P153"><text:tab/>Condition, True, Else</text:p>
      <text:p text:style-name="P298"><text:span text:style-name="T66"><text:tab/><text:tab/></text:span><text:span text:style-name="T71">Separate u</text:span><text:span text:style-name="T66">sing ?Question mark and :Colon</text:span></text:p>
      <text:p text:style-name="P301"><text:span text:style-name="T66">U</text:span><text:span text:style-name="T56">seful for quick decisions</text:span></text:p>
      <text:p text:style-name="P112"/>
      <text:p text:style-name="P95">Condition ? True-Code : Else-code</text:p>
      <text:p text:style-name="P113">age&gt;=18 ? Console.log(‘above 18’) : console.log(‘under 18’)</text:p>
      <text:p text:style-name="P113"/>
      <text:p text:style-name="P299"><text:span text:style-name="T69">Operators </text:span><text:span text:style-name="T73">are</text:span><text:span text:style-name="T70"> </text:span><text:span text:style-name="T23">Expressions</text:span><text:span text:style-name="T69">. </text:span><text:span text:style-name="T73">Produces value and c</text:span><text:span text:style-name="T69">an be assigned to variables</text:span></text:p>
      <text:p text:style-name="P299"><text:span text:style-name="T69"><text:tab/>eg const drink = age&gt;= 18</text:span><text:span text:style-name="T23"> ? </text:span><text:span text:style-name="T69">‘wine’</text:span><text:span text:style-name="T23"> : </text:span><text:span text:style-name="T69">‘water’;</text:span></text:p>
      <text:p text:style-name="P299"><text:span text:style-name="T69"><text:tab/><text:tab/></text:span><text:span text:style-name="T70">drink = wine</text:span></text:p>
      <text:p text:style-name="P154"/>
      <text:p text:style-name="P300"><text:span text:style-name="T70">B</text:span><text:span text:style-name="T56">ECAUSE Ternary operator is an </text:span><text:span text:style-name="T72">E</text:span><text:span text:style-name="T56">xpression, can be used in Template Literal</text:span></text:p>
      <text:p text:style-name="P300"><text:span text:style-name="T56"><text:tab/>console.log(`I like the drink ${</text:span><text:span text:style-name="T19">age &gt;= 18?’wine’:’water’</text:span><text:span text:style-name="T56">}`)</text:span></text:p>
      <text:p text:style-name="P28"><text:soft-page-break/>Javascript Releases</text:p>
      <text:p text:style-name="P155">History: ECMAscript (ES1) is the first official standard for JS</text:p>
      <text:p text:style-name="P232"><text:span text:style-name="T198"><text:tab/></text:span><text:span text:style-name="T147">ES5</text:span><text:span text:style-name="T198"> </text:span></text:p>
      <text:p text:style-name="P232"><text:span text:style-name="T198"><text:tab/><text:tab/></text:span><text:span text:style-name="T211">Fully supported in ALL browsers (even IE)</text:span></text:p>
      <text:p text:style-name="P232"><text:span text:style-name="T198"><text:tab/></text:span><text:span text:style-name="T147">ES6+</text:span><text:span text:style-name="T198"> (biggest update in 2015)</text:span></text:p>
      <text:p text:style-name="P232"><text:span text:style-name="T198"><text:tab/><text:tab/></text:span><text:span text:style-name="T211">Modern JS</text:span></text:p>
      <text:p text:style-name="P156"><text:tab/><text:tab/>Well supported in most modern browsers. No support in older browsers</text:p>
      <text:p text:style-name="P156"><text:tab/><text:tab/>Most features usable with transpiling + polyfilling</text:p>
      <text:p text:style-name="P232"><text:span text:style-name="T198"><text:tab/></text:span><text:span text:style-name="T147">ESNEXT</text:span><text:span text:style-name="T198"> (annual release)</text:span></text:p>
      <text:p text:style-name="P232"><text:span text:style-name="T198"><text:tab/><text:tab/></text:span><text:span text:style-name="T212">Browsers can use features while in Stage3 (development)</text:span></text:p>
      <text:p text:style-name="P158"/>
      <text:p text:style-name="P158">Backwards compatibility works in JS → DON”T BREAK WEB Principle </text:p>
      <text:p text:style-name="P158"><text:tab/>Nothing removed, new features added</text:p>
      <text:p text:style-name="P158"/>
      <text:p text:style-name="P157">Not forwards compatible. How can we use modernJS today?</text:p>
      <text:p text:style-name="P157"><text:tab/>Ensure browser is up-to-date during Development</text:p>
      <text:p text:style-name="P302"><text:span text:style-name="T74"><text:tab/>Use </text:span><text:span text:style-name="T24">Babel</text:span><text:span text:style-name="T74"> to transpile code (convert) to ensure browser compatibility for all users </text:span></text:p>
      <text:p text:style-name="P157"><text:tab/><text:tab/>Back to ES5</text:p>
      <text:p text:style-name="P157"/>
      <text:p text:style-name="P17"><text:span text:style-name="T211">S</text:span><text:span text:style-name="T198">ection 3 – JS Fundamentals Part 2</text:span></text:p>
      <text:p text:style-name="P159"/>
      <text:p text:style-name="P29">Activating Strict Mode</text:p>
      <text:p text:style-name="P159">Very first statement in JS file</text:p>
      <text:p text:style-name="P233"><text:span text:style-name="T198"><text:tab/></text:span><text:span text:style-name="T175">‘use strict’;</text:span></text:p>
      <text:p text:style-name="P159"/>
      <text:p text:style-name="P114">Strict mode helps write more Secure code. Avoid accidental areas.</text:p>
      <text:p text:style-name="P114"><text:tab/>Forbids certain actions, Create visible errors in Developer Console.</text:p>
      <text:p text:style-name="P114"/>
      <text:p text:style-name="P115"><text:span text:style-name="T275"><text:tab/>Also </text:span>reserves variable names for future features</text:p>
      <text:p text:style-name="P115"><text:tab/><text:tab/>eg const interface = ERRO<text:span text:style-name="T274">R</text:span></text:p>
      <text:p text:style-name="P115"/>
      <text:p text:style-name="P18">Functions</text:p>
      <text:p text:style-name="P116">Piece of code that can be re-used. </text:p>
      <text:p text:style-name="P116">Variable holds value, Function holds 1+ lines of code.</text:p>
      <text:p text:style-name="P116"/>
      <text:p text:style-name="P116">Declaring a function:</text:p>
      <text:p text:style-name="P116"><text:tab/><text:span text:style-name="T175">function name() {code}</text:span></text:p>
      <text:p text:style-name="P116"/>
      <text:p text:style-name="P117"><text:span text:style-name="T276">Specify Parameter in functions → </text:span><text:span text:style-name="T278">Create space f</text:span><text:span text:style-name="T276">or enter</text:span><text:span text:style-name="T277">ing</text:span><text:span text:style-name="T276"> arguments</text:span></text:p>
      <text:p text:style-name="P118"><text:tab/><text:span text:style-name="T279">Parameters</text:span> are variables that will be called when passed into function.</text:p>
      <text:p text:style-name="P306"><text:span text:style-name="T75"><text:tab/></text:span><text:span text:style-name="T256">function </text:span><text:span text:style-name="T257">name(parameters)</text:span><text:span text:style-name="T261"> {</text:span></text:p>
      <text:p text:style-name="P306"><text:span text:style-name="T266"><text:tab/><text:tab/></text:span><text:span text:style-name="T263">const variable = x</text:span></text:p>
      <text:p text:style-name="P306"><text:span text:style-name="T265"><text:tab/><text:tab/></text:span><text:span text:style-name="T258">return</text:span><text:span text:style-name="T263"> variable</text:span><text:span text:style-name="T262">}</text:span></text:p>
      <text:p text:style-name="P119"><text:tab/><text:tab/><text:tab/>eg function fruitProcessor(apples, oranges) {</text:p>
      <text:p text:style-name="P119"><text:tab/><text:tab/><text:tab/><text:tab/>const juice = `Juice with ${apple} apples and ${orange} oranges`;</text:p>
      <text:p text:style-name="P303"><text:span text:style-name="T77"><text:tab/><text:tab/><text:tab/><text:tab/></text:span><text:span text:style-name="T280">return</text:span><text:span text:style-name="T281"> juice.</text:span><text:span text:style-name="T77">}</text:span></text:p>
      <text:p text:style-name="P120"><text:tab/></text:p>
      <text:p text:style-name="P304"><text:span text:style-name="T77"><text:tab/></text:span><text:span text:style-name="T25">Return</text:span><text:span text:style-name="T78"> = </text:span><text:span text:style-name="T82">Used to specify what value is returned</text:span><text:span text:style-name="T79">. Function code is replaced by returned.</text:span></text:p>
      <text:p text:style-name="P303"><text:span text:style-name="T77"><text:tab/><text:tab/></text:span><text:span text:style-name="T82">Eg </text:span><text:span text:style-name="T80">Returns juice variable, </text:span><text:span text:style-name="T82">but </text:span><text:span text:style-name="T80">not globally accessible.</text:span><text:span text:style-name="T77"><text:tab/></text:span></text:p>
      <text:p text:style-name="P119"/>
      <text:p text:style-name="P305"><text:span text:style-name="T76"><text:tab/>C</text:span><text:span text:style-name="T79">reate variable to </text:span><text:span text:style-name="T26">capture</text:span><text:span text:style-name="T79"> function </text:span><text:span text:style-name="T81">value</text:span></text:p>
      <text:p text:style-name="P160"><text:tab/><text:tab/>const appleOrangeJuice = fruitProcessor(1,2)</text:p>
      <text:p text:style-name="P30"><text:soft-page-break/>Function declaration VS expression</text:p>
      <text:p text:style-name="P307"><text:span text:style-name="T83">Different ways of writing functions. </text:span><text:span text:style-name="T87">Personal preference</text:span></text:p>
      <text:p text:style-name="P310"><text:span text:style-name="T83">M</text:span><text:span text:style-name="T56">ain difference: </text:span></text:p>
      <text:p text:style-name="P161"><text:tab/>Function Declarations can be called BEFORE they are defined (but not a good idea)</text:p>
      <text:p text:style-name="P162">Recommended use: Expressions → Forces structure of first define, then call function.</text:p>
      <text:p text:style-name="P163"/>
      <text:p text:style-name="P163"/>
      <text:p text:style-name="P234"><text:span text:style-name="T9">Declaration</text:span><text:span text:style-name="T198"> = </text:span><text:span text:style-name="T147">Use Function() keyword</text:span><text:span text:style-name="T198"> to declare a function.</text:span></text:p>
      <text:p text:style-name="P235"><text:span text:style-name="T213"><text:tab/></text:span><text:span text:style-name="T198">Simplified return → unnecessary to declare variable and store calculation</text:span></text:p>
      <text:p text:style-name="P164"><text:tab/><text:tab/>eg function calcAge(birthYear){</text:p>
      <text:p text:style-name="P164"><text:tab/><text:tab/><text:tab/>return 2022 – birthYear}</text:p>
      <text:p text:style-name="P164"/>
      <text:p text:style-name="P47"><text:span text:style-name="T198">Function expression </text:span><text:span text:style-name="T215">(recommended)</text:span></text:p>
      <text:p text:style-name="P308"><text:span text:style-name="T84"><text:tab/></text:span><text:span text:style-name="T85">Functions without names, stored in a </text:span><text:span text:style-name="T27">Variable</text:span></text:p>
      <text:p text:style-name="P165"><text:tab/></text:p>
      <text:p text:style-name="P236"><text:span text:style-name="T214"><text:tab/>1. Do not specify a name. </text:span><text:span text:style-name="T198">Simply specify</text:span><text:span text:style-name="T147"> </text:span><text:span text:style-name="T198">parameters + code</text:span></text:p>
      <text:p text:style-name="P166"><text:tab/><text:tab/>function (birthYear) {</text:p>
      <text:p text:style-name="P166"><text:tab/><text:tab/><text:tab/>return 2022 – birthYear}</text:p>
      <text:p text:style-name="P166"/>
      <text:p text:style-name="P309"><text:span text:style-name="T84"><text:tab/></text:span><text:span text:style-name="T85">2. </text:span><text:span text:style-name="T41">Store function in a variable</text:span></text:p>
      <text:p text:style-name="P309"><text:span text:style-name="T85"><text:tab/><text:tab/></text:span><text:span text:style-name="T259">const calcAge </text:span><text:span text:style-name="T264">= function (birthYear) {code}</text:span></text:p>
      <text:p text:style-name="P167"><text:tab/><text:tab/></text:p>
      <text:p text:style-name="P309"><text:span text:style-name="T85"><text:tab/>To call </text:span><text:span text:style-name="T86">function</text:span><text:span text:style-name="T85">, simply create a variable to capture the value.</text:span></text:p>
      <text:p text:style-name="P309"><text:span text:style-name="T85"><text:tab/><text:tab/>Const age = calc</text:span><text:span text:style-name="T86">A</text:span><text:span text:style-name="T85">ge(1991)</text:span></text:p>
      <text:p text:style-name="P167"/>
      <text:p text:style-name="P310"><text:span text:style-name="T85">F</text:span><text:span text:style-name="T56">unctions are a value → can be stored in variables.</text:span></text:p>
      <text:p text:style-name="P161"/>
      <text:p text:style-name="P48"><text:span text:style-name="T198">Arrow Functions </text:span><text:span text:style-name="T218">=&gt;</text:span></text:p>
      <text:p text:style-name="P168">Simple form of function() that is faster to write. Useful for one-liner functions</text:p>
      <text:p text:style-name="P169"/>
      <text:p text:style-name="P239"><text:span text:style-name="T216">O</text:span><text:span text:style-name="T198">ne line of code = value automatically returned</text:span></text:p>
      <text:p text:style-name="P168"/>
      <text:p text:style-name="P94"><text:span text:style-name="T253"><text:tab/></text:span><text:span text:style-name="T254">parameter =&gt; code</text:span></text:p>
      <text:p text:style-name="P237"><text:span text:style-name="T217"><text:tab/>eg </text:span><text:span text:style-name="T198">Function expression = const calcAge2 = function (birthYear) {return 2022-birthYear}</text:span></text:p>
      <text:p text:style-name="P170"><text:tab/><text:tab/></text:p>
      <text:p text:style-name="P238"><text:span text:style-name="T198"><text:tab/></text:span><text:span text:style-name="T218">eg Above, </text:span><text:span text:style-name="T198">Written in Arrow function →</text:span></text:p>
      <text:p text:style-name="P237"><text:span text:style-name="T198"><text:tab/><text:tab/><text:tab/>const calcAge3 = </text:span><text:span text:style-name="T147">birthYear =&gt; 2022-birthYea</text:span><text:span text:style-name="T198">r</text:span></text:p>
      <text:p text:style-name="P171"/>
      <text:p text:style-name="P171"><text:tab/><text:tab/><text:tab/>Calling function (same as others) → calcAge3(1991)</text:p>
      <text:p text:style-name="P172"/>
      <text:p text:style-name="P49"><text:span text:style-name="T56"><text:tab/></text:span><text:span text:style-name="T198">Arrow for Multiple lines of code: </text:span><text:span text:style-name="T147">NEED RETURN + BRACES </text:span><text:span text:style-name="T198">(similar to other functions)</text:span></text:p>
      <text:p text:style-name="P239"><text:span text:style-name="T198"><text:tab/>const ageUntilRetire = birthYear =&gt; </text:span><text:span text:style-name="T147">{</text:span></text:p>
      <text:p text:style-name="P172"><text:tab/><text:tab/>…… </text:p>
      <text:p text:style-name="P239"><text:span text:style-name="T198"><text:tab/><text:tab/></text:span><text:span text:style-name="T147">return</text:span><text:span text:style-name="T198"> retirement</text:span><text:span text:style-name="T147">}</text:span></text:p>
      <text:p text:style-name="P171"/>
      <text:p text:style-name="P50"><text:span text:style-name="T56"><text:tab/></text:span><text:span text:style-name="T198">Arrow with Multiple Parameters </text:span><text:span text:style-name="T154"><text:s/></text:span><text:span text:style-name="T218">(similar to other functions)</text:span></text:p>
      <text:p text:style-name="P173"><text:tab/>Wrap parameters in parentheses (P1, P2)</text:p>
      <text:p text:style-name="P240"><text:span text:style-name="T198"><text:tab/><text:tab/>const yearsUntilRetire = </text:span><text:span text:style-name="T147">(birthYear, firstName)</text:span><text:span text:style-name="T198"> =&gt; {…..}</text:span></text:p>
      <text:p text:style-name="P173"/>
      <text:p text:style-name="P469">Fundamental differences: Arrow functions do NOT get “This” keyword.</text:p>
      <text:p text:style-name="P469"/>
      <text:p text:style-name="P469"/>
      <text:p text:style-name="P381"><text:soft-page-break/><text:span text:style-name="T219">F</text:span><text:span text:style-name="T198">unctions calling other functions</text:span></text:p>
      <text:p text:style-name="P331"/>
      <text:p text:style-name="P331">eg cut fruits THEN process juice</text:p>
      <text:p text:style-name="P331"/>
      <text:p text:style-name="P314"><text:span text:style-name="T282">1. </text:span>function cutFruitPieces(fruit) {</text:p>
      <text:p text:style-name="P314"><text:tab/>return fruit * 4;}</text:p>
      <text:p text:style-name="P331"/>
      <text:p text:style-name="P311"><text:span text:style-name="T220">2. </text:span><text:span text:style-name="T198">function fruitProcessor(apples, oranges) {</text:span></text:p>
      <text:p text:style-name="P311"><text:span text:style-name="T198"><text:tab/>const applePieces =</text:span><text:span text:style-name="T147"> cutFruitPieces(apple);</text:span></text:p>
      <text:p text:style-name="P311"><text:span text:style-name="T198"><text:tab/>const orangePieces = </text:span><text:span text:style-name="T147">cutFruitPiees(orange);</text:span></text:p>
      <text:p text:style-name="P331"><text:tab/></text:p>
      <text:p text:style-name="P331"><text:tab/>const juice = `Juice with ${applePieces} apples and ${orangePieces) orange`;</text:p>
      <text:p text:style-name="P331"/>
      <text:p text:style-name="P332">eg fruitProcessor(2, 3)</text:p>
      <text:p text:style-name="P332">1. variables applePieces and orangePieces store new values (eg 2*4)</text:p>
      <text:p text:style-name="P332">2. then new variable is called in Template Literal.</text:p>
      <text:p text:style-name="P332"/>
      <text:p text:style-name="P332"/>
      <text:p text:style-name="P392">Reviewing functions</text:p>
      <text:p text:style-name="P333">Parameters in different functions are NOT RELATED. They can have the same name.</text:p>
      <text:p text:style-name="P312"><text:span text:style-name="T198"><text:tab/>Eg function</text:span><text:span text:style-name="T283">(birthYear</text:span><text:span text:style-name="T198">, firstName) {</text:span></text:p>
      <text:p text:style-name="P312"><text:span text:style-name="T198"><text:tab/><text:tab/>const age = </text:span><text:span text:style-name="T147">calcAge</text:span><text:span text:style-name="T198">(</text:span><text:span text:style-name="T283">birthYear</text:span><text:span text:style-name="T198">) → uses the same value</text:span></text:p>
      <text:p text:style-name="P333"/>
      <text:p text:style-name="P312"><text:span text:style-name="T147"><text:tab/>calcAge</text:span><text:span text:style-name="T198"> = function(</text:span><text:span text:style-name="T292">birthYear</text:span><text:span text:style-name="T198">) {…} → takes on WHATEVER value is in ^ function</text:span></text:p>
      <text:p text:style-name="P334"/>
      <text:p text:style-name="P393">Return</text:p>
      <text:p text:style-name="P335">Return = immediate exits function</text:p>
      <text:p text:style-name="P398"><text:span text:style-name="T299">Return specific numbers → <text:s/></text:span><text:span text:style-name="T329"><text:s/>Parameters are a number, good practice to</text:span><text:span text:style-name="T331"> return a number.</text:span></text:p>
      <text:p text:style-name="P335"/>
      <text:p text:style-name="P335"><text:tab/>eg yearsUntilRetirement = function(birthYear, firstName) {</text:p>
      <text:p text:style-name="P335"><text:tab/><text:tab/>…</text:p>
      <text:p text:style-name="P335"><text:tab/><text:tab/>const retirement = 65-age;</text:p>
      <text:p text:style-name="P335"><text:tab/><text:tab/><text:tab/>if retirement &gt; 0 {</text:p>
      <text:p text:style-name="P335"><text:tab/><text:tab/><text:tab/><text:tab/>return retirement;</text:p>
      <text:p text:style-name="P313"><text:span text:style-name="T198"><text:tab/><text:tab/><text:tab/>else { </text:span><text:span text:style-name="T147">return -1</text:span><text:span text:style-name="T198">}</text:span></text:p>
      <text:p text:style-name="P335"/>
      <text:p text:style-name="P398"><text:span text:style-name="T337">-1 is a standard</text:span><text:span text:style-name="T299"> in programming that has no meaning. </text:span></text:p>
      <text:p text:style-name="P335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382"><text:soft-page-break/><text:span text:style-name="T198">1</text:span><text:span text:style-name="T383">st</text:span><text:span text:style-name="T198"> Data Structure → Arrays</text:span></text:p>
      <text:p text:style-name="P318"><text:span text:style-name="T198">2 most important data </text:span>structures<text:span text:style-name="T198">: </text:span>Arrays &amp; Objects</text:p>
      <text:p text:style-name="P318">Bundle values together for multiple variables (e.g. friend1=’Michael’, friend2’Jon’…….)</text:p>
      <text:p text:style-name="P318"/>
      <text:p text:style-name="P318">Array = A big container to store variables/data for later reference </text:p>
      <text:p text:style-name="P318"/>
      <text:p text:style-name="P383"><text:span text:style-name="T385">Creating an Array</text:span><text:tab/></text:p>
      <text:p text:style-name="P318"><text:tab/>Use <text:span text:style-name="T175">Square backets []</text:span></text:p>
      <text:p text:style-name="P318"><text:tab/><text:tab/>const friends = [‘Mike’, ‘Jon’, ‘Sam’]</text:p>
      <text:p text:style-name="P318"><text:tab/><text:tab/><text:tab/><text:span text:style-name="T384">(more common)</text:span></text:p>
      <text:p text:style-name="P318"><text:tab/>OR </text:p>
      <text:p text:style-name="P318"/>
      <text:p text:style-name="P318"><text:tab/>Use <text:span text:style-name="T175">new Array(…) </text:span><text:span text:style-name="T249">function</text:span></text:p>
      <text:p text:style-name="P318"><text:tab/><text:tab/>const years = new Array (1991, 1994, 2020);</text:p>
      <text:p text:style-name="P319"/>
      <text:p text:style-name="P384">Calling Array – <text:span text:style-name="T175">variable[X]</text:span></text:p>
      <text:p text:style-name="P319"><text:tab/>Arrays start with 0</text:p>
      <text:p text:style-name="P319"><text:tab/><text:tab/>eg friends[1] → ‘Jon’</text:p>
      <text:p text:style-name="P319"/>
      <text:p text:style-name="P399"><text:span text:style-name="T339">Finding number of elements in Array</text:span><text:span text:style-name="T300"> </text:span></text:p>
      <text:p text:style-name="P399"><text:span text:style-name="T300"><text:tab/>Use </text:span><text:span text:style-name="T330">.length Property</text:span></text:p>
      <text:p text:style-name="P319"><text:tab/><text:tab/>console.log(friends.length) → 3</text:p>
      <text:p text:style-name="P319"/>
      <text:p text:style-name="P401"><text:span text:style-name="T338">Retrieving elements using an </text:span><text:span text:style-name="T345">expression</text:span><text:span text:style-name="T298"> (eg .length)</text:span></text:p>
      <text:p text:style-name="P320"><text:tab/>friends[ friends.length – 1]<text:tab/>(last element)</text:p>
      <text:p text:style-name="P320"><text:tab/><text:tab/>= friends[2] → ‘Sam’</text:p>
      <text:p text:style-name="P319"/>
      <text:p text:style-name="P384">Mutate elements with Array</text:p>
      <text:p text:style-name="P319"><text:tab/>friends[2] = ‘Jay’ → replaces existing value.</text:p>
      <text:p text:style-name="P319"><text:tab/>Able to change CONST </text:p>
      <text:p text:style-name="P400"><text:span text:style-name="T298"><text:tab/><text:tab/></text:span><text:span text:style-name="T332">Array is NOT a primitive value</text:span><text:span text:style-name="T298"> (primitive value = immutable)</text:span></text:p>
      <text:p text:style-name="P400"><text:span text:style-name="T298"><text:tab/><text:tab/><text:tab/></text:span><text:span text:style-name="T301">but cannot replace entire array at once</text:span></text:p>
      <text:p text:style-name="P336"/>
      <text:p text:style-name="P394">Values stored</text:p>
      <text:p text:style-name="P336"><text:tab/>Array values can be variables and expressions</text:p>
      <text:p text:style-name="P336"><text:tab/><text:tab/>eg const Chris = [firstName, “asian”, 2022-1995]\</text:p>
      <text:p text:style-name="P402"><text:span text:style-name="T298"><text:tab/>Can also be </text:span><text:span text:style-name="T332">Array in an Array</text:span></text:p>
      <text:p text:style-name="P402"><text:span text:style-name="T298"><text:tab/><text:tab/>const Chris = [firstName, </text:span><text:span text:style-name="T332">friends</text:span><text:span text:style-name="T298">] </text:span></text:p>
      <text:p text:style-name="P336"/>
      <text:p text:style-name="P395">Calling Arrays in functions</text:p>
      <text:p text:style-name="P337">Can’t process the entire array. Needs to calculate individually</text:p>
      <text:p text:style-name="P338"/>
      <text:p text:style-name="P338">years = [1991, 1992, 1993]</text:p>
      <text:p text:style-name="P403"><text:span text:style-name="T301"><text:tab/>e</text:span><text:span text:style-name="T298">g const calcAge = birthYear =&gt; 2022 – birthYear</text:span></text:p>
      <text:p text:style-name="P403"><text:span text:style-name="T298"><text:tab/>const age1 = calcAge</text:span><text:span text:style-name="T302">(years[</text:span><text:span text:style-name="T298">0]</text:span><text:span text:style-name="T302">);</text:span></text:p>
      <text:p text:style-name="P405"><text:span text:style-name="T303"><text:tab/>const age2 = calcAge</text:span><text:span text:style-name="T302">(years[1</text:span><text:span text:style-name="T303">]</text:span><text:span text:style-name="T302">);</text:span></text:p>
      <text:p text:style-name="P404"><text:span text:style-name="T298"><text:tab/>const age3 = calcAge</text:span><text:span text:style-name="T302">(years[2</text:span><text:span text:style-name="T298">]</text:span><text:span text:style-name="T302">);</text:span></text:p>
      <text:p text:style-name="P319"/>
      <text:p text:style-name="P470">Started with Array, good idea to End with Array:</text:p>
      <text:p text:style-name="P403"><text:span text:style-name="T298"><text:tab/>const ages = [</text:span><text:span text:style-name="T332">calcAge</text:span><text:span text:style-name="T333">(years[</text:span><text:span text:style-name="T332">0]</text:span><text:span text:style-name="T333">)</text:span><text:span text:style-name="T298">, calcAge</text:span><text:span text:style-name="T304">(years[1</text:span><text:span text:style-name="T298">]</text:span><text:span text:style-name="T304">)</text:span><text:span text:style-name="T298">, calcAge</text:span><text:span text:style-name="T304">(years[2</text:span><text:span text:style-name="T298">]</text:span><text:span text:style-name="T304">)</text:span><text:span text:style-name="T305">]</text:span></text:p>
      <text:p text:style-name="P339"/>
      <text:p text:style-name="P339"/>
      <text:p text:style-name="P385"><text:soft-page-break/>Basic Array Operations (Methods)</text:p>
      <text:p text:style-name="P321"/>
      <text:p text:style-name="P321"><text:span text:style-name="T175">.push</text:span><text:span text:style-name="T147"> </text:span>(add elements to end of Array)</text:p>
      <text:p text:style-name="P321"><text:tab/>friends.push(‘Tara’)</text:p>
      <text:p text:style-name="P321"/>
      <text:p text:style-name="P321"><text:span text:style-name="T175">.</text:span><text:span text:style-name="T179">unshift</text:span><text:span text:style-name="T155"> </text:span><text:span text:style-name="T386">(add elements to start of Array)</text:span></text:p>
      <text:p text:style-name="P321"><text:tab/><text:span text:style-name="T386">friends.unshift(‘Michelle’)</text:span></text:p>
      <text:p text:style-name="P321"/>
      <text:p text:style-name="P321"><text:span text:style-name="T175">.</text:span><text:span text:style-name="T179">pop</text:span><text:span text:style-name="T386"> (remove </text:span><text:span text:style-name="T155">last</text:span><text:span text:style-name="T386"> element of Array)</text:span></text:p>
      <text:p text:style-name="P321"><text:tab/><text:span text:style-name="T386">friends.pop()</text:span></text:p>
      <text:p text:style-name="P321"><text:tab/><text:tab/><text:span text:style-name="T386">No argument needed to be passed</text:span></text:p>
      <text:p text:style-name="P321"><text:tab/><text:tab/></text:p>
      <text:p text:style-name="P406"><text:span text:style-name="T306"><text:tab/></text:span><text:span text:style-name="T307">pop Returns the removed element → ‘peter’</text:span></text:p>
      <text:p text:style-name="P321"/>
      <text:p text:style-name="P321"><text:span text:style-name="T249">.</text:span><text:span text:style-name="T179">shift</text:span><text:span text:style-name="T386"> (remove start of Array) </text:span></text:p>
      <text:p text:style-name="P321"><text:tab/></text:p>
      <text:p text:style-name="P322"><text:span text:style-name="T175">.indexOf(…)</text:span><text:span text:style-name="T249"> </text:span>- Find position of element in Array</text:p>
      <text:p text:style-name="P322"><text:tab/>console.log(friends.indexOf(‘steven’))</text:p>
      <text:p text:style-name="P322"><text:tab/><text:tab/>→ <text:span text:style-name="T387">returns 1</text:span></text:p>
      <text:p text:style-name="P322"><text:tab/><text:span text:style-name="T387">element that DOESN’T exist =</text:span><text:span text:style-name="T156"> return -1</text:span></text:p>
      <text:p text:style-name="P316"/>
      <text:p text:style-name="P322"><text:span text:style-name="T180">.includes(…)</text:span><text:span text:style-name="T387"> - Find Truth/False of whether element exists in Array</text:span></text:p>
      <text:p text:style-name="P322"><text:tab/><text:span text:style-name="T387">uses strict equality (===) to check</text:span></text:p>
      <text:p text:style-name="P322"><text:tab/><text:tab/><text:span text:style-name="T387">eg 23 vs ‘23’</text:span></text:p>
      <text:p text:style-name="P322"><text:tab/><text:span text:style-name="T387">eg friends.includes(‘steven’) → true</text:span></text:p>
      <text:p text:style-name="P322"/>
      <text:p text:style-name="P323"><text:tab/><text:span text:style-name="T382">Using includes for conditionals (If Else)</text:span></text:p>
      <text:p text:style-name="P323"><text:tab/><text:tab/><text:span text:style-name="T147">if (friends.includes(‘Peter’))</text:span> {</text:p>
      <text:p text:style-name="P323"><text:tab/><text:tab/><text:tab/>console.log(‘you have a friend called Peter’)}</text:p>
      <text:p text:style-name="P323"/>
      <text:p text:style-name="P386">Objects <text:span text:style-name="T388">(fundamental of JS)</text:span></text:p>
      <text:p text:style-name="P324">Arrays = multiple values in a variable, order number</text:p>
      <text:p text:style-name="P324"/>
      <text:p text:style-name="P324">Objects = Define key value names (instead of numbers)</text:p>
      <text:p text:style-name="P324"><text:tab/><text:span text:style-name="T147">Order does not matter</text:span></text:p>
      <text:p text:style-name="P324"/>
      <text:p text:style-name="P325"><text:span text:style-name="T147"><text:tab/>Object Literal Syntax</text:span> - Define objects using <text:span text:style-name="T175">Curly Braces {</text:span><text:span text:style-name="T249">Property: value;</text:span><text:span text:style-name="T175">}</text:span></text:p>
      <text:p text:style-name="P324"><text:tab/><text:tab/>const jonas = {</text:p>
      <text:p text:style-name="P324"><text:tab/><text:tab/><text:tab/>firstName: ‘Jonas’;</text:p>
      <text:p text:style-name="P324"><text:tab/><text:tab/><text:tab/>lastName: ‘Smith’;}</text:p>
      <text:p text:style-name="P324"/>
      <text:p text:style-name="P324"><text:tab/>Each name is a property → Jonas has <text:span text:style-name="T389">2</text:span> properties.</text:p>
      <text:p text:style-name="P324"/>
      <text:p text:style-name="P415"><text:span text:style-name="T340">Retrieving </text:span><text:span text:style-name="T341">Element from </text:span><text:span text:style-name="T340">Object</text:span></text:p>
      <text:p text:style-name="P327"/>
      <text:p text:style-name="P327"><text:span text:style-name="T147">Dot notation</text:span> → <text:span text:style-name="T175">Object . Property </text:span></text:p>
      <text:p text:style-name="P378"><text:tab/>eg console.log(jonas.lastName) → ‘Smith’</text:p>
      <text:p text:style-name="P380"><text:tab/>Exact property name only (no expressions allowed)</text:p>
      <text:p text:style-name="P378"/>
      <text:p text:style-name="P378"><text:span text:style-name="T147">Square brackets notation</text:span> → console.log[‘lastName’] <text:s text:c="2"/>pass expression (string or expression)</text:p>
      <text:p text:style-name="P379"><text:tab/><text:span text:style-name="T390">const nameKey = ‘Name’</text:span></text:p>
      <text:p text:style-name="P379"><text:tab/>eg jonas[‘first’ + nameKey] → ‘<text:span text:style-name="T390">Jonas’</text:span></text:p>
      <text:p text:style-name="P326"><text:soft-page-break/><text:span text:style-name="T391">If property does not exist → returns </text:span><text:span text:style-name="T157">Undefined</text:span></text:p>
      <text:p text:style-name="P326"><text:tab/><text:span text:style-name="T391">Undefined = Falsy, use for Else statements</text:span></text:p>
      <text:p text:style-name="P326"/>
      <text:p text:style-name="P326"/>
      <text:p text:style-name="P387">Changing/Adding elements to Object</text:p>
      <text:p text:style-name="P340"/>
      <text:p text:style-name="P340">Dot: jonas.location = ‘Portugal’</text:p>
      <text:p text:style-name="P340">Bracket: jonas[‘twitter’] = ‘@jonastwitter’;</text:p>
      <text:p text:style-name="P340"/>
      <text:p text:style-name="P388">Object Methods</text:p>
      <text:p text:style-name="P389"><text:span text:style-name="T17">Functions can be added to object</text:span><text:span text:style-name="T137">s</text:span><text:span text:style-name="T17"> → Called Methods</text:span></text:p>
      <text:p text:style-name="P341">Only function expression, NOT declaration</text:p>
      <text:p text:style-name="P341"/>
      <text:p text:style-name="P416"><text:span text:style-name="T308"><text:tab/>const </text:span><text:span text:style-name="T309">chris </text:span><text:span text:style-name="T308">= {</text:span></text:p>
      <text:p text:style-name="P341"><text:tab/><text:tab/>firstName: ‘Chris’,</text:p>
      <text:p text:style-name="P389"><text:span text:style-name="T17"><text:tab/><text:tab/></text:span><text:span text:style-name="T39">calcAge</text:span><text:span text:style-name="T136">:</text:span><text:span text:style-name="T39"> function</text:span><text:span text:style-name="T17">(birthYear) {</text:span></text:p>
      <text:p text:style-name="P341"><text:tab/><text:tab/><text:tab/>return 2022 – birthYear},</text:p>
      <text:p text:style-name="P341"><text:tab/><text:tab/></text:p>
      <text:p text:style-name="P389"><text:span text:style-name="T137">Property calcAge has a function value. </text:span><text:span text:style-name="T17">Similar to writing regular function.</text:span></text:p>
      <text:p text:style-name="P341"/>
      <text:p text:style-name="P342"><text:tab/>Access method </text:p>
      <text:p text:style-name="P342"><text:tab/><text:tab/>jonas.calcAge(1991) → returns age. <text:s/>(dot)</text:p>
      <text:p text:style-name="P390"><text:span text:style-name="T17"><text:tab/><text:tab/><text:tab/></text:span><text:span text:style-name="T138">OR</text:span></text:p>
      <text:p text:style-name="P390"><text:span text:style-name="T17"><text:tab/><text:tab/>Jonas</text:span><text:span text:style-name="T19">[‘calcAge’](1991)</text:span><text:span text:style-name="T17"> → </text:span><text:span text:style-name="T139">first access function, then pass argument.</text:span></text:p>
      <text:p text:style-name="P341"/>
      <text:p text:style-name="P391"><text:span text:style-name="T17"><text:tab/></text:span>BUT what if birthYear was already in object? D<text:span text:style-name="T393">ON’T REPEAT RULE</text:span></text:p>
      <text:p text:style-name="P328"/>
      <text:p text:style-name="P328"><text:span text:style-name="T395"><text:tab/></text:span><text:span text:style-name="T249">“</text:span><text:span text:style-name="T175">This</text:span><text:span text:style-name="T249">” variable/keyword</text:span> = refers to the Object that is calling the method</text:p>
      <text:p text:style-name="P328"><text:tab/>e.g. this.birthYear → “this” refers to the chris Object</text:p>
      <text:p text:style-name="P328"><text:tab/><text:tab/>becomes chris.birthYear </text:p>
      <text:p text:style-name="P328"><text:tab/><text:tab/></text:p>
      <text:p text:style-name="P328"><text:tab/>eg const chris = {</text:p>
      <text:p text:style-name="P328"><text:tab/><text:tab/>birthYear: 1997,</text:p>
      <text:p text:style-name="P328"><text:tab/><text:tab/><text:span text:style-name="T147">calcAge = function() {</text:span></text:p>
      <text:p text:style-name="P315"><text:tab/><text:tab/><text:tab/>return 2022 – <text:span text:style-name="T249">this.birthYear;</text:span><text:span text:style-name="T392">}</text:span></text:p>
      <text:p text:style-name="P315"/>
      <text:p text:style-name="P418"><text:span text:style-name="T310"><text:tab/></text:span><text:span text:style-name="T342">Rather than access the method multiple times</text:span><text:span text:style-name="T310"> to calculate: Use “this” to store new property</text:span></text:p>
      <text:p text:style-name="P330"><text:tab/>e.g. <text:span text:style-name="T394">{</text:span><text:span text:style-name="T147">this.age = 2022 – this.birthYear;</text:span></text:p>
      <text:p text:style-name="P330"><text:tab/><text:tab/>return this.age;<text:span text:style-name="T394">}</text:span></text:p>
      <text:p text:style-name="P315"/>
      <text:p text:style-name="P328"><text:tab/><text:span text:style-name="T430">e.g. getSummary: function() {${this.firstName} is a boy who has ${this.driverslicence?’a’:’no’} drivers licence}</text:span></text:p>
      <text:p text:style-name="P328"/>
      <text:p text:style-name="P328"><text:tab/><text:span text:style-name="T431">First call object method, then it is reusable. </text:span></text:p>
      <text:p text:style-name="P328"/>
      <text:p text:style-name="P329"><text:tab/></text:p>
      <text:p text:style-name="P424"><text:span text:style-name="T309"><text:tab/></text:span><text:span text:style-name="T343">Bridging Arrays and Objects</text:span></text:p>
      <text:p text:style-name="P343"><text:tab/>Arrays are objects, have built-in methods that manipulate Arrays</text:p>
      <text:p text:style-name="P417"><text:span text:style-name="T311"><text:tab/><text:tab/></text:span><text:span text:style-name="T312">eg .push()</text:span></text:p>
      <text:p text:style-name="P343"><text:tab/>Object also has methods, but methods are customisable. </text:p>
      <text:p text:style-name="P417"><text:span text:style-name="T311"><text:tab/><text:tab/></text:span><text:span text:style-name="T313">Eg chris.calcAge()</text:span></text:p>
      <text:p text:style-name="P344"/>
      <text:p text:style-name="P51"><text:soft-page-break/><text:span text:style-name="T347">L</text:span><text:span text:style-name="T346">oops </text:span><text:span text:style-name="T348">(fundamental)</text:span></text:p>
      <text:p text:style-name="P425"><text:span text:style-name="T311">I</text:span><text:span text:style-name="T298">f Else statements are a Control Structure. Loops are ANOTHER type of Control Structure.</text:span></text:p>
      <text:p text:style-name="P343"/>
      <text:p text:style-name="P425"><text:span text:style-name="T311">1. </text:span><text:span text:style-name="T298">Declare let statement </text:span><text:span text:style-name="T332">let()</text:span></text:p>
      <text:p text:style-name="P345"/>
      <text:p text:style-name="P346">Enter 3 statements in the Let() statement:</text:p>
      <text:p text:style-name="P345"/>
      <text:p text:style-name="P425"><text:span text:style-name="T298">2. Enter </text:span><text:span text:style-name="T314">starting </text:span><text:span text:style-name="T298">value of counter (Create variable)</text:span></text:p>
      <text:p text:style-name="P425"><text:span text:style-name="T298"><text:tab/>for(</text:span><text:span text:style-name="T332">let rep = 1</text:span><text:span text:style-name="T314">)</text:span></text:p>
      <text:p text:style-name="P347"/>
      <text:p text:style-name="P426"><text:span text:style-name="T298">3. Enter condition for loop to run (continue </text:span><text:span text:style-name="T315">while continue is TRUE</text:span><text:span text:style-name="T298">)</text:span></text:p>
      <text:p text:style-name="P426"><text:span text:style-name="T298"><text:tab/>for(let rep = 1; </text:span><text:span text:style-name="T332">rep &lt;= 10</text:span><text:span text:style-name="T298">)</text:span></text:p>
      <text:p text:style-name="P348"/>
      <text:p text:style-name="P346">4. Enter update for counter after each interation (changes)</text:p>
      <text:p text:style-name="P427"><text:span text:style-name="T298"><text:tab/>for(let rep = 1; rep &lt;= 10; </text:span><text:span text:style-name="T332">rep</text:span><text:span text:style-name="T334">++</text:span><text:span text:style-name="T298">)<text:tab/><text:tab/></text:span><text:span text:style-name="T316">++ means rep=rep+1</text:span></text:p>
      <text:p text:style-name="P349"/>
      <text:p text:style-name="P428"><text:span text:style-name="T316">5. </text:span><text:span text:style-name="T298">Enter code to be iterated</text:span></text:p>
      <text:p text:style-name="P428"><text:span text:style-name="T298"><text:tab/></text:span><text:span text:style-name="T315">for(let rep = 1; rep &lt;= 10; </text:span><text:span text:style-name="T335">rep</text:span><text:span text:style-name="T334">++</text:span><text:span text:style-name="T315">) </text:span><text:span text:style-name="T298">{</text:span></text:p>
      <text:p text:style-name="P428"><text:span text:style-name="T298"><text:tab/><text:tab/>`Lifting rep </text:span><text:span text:style-name="T332">${rep}</text:span><text:span text:style-name="T298">`} <text:s text:c="2"/>→ </text:span><text:span text:style-name="T317">1, 2, 3…...10</text:span></text:p>
      <text:p text:style-name="P346"/>
      <text:p text:style-name="P52"><text:span text:style-name="T349">M</text:span><text:span text:style-name="T346">ore applications of Loops</text:span></text:p>
      <text:p text:style-name="P350">One of most common uses of loops → Loop through Arrays</text:p>
      <text:p text:style-name="P351"><text:tab/>eg logging all items in Array</text:p>
      <text:p text:style-name="P351"><text:tab/><text:tab/>const chris = [1, 2, 3, 4, 5]</text:p>
      <text:p text:style-name="P351">I is common used to call iteration for each loop→ Arrays start with 0</text:p>
      <text:p text:style-name="P429"><text:span text:style-name="T318"><text:tab/> (let I = 0; </text:span><text:span text:style-name="T336">I &lt; chris.length</text:span><text:span text:style-name="T318">; i++ { </text:span></text:p>
      <text:p text:style-name="P430"><text:span text:style-name="T318"><text:tab/><text:tab/>console.log(</text:span><text:span text:style-name="T336">chris[i]</text:span><text:span text:style-name="T318">) } <text:s text:c="3"/>→ I loops at every ‘</text:span><text:span text:style-name="T319">I’</text:span></text:p>
      <text:p text:style-name="P353"/>
      <text:p text:style-name="P352"><text:s/></text:p>
      <text:p text:style-name="P53"><text:span text:style-name="T322"><text:tab/></text:span><text:span text:style-name="T353">S</text:span><text:span text:style-name="T350">ave looped values into new Array – Filling Arrays</text:span></text:p>
      <text:p text:style-name="P354"><text:tab/><text:tab/>1. Create empty array using empty brackets []</text:p>
      <text:p text:style-name="P430"><text:span text:style-name="T320"><text:tab/><text:tab/><text:tab/>const type</text:span><text:span text:style-name="T321">OfArray</text:span><text:span text:style-name="T320"> = [ ];</text:span></text:p>
      <text:p text:style-name="P355"/>
      <text:p text:style-name="P355"><text:tab/><text:tab/>2. <text:s/>for(……) {typeof chris[i];</text:p>
      <text:p text:style-name="P431"><text:span text:style-name="T298"><text:tab/><text:tab/><text:tab/>type</text:span><text:span text:style-name="T321">OfArray</text:span><text:span text:style-name="T298">[i] = typeof chris[i]}</text:span></text:p>
      <text:p text:style-name="P351"/>
      <text:p text:style-name="P54"><text:span text:style-name="T318"><text:tab/></text:span><text:span text:style-name="T351">U</text:span><text:span text:style-name="T346">sing .push to add </text:span><text:span text:style-name="T352">(cleaner)</text:span></text:p>
      <text:p text:style-name="P431"><text:span text:style-name="T298"><text:tab/><text:tab/>type</text:span><text:span text:style-name="T321">OfArray</text:span><text:span text:style-name="T298">.</text:span><text:span text:style-name="T332">push</text:span><text:span text:style-name="T298">(typeof chis[i])</text:span></text:p>
      <text:p text:style-name="P355"/>
      <text:p text:style-name="P396">Continue and Break Statement</text:p>
      <text:p text:style-name="P241"><text:span text:style-name="T380">Continue</text:span><text:span text:style-name="T346"> = Exit current iteration of loop and continue to next </text:span></text:p>
      <text:p text:style-name="P241"><text:span text:style-name="T380">Break</text:span><text:span text:style-name="T346"> = Completely exit the loop</text:span></text:p>
      <text:p text:style-name="P356"><text:tab/><text:tab/></text:p>
      <text:p text:style-name="P357"><text:tab/>eg Loop that only saves non-string values:</text:p>
      <text:p text:style-name="P241"><text:span text:style-name="T346"><text:tab/></text:span><text:span text:style-name="T354">eg for (…….) {if (typeof chris[i] </text:span><text:span text:style-name="T377">!== ‘string</text:span><text:span text:style-name="T354">’) </text:span><text:span text:style-name="T381">continue</text:span><text:span text:style-name="T354">; → </text:span><text:span text:style-name="T355">Skips below code if NOT string</text:span></text:p>
      <text:p text:style-name="P241"><text:span text:style-name="T354"><text:tab/><text:tab/>console.log(……</text:span><text:span text:style-name="T355">)</text:span><text:span text:style-name="T356">}</text:span><text:span text:style-name="T355"> </text:span></text:p>
      <text:p text:style-name="P358"/>
      <text:p text:style-name="P358"><text:tab/>eg Break after first number</text:p>
      <text:p text:style-name="P241"><text:span text:style-name="T354"><text:tab/>for(……) {if typeof chris[i] </text:span><text:span text:style-name="T377">=== ‘number’</text:span><text:span text:style-name="T354">) </text:span><text:span text:style-name="T375">break</text:span><text:span text:style-name="T354">; <text:s/>→ </text:span><text:span text:style-name="T355">Exits entire loop IF number found</text:span></text:p>
      <text:p text:style-name="P241"><text:span text:style-name="T354"><text:tab/><text:tab/></text:span><text:span text:style-name="T355">console.log(…..)</text:span><text:span text:style-name="T356">}</text:span></text:p>
      <text:p text:style-name="P359"/>
      <text:p text:style-name="P359"/>
      <text:p text:style-name="P55"><text:soft-page-break/><text:span text:style-name="T356">L</text:span><text:span text:style-name="T346">ooping backwards + Loops in Loops</text:span></text:p>
      <text:p text:style-name="P360"/>
      <text:p text:style-name="P56"><text:span text:style-name="T298"><text:tab/></text:span><text:span text:style-name="T346">Looping an Array backwards</text:span></text:p>
      <text:p text:style-name="P361"><text:tab/>eg chris = [‘chris’, ‘yuen’, 1991, ‘asian’]</text:p>
      <text:p text:style-name="P361"/>
      <text:p text:style-name="P361"><text:tab/>start with the LAST index[3]…..[0]</text:p>
      <text:p text:style-name="P361"><text:tab/><text:tab/>But not a good idea to Hard code with 4 → use length</text:p>
      <text:p text:style-name="P242"><text:span text:style-name="T346"><text:tab/><text:tab/>for (let I = chris.</text:span><text:span text:style-name="T376">length – 1</text:span><text:span text:style-name="T346">; I </text:span><text:span text:style-name="T376">&gt;= 0</text:span><text:span text:style-name="T346">; </text:span><text:span text:style-name="T376">I - - </text:span><text:span text:style-name="T346">)</text:span></text:p>
      <text:p text:style-name="P361"><text:tab/></text:p>
      <text:p text:style-name="P242"><text:span text:style-name="T346"><text:tab/></text:span><text:span text:style-name="T357">minus minus = (I = I – 1)</text:span></text:p>
      <text:p text:style-name="P362"/>
      <text:p text:style-name="P242"><text:span text:style-name="T357"><text:tab/></text:span><text:span text:style-name="T344">Loop in Loop</text:span></text:p>
      <text:p text:style-name="P242"><text:span text:style-name="T358"><text:tab/></text:span><text:span text:style-name="T359">Naming iterations so they become clearer</text:span></text:p>
      <text:p text:style-name="P363"/>
      <text:p text:style-name="P242"><text:span text:style-name="T359"><text:tab/><text:tab/></text:span><text:span text:style-name="T378">for</text:span><text:span text:style-name="T359"> (let </text:span><text:span text:style-name="T378">exercise</text:span><text:span text:style-name="T359"> = 1; exercise &lt; 4; exercise++`){</text:span></text:p>
      <text:p text:style-name="P363"><text:tab/><text:tab/><text:tab/>console.log(`Exercise ${exercise}`);</text:p>
      <text:p text:style-name="P363"/>
      <text:p text:style-name="P242"><text:span text:style-name="T359"><text:tab/><text:tab/><text:tab/></text:span><text:span text:style-name="T378">for</text:span><text:span text:style-name="T359"> (let </text:span><text:span text:style-name="T378">reps</text:span><text:span text:style-name="T359"> = 1; reps &lt; 5; reps ++) {</text:span></text:p>
      <text:p text:style-name="P363"><text:tab/><text:tab/><text:tab/><text:tab/>console.log(`rep ${rep}`)}</text:p>
      <text:p text:style-name="P242"><text:span text:style-name="T359"><text:tab/><text:tab/><text:tab/></text:span><text:span text:style-name="T360">}</text:span></text:p>
      <text:p text:style-name="P363"><text:tab/></text:p>
      <text:p text:style-name="P363"><text:tab/>Looped content becomes: Exercse 1</text:p>
      <text:p text:style-name="P363"><text:tab/><text:tab/><text:tab/><text:tab/><text:tab/>rep 1, rep 2, rep 3 rep 4</text:p>
      <text:p text:style-name="P363"><text:tab/></text:p>
      <text:p text:style-name="P242"><text:span text:style-name="T361"><text:tab/></text:span><text:span text:style-name="T363">T</text:span><text:span text:style-name="T361">op loop </text:span><text:span text:style-name="T362">iteration 1</text:span><text:span text:style-name="T361"> → Finish entire inner loop → Top loop iteration 2 → </text:span><text:span text:style-name="T364">Entire inner loop</text:span></text:p>
      <text:p text:style-name="P364"><text:tab/></text:p>
      <text:p text:style-name="P432"><text:span text:style-name="T323"><text:tab/></text:span><text:span text:style-name="T324">All inner iteration names accessible to other inner loops. </text:span></text:p>
      <text:p text:style-name="P365"><text:tab/><text:tab/>e.g. console.log(`Exercise ${exercise} rep ${rep}`)</text:p>
      <text:p text:style-name="P365"/>
      <text:p text:style-name="P57"><text:span text:style-name="T365">W</text:span><text:span text:style-name="T346">hile Loops</text:span></text:p>
      <text:p text:style-name="P243"><text:span text:style-name="T346">Difference between While and For Loop – </text:span><text:span text:style-name="T366">While is more versatile than For, used in a larger variety of situations → Doesn’t need counter, only needs a condition.</text:span></text:p>
      <text:p text:style-name="P366"/>
      <text:p text:style-name="P244"><text:span text:style-name="T366">F</text:span><text:span text:style-name="T346">or loops that does not have a set amount of iterations.</text:span></text:p>
      <text:p text:style-name="P243"><text:span text:style-name="T366"><text:tab/>1. </text:span><text:span text:style-name="T346">Needs same components and For Loops </text:span><text:span text:style-name="T366">but placed differently.</text:span></text:p>
      <text:p text:style-name="P243"><text:span text:style-name="T346"><text:tab/><text:tab/></text:span><text:span text:style-name="T267">while(condition)</text:span></text:p>
      <text:p text:style-name="P367"><text:tab/><text:tab/><text:tab/>eg while(rep &lt;= 10) → loop will continue running if rep is less than 10 </text:p>
      <text:p text:style-name="P367"/>
      <text:p text:style-name="P433"><text:span text:style-name="T325"><text:tab/>2. </text:span><text:span text:style-name="T298">Start by assigning variable (out of while code)</text:span></text:p>
      <text:p text:style-name="P433"><text:span text:style-name="T298"><text:tab/><text:tab/></text:span><text:span text:style-name="T332">let rep = 1;</text:span></text:p>
      <text:p text:style-name="P433"><text:span text:style-name="T298"><text:tab/><text:tab/>while(rep &lt;= 10) {...</text:span><text:span text:style-name="T326">}</text:span><text:span text:style-name="T298">;</text:span></text:p>
      <text:p text:style-name="P367"><text:tab/></text:p>
      <text:p text:style-name="P433"><text:span text:style-name="T325"><text:tab/>3. </text:span><text:span text:style-name="T298">End by changing the counter</text:span></text:p>
      <text:p text:style-name="P367"><text:tab/><text:tab/>let rep = 1;</text:p>
      <text:p text:style-name="P367"><text:tab/><text:tab/>while (rep &lt;= 10) {…;</text:p>
      <text:p text:style-name="P433"><text:span text:style-name="T298"><text:tab/><text:tab/><text:tab/></text:span><text:span text:style-name="T332">rep ++</text:span><text:span text:style-name="T298">}</text:span></text:p>
      <text:p text:style-name="P368"/>
      <text:p text:style-name="P368">Random loop:</text:p>
      <text:p text:style-name="P368">while (dice !== 6) {</text:p>
      <text:p text:style-name="P368"><text:tab/>let dice = Math.trunc(Math.random() * 6) + 1;</text:p>
      <text:p text:style-name="P368"><text:tab/>console.log(‘You rolled a ${dice})’;</text:p>
      <text:p text:style-name="P368"/>
      <text:p text:style-name="P434"><text:soft-page-break/>Order matters in a loop (e.g. While loop ends before result is printed)</text:p>
      <text:p text:style-name="P368">while (dice !== 6) {</text:p>
      <text:p text:style-name="P435"><text:span text:style-name="T298"><text:tab/>console.log(‘You rolled a ${dice})’;<text:tab/><text:tab/></text:span><text:span text:style-name="T432">1. Announces roll (none for first roll)</text:span></text:p>
      <text:p text:style-name="P435"><text:span text:style-name="T298"><text:tab/>let dice = Math.trunc(Math.random() * 6) + 1; <text:s/><text:tab/></text:span><text:span text:style-name="T432">2. Roll</text:span></text:p>
      <text:p text:style-name="P368"><text:tab/><text:tab/></text:p>
      <text:p text:style-name="P434"><text:span text:style-name="T298"><text:tab/></text:span><text:span text:style-name="T332">if (dice ===6)</text:span><text:span text:style-name="T298"> {<text:tab/><text:tab/><text:tab/><text:tab/></text:span><text:span text:style-name="T432">3. Roll=6 ends loop. Result for 6 is NOT printed</text:span></text:p>
      <text:p text:style-name="P368"><text:tab/>console.log(‘loop will end’)}</text:p>
      <text:p text:style-name="P368"/>
      <text:p text:style-name="P368"/>
      <text:p text:style-name="P397">Section 4 – Developer Skills &amp; Editor setup</text:p>
      <text:p text:style-name="P369">default formatter → prettier extension</text:p>
      <text:p text:style-name="P369">format on save → on</text:p>
      <text:p text:style-name="P370">settings sync → Save same settings on different computers</text:p>
      <text:p text:style-name="P370">todo highlight → Highlights things to do</text:p>
      <text:p text:style-name="P370"><text:tab/>create and edit highlight settings → preferences → top right settings.JSON → insert code</text:p>
      <text:p text:style-name="P369"/>
      <text:p text:style-name="P245"><text:span text:style-name="T346">configure prettier → New file .prettierrc </text:span><text:span text:style-name="T367">in project file</text:span></text:p>
      <text:p text:style-name="P245"><text:span text:style-name="T367"><text:tab/></text:span><text:span text:style-name="T368">Check code on prettier.io</text:span></text:p>
      <text:p text:style-name="P245"><text:span text:style-name="T346"><text:tab/></text:span><text:span text:style-name="T369">eg </text:span><text:span text:style-name="T346">“singleQuote” : true;</text:span></text:p>
      <text:p text:style-name="P245"><text:span text:style-name="T346"><text:tab/></text:span><text:span text:style-name="T369">eg </text:span><text:span text:style-name="T346">“</text:span><text:span text:style-name="T367">arrowParents”: avoid;</text:span></text:p>
      <text:p text:style-name="P371"/>
      <text:p text:style-name="P246"><text:span text:style-name="T367">a</text:span><text:span text:style-name="T346">utomating console.log</text:span></text:p>
      <text:p text:style-name="P372"><text:tab/>preferences → user snippets → edit “Print to console” and change prefix as pleased</text:p>
      <text:p text:style-name="P246"><text:span text:style-name="T346"><text:tab/><text:tab/></text:span><text:span text:style-name="T370">delete any $xx code as that causes autocomplete to not work</text:span></text:p>
      <text:p text:style-name="P373"/>
      <text:p text:style-name="P247"><text:span text:style-name="T370">I</text:span><text:span text:style-name="T346">nstall Node</text:span></text:p>
      <text:p text:style-name="P247"><text:span text:style-name="T346"><text:tab/>→ </text:span><text:span text:style-name="T371">call live-server on html files in Vscode Terminal</text:span></text:p>
      <text:p text:style-name="P374"/>
      <text:p text:style-name="P58"><text:span text:style-name="T371">D</text:span><text:span text:style-name="T346">ebugging</text:span></text:p>
      <text:p text:style-name="P375">bug = defect or problem.</text:p>
      <text:p text:style-name="P375"/>
      <text:p text:style-name="P375">1. Identify → Become aware there is a bug and contexts it appears</text:p>
      <text:p text:style-name="P375">2. Find → Isolate exactly where in the code bug is happening</text:p>
      <text:p text:style-name="P375">3. Fix → Correct/replace with new solution</text:p>
      <text:p text:style-name="P375">4. Prevent → Search for same/similar bug in code.</text:p>
      <text:p text:style-name="P375"/>
      <text:p text:style-name="P248"><text:span text:style-name="T376">Debugger on Chome:</text:span><text:span text:style-name="T346"> </text:span></text:p>
      <text:p text:style-name="P248"><text:span text:style-name="T346"><text:tab/>Dev Tools → Sources → </text:span><text:span text:style-name="T372">JS File → set Break Points</text:span></text:p>
      <text:p text:style-name="P376"><text:tab/><text:tab/>Break points = execution freezes at break point (all values, variables.)</text:p>
      <text:p text:style-name="P376"><text:tab/><text:tab/>Move across lines to see computation</text:p>
      <text:p text:style-name="P248"><text:span text:style-name="T372"><text:tab/><text:tab/></text:span><text:span text:style-name="T373">See line by line, in every iteration.</text:span></text:p>
      <text:p text:style-name="P317">Debugger on JS file</text:p>
      <text:p text:style-name="P436"><text:span text:style-name="T327"><text:tab/>Manually type debugger into </text:span><text:span text:style-name="T328">any line in </text:span><text:span text:style-name="T327">code</text:span></text:p>
      <text:p text:style-name="P249"><text:span text:style-name="T346"><text:tab/><text:tab/></text:span><text:span text:style-name="T374">eg</text:span><text:span text:style-name="T379"> </text:span><text:span text:style-name="T376">debugger;</text:span></text:p>
      <text:p text:style-name="P377"><text:tab/>→ Browser stops here → Check on Dev Tools.</text:p>
      <text:p text:style-name="P377"/>
      <text:p text:style-name="P377"/>
      <text:p text:style-name="P377"/>
      <text:p text:style-name="P377"/>
      <text:p text:style-name="P377"/>
      <text:p text:style-name="P377"/>
      <text:p text:style-name="P377"/>
      <text:p text:style-name="P59"><text:soft-page-break/>Section 7 – Javascript in Browser – DOM and Events Fundamentals</text:p>
      <text:p text:style-name="P250"/>
      <text:p text:style-name="P60">Project 1 → Guess my Number!</text:p>
      <text:p text:style-name="P251">Selecting an element <text:span text:style-name="T749">in the DOM</text:span> <text:span text:style-name="T749">using</text:span> JavaScript</text:p>
      <text:p text:style-name="P251"/>
      <text:p text:style-name="P90">document.querySelector(selector)</text:p>
      <text:p text:style-name="P251"><text:tab/>selector = same as in CSS</text:p>
      <text:p text:style-name="P251"><text:tab/>eg document.querySelector(‘.message’)</text:p>
      <text:p text:style-name="P251"><text:s/></text:p>
      <text:p text:style-name="P251">Select the text from element</text:p>
      <text:p text:style-name="P251"><text:tab/>select with .textContent property <text:span text:style-name="T750">ONLY</text:span></text:p>
      <text:p text:style-name="P251"><text:tab/><text:tab/><text:span text:style-name="T750">instead of the entire element, only the text</text:span></text:p>
      <text:p text:style-name="P251"><text:tab/>document.querySelector(selector)<text:span text:style-name="T147">.textContent</text:span></text:p>
      <text:p text:style-name="P251"><text:span text:style-name="T147"><text:tab/></text:span><text:span text:style-name="T221"> <text:tab/>eg selects “start guessing…”</text:span></text:p>
      <text:p text:style-name="P174"/>
      <text:p text:style-name="P61"><text:span text:style-name="T221">W</text:span><text:span text:style-name="T198">hat is DOM and DOM Manipulating?</text:span></text:p>
      <text:p text:style-name="P175">DOM = Document Object Model </text:p>
      <text:p text:style-name="P175"><text:tab/>Structured representation of HTML docs. Allows JS to access HTML elements + styles and manipulate them (eg change text/attributes/CSS styles)</text:p>
      <text:p text:style-name="P175"/>
      <text:p text:style-name="P175">HTML has a tree structure. With parents and children</text:p>
      <text:p text:style-name="P175"><text:tab/>document.querySelector() → Makes querySelector method available on ‘Document’ object</text:p>
      <text:p text:style-name="P175"><text:tab/></text:p>
      <text:p text:style-name="P175">DOM manipulation (document.querySelector()) is NOT part of JS.</text:p>
      <text:p text:style-name="P175"><text:tab/>They are part of API: Application Programming Interface → Can interact with JS</text:p>
      <text:p text:style-name="P175"><text:tab/></text:p>
      <text:p text:style-name="P31">Selecting and Manipulating Elements</text:p>
      <text:p text:style-name="P175"/>
      <text:p text:style-name="P175">Changing the text:</text:p>
      <text:p text:style-name="P252"><text:span text:style-name="T198">document.querySelector(‘.message’).</text:span><text:span text:style-name="T147">textContent</text:span><text:span text:style-name="T198"> = ‘Correct Number’</text:span></text:p>
      <text:p text:style-name="P252"><text:span text:style-name="T198"><text:tab/>→ </text:span><text:span text:style-name="T222">Select ONLY text to change </text:span><text:span text:style-name="T223">t</text:span><text:span text:style-name="T198">ext on browser</text:span></text:p>
      <text:p text:style-name="P175"/>
      <text:p text:style-name="P121">loggin text again returns new content → “Correct Number’</text:p>
      <text:p text:style-name="P12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Changing the input field</text:p>
      <text:p text:style-name="P448"><text:span text:style-name="T88">Select content of input field using </text:span><text:span text:style-name="T42">.value </text:span></text:p>
      <text:p text:style-name="P253"><text:span text:style-name="T198"><text:tab/>document.querySelector(.guess).</text:span><text:span text:style-name="T147">value</text:span></text:p>
      <text:p text:style-name="P121">document.querySelector(.guess).value = 23;</text:p>
      <text:p text:style-name="P448"><text:span text:style-name="T88"><text:tab/>→ </text:span><text:span text:style-name="T89">Puts</text:span><text:span text:style-name="T88"> number 23 </text:span><text:span text:style-name="T89">into input field </text:span><text:span text:style-name="T88">as though we typed it.</text:span></text:p>
      <text:p text:style-name="P121"/>
      <text:p text:style-name="P254"><text:span text:style-name="T198">But how to </text:span><text:span text:style-name="T147">log 23 </text:span><text:span text:style-name="T198">when we </text:span><text:span text:style-name="T147">click</text:span><text:span text:style-name="T198"> </text:span><text:span text:style-name="T223">a </text:span><text:span text:style-name="T198">button?</text:span></text:p>
      <text:p text:style-name="P176"/>
      <text:p text:style-name="P33">Handling Click Events</text:p>
      <text:p text:style-name="P177">Event = something that happens on page. Eg click/mouse move, keypress</text:p>
      <text:p text:style-name="P177">Listen = wait for event and react</text:p>
      <text:p text:style-name="P177"/>
      <text:p text:style-name="P177">1. Select element on HTML</text:p>
      <text:p text:style-name="P255"><text:span text:style-name="T198"><text:tab/></text:span><text:span text:style-name="T147">document.querySelector</text:span><text:span text:style-name="T198">(‘.check’)</text:span></text:p>
      <text:p text:style-name="P177"/>
      <text:p text:style-name="P177">2. Call addEventListener method</text:p>
      <text:p text:style-name="P255"><text:span text:style-name="T198"><text:tab/>document.querySelector(‘.check’)</text:span><text:span text:style-name="T147">.addEventListener()</text:span></text:p>
      <text:p text:style-name="P177"/>
      <text:p text:style-name="P178">3. Pass 2 arguemnts into function: 1) Type of event</text:p>
      <text:p text:style-name="P256"><text:span text:style-name="T198"><text:tab/></text:span><text:span text:style-name="T224">document.querySelector(‘.check’).addEventListener(</text:span><text:span text:style-name="T158">‘</text:span><text:span text:style-name="T147">click’</text:span><text:span text:style-name="T224">)</text:span></text:p>
      <text:p text:style-name="P177"/>
      <text:p text:style-name="P448"><text:span text:style-name="T90">4. </text:span><text:span text:style-name="T91">2) Pass function value as argument</text:span></text:p>
      <text:p text:style-name="P448"><text:span text:style-name="T91"><text:tab/> </text:span><text:span text:style-name="T90">document.querySelector(‘.check’).addEventListener</text:span></text:p>
      <text:p text:style-name="P448"><text:span text:style-name="T90"><text:tab/>(‘</text:span><text:span text:style-name="T91">click’, </text:span><text:span text:style-name="T28">function() </text:span><text:span text:style-name="T91">{}</text:span><text:span text:style-name="T90">)</text:span></text:p>
      <text:p text:style-name="P177"/>
      <text:p text:style-name="P438"><text:span text:style-name="T90">5. </text:span><text:span text:style-name="T56">Complete function to be executed</text:span></text:p>
      <text:p text:style-name="P438"><text:span text:style-name="T56"><text:tab/></text:span><text:span text:style-name="T90">(‘</text:span><text:span text:style-name="T56">click’, </text:span><text:span text:style-name="T19">function() </text:span></text:p>
      <text:p text:style-name="P438"><text:span text:style-name="T19"><text:tab/><text:tab/>{console.log(querySelector(‘guess’).value</text:span><text:span text:style-name="T29">)</text:span><text:span text:style-name="T56">});</text:span></text:p>
      <text:p text:style-name="P178"><text:tab/><text:tab/></text:p>
      <text:p text:style-name="P448"><text:span text:style-name="T91"><text:tab/><text:tab/></text:span><text:span text:style-name="T92">this code logs whatever number typed in input</text:span></text:p>
      <text:p text:style-name="P179"/>
      <text:p text:style-name="P439"><text:span text:style-name="T56">Note: </text:span><text:span text:style-name="T92">Input is ALWAYS string → Need to convert to Number before comparing input vs condition.</text:span></text:p>
      <text:p text:style-name="P440"><text:span text:style-name="T56"><text:tab/></text:span><text:span text:style-name="T93">Number(document.querySelect…)</text:span></text:p>
      <text:p text:style-name="P180"/>
      <text:p text:style-name="P180">Note: No value (0) are Falsy values</text:p>
      <text:p text:style-name="P180"><text:tab/>guess = 0 = false</text:p>
      <text:p text:style-name="P180"><text:tab/>!guess = True → Makes 0 or none values trigger code</text:p>
      <text:p text:style-name="P179"/>
      <text:p text:style-name="P34">Game logic – Define conditions and reactions</text:p>
      <text:p text:style-name="P34"/>
      <text:p text:style-name="P181">Define secret number (condition) OUTSIDE of click function → Needs to be unchanged</text:p>
      <text:p text:style-name="P181"/>
      <text:p text:style-name="P257"><text:span text:style-name="T198"><text:tab/></text:span><text:span text:style-name="T225">1. const number = </text:span><text:span text:style-name="T159">Math.random()</text:span></text:p>
      <text:p text:style-name="P182"><text:tab/><text:tab/>Math is an object, random is a method()</text:p>
      <text:p text:style-name="P182"><text:tab/>2. Define range of number using Multiplication (*20 = up to 20)</text:p>
      <text:p text:style-name="P257"><text:span text:style-name="T225"><text:tab/><text:tab/>Math.random()</text:span><text:span text:style-name="T159">*20</text:span><text:span text:style-name="T225"> → returns random DECIMAL numbers up to 20</text:span></text:p>
      <text:p text:style-name="P182"><text:tab/>3. Remove decimals using Math.trunc()</text:p>
      <text:p text:style-name="P257"><text:span text:style-name="T225"><text:tab/><text:tab/></text:span><text:span text:style-name="T159">Math.trunc</text:span><text:span text:style-name="T225">(Math.random()*20) → only up to 19 because 19.999 is cut</text:span></text:p>
      <text:p text:style-name="P257"><text:span text:style-name="T225"><text:tab/><text:tab/><text:tab/></text:span><text:span text:style-name="T159">Math.trunc</text:span><text:span text:style-name="T225">(Math.random()*20)</text:span><text:span text:style-name="T159">+1 </text:span><text:span text:style-name="T225">→ returns up to 20</text:span></text:p>
      <text:p text:style-name="P181"/>
      <text:p text:style-name="P181"/>
      <text:p text:style-name="P181"/>
      <text:p text:style-name="P183"><text:soft-page-break/>1. Compare input value with conditions</text:p>
      <text:p text:style-name="P183"><text:tab/>if (!guess) → create message</text:p>
      <text:p text:style-name="P183"><text:tab/>if (guess === randomNumber) → Win message</text:p>
      <text:p text:style-name="P183"><text:tab/>if (guess &gt; randomNumber)</text:p>
      <text:p text:style-name="P183"><text:tab/>if (guess &lt; randomNumber) → Too high/low messages</text:p>
      <text:p text:style-name="P183"/>
      <text:p text:style-name="P183">2. Decrease score with every wrong guess</text:p>
      <text:p text:style-name="P257"><text:span text:style-name="T198"><text:tab/></text:span><text:span text:style-name="T226">Read score → -1 – reprint? <text:s/>OR</text:span></text:p>
      <text:p text:style-name="P257"><text:span text:style-name="T226"><text:tab/></text:span><text:span text:style-name="T160">Store score variable </text:span><text:span text:style-name="T226">→ update variable → replace displayed variable</text:span></text:p>
      <text:p text:style-name="P257"><text:span text:style-name="T226"><text:tab/><text:tab/></text:span><text:span text:style-name="T227">Storing variable = state variable, application can access score at all points</text:span></text:p>
      <text:p text:style-name="P184"><text:tab/><text:tab/><text:tab/>eg score 17 = reflects state of applucation</text:p>
      <text:p text:style-name="P179"><text:tab/></text:p>
      <text:p text:style-name="P448"><text:span text:style-name="T92"><text:tab/></text:span><text:span text:style-name="T94">Create in global → let score </text:span></text:p>
      <text:p text:style-name="P183"><text:tab/><text:tab/>let score = 20</text:p>
      <text:p text:style-name="P179"/>
      <text:p text:style-name="P440"><text:span text:style-name="T56"><text:tab/></text:span><text:span text:style-name="T94">Place under both else if “Wrong” conditions</text:span></text:p>
      <text:p text:style-name="P440"><text:span text:style-name="T94"><text:tab/></text:span><text:span text:style-name="T95">score - -; <text:s/>(minus minus → score = score -1)</text:span></text:p>
      <text:p text:style-name="P185"><text:tab/></text:p>
      <text:p text:style-name="P185"><text:tab/>Dispaly new score variable on screen:</text:p>
      <text:p text:style-name="P185"><text:tab/><text:tab/>document.querySelector(‘.score’).textContent = score;</text:p>
      <text:p text:style-name="P185"/>
      <text:p text:style-name="P448"><text:span text:style-name="T95">3. </text:span><text:span text:style-name="T96">ONLY execute score update and deduct IF score is higher than 0</text:span></text:p>
      <text:p text:style-name="P184"><text:tab/>create if (score &gt; 0) condition above the score update/deduct codes</text:p>
      <text:p text:style-name="P184"><text:tab/></text:p>
      <text:p text:style-name="P184"><text:tab/>else if (guess &gt; secretNumber) {</text:p>
      <text:p text:style-name="P184"><text:tab/><text:tab/>if (score &gt; 0) {</text:p>
      <text:p text:style-name="P184"><text:tab/><text:tab/><text:tab/>…...message qury</text:p>
      <text:p text:style-name="P184"><text:tab/><text:tab/><text:tab/>score –;</text:p>
      <text:p text:style-name="P184"/>
      <text:p text:style-name="P186">4. Lose message doesn’t show up even at score 0?</text:p>
      <text:p text:style-name="P441"><text:span text:style-name="T56"><text:tab/></text:span><text:span text:style-name="T48">Because when score </text:span><text:span text:style-name="T49">variable was still greater than 0 at condition.</text:span></text:p>
      <text:p text:style-name="P441"><text:span text:style-name="T97"><text:tab/><text:tab/></text:span><text:span text:style-name="T98">Because try 1 = 20 score, so try 20 = 0 → need to stop before try 20</text:span></text:p>
      <text:p text:style-name="P441"><text:span text:style-name="T97"><text:tab/><text:tab/>Change condition to </text:span><text:span text:style-name="T128">(score &gt; 1)</text:span></text:p>
      <text:p text:style-name="P187"><text:tab/><text:tab/><text:tab/>if (score &gt; 1) {…}</text:p>
      <text:p text:style-name="P187"><text:tab/><text:tab/><text:tab/></text:p>
      <text:p text:style-name="P441"><text:span text:style-name="T97"><text:tab/><text:tab/></text:span><text:span text:style-name="T98">Also, update display for ELSE condition</text:span></text:p>
      <text:p text:style-name="P188"><text:tab/><text:tab/><text:tab/>else {</text:p>
      <text:p text:style-name="P188"><text:tab/><text:tab/><text:tab/><text:tab/>.message = lose</text:p>
      <text:p text:style-name="P441"><text:span text:style-name="T98"><text:tab/><text:tab/><text:tab/><text:tab/>.score = 0</text:span><text:span text:style-name="T99">}</text:span></text:p>
      <text:p text:style-name="P189"/>
      <text:p text:style-name="P442"><text:span text:style-name="T99">N</text:span><text:span text:style-name="T56">ote: Lots of duplicate code.</text:span></text:p>
      <text:p text:style-name="P190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Manipulating CSS Styles using JS</text:p>
      <text:p text:style-name="P191">eg changing to Green background when correct</text:p>
      <text:p text:style-name="P192">Note: changing anything on the DOM → Use equal ‘=’ and set values</text:p>
      <text:p text:style-name="P258"><text:span text:style-name="T198">Note: Change values </text:span><text:span text:style-name="T190">MUST BE STRINGS</text:span></text:p>
      <text:p text:style-name="P216">Note: Changes are changed using <text:span text:style-name="T147">Inline Styles</text:span> (style attribute injected in <text:span text:style-name="T147">HTML</text:span>, not css)</text:p>
      <text:p text:style-name="P191"/>
      <text:p text:style-name="P192">1. Select the element (eg body)</text:p>
      <text:p text:style-name="P297"><text:tab/>document.querySelector(body)</text:p>
      <text:p text:style-name="P297"/>
      <text:p text:style-name="P192">2. To access style property → add .style</text:p>
      <text:p text:style-name="P448"><text:span text:style-name="T100"><text:tab/>document.querySelector(body)</text:span><text:span text:style-name="T43">.style</text:span></text:p>
      <text:p text:style-name="P192"/>
      <text:p text:style-name="P443"><text:span text:style-name="T56">3. Choose </text:span><text:span text:style-name="T19">CSS property</text:span><text:span text:style-name="T56"> to change, using CamelCase</text:span></text:p>
      <text:p text:style-name="P443"><text:span text:style-name="T56"><text:tab/>document.querySelector(body).style</text:span><text:span text:style-name="T39">.backgroundColor</text:span><text:span text:style-name="T56"> = “#60b347”</text:span></text:p>
      <text:p text:style-name="P192"/>
      <text:p text:style-name="P36"/>
      <text:p text:style-name="P36">Coding challenge</text:p>
      <text:p text:style-name="P448"><text:span text:style-name="T101">Reset all change</text:span><text:span text:style-name="T102">s</text:span><text:span text:style-name="T101"> using querySelectors, </text:span><text:span text:style-name="T103">play again </text:span><text:span text:style-name="T101">without reloading the page. Allows highscore to be preserved.</text:span></text:p>
      <text:p text:style-name="P36"/>
      <text:p text:style-name="P62"><text:span text:style-name="T228">R</text:span><text:span text:style-name="T198">efactoring code</text:span></text:p>
      <text:p text:style-name="P193">Getting rid of duplicate code (e.g. only String is different – eg Too high/low, Win/Lose..etc)</text:p>
      <text:p text:style-name="P193"/>
      <text:p text:style-name="P194">Duplicate code → Need to change multiple lines to implement one change</text:p>
      <text:p text:style-name="P194"><text:tab/>eg when (guess&gt;number), and (guess&lt;number)</text:p>
      <text:p text:style-name="P194"/>
      <text:p text:style-name="P194">Refactoring = restrucutre code without changing how it works</text:p>
      <text:p text:style-name="P194"/>
      <text:p text:style-name="P63"><text:span text:style-name="T56"><text:tab/></text:span><text:span text:style-name="T198">Technique 1 – Condensing code</text:span></text:p>
      <text:p text:style-name="P194"/>
      <text:p text:style-name="P194"><text:tab/>1. Identify duplicate / almost duplicate code</text:p>
      <text:p text:style-name="P194"><text:tab/><text:tab/>Any unify-able code?</text:p>
      <text:p text:style-name="P194"/>
      <text:p text:style-name="P259"><text:span text:style-name="T198"><text:tab/>2. guess &gt; and guess &lt; is the same as (</text:span><text:span text:style-name="T147">guess is DIFFERENT)</text:span></text:p>
      <text:p text:style-name="P259"><text:span text:style-name="T198"><text:tab/><text:tab/>if (guess </text:span><text:span text:style-name="T147">!== secretNumber)</text:span></text:p>
      <text:p text:style-name="P194"/>
      <text:p text:style-name="P259"><text:span text:style-name="T198"><text:tab/>3. Use</text:span><text:span text:style-name="T147"> Ternary operator</text:span><text:span text:style-name="T198"> to return strings for display</text:span></text:p>
      <text:p text:style-name="P194"><text:tab/><text:tab/>document.query(‘.message’).textContent = </text:p>
      <text:p text:style-name="P194"><text:tab/><text:tab/><text:tab/>guess &gt; secretNum ? ‘Too high’ : ‘Too low’</text:p>
      <text:p text:style-name="P194"/>
      <text:p text:style-name="P259"><text:span text:style-name="T198"><text:tab/></text:span><text:span text:style-name="T13">Technique 2 – Create functions</text:span></text:p>
      <text:p text:style-name="P195">Same code in multiple places → eg setting display/scores:</text:p>
      <text:p text:style-name="P195"><text:tab/>eg doc.querySelector(‘.message’).textContent</text:p>
      <text:p text:style-name="P195"/>
      <text:p text:style-name="P260"><text:span text:style-name="T198">Create function Outside of code. </text:span><text:span text:style-name="T175">Parameters = message</text:span></text:p>
      <text:p text:style-name="P260"><text:span text:style-name="T198"><text:tab/>const displayMessage = function(</text:span><text:span text:style-name="T147">message</text:span><text:span text:style-name="T198">) {</text:span></text:p>
      <text:p text:style-name="P260"><text:span text:style-name="T198"><text:tab/><text:tab/>doc.querySelector(‘.message’).textContent = </text:span><text:span text:style-name="T147">message</text:span><text:span text:style-name="T198">;</text:span></text:p>
      <text:p text:style-name="P195"/>
      <text:p text:style-name="P260"><text:span text:style-name="T198"><text:tab/></text:span><text:span text:style-name="T229">Simply call function and pass message to be displayed</text:span></text:p>
      <text:p text:style-name="P260"><text:span text:style-name="T229"><text:tab/><text:tab/>eg if (!guess) {</text:span><text:span text:style-name="T161">displayMessage(‘No number entered’)</text:span><text:span text:style-name="T230">}</text:span></text:p>
      <text:p text:style-name="P195"/>
      <text:p text:style-name="P195"/>
      <text:p text:style-name="P37"><text:soft-page-break/>Project 2 – Modal Window</text:p>
      <text:p text:style-name="P196">Hidden modal already on HTML file, use JS to show/hide</text:p>
      <text:p text:style-name="P197"/>
      <text:p text:style-name="P262"><text:span text:style-name="T198">1. Start by selecting all elements needed and </text:span><text:span text:style-name="T147">store in variables</text:span></text:p>
      <text:p text:style-name="P262"><text:span text:style-name="T198"><text:tab/></text:span><text:span text:style-name="T231">eg const modal = doc.querySelector(‘.modal’);</text:span></text:p>
      <text:p text:style-name="P196"/>
      <text:p text:style-name="P261"><text:span text:style-name="T198">NOTE – Limitation of querySelectors → Well calling variable, </text:span><text:span text:style-name="T147">only ONE</text:span><text:span text:style-name="T198"> element gets selected.</text:span></text:p>
      <text:p text:style-name="P196"><text:tab/>Eg multiple elements in a class but first one selected only.</text:p>
      <text:p text:style-name="P196"><text:tab/><text:tab/></text:p>
      <text:p text:style-name="P261"><text:span text:style-name="T198">Use</text:span><text:span text:style-name="T241"> </text:span><text:span text:style-name="T175">qu<text:tab/>erySelectorAll </text:span><text:span text:style-name="T198">→ Selectors multiple elements </text:span><text:span text:style-name="T232">as though it is an </text:span><text:span text:style-name="T162">Array</text:span></text:p>
      <text:p text:style-name="P196"><text:tab/></text:p>
      <text:p text:style-name="P261"><text:span text:style-name="T232"><text:tab/>eg to make changes to ALL elements, use </text:span><text:span text:style-name="T162">Loop as if array</text:span></text:p>
      <text:p text:style-name="P261"><text:span text:style-name="T232"><text:tab/><text:tab/>for (let I = 0; I &lt; X.length; i++) </text:span><text:span text:style-name="T233">{</text:span></text:p>
      <text:p text:style-name="P261"><text:span text:style-name="T233"><text:tab/><text:tab/><text:tab/>console.log(</text:span><text:span text:style-name="T243">btnsOpenModal</text:span><text:span text:style-name="T181">[i]</text:span><text:span text:style-name="T243">.textContent</text:span><text:span text:style-name="T233">}</text:span></text:p>
      <text:p text:style-name="P198"><text:tab/></text:p>
      <text:p text:style-name="P261"><text:span text:style-name="T233"><text:tab/></text:span><text:span text:style-name="T234">use [I] to specify the iteration element (like </text:span><text:span text:style-name="T163">array</text:span><text:span text:style-name="T234">)</text:span></text:p>
      <text:p text:style-name="P199"><text:tab/>Remember to call .textContent for text...etc.</text:p>
      <text:p text:style-name="P196"/>
      <text:p text:style-name="P38">Working with Classes</text:p>
      <text:p text:style-name="P200">Instead of using modal.style.display = ‘block’ → Store changes in a class and add/remove</text:p>
      <text:p text:style-name="P201"/>
      <text:p text:style-name="P201">eg Removing the .hidden class of Modal element</text:p>
      <text:p text:style-name="P201"/>
      <text:p text:style-name="P448"><text:span text:style-name="T104"><text:tab/>1. select the a</text:span><text:span text:style-name="T105">l</text:span><text:span text:style-name="T104">ready-querySelected CSS </text:span><text:span text:style-name="T30">element</text:span><text:span text:style-name="T104"> (e.g. “.modal”) + call </text:span><text:span text:style-name="T30">classList</text:span><text:span text:style-name="T104"> property</text:span></text:p>
      <text:p text:style-name="P264"><text:span text:style-name="T198"><text:tab/><text:tab/></text:span><text:span text:style-name="T147">modal.classList</text:span></text:p>
      <text:p text:style-name="P91"/>
      <text:p text:style-name="P201"><text:tab/>2. classList has a few methods. This time, use ‘Remove’</text:p>
      <text:p text:style-name="P264"><text:span text:style-name="T198"><text:tab/><text:tab/></text:span><text:span text:style-name="T235">modal.classList</text:span><text:span text:style-name="T164">.remove</text:span></text:p>
      <text:p text:style-name="P200"/>
      <text:p text:style-name="P448"><text:span text:style-name="T105"><text:tab/>3. Pass class that will be removed. <text:s/></text:span><text:span text:style-name="T31">‘.’ </text:span><text:span text:style-name="T44">DOT NOT NEEDED</text:span></text:p>
      <text:p text:style-name="P263"><text:span text:style-name="T198"><text:tab/><text:tab/>modal.classList.remove</text:span><text:span text:style-name="T175">(‘hidden’)</text:span></text:p>
      <text:p text:style-name="P200"/>
      <text:p text:style-name="P200"><text:tab/></text:p>
      <text:p text:style-name="P122"><text:span text:style-name="T2">Closing Modal</text:span> <text:span text:style-name="T751">(Click on X or Overlay</text:span><text:span text:style-name="T752">)</text:span></text:p>
      <text:p text:style-name="P122"><text:tab/><text:span text:style-name="T751">1. </text:span><text:span text:style-name="T165">AddEvenListener</text:span><text:span text:style-name="T751"> to the close button and overlay </text:span></text:p>
      <text:p text:style-name="P122"><text:tab/></text:p>
      <text:p text:style-name="P122"><text:tab/><text:span text:style-name="T753">2. </text:span>Call ‘Add’ method to add Hidden class back on. </text:p>
      <text:p text:style-name="P122"><text:tab/><text:tab/>Modal.classList.<text:span text:style-name="T175">add</text:span>(‘hidden’);</text:p>
      <text:p text:style-name="P122"/>
      <text:p text:style-name="P122"><text:tab/><text:tab/><text:span text:style-name="T751">eg overlay.classList.add(‘hidden’)</text:span></text:p>
      <text:p text:style-name="P122"><text:tab/></text:p>
      <text:p text:style-name="P122"><text:span text:style-name="T753"><text:tab/>3. Click on X and Overlay has the </text:span><text:span text:style-name="T166">EXACT SAME code</text:span></text:p>
      <text:p text:style-name="P122"><text:tab/><text:tab/><text:span text:style-name="T754">Use Variable → Store </text:span><text:span text:style-name="T753">function + code</text:span></text:p>
      <text:p text:style-name="P122"><text:tab/><text:tab/><text:tab/><text:span text:style-name="T755">eg </text:span><text:span text:style-name="T182">closeModal = ‘...classList.add(...)’</text:span></text:p>
      <text:p text:style-name="P122"><text:tab/><text:tab/></text:p>
      <text:p text:style-name="P122"><text:tab/><text:tab/><text:span text:style-name="T753">Call function (</text:span><text:span text:style-name="T183">WITHOUT </text:span><text:span text:style-name="T184">Function brackets </text:span><text:span text:style-name="T183">( <text:s/>)</text:span><text:span text:style-name="T753">)</text:span></text:p>
      <text:p text:style-name="P122"><text:tab/><text:tab/><text:tab/><text:span text:style-name="T753">overlay.addEventListener(‘click’, </text:span><text:span text:style-name="T166">closeModal</text:span><text:span text:style-name="T753">)</text:span></text:p>
      <text:p text:style-name="P122"/>
      <text:p text:style-name="P448"><text:span text:style-name="T106"><text:tab/><text:tab/>*</text:span><text:span text:style-name="T107">Don’t C</text:span><text:span text:style-name="T108">ALL the function, simly declare </text:span><text:span text:style-name="T107">and</text:span><text:span text:style-name="T108"> tell JS to call function when clicked</text:span></text:p>
      <text:p text:style-name="P122"/>
      <text:p text:style-name="P200"/>
      <text:p text:style-name="P200"/>
      <text:p text:style-name="P39"><text:soft-page-break/>Handing Keypress (keyboard) events</text:p>
      <text:p text:style-name="P202">Keyboard events are Global Events (don’t happen on a single element, happens Globally)</text:p>
      <text:p text:style-name="P202"/>
      <text:p text:style-name="P202"><text:tab/>1. Select Document object + add event listener</text:p>
      <text:p text:style-name="P448"><text:span text:style-name="T109"><text:tab/><text:tab/></text:span><text:span text:style-name="T32">document.addEventListner</text:span><text:span text:style-name="T109">()</text:span></text:p>
      <text:p text:style-name="P202"/>
      <text:p text:style-name="P202">2. Three types of events for keyboard</text:p>
      <text:p text:style-name="P444"><text:span text:style-name="T56"><text:tab/></text:span><text:span text:style-name="T19">Keydown</text:span><text:span text:style-name="T56"> = fired as soon as key is pressed down </text:span></text:p>
      <text:p text:style-name="P444"><text:span text:style-name="T56"><text:tab/></text:span><text:span text:style-name="T19">Keypress</text:span><text:span text:style-name="T56"> = fired continuously when finger is on certain key</text:span></text:p>
      <text:p text:style-name="P444"><text:span text:style-name="T56"><text:tab/></text:span><text:span text:style-name="T19">Keyup</text:span><text:span text:style-name="T56"> = fired when key is lifted</text:span></text:p>
      <text:p text:style-name="P202"><text:tab/></text:p>
      <text:p text:style-name="P444"><text:span text:style-name="T56"><text:tab/>document.addEventListener(‘</text:span><text:span text:style-name="T19">keydown’</text:span><text:span text:style-name="T56">, function(){</text:span></text:p>
      <text:p text:style-name="P202"><text:tab/><text:tab/>console.log(‘a key was pressed’)</text:p>
      <text:p text:style-name="P202"/>
      <text:p text:style-name="P40">How to know WHICH key was pressed?</text:p>
      <text:p text:style-name="P203"/>
      <text:p text:style-name="P444"><text:span text:style-name="T110">Every time event occurs, JS generates an </text:span><text:span text:style-name="T111">Event</text:span><text:span text:style-name="T110"> Object. We can access this object using EventHandle function</text:span></text:p>
      <text:p text:style-name="P203"/>
      <text:p text:style-name="P445"><text:span text:style-name="T110">1. </text:span><text:span text:style-name="T56">Function → document.addEventListener(‘</text:span><text:span text:style-name="T33">keydown</text:span><text:span text:style-name="T112">’, </text:span><text:span text:style-name="T33">function</text:span><text:span text:style-name="T112">...</text:span><text:span text:style-name="T56">)</text:span></text:p>
      <text:p text:style-name="P203"/>
      <text:p text:style-name="P419"><text:span text:style-name="T140">2</text:span><text:span text:style-name="T141">. Give our function a Parameter</text:span></text:p>
      <text:p text:style-name="P444"><text:span text:style-name="T110"><text:tab/></text:span><text:span text:style-name="T113">document.addEventListener(‘</text:span><text:span text:style-name="T114">keydown’, </text:span><text:span text:style-name="T45">function(</text:span><text:span text:style-name="T46">e) </text:span><text:span text:style-name="T113">{...}</text:span><text:span text:style-name="T114">)</text:span></text:p>
      <text:p text:style-name="P203"><text:tab/><text:tab/></text:p>
      <text:p text:style-name="P203"><text:tab/>eg ‘e’ for Event</text:p>
      <text:p text:style-name="P444"><text:span text:style-name="T110"><text:tab/>When event occurs, JS will call function with </text:span><text:span text:style-name="T433">Event Object as Argument</text:span><text:span text:style-name="T110">.</text:span></text:p>
      <text:p text:style-name="P203"/>
      <text:p text:style-name="P448"><text:span text:style-name="T112">3</text:span><text:span text:style-name="T110">. </text:span><text:span text:style-name="T115">eg console.log(e) → </text:span><text:span text:style-name="T34">KeyboardEvent </text:span><text:span text:style-name="T115">is logged. Shows all details of </text:span><text:span text:style-name="T116">the event.</text:span></text:p>
      <text:p text:style-name="P204"><text:tab/>Can specify exactly which detail to collect (eg Key, cntrlKey)</text:p>
      <text:p text:style-name="P448"><text:span text:style-name="T116"><text:tab/><text:tab/>e.g. </text:span><text:span text:style-name="T127">console.log(</text:span><text:span text:style-name="T47">e.key) </text:span></text:p>
      <text:p text:style-name="P448"><text:span text:style-name="T35"><text:tab/><text:tab/><text:tab/>→ “</text:span><text:span text:style-name="T36">E</text:span><text:span text:style-name="T35">nter”</text:span></text:p>
      <text:p text:style-name="P92"/>
      <text:p text:style-name="P446"><text:span text:style-name="T14">A</text:span><text:span text:style-name="T9">pplying keyboard event to Modal:</text:span></text:p>
      <text:p text:style-name="P205"/>
      <text:p text:style-name="P205"><text:tab/>1. set condition</text:p>
      <text:p text:style-name="P265"><text:span text:style-name="T198"><text:tab/><text:tab/></text:span><text:span text:style-name="T236">if (</text:span><text:span text:style-name="T167">e.key</text:span><text:span text:style-name="T236"> === ‘Escape’) </text:span><text:span text:style-name="T198">{}</text:span></text:p>
      <text:p text:style-name="P205"/>
      <text:p text:style-name="P448"><text:span text:style-name="T117"><text:tab/>2. Check whether Modal </text:span><text:span text:style-name="T118">has</text:span><text:span text:style-name="T117"> Hidden class → Use </text:span><text:span text:style-name="T260">classList Contains method</text:span></text:p>
      <text:p text:style-name="P265"><text:span text:style-name="T198"><text:tab/><text:tab/></text:span><text:span text:style-name="T236">if (e.key === ‘Escape’) </text:span><text:span text:style-name="T198">{</text:span></text:p>
      <text:p text:style-name="P265"><text:span text:style-name="T198"><text:tab/><text:tab/><text:tab/>if (</text:span><text:span text:style-name="T248">!modal.classList.</text:span><text:span text:style-name="T191">contains</text:span><text:span text:style-name="T248">(‘hidden’)) {</text:span></text:p>
      <text:p text:style-name="P265"><text:span text:style-name="T244"><text:tab/><text:tab/><text:tab/><text:tab/></text:span><text:span text:style-name="T248">closeModal()}</text:span></text:p>
      <text:p text:style-name="P205"/>
      <text:p text:style-name="P265"><text:span text:style-name="T198"><text:tab/><text:tab/>Contains hidden = closed. </text:span><text:span text:style-name="T268">!</text:span><text:span text:style-name="T269">NOT</text:span><text:span text:style-name="T268"> contains hidden= open → Needs to be closed.</text:span></text:p>
      <text:p text:style-name="P206"/>
      <text:p text:style-name="P207"/>
      <text:p text:style-name="P447"><text:span text:style-name="T56"><text:tab/>FINAL CLEAN UP → If this + If this → Aggregate 2 statements togethe</text:span><text:span text:style-name="T119">r</text:span></text:p>
      <text:p text:style-name="P207"><text:tab/><text:tab/>Becomes</text:p>
      <text:p text:style-name="P207"><text:s/></text:p>
      <text:p text:style-name="P447"><text:span text:style-name="T56"><text:tab/>if (</text:span><text:span text:style-name="T19">e.key === ‘Escape </text:span><text:span text:style-name="T39">&amp;&amp;</text:span><text:span text:style-name="T19"> !modal.classList.contins</text:span><text:span text:style-name="T56">(‘hidden’) {closeModal()}</text:span><text:span text:style-name="T120">)</text:span></text:p>
      <text:p text:style-name="P208"><text:tab/></text:p>
      <text:p text:style-name="P208"/>
      <text:p text:style-name="P208"/>
      <text:p text:style-name="P41"><text:soft-page-break/>Project #3 – Pig game</text:p>
      <text:p text:style-name="P209">Flow chart shows everything that can happen in an application.</text:p>
      <text:p text:style-name="P209"><text:tab/>Different colours/shapes to show paths and outcomes</text:p>
      <text:p text:style-name="P209"><text:tab/><text:tab/>eg Green to go straight, blue is a condition (&lt;, &gt;, ===)</text:p>
      <text:p text:style-name="P209"/>
      <text:p text:style-name="P210">Selecting elements by ID → Two methods</text:p>
      <text:p text:style-name="P210"><text:tab/>1. querySelector(‘#idname)</text:p>
      <text:p text:style-name="P64"><text:span text:style-name="T56"><text:tab/>2. .getElementById(‘idname) → No need #, </text:span><text:span text:style-name="T121">works the same</text:span></text:p>
      <text:p text:style-name="P211"/>
      <text:p text:style-name="P65"><text:span text:style-name="T237">S</text:span><text:span text:style-name="T198">teps to creating JS </text:span></text:p>
      <text:p text:style-name="P212">1. Create variables to store querySelectors</text:p>
      <text:p text:style-name="P212"/>
      <text:p text:style-name="P213">2. Set ‘starting point’ values and displays</text:p>
      <text:p text:style-name="P213"/>
      <text:p text:style-name="P213">3. Work on functionality according to Flow-chart </text:p>
      <text:p text:style-name="P213"/>
      <text:p text:style-name="P42">Rolling the dice</text:p>
      <text:p text:style-name="P214">1. Generate random number when clicked</text:p>
      <text:p text:style-name="P267"><text:span text:style-name="T198"><text:tab/>btnRoll.</text:span><text:span text:style-name="T147">addEventListener</text:span><text:span text:style-name="T198">(‘click’, function() {</text:span></text:p>
      <text:p text:style-name="P213"><text:tab/><text:tab/>const dice = Math.trunc(Math.random() * 6) + 1}</text:p>
      <text:p text:style-name="P213"/>
      <text:p text:style-name="P213"><text:tab/>create variable INSIDE function because changes everytime, NOT global.</text:p>
      <text:p text:style-name="P213"><text:tab/>(Math.random*6) + 1 → Becomes 1-6 instead of 0-5</text:p>
      <text:p text:style-name="P213"/>
      <text:p text:style-name="P214">2. Remove ‘Hidden’ class so show dice image.</text:p>
      <text:p text:style-name="P214"><text:tab/></text:p>
      <text:p text:style-name="P214">3. Set source of image depending on the Random number.</text:p>
      <text:p text:style-name="P214"><text:tab/>Use template-literal → Image names follow same format</text:p>
      <text:p text:style-name="P214"><text:tab/><text:tab/>eg Roll = 1 → dice-1.png</text:p>
      <text:p text:style-name="P266"><text:span text:style-name="T198"><text:tab/><text:tab/><text:tab/>diceEl </text:span><text:span text:style-name="T175">. src = `dice-${dice}.png`;</text:span></text:p>
      <text:p text:style-name="P96"/>
      <text:p text:style-name="P217">4. If score is NOT 1 → Save score</text:p>
      <text:p text:style-name="P217"><text:tab/>Create variable OUTSIDE of function to save score</text:p>
      <text:p text:style-name="P217"><text:tab/><text:tab/>eg <text:span text:style-name="T756">let </text:span>currentScore = 0; → <text:s text:c="2"/><text:span text:style-name="T756">currentScore += dice;</text:span></text:p>
      <text:p text:style-name="P217"/>
      <text:p text:style-name="P268"><text:span text:style-name="T198">5. If score IS 1 → Switch </text:span><text:span text:style-name="T238">active </text:span><text:span text:style-name="T198">players </text:span><text:span text:style-name="T239">(many steps)</text:span></text:p>
      <text:p text:style-name="P268"><text:span text:style-name="T198"><text:tab/></text:span><text:span text:style-name="T240">if (dice !== 1) {…} </text:span><text:span text:style-name="T168">else {}</text:span></text:p>
      <text:p text:style-name="P93"/>
      <text:p text:style-name="P123">We need to keep track of Active player when rolling dice → Store in variable</text:p>
      <text:p text:style-name="P123"><text:tab/>let activePlayer = 0</text:p>
      <text:p text:style-name="P123"/>
      <text:p text:style-name="P123">6. Create final scores variable as an Array</text:p>
      <text:p text:style-name="P123"><text:tab/><text:span text:style-name="T147">const scores = [0, 0]</text:span>’ <text:tab/><text:tab/><text:span text:style-name="T757">(Array must be const)</text:span></text:p>
      <text:p text:style-name="P123"/>
      <text:p text:style-name="P124">7. Save current score into either current- -0 or curren - -1;</text:p>
      <text:p text:style-name="P124"><text:tab/>document.getElementbyId(<text:span text:style-name="T147">‘current-${activePlayer}`</text:span>).textContent = currentScore</text:p>
      <text:p text:style-name="P124"><text:tab/><text:tab/>eg if activePlayer = 1 → selectors current- -1 ID and replaces textContent.</text:p>
      <text:p text:style-name="P124"/>
      <text:p text:style-name="P125">8. Switch players = change<text:span text:style-name="T147"> activePlayer value, </text:span><text:span text:style-name="T169">+ </text:span><text:span text:style-name="T758"><text:s/>reset </text:span><text:span text:style-name="T169">Player </text:span><text:span text:style-name="T170">&amp; Global</text:span><text:span text:style-name="T759"> </text:span><text:span text:style-name="T171">current score</text:span></text:p>
      <text:p text:style-name="P125"><text:tab/><text:span text:style-name="T759">doc.selectById(`current- -${activePlayer}`) = 0; <text:s text:c="2"/>→ </text:span><text:span text:style-name="T760">Resent current player THEN switch</text:span></text:p>
      <text:p text:style-name="P125"><text:tab/>ActivePlayer = activePlayer === 1 ? 1 : 0;</text:p>
      <text:p text:style-name="P125"><text:tab/><text:span text:style-name="T758">currentScore = 0;</text:span></text:p>
      <text:p text:style-name="P448"><text:soft-page-break/><text:span text:style-name="T122">9. Visual change </text:span><text:span text:style-name="T123">when</text:span><text:span text:style-name="T122"> player </text:span><text:span text:style-name="T123">switch</text:span></text:p>
      <text:p text:style-name="P448"><text:span text:style-name="T122"><text:tab/></text:span><text:span text:style-name="T124">Aethetics is determined by Player- -Active Class (eg colors, shadows)</text:span></text:p>
      <text:p text:style-name="P448"><text:span text:style-name="T124"><text:tab/></text:span><text:span text:style-name="T37">Active player = Add class</text:span><text:span text:style-name="T124">, Inactive = </text:span><text:span text:style-name="T37">Remove</text:span></text:p>
      <text:p text:style-name="P215"><text:tab/></text:p>
      <text:p text:style-name="P290"><text:span text:style-name="T142">T</text:span><text:span text:style-name="T17">oggle method on classList</text:span></text:p>
      <text:p text:style-name="P420"><text:span text:style-name="T143"><text:tab/></text:span><text:span text:style-name="T130">Auto check </text:span><text:span text:style-name="T129">If class exists = Remove. If class !exists = Add.</text:span></text:p>
      <text:p text:style-name="P227"/>
      <text:p text:style-name="P421"><text:span text:style-name="T131"><text:tab/></text:span><text:span text:style-name="T129">Eg. Player0El.classList.</text:span><text:span text:style-name="T143">toggle(‘player- -Active’)</text:span></text:p>
      <text:p text:style-name="P97"/>
      <text:p text:style-name="P228">10. Holding Current score</text:p>
      <text:p text:style-name="P421"><text:span text:style-name="T129"><text:tab/></text:span><text:span text:style-name="T132">Click hold → Transfer current score to Total score</text:span></text:p>
      <text:p text:style-name="P229"><text:tab/><text:tab/>Only works if &lt;100, because at Win at 100</text:p>
      <text:p text:style-name="P229"/>
      <text:p text:style-name="P421"><text:span text:style-name="T132"><text:tab/></text:span><text:span text:style-name="T133">Store currentScore into Scores </text:span><text:span text:style-name="T144">Array </text:span><text:span text:style-name="T134">+ display array score</text:span></text:p>
      <text:p text:style-name="P230"><text:tab/></text:p>
      <text:p text:style-name="P230"><text:tab/>Switch players (create switch function to hold code)</text:p>
      <text:p text:style-name="P230"/>
      <text:p text:style-name="P230">11. Add win condition + end game</text:p>
      <text:p text:style-name="P230"><text:tab/>Change CSS styling by adding Win styles to player container</text:p>
      <text:p text:style-name="P422"><text:span text:style-name="T135"><text:tab/>eg document.querySelector(`.player- -</text:span><text:span text:style-name="T438">${activePlayer}`).classList.add(‘player- -winner’);</text:span></text:p>
      <text:p text:style-name="P471"><text:tab/></text:p>
      <text:p text:style-name="P471"><text:tab/>Note* Remember to remove the previously set ‘Active player’ styles before</text:p>
      <text:p text:style-name="P471"/>
      <text:p text:style-name="P471">12. Set ‘End game’ condition</text:p>
      <text:p text:style-name="P471"><text:tab/>Players can still see and press buttons despite win.</text:p>
      <text:p text:style-name="P448"><text:span text:style-name="T438"><text:tab/><text:tab/>Create a </text:span><text:span text:style-name="T444">State Variable</text:span></text:p>
      <text:p text:style-name="P471"><text:tab/><text:tab/><text:tab/>eg still playing vs not playing</text:p>
      <text:p text:style-name="P448"><text:span text:style-name="T438"><text:tab/><text:tab/><text:tab/><text:tab/></text:span><text:span text:style-name="T442">let playing = true </text:span></text:p>
      <text:p text:style-name="P471"/>
      <text:p text:style-name="P423"><text:span text:style-name="T447"><text:tab/></text:span><text:span text:style-name="T439">Put all game code into if (playing) {…} brackets.</text:span></text:p>
      <text:p text:style-name="P472"><text:tab/><text:tab/>When playing = false, game functions will not run.</text:p>
      <text:p text:style-name="P471"><text:tab/></text:p>
      <text:p text:style-name="P437"><text:span text:style-name="T438">1</text:span><text:span text:style-name="T436">3. </text:span><text:span text:style-name="T440">Resetting game</text:span></text:p>
      <text:p text:style-name="P473"><text:tab/>Need to account for all scenarios and remove all classes as we do not know who is winner</text:p>
      <text:p text:style-name="P473"><text:tab/><text:tab/>eg remove winner class for both Player0El and Player1El</text:p>
      <text:p text:style-name="P473"><text:tab/><text:tab/>also remove active player class for both</text:p>
      <text:p text:style-name="P473"/>
      <text:p text:style-name="P437"><text:span text:style-name="T440"><text:tab/></text:span><text:span text:style-name="T441">1. </text:span><text:span text:style-name="T440">Combine</text:span><text:span text:style-name="T443"> starting values</text:span><text:span text:style-name="T440"> + </text:span><text:span text:style-name="T443">displays</text:span><text:span text:style-name="T440"> into one function</text:span></text:p>
      <text:p text:style-name="P473"><text:tab/><text:tab/>eg const init() {start values…..}</text:p>
      <text:p text:style-name="P473"/>
      <text:p text:style-name="P437"><text:span text:style-name="T440"><text:tab/></text:span><text:span text:style-name="T441">2. </text:span><text:span text:style-name="T440">BUT </text:span><text:span text:style-name="T445">DEFINE EMPTY VARIABLES FIRST</text:span><text:span text:style-name="T440"> → inaccessible if defined in function</text:span></text:p>
      <text:p text:style-name="P473"><text:tab/><text:tab/>eg let scores, currentScore, activePlayer, playing</text:p>
      <text:p text:style-name="P473"/>
      <text:p text:style-name="P473"><text:tab/><text:tab/>then in initial() {</text:p>
      <text:p text:style-name="P473"><text:tab/><text:tab/><text:tab/>scores = [0, 0]; currentScore = 0; activePlayer = 0; playing = true} </text:p>
      <text:p text:style-name="P473"/>
      <text:p text:style-name="P437"><text:span text:style-name="T440"><text:tab/></text:span><text:span text:style-name="T441">3. </text:span><text:span text:style-name="T437">Now, pass ‘init’ value into addEventListenr for reset button</text:span></text:p>
      <text:p text:style-name="P437"><text:span text:style-name="T437"><text:tab/><text:tab/>(</text:span><text:span text:style-name="T446">DO NOT CALL FUNCTION</text:span><text:span text:style-name="T437"> as JS will do it for us)</text:span></text:p>
      <text:p text:style-name="P437"><text:span text:style-name="T449"><text:tab/><text:tab/><text:tab/></text:span><text:span text:style-name="T510">btnNew.addEventListener(‘click’, init)</text:span></text:p>
      <text:p text:style-name="P474"/>
      <text:p text:style-name="P474"/>
      <text:p text:style-name="P474"/>
      <text:p text:style-name="P66"><text:soft-page-break/><text:span text:style-name="T591">S</text:span><text:span text:style-name="T590">ection 9 – Data Structures, Modern Operators and Strings</text:span></text:p>
      <text:p text:style-name="P534"/>
      <text:p text:style-name="P534">Destructuring Arrays</text:p>
      <text:p text:style-name="P477">Destructuring = unpacking values from array/object and store into variables</text:p>
      <text:p text:style-name="P477"/>
      <text:p text:style-name="P477"><text:tab/>instead of a = arr[0], b = arr[1]</text:p>
      <text:p text:style-name="P477"/>
      <text:p text:style-name="P452"><text:span text:style-name="T448"><text:tab/></text:span><text:span text:style-name="T555">Destructuring assignment</text:span></text:p>
      <text:p text:style-name="P450"><text:span text:style-name="T509"><text:tab/><text:tab/></text:span><text:span text:style-name="T526">const [</text:span><text:span text:style-name="T527">a</text:span><text:span text:style-name="T526">, </text:span><text:span text:style-name="T527">b</text:span><text:span text:style-name="T526">, </text:span><text:span text:style-name="T527">c</text:span><text:span text:style-name="T526">]</text:span><text:span text:style-name="T488"> = arr</text:span><text:span text:style-name="T489">ay</text:span><text:span text:style-name="T448">; → </text:span><text:span text:style-name="T450">Saves 3 separate variables. </text:span><text:span text:style-name="T451">Original array not affected.</text:span></text:p>
      <text:p text:style-name="P478"/>
      <text:p text:style-name="P450"><text:span text:style-name="T451"><text:tab/><text:tab/></text:span><text:span text:style-name="T556">Taking only a few values</text:span></text:p>
      <text:p text:style-name="P450"><text:span text:style-name="T451"><text:tab/><text:tab/>const [a, b] = restaurant.categories → Only destructure the </text:span><text:span text:style-name="T511">FIRST TWO VALUES</text:span></text:p>
      <text:p text:style-name="P475"/>
      <text:p text:style-name="P450"><text:span text:style-name="T511"><text:tab/><text:tab/></text:span><text:span text:style-name="T556">Skipping elements</text:span></text:p>
      <text:p text:style-name="P450"><text:span text:style-name="T451"><text:tab/><text:tab/>Add </text:span><text:span text:style-name="T490">gaps in assignment</text:span></text:p>
      <text:p text:style-name="P450"><text:span text:style-name="T451"><text:tab/><text:tab/><text:tab/></text:span><text:span text:style-name="T511">const [a, , b] </text:span><text:span text:style-name="T451">→ Takes </text:span><text:span text:style-name="T511">FIRST</text:span><text:span text:style-name="T451"> and </text:span><text:span text:style-name="T511">THIRD</text:span><text:span text:style-name="T451"> elements</text:span></text:p>
      <text:p text:style-name="P478"/>
      <text:p text:style-name="P451"><text:span text:style-name="T451"><text:tab/></text:span><text:span text:style-name="T557">Switching values using destructuring</text:span></text:p>
      <text:p text:style-name="P453"><text:span text:style-name="T451"><text:tab/></text:span><text:span text:style-name="T452">eg Main <text:s/>= Italian, Secondary = Vetegarian</text:span></text:p>
      <text:p text:style-name="P479"><text:tab/><text:tab/></text:p>
      <text:p text:style-name="P454"><text:span text:style-name="T452"><text:tab/></text:span><text:span text:style-name="T453">Create Arrays → Destructure </text:span><text:span text:style-name="T455">by reassigning values</text:span></text:p>
      <text:p text:style-name="P449"><text:span text:style-name="T452"><text:tab/><text:tab/></text:span><text:span text:style-name="T512">[</text:span><text:span text:style-name="T513">secondary</text:span><text:span text:style-name="T512">, </text:span><text:span text:style-name="T513">main</text:span><text:span text:style-name="T512">]</text:span><text:span text:style-name="T765"> </text:span><text:span text:style-name="T762">(destructure)</text:span><text:span text:style-name="T452"> = </text:span><text:span text:style-name="T512">[</text:span><text:span text:style-name="T513">main</text:span><text:span text:style-name="T512">, </text:span><text:span text:style-name="T513">secondary</text:span><text:span text:style-name="T512">]</text:span><text:span text:style-name="T452"> </text:span><text:span text:style-name="T762">(array with values)</text:span></text:p>
      <text:p text:style-name="P450"><text:span text:style-name="T452"><text:tab/><text:tab/><text:tab/></text:span><text:span text:style-name="T454">Main = vege, secondary = Italian</text:span></text:p>
      <text:p text:style-name="P480"/>
      <text:p text:style-name="P450"><text:span text:style-name="T454"><text:tab/></text:span><text:span text:style-name="T558">Receive </text:span><text:span text:style-name="T559">multiple </text:span><text:span text:style-name="T558">values with a method (in object)</text:span></text:p>
      <text:p text:style-name="P481">1. Create function with parameters that refer to the Index of array</text:p>
      <text:p text:style-name="P269"><text:span text:style-name="T592">2. </text:span><text:span text:style-name="T590">Use ‘this’ to pass the index to return the value</text:span></text:p>
      <text:p text:style-name="P482"><text:tab/><text:tab/>restaurant{…</text:p>
      <text:p text:style-name="P450"><text:span text:style-name="T456"><text:tab/><text:tab/><text:tab/>order: function(</text:span><text:span text:style-name="T514">starterIndex</text:span><text:span text:style-name="T456">, </text:span><text:span text:style-name="T514">mainIndex</text:span><text:span text:style-name="T456">) {</text:span></text:p>
      <text:p text:style-name="P450"><text:span text:style-name="T456"><text:tab/><text:tab/><text:tab/><text:tab/>return [</text:span><text:span text:style-name="T514">this</text:span><text:span text:style-name="T456">.starterMenu[starterIndex], </text:span><text:span text:style-name="T514">this</text:span><text:span text:style-name="T456">.mainMenu[mainIndex]}</text:span></text:p>
      <text:p text:style-name="P482"/>
      <text:p text:style-name="P450"><text:span text:style-name="T457">3. </text:span><text:span text:style-name="T456">Restructure </text:span><text:span text:style-name="T457">to assign variables </text:span><text:span text:style-name="T458">to function</text:span></text:p>
      <text:p text:style-name="P450"><text:span text:style-name="T456"><text:tab/></text:span><text:span text:style-name="T491">let [starterOrder, mainOrder] = restaurant.order(2, 0)</text:span></text:p>
      <text:p text:style-name="P482"/>
      <text:p text:style-name="P450"><text:span text:style-name="T456"><text:tab/></text:span><text:span text:style-name="T560">Destructuring nested arrays</text:span><text:span text:style-name="T459"> </text:span></text:p>
      <text:p text:style-name="P483"><text:tab/>eg nested = [1, 2, [3, 4]]</text:p>
      <text:p text:style-name="P483"><text:tab/><text:tab/>const [a, , b] = nested;</text:p>
      <text:p text:style-name="P483"><text:tab/><text:tab/><text:tab/>a = 1, b = [3, 4]</text:p>
      <text:p text:style-name="P483"/>
      <text:p text:style-name="P270"><text:span text:style-name="T590"><text:tab/><text:tab/></text:span><text:span text:style-name="T552">D</text:span><text:span text:style-name="T551">estructuring </text:span><text:span text:style-name="T552">inside Destructuring</text:span></text:p>
      <text:p text:style-name="P270"><text:span text:style-name="T590"><text:tab/><text:tab/><text:tab/></text:span><text:span text:style-name="T582">[a, , [b, c]]</text:span><text:span text:style-name="T580"> </text:span><text:span text:style-name="T590">= nested → </text:span><text:span text:style-name="T593">1, 3, 4.</text:span></text:p>
      <text:p text:style-name="P484"/>
      <text:p text:style-name="P485"><text:tab/></text:p>
      <text:p text:style-name="P271"><text:span text:style-name="T593"><text:tab/></text:span><text:span text:style-name="T561">Default values</text:span><text:span text:style-name="T555"><text:tab/> </text:span><text:span text:style-name="T561">(when we don’t know length of Array, </text:span><text:span text:style-name="T562">eg API)</text:span></text:p>
      <text:p text:style-name="P271"><text:span text:style-name="T594"><text:tab/></text:span><text:span text:style-name="T595">eg Extracting </text:span><text:span text:style-name="T596">more than expected </text:span><text:span text:style-name="T595">from a Short Array</text:span></text:p>
      <text:p text:style-name="P271"><text:span text:style-name="T595"><text:tab/><text:tab/>array = [</text:span><text:span text:style-name="T597">10</text:span><text:span text:style-name="T595">, </text:span><text:span text:style-name="T597">11</text:span><text:span text:style-name="T595">]</text:span></text:p>
      <text:p text:style-name="P486"><text:tab/><text:tab/><text:tab/>const [a, b, c] = array</text:p>
      <text:p text:style-name="P271"><text:span text:style-name="T594"><text:tab/><text:tab/><text:tab/><text:tab/></text:span><text:span text:style-name="T595">c = </text:span><text:span text:style-name="T581">undefined</text:span><text:span text:style-name="T595">.</text:span></text:p>
      <text:p text:style-name="P487"/>
      <text:p text:style-name="P487"><text:tab/>To avoid undefined, set default value to destructuring assignment</text:p>
      <text:p text:style-name="P455"><text:span text:style-name="T460"><text:tab/><text:tab/></text:span><text:span text:style-name="T528">const [a=1, b=1, c=1]</text:span><text:span text:style-name="T460"> = array.</text:span></text:p>
      <text:p text:style-name="P455"><text:span text:style-name="T460"><text:tab/><text:tab/><text:tab/></text:span><text:span text:style-name="T461">A=10, b=11, c=1</text:span></text:p>
      <text:p text:style-name="P67"><text:soft-page-break/><text:span text:style-name="T597">D</text:span><text:span text:style-name="T590">estructuring Objects</text:span></text:p>
      <text:p text:style-name="P68"><text:span text:style-name="T448"><text:tab/>Use </text:span><text:span text:style-name="T515">curly</text:span><text:span text:style-name="T509"> braces to destructure Objects {}</text:span></text:p>
      <text:p text:style-name="P488"><text:tab/>Exact names of objects required</text:p>
      <text:p text:style-name="P488"><text:tab/>Order does not matter</text:p>
      <text:p text:style-name="P489"/>
      <text:p text:style-name="P488"><text:tab/>eg const {name, categories, openingHours} = restaurant;</text:p>
      <text:p text:style-name="P489"/>
      <text:p text:style-name="P456"><text:span text:style-name="T463"><text:tab/></text:span><text:span text:style-name="T563">Applying new variable names to property names</text:span></text:p>
      <text:p text:style-name="P456"><text:span text:style-name="T462"><text:tab/><text:tab/></text:span><text:span text:style-name="T492">use Colon :</text:span></text:p>
      <text:p text:style-name="P456"><text:span text:style-name="T462"><text:tab/><text:tab/>const </text:span><text:span text:style-name="T516">{name: restaurantName</text:span><text:span text:style-name="T462">} = restaurant.</text:span></text:p>
      <text:p text:style-name="P490"/>
      <text:p text:style-name="P456"><text:span text:style-name="T462"><text:tab/></text:span><text:span text:style-name="T553">Default values</text:span><text:span text:style-name="T564"> for Objects (useful for 3</text:span><text:span text:style-name="T632">rd</text:span><text:span text:style-name="T564"> party data eg API calls, </text:span><text:span text:style-name="T565">unknown property names</text:span><text:span text:style-name="T564">)</text:span></text:p>
      <text:p text:style-name="P457"><text:span text:style-name="T464"><text:tab/><text:tab/></text:span><text:span text:style-name="T465">restaurant.menu = </text:span><text:span text:style-name="T517">Undefined</text:span><text:span text:style-name="T465"> (no property called menu)</text:span></text:p>
      <text:p text:style-name="P457"><text:span text:style-name="T465"><text:tab/><text:tab/><text:tab/></text:span><text:span text:style-name="T493">Use empty brackets [ ] </text:span></text:p>
      <text:p text:style-name="P491"><text:tab/></text:p>
      <text:p text:style-name="P456"><text:span text:style-name="T465"><text:tab/><text:tab/>const { menu</text:span><text:span text:style-name="T517"> = []</text:span><text:span text:style-name="T465">, starterMenu: </text:span><text:span text:style-name="T517">starters = []</text:span><text:span text:style-name="T465">} = restaurant;</text:span></text:p>
      <text:p text:style-name="P491"/>
      <text:p text:style-name="P456"><text:span text:style-name="T465"><text:tab/></text:span><text:span text:style-name="T566">Mutating variables while Destructuring Objects</text:span></text:p>
      <text:p text:style-name="P456"><text:span text:style-name="T466"><text:tab/></text:span><text:span text:style-name="T467">Works different from Arrays.</text:span></text:p>
      <text:p text:style-name="P492"><text:tab/>Eg variables already exist</text:p>
      <text:p text:style-name="P492"><text:tab/><text:tab/>let a = 111, </text:p>
      <text:p text:style-name="P492"><text:tab/><text:tab/>let b = 222,</text:p>
      <text:p text:style-name="P492"><text:tab/><text:tab/>const object = {a: 2, b: 4, c: 6}</text:p>
      <text:p text:style-name="P492"><text:tab/></text:p>
      <text:p text:style-name="P456"><text:span text:style-name="T467"><text:tab/>Cannot create </text:span><text:span text:style-name="T624">const</text:span><text:span text:style-name="T467"> {a, b} = object → a &amp; b already exist!</text:span></text:p>
      <text:p text:style-name="P492"><text:tab/></text:p>
      <text:p text:style-name="P492"><text:tab/>cannot pass {a, b} = object → Syntax Error. JS expects a code block in plain curly braces</text:p>
      <text:p text:style-name="P456"><text:span text:style-name="T467"><text:tab/><text:tab/></text:span><text:span text:style-name="T529">Use Parenthesis around this ( )</text:span></text:p>
      <text:p text:style-name="P456"><text:span text:style-name="T468"><text:tab/><text:tab/><text:tab/></text:span><text:span text:style-name="T518">({a, b} = object) → </text:span><text:span text:style-name="T468">mutates </text:span><text:span text:style-name="T469">values </text:span><text:span text:style-name="T468">a = 2, b= 4;</text:span></text:p>
      <text:p text:style-name="P491"><text:tab/><text:tab/><text:tab/></text:p>
      <text:p text:style-name="P491"/>
      <text:p text:style-name="P456"><text:span text:style-name="T465"><text:tab/></text:span><text:span text:style-name="T567">Nested Objects</text:span></text:p>
      <text:p text:style-name="P458"><text:span text:style-name="T465"><text:tab/></text:span><text:span text:style-name="T470">Select Propety then use Colon: and nested Curly braces </text:span><text:span text:style-name="T530">{X: {y, z}}</text:span></text:p>
      <text:p text:style-name="P458"><text:span text:style-name="T465"><text:tab/><text:tab/></text:span><text:span text:style-name="T470">eg restaurant = {</text:span></text:p>
      <text:p text:style-name="P458"><text:span text:style-name="T470"><text:tab/><text:tab/><text:tab/>openingHours</text:span><text:span text:style-name="T465">: </text:span><text:span text:style-name="T470">{</text:span></text:p>
      <text:p text:style-name="P493"><text:tab/><text:tab/><text:tab/><text:tab/>thurs: {…}</text:p>
      <text:p text:style-name="P493"><text:tab/><text:tab/><text:tab/><text:tab/>fri: {…}}}</text:p>
      <text:p text:style-name="P493"/>
      <text:p text:style-name="P458"><text:span text:style-name="T470"><text:tab/><text:tab/></text:span><text:span text:style-name="T471">eg </text:span><text:span text:style-name="T470">const {fri} = openingHours</text:span></text:p>
      <text:p text:style-name="P493"><text:tab/><text:tab/></text:p>
      <text:p text:style-name="P458"><text:span text:style-name="T470"><text:tab/><text:tab/></text:span><text:span text:style-name="T471">eg </text:span><text:span text:style-name="T519">const {fri: {open, close}} = openingHours</text:span></text:p>
      <text:p text:style-name="P476"/>
      <text:p text:style-name="P476"/>
      <text:p text:style-name="P476"/>
      <text:p text:style-name="P476"/>
      <text:p text:style-name="P476"/>
      <text:p text:style-name="P476"/>
      <text:p text:style-name="P476"/>
      <text:p text:style-name="P476"/>
      <text:p text:style-name="P476"/>
      <text:p text:style-name="P476"/>
      <text:p text:style-name="P476"/>
      <text:p text:style-name="P458"><text:soft-page-break/><text:span text:style-name="T519"><text:tab/></text:span><text:span text:style-name="T568">Create a method – Passing an Object as a Parameter</text:span></text:p>
      <text:p text:style-name="P494">In JS common to have functions with many parameters. Difficult to know order of parameters. </text:p>
      <text:p text:style-name="P494"/>
      <text:p text:style-name="P494">Instead of manually defining parameters, pass an Object into function as Argument → use function to destructure object</text:p>
      <text:p text:style-name="P459"><text:span text:style-name="T472"><text:tab/></text:span><text:span text:style-name="T476">Doesn’t need exact order, but needs same property names.</text:span></text:p>
      <text:p text:style-name="P494"/>
      <text:p text:style-name="P495">1. Create method in restaurant object (only one obj as parameter)</text:p>
      <text:p text:style-name="P460"><text:span text:style-name="T448"><text:s/><text:tab/></text:span><text:span text:style-name="T472">o</text:span><text:span text:style-name="T448">rderDelivery: function(</text:span><text:span text:style-name="T509">obj</text:span><text:span text:style-name="T448">) {</text:span></text:p>
      <text:p text:style-name="P460"><text:span text:style-name="T448"><text:tab/><text:tab/>log(</text:span><text:span text:style-name="T509">obj</text:span><text:span text:style-name="T448">)}</text:span></text:p>
      <text:p text:style-name="P495"/>
      <text:p text:style-name="P495">2. Call method and pass object as argument, filling in different options</text:p>
      <text:p text:style-name="P460"><text:span text:style-name="T448"><text:tab/>(</text:span><text:span text:style-name="T634">Object of Options </text:span><text:span text:style-name="T448">common in JS esp in 3</text:span><text:span text:style-name="T633">rd</text:span><text:span text:style-name="T448"> party Libraries)</text:span></text:p>
      <text:p text:style-name="P495"><text:tab/>restaurant.delivery({</text:p>
      <text:p text:style-name="P495"><text:tab/><text:tab/>time: ...</text:p>
      <text:p text:style-name="P495"><text:tab/><text:tab/>address: ...</text:p>
      <text:p text:style-name="P495"><text:tab/><text:tab/>mainIndex: 1</text:p>
      <text:p text:style-name="P460"><text:span text:style-name="T448"><text:tab/><text:tab/>starterIndex: 1 }</text:span><text:span text:style-name="T473">)</text:span></text:p>
      <text:p text:style-name="P496"/>
      <text:p text:style-name="P461"><text:span text:style-name="T473">3. </text:span><text:span text:style-name="T474">turn</text:span><text:span text:style-name="T475"> </text:span><text:span text:style-name="T531">parameters </text:span><text:span text:style-name="T532">into an Object</text:span><text:span text:style-name="T474">, </text:span><text:span text:style-name="T475">to destructure object of options</text:span></text:p>
      <text:p text:style-name="P461"><text:span text:style-name="T475"><text:tab/></text:span><text:span text:style-name="T474">using { }</text:span></text:p>
      <text:p text:style-name="P461"><text:span text:style-name="T475"><text:tab/></text:span><text:span text:style-name="T474">orderDelivery: function(</text:span><text:span text:style-name="T520">{starterIndex, mainIndex, time, address}</text:span><text:span text:style-name="T474">) {</text:span></text:p>
      <text:p text:style-name="P497"><text:tab/><text:tab/>log(Order received: `this.starterMenu[starterIndex], this…….., ${time}...)</text:p>
      <text:p text:style-name="P498"><text:tab/></text:p>
      <text:p text:style-name="P499">4. Setting default values</text:p>
      <text:p text:style-name="P499"><text:tab/>function({starterIndex = 1, mainIndex = 0, time = ‘20:00’, address})</text:p>
      <text:p text:style-name="P498"/>
      <text:p text:style-name="P500">Note: We only passed in ONE OBJECT into function, NOT 4 ARGUMENTS.</text:p>
      <text:p text:style-name="P500"/>
      <text:p text:style-name="P535"/>
      <text:p text:style-name="P535">Spread Operator ...</text:p>
      <text:p text:style-name="P462"><text:span text:style-name="T494">Use …to </text:span><text:span text:style-name="T495">unpack all elements </text:span><text:span text:style-name="T494">in Array</text:span><text:span text:style-name="T495"> at once</text:span><text:span text:style-name="T477">. </text:span><text:span text:style-name="T478">Takes all elements OUT of array, and adding them manually.</text:span></text:p>
      <text:p text:style-name="P501"><text:tab/>Const array = [7, 8, 9]</text:p>
      <text:p text:style-name="P501"/>
      <text:p text:style-name="P501"><text:tab/>Eg const newArray = [1, 2, ...array] → [1, 2, 7, 8, 9]</text:p>
      <text:p text:style-name="P501"><text:tab/><text:tab/>vs </text:p>
      <text:p text:style-name="P501"><text:tab/>nested array [1, 2, array] → [1, 2, [7, 8, 9]]</text:p>
      <text:p text:style-name="P501"/>
      <text:p text:style-name="P501"/>
      <text:p text:style-name="P272"><text:span text:style-name="T590"><text:tab/></text:span><text:span text:style-name="T569">eg logging each element Individually</text:span></text:p>
      <text:p text:style-name="P502"><text:tab/><text:tab/>console.log(...array) → returns individual numbers INSTEAD of one big Array</text:p>
      <text:p text:style-name="P502"/>
      <text:p text:style-name="P272"><text:span text:style-name="T598"><text:tab/></text:span><text:span text:style-name="T569">eg writing a New Menu</text:span></text:p>
      <text:p text:style-name="P502"><text:tab/><text:tab/>const newMenu = [...restaurant.mainMenu, ‘Gnocci’]</text:p>
      <text:p text:style-name="P272"><text:span text:style-name="T598"><text:tab/><text:tab/><text:tab/>→ New array that copied elements of existing menu </text:span><text:span text:style-name="T599">+ element</text:span></text:p>
      <text:p text:style-name="P503"><text:tab/></text:p>
      <text:p text:style-name="P504">Spread is similar to destructuring → Retrieves elements from Arrays.</text:p>
      <text:p text:style-name="P272"><text:span text:style-name="T600"><text:tab/></text:span><text:span text:style-name="T601">Difference is Spread takes </text:span><text:span text:style-name="T583">ALL elements</text:span><text:span text:style-name="T601">, but </text:span><text:span text:style-name="T583">doesn’t create new variables.</text:span></text:p>
      <text:p text:style-name="P463"><text:span text:style-name="T521"><text:tab/><text:tab/></text:span><text:span text:style-name="T498">Only use spread in places we write values separated by commas </text:span></text:p>
      <text:p text:style-name="P532"/>
      <text:p text:style-name="P532"/>
      <text:p text:style-name="P407"><text:soft-page-break/><text:span text:style-name="T498"><text:tab/></text:span><text:span text:style-name="T572">Create shallow copies of Arrays</text:span></text:p>
      <text:p text:style-name="P408"><text:span text:style-name="T499"><text:tab/>c</text:span><text:span text:style-name="T497">onst mainMenuCopy = [...restaurant.mainMenu]</text:span></text:p>
      <text:p text:style-name="P505"><text:tab/></text:p>
      <text:p text:style-name="P505"><text:tab/>similar to object.assign()</text:p>
      <text:p text:style-name="P506"/>
      <text:p text:style-name="P273"><text:span text:style-name="T603"><text:tab/></text:span><text:span text:style-name="T572">Merge Arrays</text:span></text:p>
      <text:p text:style-name="P273"><text:span text:style-name="T603"><text:tab/></text:span><text:span text:style-name="T604">const menu = </text:span><text:span text:style-name="T605">[</text:span><text:span text:style-name="T604">...restaurant.mainMenu, ...restaurant.starterMenu]</text:span></text:p>
      <text:p text:style-name="P273"><text:span text:style-name="T604"><text:tab/><text:tab/>→ </text:span><text:span text:style-name="T606">contains all items of both Arrays</text:span></text:p>
      <text:p text:style-name="P507"/>
      <text:p text:style-name="P273"><text:span text:style-name="T606"><text:tab/></text:span><text:span text:style-name="T573">Spread operator works on all </text:span><text:span text:style-name="T554">iterables</text:span></text:p>
      <text:p text:style-name="P218"><text:span text:style-name="T609"><text:tab/>eg Arrays, strings, maps, sets. </text:span><text:span text:style-name="T629">NOT Objects</text:span></text:p>
      <text:p text:style-name="P508"/>
      <text:p text:style-name="P508"><text:tab/>eg Spread on string.</text:p>
      <text:p text:style-name="P508"><text:tab/><text:tab/>Const str = ‘James’;</text:p>
      <text:p text:style-name="P508"><text:tab/><text:tab/>const letters = [...str, ‘ ‘, ‘s.’]</text:p>
      <text:p text:style-name="P508"/>
      <text:p text:style-name="P218"><text:span text:style-name="T609"><text:tab/></text:span><text:span text:style-name="T610">Doesn’t not work in Template Literals due to </text:span><text:span text:style-name="T586">Multiple values</text:span></text:p>
      <text:p text:style-name="P509"><text:tab/><text:tab/>${...str} = ERROR</text:p>
      <text:p text:style-name="P509"/>
      <text:p text:style-name="P218"><text:span text:style-name="T610"><text:tab/></text:span><text:span text:style-name="T577">Passing spread operator as an Argument</text:span></text:p>
      <text:p text:style-name="P510"><text:tab/>eg method</text:p>
      <text:p text:style-name="P510"><text:tab/><text:tab/>orderPasta: function(ing 1, ing2, ing3)</text:p>
      <text:p text:style-name="P510"/>
      <text:p text:style-name="P510"><text:tab/>eg const ingredients = [prompt. Prompt, prompt]</text:p>
      <text:p text:style-name="P510"/>
      <text:p text:style-name="P218"><text:span text:style-name="T611"><text:tab/>restaurant.orderPasta(</text:span><text:span text:style-name="T587">...ingredients</text:span><text:span text:style-name="T611">) → Array passed as 3 separate arguments</text:span></text:p>
      <text:p text:style-name="P510"/>
      <text:p text:style-name="P511"><text:tab/></text:p>
      <text:p text:style-name="P219"><text:span text:style-name="T611"><text:tab/></text:span><text:span text:style-name="T578">Since ES2018, </text:span><text:span text:style-name="T579">spread also works on Objects</text:span><text:span text:style-name="T578"> (even though NOT Iterables)</text:span></text:p>
      <text:p text:style-name="P512"><text:tab/>eg newRestaurant = {...restaurant, founder: ‘Balotelli’}</text:p>
      <text:p text:style-name="P512"><text:tab/><text:tab/>→ Copies restaurant object + adds new elements.</text:p>
      <text:p text:style-name="P512"/>
      <text:p text:style-name="P218"><text:span text:style-name="T612"><text:tab/></text:span><text:span text:style-name="T584">Similar to object.assign</text:span><text:span text:style-name="T612"> → Creates </text:span><text:span text:style-name="T588">shallow copies</text:span></text:p>
      <text:p text:style-name="P512"><text:tab/></text:p>
      <text:p text:style-name="P512"><text:tab/><text:tab/>restaurantCopy.name = ‘pizzeria’</text:p>
      <text:p text:style-name="P512"><text:tab/><text:tab/>original restaurant.name is Different → Different objects.</text:p>
      <text:p text:style-name="P512"/>
      <text:p text:style-name="P43"><text:span text:style-name="T612">R</text:span><text:span text:style-name="T608">est Pattern and Parameters</text:span></text:p>
      <text:p text:style-name="P513">Looks exactly the same as Spread Operator (…)</text:p>
      <text:p text:style-name="P220"><text:span text:style-name="T608">Does the </text:span><text:span text:style-name="T585">opposite of spread</text:span><text:span text:style-name="T608"> </text:span></text:p>
      <text:p text:style-name="P220"><text:span text:style-name="T608"><text:tab/>Rest pattern used to </text:span><text:span text:style-name="T620">collect multiple elements and compress into Array</text:span></text:p>
      <text:p text:style-name="P533"/>
      <text:p text:style-name="P44"><text:span text:style-name="T608">1. Destructuring </text:span><text:span text:style-name="T619">with Rest</text:span></text:p>
      <text:p text:style-name="P221"><text:span text:style-name="T608"><text:tab/>Spread → Right side of Assignment </text:span><text:span text:style-name="T614">(</text:span><text:span text:style-name="T608">=</text:span><text:span text:style-name="T614">)</text:span><text:span text:style-name="T608"> </text:span></text:p>
      <text:p text:style-name="P514"><text:tab/><text:tab/>eg arr = [1, 2, ...[3, 4]]</text:p>
      <text:p text:style-name="P514"><text:tab/></text:p>
      <text:p text:style-name="P221"><text:span text:style-name="T608"><text:tab/>Rest → </text:span><text:span text:style-name="T620">Left side of Assignment </text:span><text:span text:style-name="T621">(</text:span><text:span text:style-name="T620">=</text:span><text:span text:style-name="T621">)</text:span><text:span text:style-name="T620"> </text:span></text:p>
      <text:p text:style-name="P514"><text:tab/><text:tab/>eg [a, b, ...others] = [1, 2, ...[3, 4]]</text:p>
      <text:p text:style-name="P220"><text:span text:style-name="T608"><text:tab/><text:tab/><text:tab/></text:span><text:span text:style-name="T613">→ a=1, b=2, others = [3,4,5]</text:span></text:p>
      <text:p text:style-name="P220"><text:span text:style-name="T613"><text:tab/><text:tab/><text:tab/></text:span><text:span text:style-name="T615">Rest ‘others’ collects all other elements unused in reassignment operator.</text:span></text:p>
      <text:p text:style-name="P515"/>
      <text:p text:style-name="P515"/>
      <text:p text:style-name="P223"><text:soft-page-break/><text:span text:style-name="T615"><text:tab/>R</text:span><text:span text:style-name="T608">est </text:span><text:span text:style-name="T585">does not collect skipped</text:span><text:span text:style-name="T608"> elements</text:span></text:p>
      <text:p text:style-name="P464"><text:span text:style-name="T479"><text:tab/><text:tab/></text:span><text:span text:style-name="T625">Rest m</text:span><text:span text:style-name="T626">ust be </text:span><text:span text:style-name="T627">last</text:span><text:span text:style-name="T626"> in destructuring assignment </text:span></text:p>
      <text:p text:style-name="P516"><text:tab/></text:p>
      <text:p text:style-name="P224"><text:span text:style-name="T616"><text:tab/><text:tab/>eg </text:span><text:span text:style-name="T608">[pizza, , risotto, </text:span><text:span text:style-name="T585">...otherFood</text:span><text:span text:style-name="T608">] = [...restaurant.starterMenu, ....mainMenu]</text:span></text:p>
      <text:p text:style-name="P222"><text:span text:style-name="T613"><text:tab/><text:tab/><text:tab/></text:span><text:span text:style-name="T617">rest on left → condense,</text:span></text:p>
      <text:p text:style-name="P222"><text:span text:style-name="T617"><text:tab/><text:tab/><text:tab/></text:span><text:span text:style-name="T618">s</text:span><text:span text:style-name="T617">pread on right = combine both methods.</text:span></text:p>
      <text:p text:style-name="P517"/>
      <text:p text:style-name="P225"><text:span text:style-name="T617"><text:tab/>R</text:span><text:span text:style-name="T608">est also works on objects</text:span></text:p>
      <text:p text:style-name="P518"><text:tab/><text:tab/>eg const {sat, ...weekDays} = restaurant.openingHours</text:p>
      <text:p text:style-name="P518"><text:tab/><text:tab/><text:tab/>sat → open: 11, close: 8;</text:p>
      <text:p text:style-name="P518"><text:tab/><text:tab/><text:tab/>weekDays → thurs:{…}, fri: {…} </text:p>
      <text:p text:style-name="P519"><text:tab/></text:p>
      <text:p text:style-name="P45"><text:span text:style-name="T613">2. </text:span><text:span text:style-name="T608">Rest in Functions</text:span></text:p>
      <text:p text:style-name="P465"><text:span text:style-name="T480"><text:tab/></text:span><text:span text:style-name="T481">Spread = pass multiple arguments into a function by expanding Array</text:span></text:p>
      <text:p text:style-name="P520"><text:tab/></text:p>
      <text:p text:style-name="P466"><text:span text:style-name="T481"><text:tab/>Rest = <text:s/></text:span><text:span text:style-name="T496">condensing all numbers into one Array</text:span><text:span text:style-name="T482">, used as a Parameter </text:span><text:span text:style-name="T483">(commonly used)</text:span></text:p>
      <text:p text:style-name="P521"><text:tab/></text:p>
      <text:p text:style-name="P465"><text:span text:style-name="T482"><text:tab/><text:tab/>eg const add = function(</text:span><text:span text:style-name="T522">...numbers</text:span><text:span text:style-name="T482">){</text:span></text:p>
      <text:p text:style-name="P521"><text:tab/><text:tab/><text:tab/>let sum = 0;</text:p>
      <text:p text:style-name="P521"><text:tab/><text:tab/><text:tab/>for (I=0; I&lt;numbers.length; i++) sum+= numbers[i]}</text:p>
      <text:p text:style-name="P521"/>
      <text:p text:style-name="P465"><text:span text:style-name="T482"><text:tab/><text:tab/></text:span><text:span text:style-name="T522">...numbers</text:span><text:span text:style-name="T482"> → Takes ANY amount of numbers as argument and condenses into one Array for looped calculation</text:span></text:p>
      <text:p text:style-name="P521"/>
      <text:p text:style-name="P465"><text:span text:style-name="T482"><text:tab/></text:span><text:span text:style-name="T570">Using rest to collect Parameters</text:span></text:p>
      <text:p text:style-name="P465"><text:span text:style-name="T482"><text:tab/><text:tab/></text:span><text:span text:style-name="T483">eg function(mainIngredient, </text:span><text:span text:style-name="T523">...otherIngredients</text:span><text:span text:style-name="T483">) {log(mainIng, otherIng)}</text:span></text:p>
      <text:p text:style-name="P522"><text:tab/><text:tab/></text:p>
      <text:p text:style-name="P522"><text:tab/><text:tab/>restaurant.orderPizza(‘pepperoni’, ‘mushroom’, ‘cheese’)</text:p>
      <text:p text:style-name="P465"><text:span text:style-name="T483"><text:tab/><text:tab/><text:tab/>mainIng → Pepperoni, </text:span><text:span text:style-name="T523">otherIng = [mushroom, cheese]</text:span></text:p>
      <text:p text:style-name="P522"/>
      <text:p text:style-name="P296"><text:span text:style-name="T541">S</text:span><text:span text:style-name="T540">ummary:</text:span></text:p>
      <text:p text:style-name="P296"><text:span text:style-name="T540"><text:tab/></text:span><text:span text:style-name="T509">Spread</text:span><text:span text:style-name="T540"> = used where we would write </text:span><text:span text:style-name="T524">V</text:span><text:span text:style-name="T509">alues</text:span><text:span text:style-name="T540"> separate by Commas</text:span></text:p>
      <text:p text:style-name="P296"><text:span text:style-name="T540"><text:tab/></text:span><text:span text:style-name="T509">Rest</text:span><text:span text:style-name="T540"> Pattern = used where we would write </text:span><text:span text:style-name="T509">Variables</text:span><text:span text:style-name="T540"> separated by Commas. </text:span><text:span text:style-name="T542">NOT VALUES</text:span></text:p>
      <text:p text:style-name="P523"/>
      <text:p text:style-name="P523"/>
      <text:p text:style-name="P536">Short Circuiting (&amp;&amp; and ||)</text:p>
      <text:p text:style-name="P524">They can use and return ANY data type + short-circuit.</text:p>
      <text:p text:style-name="P524"/>
      <text:p text:style-name="P19"><text:span text:style-name="T544">Or operator || → Short circuiting means </text:span><text:span text:style-name="T620">Return first Truthy value</text:span><text:span text:style-name="T544">.</text:span></text:p>
      <text:p text:style-name="P524"><text:tab/>Eg log(3 || ‘Jonas’)</text:p>
      <text:p text:style-name="P524"><text:tab/><text:tab/>→ 3, Jonas not even evaluated.</text:p>
      <text:p text:style-name="P525"><text:tab/></text:p>
      <text:p text:style-name="P525"><text:tab/>Eg log(undefined || null)</text:p>
      <text:p text:style-name="P126"><text:span text:style-name="T544"><text:tab/><text:tab/>→ returns </text:span><text:span text:style-name="T580">null</text:span><text:span text:style-name="T544"> even though it is falsy. Because undefined is Falsy.</text:span></text:p>
      <text:p text:style-name="P524"/>
      <text:p text:style-name="P467"><text:span text:style-name="T484"><text:tab/></text:span><text:span text:style-name="T485">Checking number and </text:span><text:span text:style-name="T525">Setting default values</text:span></text:p>
      <text:p text:style-name="P467"><text:span text:style-name="T485"><text:tab/><text:tab/>const </text:span><text:span text:style-name="T525">guest1 = restaurant.numGuests || 10</text:span></text:p>
      <text:p text:style-name="P526"><text:tab/><text:tab/>log(guest1)</text:p>
      <text:p text:style-name="P526"><text:tab/><text:tab/><text:tab/>if guest1 exists → .numGuest = Truthy → returns number</text:p>
      <text:p text:style-name="P526"><text:tab/><text:tab/><text:tab/>if guest1 is undefined → Sets default value 10</text:p>
      <text:p text:style-name="P468"><text:span text:style-name="T485">N</text:span><text:span text:style-name="T448">OTE: </text:span><text:span text:style-name="T777">DOES NOT WORK IF numGuest = 0</text:span><text:span text:style-name="T448"> → returns undefined and sets defaul value.</text:span></text:p>
      <text:p text:style-name="P467"><text:span text:style-name="T485"><text:tab/><text:tab/></text:span><text:span text:style-name="T486">Solution in next lecture</text:span></text:p>
      <text:p text:style-name="P20"><text:soft-page-break/><text:span text:style-name="T545">A</text:span><text:span text:style-name="T544">nd operator &amp;&amp; → Short circuit evaluation </text:span><text:span text:style-name="T620">Returns first Falsy value</text:span></text:p>
      <text:p text:style-name="P527"><text:tab/>Opposite of Or ||</text:p>
      <text:p text:style-name="P581"><text:span text:style-name="T486"><text:tab/></text:span><text:span text:style-name="T487">And Operator continues evaluation if values are True</text:span><text:span text:style-name="T486">. Any false = stop evaluation.</text:span></text:p>
      <text:p text:style-name="P527"><text:tab/></text:p>
      <text:p text:style-name="P527"><text:tab/>eg log(0 &amp;&amp; ‘jonas’) → 0</text:p>
      <text:p text:style-name="P527"><text:tab/>eg log(7 &amp;&amp; ‘jonas’) → ‘jonas’ because neither are false</text:p>
      <text:p text:style-name="P527"/>
      <text:p text:style-name="P20"><text:span text:style-name="T540"><text:tab/></text:span><text:span text:style-name="T547">Practical exmaple → checking if method exists + call </text:span><text:span text:style-name="T548">(replace </text:span><text:span text:style-name="T631">if</text:span><text:span text:style-name="T548">)</text:span></text:p>
      <text:p text:style-name="P528"><text:tab/><text:tab/>if (restaurant.orderPiza) {restaurant.orderPizza(‘cheese’, ‘ham’)}</text:p>
      <text:p text:style-name="P528"/>
      <text:p text:style-name="P20"><text:span text:style-name="T543"><text:tab/><text:tab/></text:span><text:span text:style-name="T628">Replace if statement</text:span><text:span text:style-name="T543"> with simple &amp;&amp; operator:</text:span></text:p>
      <text:p text:style-name="P20"><text:span text:style-name="T543"><text:tab/><text:tab/><text:tab/></text:span><text:span text:style-name="T533">restaurant.orderPizza &amp;&amp; restaurant.orderPizza(‘cheese’)</text:span></text:p>
      <text:p text:style-name="P524"/>
      <text:p text:style-name="P126"><text:span text:style-name="T544"><text:tab/><text:tab/><text:tab/>→ </text:span><text:span text:style-name="T546">if undefined = short circuit evaluation and </text:span><text:span text:style-name="T630">NOTHING WILL HAPPEN</text:span><text:span text:style-name="T546">.</text:span></text:p>
      <text:p text:style-name="P529"><text:tab/><text:tab/><text:tab/>→ if truthy → Calls function.</text:p>
      <text:p text:style-name="P524"><text:tab/></text:p>
      <text:p text:style-name="P537">Nullish Coalescing Operator ??</text:p>
      <text:p text:style-name="P21"><text:span text:style-name="T540"><text:tab/></text:span><text:span text:style-name="T778">Solve 0 issue with Or Operator</text:span></text:p>
      <text:p text:style-name="P530"/>
      <text:p text:style-name="P127"><text:span text:style-name="T544"><text:tab/>const </text:span><text:span text:style-name="T580">guests = restaurant.numGuests || 10</text:span></text:p>
      <text:p text:style-name="P127"><text:span text:style-name="T544"><text:tab/><text:tab/>if numGuests = 0 → Replaced by default value 10 (</text:span><text:span text:style-name="T580">UNDESIRED</text:span><text:span text:style-name="T544">)</text:span></text:p>
      <text:p text:style-name="P530"/>
      <text:p text:style-name="P127"><text:span text:style-name="T544"><text:tab/></text:span><text:span text:style-name="T550">Nullish </text:span><text:span text:style-name="T544">?? works almost the same way as </text:span><text:span text:style-name="T550">Or</text:span><text:span text:style-name="T544"> || → </text:span><text:span text:style-name="T622">returns FIRSTY TRUTHY</text:span></text:p>
      <text:p text:style-name="P530"><text:tab/><text:tab/>const guests = restaurant.numGuests ?? 10;</text:p>
      <text:p text:style-name="P530"><text:tab/></text:p>
      <text:p text:style-name="P127"><text:span text:style-name="T544"><text:tab/><text:tab/></text:span><text:span text:style-name="T549">log(guests) → </text:span><text:span text:style-name="T623">0 (</text:span><text:span text:style-name="T589">CORRECT VALUE</text:span><text:span text:style-name="T623">)</text:span></text:p>
      <text:p text:style-name="P531"/>
      <text:p text:style-name="P231"><text:span text:style-name="T544"><text:tab/></text:span><text:span text:style-name="T645">Nullish = only </text:span><text:span text:style-name="T646">null</text:span><text:span text:style-name="T645"> and </text:span><text:span text:style-name="T646">undefined</text:span><text:span text:style-name="T645"> treated as </text:span><text:span text:style-name="T646">falsy</text:span><text:span text:style-name="T645"> (</text:span><text:span text:style-name="T646">NOT 0 or ‘ ‘)</text:span></text:p>
      <text:p text:style-name="P226"><text:span text:style-name="T646"><text:tab/><text:tab/></text:span><text:span text:style-name="T651"> 0 and ‘ ‘ → Truthy</text:span></text:p>
      <text:p text:style-name="P538"/>
      <text:p text:style-name="P46"><text:span text:style-name="T651">L</text:span><text:span text:style-name="T650">ogical Assignment Operators -</text:span><text:span text:style-name="T652"> </text:span><text:span text:style-name="T653">3 New L.A.O introduced in ES21.</text:span></text:p>
      <text:p text:style-name="P539"/>
      <text:p text:style-name="P580"><text:span text:style-name="T655"><text:tab/></text:span><text:span text:style-name="T717">1. </text:span><text:span text:style-name="T719">Logical </text:span><text:span text:style-name="T717">Or </text:span><text:span text:style-name="T718">Assignment Operator</text:span><text:span text:style-name="T717"> ||=</text:span></text:p>
      <text:p text:style-name="P540"><text:tab/><text:tab/>Concise way of setting default values</text:p>
      <text:p text:style-name="P540"><text:tab/><text:tab/><text:tab/>eg rest1.numGuests = rest1.numGuests || 10; </text:p>
      <text:p text:style-name="P540"><text:tab/><text:tab/><text:span text:style-name="T147">rest1.numGuests ||= 10 → </text:span>sets Default Value if numGuests = undefined.</text:p>
      <text:p text:style-name="P540"/>
      <text:p text:style-name="P540"><text:span text:style-name="T790"><text:tab/></text:span><text:span text:style-name="T185">2. </text:span><text:span text:style-name="T186">Logical </text:span><text:span text:style-name="T185">Nullish Assignment Operator ??=</text:span></text:p>
      <text:p text:style-name="P540"><text:tab/><text:tab/><text:span text:style-name="T790">Solves 0 falsey issue with Or Assignment. Some values ARE 0! </text:span></text:p>
      <text:p text:style-name="P540"><text:tab/><text:tab/><text:span text:style-name="T435">ONLY null or undefined = Falsy</text:span></text:p>
      <text:p text:style-name="P540"/>
      <text:p text:style-name="P540"><text:tab/><text:tab/><text:span text:style-name="T790">eg rest1.numGuests ??= 10;</text:span></text:p>
      <text:p text:style-name="P540"/>
      <text:p text:style-name="P540"><text:span text:style-name="T791"><text:tab/></text:span><text:span text:style-name="T186">3. Logical And Assignment Operator &amp;&amp;=</text:span></text:p>
      <text:p text:style-name="P541"><text:tab/><text:tab/><text:span text:style-name="T794">Always continue evaluation if values are True.</text:span><text:tab/><text:tab/></text:p>
      <text:p text:style-name="P544"><text:tab/><text:tab/>Short circuits at falsy value. If value = Truthy → sets default value</text:p>
      <text:p text:style-name="P540"><text:tab/><text:tab/><text:span text:style-name="T791">If falsy → </text:span><text:span text:style-name="T793">Element is NOT added + return undefined.</text:span></text:p>
      <text:p text:style-name="P540"><text:tab/><text:tab/></text:p>
      <text:p text:style-name="P540"><text:tab/><text:tab/><text:span text:style-name="T792">eg rest1.owner &amp;&amp;= ‘Anonymous’</text:span></text:p>
      <text:p text:style-name="P540"/>
      <text:p text:style-name="P542">eg <text:span text:style-name="T147">team1 &lt; team2</text:span> &amp;&amp; c<text:span text:style-name="T147">onsole.log(‘team1 wins’)</text:span> → <text:span text:style-name="T795">Evaluates log because &lt; is true.</text:span></text:p>
      <text:p text:style-name="P542"/>
      <text:p text:style-name="P579"><text:soft-page-break/>Looping Arrays – For-of Loop</text:p>
      <text:p text:style-name="P543"><text:tab/>Instead of creating for loop with all conditions (i=0; length; i++)</text:p>
      <text:p text:style-name="P543"/>
      <text:p text:style-name="P543"><text:span text:style-name="T271"><text:tab/></text:span><text:span text:style-name="T270">for</text:span><text:span text:style-name="T175"> (const X </text:span><text:span text:style-name="T270">of</text:span><text:span text:style-name="T175"> Array)</text:span> console.log(X)</text:p>
      <text:p text:style-name="P543"><text:tab/><text:tab/>→ Each iteration of Array will be logged as X (name anything)</text:p>
      <text:p text:style-name="P543"><text:tab/></text:p>
      <text:p text:style-name="P597"><text:span text:style-name="T675"><text:tab/></text:span><text:span text:style-name="T660">continue</text:span><text:span text:style-name="T689"> and </text:span><text:span text:style-name="T660">break</text:span><text:span text:style-name="T689"> can be used</text:span></text:p>
      <text:p text:style-name="P545"><text:tab/></text:p>
      <text:p text:style-name="P597"><text:span text:style-name="T676"><text:tab/></text:span><text:span text:style-name="T722">How to get Index using For-Of? → Use </text:span><text:span text:style-name="T720">.entries</text:span><text:span text:style-name="T722"> method</text:span></text:p>
      <text:p text:style-name="P597"><text:span text:style-name="T676"><text:tab/><text:tab/>for (const X of </text:span><text:span text:style-name="T656">Array.entries()</text:span><text:span text:style-name="T676">) log(x)</text:span></text:p>
      <text:p text:style-name="P545"><text:tab/><text:tab/><text:tab/>→ [0, ‘element’]</text:p>
      <text:p text:style-name="P545"><text:tab/><text:tab/><text:tab/><text:tab/>X[0] = Index number, X[1] = ‘element’</text:p>
      <text:p text:style-name="P545"><text:tab/><text:tab/></text:p>
      <text:p text:style-name="P597"><text:span text:style-name="T676"><text:tab/><text:tab/></text:span><text:span text:style-name="T677">Destructure in For-of loop:</text:span></text:p>
      <text:p text:style-name="P597"><text:span text:style-name="T677"><text:tab/><text:tab/><text:tab/>for (const</text:span><text:span text:style-name="T657"> [Index, Element</text:span><text:span text:style-name="T677">] of Array.entries()) {log(index, element)}</text:span></text:p>
      <text:p text:style-name="P545"><text:tab/><text:tab/><text:tab/><text:tab/></text:p>
      <text:p text:style-name="P70"><text:span text:style-name="T736">E</text:span><text:span text:style-name="T735">nhanced Object Literals</text:span></text:p>
      <text:p text:style-name="P598"><text:span text:style-name="T676">O</text:span><text:span text:style-name="T674">bject literal = writing object literally in code inside Curly Braces Syntax</text:span></text:p>
      <text:p text:style-name="P546">ES6 → 3 ways to make writing OL easier</text:p>
      <text:p text:style-name="P546"/>
      <text:p text:style-name="P599"><text:span text:style-name="T678"><text:tab/></text:span><text:span text:style-name="T723">1. Adding object into another object</text:span></text:p>
      <text:p text:style-name="P599"><text:span text:style-name="T678"><text:tab/><text:tab/></text:span><text:span text:style-name="T679">openingHours = {…….}</text:span></text:p>
      <text:p text:style-name="P547"><text:tab/><text:tab/>Restaurant = {…….}</text:p>
      <text:p text:style-name="P547"><text:tab/></text:p>
      <text:p text:style-name="P599"><text:span text:style-name="T679"><text:tab/><text:tab/></text:span><text:span text:style-name="T766">BEFORE: to add OH to restaurant:</text:span></text:p>
      <text:p text:style-name="P718"><text:tab/><text:tab/><text:tab/>restaurant = {…</text:p>
      <text:p text:style-name="P599"><text:span text:style-name="T766"><text:tab/><text:tab/><text:tab/><text:tab/><text:tab/>openingHours: openingHours} → refer to external object <text:tab/><text:tab/><text:tab/><text:tab/><text:tab/><text:tab/><text:tab/><text:tab/><text:tab/><text:tab/><text:tab/><text:tab/></text:span><text:span text:style-name="T767">(same name)</text:span></text:p>
      <text:p text:style-name="P547"><text:tab/><text:tab/>ES6 Enhanced OL: </text:p>
      <text:p text:style-name="P547"><text:tab/><text:tab/><text:tab/>restaurant = {…</text:p>
      <text:p text:style-name="P599"><text:span text:style-name="T679"><text:tab/><text:tab/><text:tab/><text:tab/><text:tab/>openinghours,} <text:tab/><text:tab/>→ </text:span><text:span text:style-name="T680">simply enter object name</text:span></text:p>
      <text:p text:style-name="P548"><text:tab/></text:p>
      <text:p text:style-name="P599"><text:span text:style-name="T680"><text:tab/></text:span><text:span text:style-name="T724">2. Writing Methods</text:span></text:p>
      <text:p text:style-name="P549"><text:tab/>ES6 → No longer need to create property and set to function (like all other propertyes)</text:p>
      <text:p text:style-name="P549"/>
      <text:p text:style-name="P599"><text:span text:style-name="T681"><text:tab/><text:tab/></text:span><text:span text:style-name="T767">BEFORE:</text:span></text:p>
      <text:p text:style-name="P719"><text:tab/><text:tab/><text:tab/>order: function(starterIndex, mainIndex) {……}</text:p>
      <text:p text:style-name="P549"><text:tab/><text:tab/>ES6:</text:p>
      <text:p text:style-name="P599"><text:span text:style-name="T681"><text:tab/><text:tab/><text:tab/>order(starterIndex, mainIndex) {…}<text:tab/><text:tab/>→ remove </text:span><text:span text:style-name="T658">Colon</text:span><text:span text:style-name="T681"> and </text:span><text:span text:style-name="T658">Function</text:span></text:p>
      <text:p text:style-name="P549"><text:tab/><text:tab/></text:p>
      <text:p text:style-name="P599"><text:span text:style-name="T681"><text:tab/></text:span><text:span text:style-name="T724">3. Compute property names</text:span></text:p>
      <text:p text:style-name="P549"><text:tab/>Instead of writing each property name manually and literally</text:p>
      <text:p text:style-name="P599"><text:span text:style-name="T681"><text:tab/>Can refer to other </text:span><text:span text:style-name="T658">Objects/Arrays</text:span><text:span text:style-name="T681">, or pass calculations </text:span><text:span text:style-name="T682">through </text:span><text:span text:style-name="T659">Template Literal</text:span></text:p>
      <text:p text:style-name="P599"><text:span text:style-name="T659"><text:tab/><text:tab/></text:span><text:span text:style-name="T683">(can even </text:span><text:span text:style-name="T748">destructure</text:span><text:span text:style-name="T683"> if necessary)</text:span></text:p>
      <text:p text:style-name="P549"><text:tab/></text:p>
      <text:p text:style-name="P549"><text:tab/>eg const weekdays = [mon, tues, wed]</text:p>
      <text:p text:style-name="P549"><text:tab/>openingHours = {</text:p>
      <text:p text:style-name="P599"><text:span text:style-name="T681"><text:tab/><text:tab/></text:span><text:span text:style-name="T658">[weekdays[0]]</text:span><text:span text:style-name="T681"> : {…},</text:span></text:p>
      <text:p text:style-name="P549"><text:tab/><text:tab/>[weekdays[1]]: {…},</text:p>
      <text:p text:style-name="P599"><text:span text:style-name="T681"><text:tab/><text:tab/></text:span><text:span text:style-name="T658">[day-${2+2}]</text:span><text:span text:style-name="T681">: {…}}</text:span></text:p>
      <text:p text:style-name="P549"/>
      <text:p text:style-name="P549"><text:tab/><text:tab/>→ property names become mon, tues, and day-4</text:p>
      <text:p text:style-name="P71"><text:soft-page-break/><text:span text:style-name="T737">O</text:span><text:span text:style-name="T735">ptional Chaining ( . ? )</text:span></text:p>
      <text:p text:style-name="P550">Useful for retrievnig nested objects, without knowing whether they exist.</text:p>
      <text:p text:style-name="P550"/>
      <text:p text:style-name="P71"><text:span text:style-name="T674"><text:tab/></text:span><text:span text:style-name="T798">eg log(restaurant.openingHours.mon)</text:span></text:p>
      <text:p text:style-name="P601"><text:span text:style-name="T674"><text:tab/><text:tab/>→ Undefined because </text:span><text:span text:style-name="T654">mon property does not exist</text:span></text:p>
      <text:p text:style-name="P602"><text:tab/><text:tab/></text:p>
      <text:p text:style-name="P602"><text:tab/><text:tab/>log(restaurant.openingHours.mon.open)</text:p>
      <text:p text:style-name="P601"><text:span text:style-name="T674"><text:tab/><text:tab/><text:tab/>→ Error because</text:span><text:span text:style-name="T654"> Undefined.open</text:span></text:p>
      <text:p text:style-name="P576"/>
      <text:p text:style-name="P71"><text:span text:style-name="T654"><text:tab/></text:span><text:span text:style-name="T796">Use if statement to check</text:span><text:span text:style-name="T797"> IF EXIST, THEN check opening hour</text:span></text:p>
      <text:p text:style-name="P550"><text:tab/><text:tab/>if (x.mon) log(x.mon.open)</text:p>
      <text:p text:style-name="P71"><text:span text:style-name="T674"><text:tab/><text:tab/><text:tab/>→ </text:span><text:span text:style-name="T684">gets read of Error, but many things to check. </text:span></text:p>
      <text:p text:style-name="P550"/>
      <text:p text:style-name="P71"><text:span text:style-name="T674"><text:tab/></text:span><text:span text:style-name="T684">Optional chaining Operator ? solves this issue </text:span></text:p>
      <text:p text:style-name="P71"><text:span text:style-name="T684"><text:tab/><text:tab/></text:span><text:span text:style-name="T690">If certain property does NOT EXIST → Immediately return Undefined</text:span></text:p>
      <text:p text:style-name="P575"/>
      <text:p text:style-name="P600"><text:span text:style-name="T684"><text:tab/></text:span><text:span text:style-name="T642">ADD </text:span><text:span text:style-name="T635">?</text:span><text:span text:style-name="T642"> Behind property checked</text:span></text:p>
      <text:p text:style-name="P409"><text:span text:style-name="T693"><text:tab/><text:tab/>restaurant.openingHours.</text:span><text:span text:style-name="T661">mon?</text:span><text:span text:style-name="T693">.open</text:span></text:p>
      <text:p text:style-name="P551"><text:tab/><text:tab/><text:tab/>→ If mon does NOT EXIST → return undefined</text:p>
      <text:p text:style-name="P551"/>
      <text:p text:style-name="P409"><text:span text:style-name="T693"><text:tab/></text:span><text:span text:style-name="T664">Multiple Optional Chaining</text:span><text:span text:style-name="T694"> → does openingHour even exist?</text:span></text:p>
      <text:p text:style-name="P552"><text:tab/><text:tab/>Restaurant.openingHours?.mon?.open</text:p>
      <text:p text:style-name="P552"><text:tab/><text:tab/><text:tab/>→ If OH exists, check Monday.</text:p>
      <text:p text:style-name="P552"/>
      <text:p text:style-name="P409"><text:span text:style-name="T694"><text:tab/></text:span><text:span text:style-name="T726">Practical example – </text:span><text:span text:style-name="T727">Looping days into Optional chaining - </text:span><text:span text:style-name="T696">check opening hours everyday</text:span></text:p>
      <text:p text:style-name="P553"><text:tab/><text:tab/>const days = [‘mon’, ‘tues’, ‘wed’...etc]</text:p>
      <text:p text:style-name="P553"><text:tab/></text:p>
      <text:p text:style-name="P553"><text:tab/><text:tab/>for (const day of days) {</text:p>
      <text:p text:style-name="P411"><text:span text:style-name="T696"><text:tab/><text:tab/><text:tab/></text:span><text:span text:style-name="T697">const open = </text:span><text:span text:style-name="T696">restaurant.openingHours.</text:span><text:span text:style-name="T667">[day]</text:span><text:span text:style-name="T696">?.open <text:s text:c="2"/></text:span><text:span text:style-name="T667">??</text:span><text:span text:style-name="T696"> <text:s text:c="2"/>‘&lt;</text:span><text:span text:style-name="T697">closed&gt;’</text:span></text:p>
      <text:p text:style-name="P411"><text:span text:style-name="T697"><text:tab/><text:tab/><text:tab/></text:span><text:span text:style-name="T698">log(‘ on ${day} we are open at ${open]’</text:span><text:span text:style-name="T696">}</text:span></text:p>
      <text:p text:style-name="P554"/>
      <text:p text:style-name="P410"><text:span text:style-name="T695"><text:tab/>*</text:span><text:span text:style-name="T665">note if we want to use Variable name as Property name → Put in [ ] brackets</text:span></text:p>
      <text:p text:style-name="P410"><text:span text:style-name="T639">* </text:span><text:span text:style-name="T640">Nullish operator works well with chaining</text:span><text:span text:style-name="T641"> </text:span><text:span text:style-name="T666">- </text:span><text:span text:style-name="T699">chaining looks for exist, nullish looks for 0</text:span></text:p>
      <text:p text:style-name="P555"/>
      <text:p text:style-name="P556"><text:tab/></text:p>
      <text:p text:style-name="P412"><text:span text:style-name="T699"><text:tab/></text:span><text:span text:style-name="T728">Practical example – Optional chaining with methods + calling</text:span></text:p>
      <text:p text:style-name="P410"><text:span text:style-name="T700"><text:tab/><text:tab/>restaurant.o</text:span><text:span text:style-name="T668">rder?.(0,1)</text:span><text:span text:style-name="T700"> <text:s text:c="2"/>?? ‘</text:span><text:span text:style-name="T701">Method does not exist’</text:span></text:p>
      <text:p text:style-name="P557"><text:tab/><text:tab/><text:tab/>→ if order method exists, pass arguments</text:p>
      <text:p text:style-name="P557"><text:tab/><text:tab/></text:p>
      <text:p text:style-name="P410"><text:span text:style-name="T700"><text:tab/><text:tab/></text:span><text:span text:style-name="T701">Note Always use with Nullish operator → Return default value </text:span><text:span text:style-name="T702">so users know</text:span></text:p>
      <text:p text:style-name="P558"/>
      <text:p text:style-name="P559"><text:tab/></text:p>
      <text:p text:style-name="P412"><text:span text:style-name="T702"><text:tab/></text:span><text:span text:style-name="T729">Practical example – Checking if array exists </text:span><text:span text:style-name="T703">eg checking how many arrays</text:span></text:p>
      <text:p text:style-name="P560"><text:tab/><text:tab/>users = [ {name: ‘Jon, age: 25}, {name: ‘Abe’, age:20} ]</text:p>
      <text:p text:style-name="P560"><text:tab/></text:p>
      <text:p text:style-name="P410"><text:span text:style-name="T703"><text:tab/><text:tab/>log (</text:span><text:span text:style-name="T669">users[0]?.name</text:span><text:span text:style-name="T703"> ?? “user array empty”)<text:tab/></text:span></text:p>
      <text:p text:style-name="P560"><text:tab/><text:tab/><text:tab/>→ If user[0] exists, print name</text:p>
      <text:p text:style-name="P560"><text:tab/></text:p>
      <text:p text:style-name="P560"/>
      <text:p text:style-name="P560"/>
      <text:p text:style-name="P560"/>
      <text:p text:style-name="P560"/>
      <text:p text:style-name="P72"><text:soft-page-break/><text:span text:style-name="T743">L</text:span><text:span text:style-name="T742">ooping Objects (non iterable) indirectly</text:span></text:p>
      <text:p text:style-name="P561"><text:tab/>Different options: Looping over Property names? Values? Both?</text:p>
      <text:p text:style-name="P561"><text:tab/></text:p>
      <text:p text:style-name="P72"><text:span text:style-name="T692"><text:tab/></text:span><text:span text:style-name="T742">1. Loop over Property names (Keys)</text:span></text:p>
      <text:p text:style-name="P561"><text:tab/><text:tab/>Need to Loop over an Array of keys</text:p>
      <text:p text:style-name="P72"><text:span text:style-name="T692"><text:tab/></text:span><text:span text:style-name="T643">Use </text:span><text:span text:style-name="T636">Object.keys() </text:span><text:span text:style-name="T643">to retrieve Keys in a object</text:span></text:p>
      <text:p text:style-name="P560"><text:tab/></text:p>
      <text:p text:style-name="P410"><text:span text:style-name="T703"><text:tab/></text:span><text:span text:style-name="T705">const propNames = </text:span><text:span text:style-name="T671">Object.keys</text:span><text:span text:style-name="T670">(openingHours</text:span><text:span text:style-name="T704">) →</text:span><text:span text:style-name="T670"> Array of keys</text:span><text:span text:style-name="T704"> [‘thu’, ‘fri’, ‘sat’]</text:span></text:p>
      <text:p text:style-name="P560"/>
      <text:p text:style-name="P413"><text:span text:style-name="T703"><text:tab/></text:span><text:span text:style-name="T704">for (const day in </text:span><text:span text:style-name="T671">Object.keys</text:span><text:span text:style-name="T670">(openingHours)) </text:span><text:span text:style-name="T704">{log(day)} </text:span></text:p>
      <text:p text:style-name="P562"/>
      <text:p text:style-name="P563"><text:tab/></text:p>
      <text:p text:style-name="P414"><text:span text:style-name="T704"><text:tab/></text:span><text:span text:style-name="T730">2. Loop over property values</text:span></text:p>
      <text:p text:style-name="P413"><text:span text:style-name="T706"><text:tab/></text:span><text:span text:style-name="T644">Use</text:span><text:span text:style-name="T637"> Object.values()</text:span></text:p>
      <text:p text:style-name="P577"/>
      <text:p text:style-name="P582"><text:span text:style-name="T535"><text:tab/></text:span><text:span text:style-name="T500">const propValues = </text:span><text:span text:style-name="T535">Object.values(openingHours)</text:span><text:span text:style-name="T500"> → Array of values [{..}, {..}, {..}]</text:span></text:p>
      <text:p text:style-name="P564"/>
      <text:p text:style-name="P564"/>
      <text:p text:style-name="P582"><text:span text:style-name="T500"><text:tab/></text:span><text:span text:style-name="T574">3. Loop over Enter Object (names + values)</text:span></text:p>
      <text:p text:style-name="P659"><text:span text:style-name="T685"><text:tab/></text:span><text:span text:style-name="T644">Use</text:span><text:span text:style-name="T637"> Object.</text:span><text:span text:style-name="T638">entries</text:span><text:span text:style-name="T637">()</text:span></text:p>
      <text:p text:style-name="P578"/>
      <text:p text:style-name="P565"><text:tab/>Similar to Array.entries() → Returns key and value. BUT not used as a method</text:p>
      <text:p text:style-name="P565"/>
      <text:p text:style-name="P583"><text:span text:style-name="T501"><text:tab/></text:span><text:span text:style-name="T536">Object.entries(openingHours)</text:span><text:span text:style-name="T501">; → </text:span><text:span text:style-name="T502">Array of Arrays [[“thu”, {…}], [“fri”, {…}]]</text:span></text:p>
      <text:p text:style-name="P566"/>
      <text:p text:style-name="P583"><text:span text:style-name="T502"><text:tab/></text:span><text:span text:style-name="T575">Using loop to destructure Object.entries </text:span><text:span text:style-name="T576">[key, value]</text:span></text:p>
      <text:p text:style-name="P584"><text:span text:style-name="T497"><text:tab/><text:tab/>for (const </text:span><text:span text:style-name="T534">[key {open, close}] </text:span><text:span text:style-name="T497">of Array) {</text:span></text:p>
      <text:p text:style-name="P567"><text:tab/><text:tab/><text:tab/>log(We open on ${key}, at ${open} and close at {$close}}</text:p>
      <text:p text:style-name="P567"/>
      <text:p text:style-name="P590"><text:span text:style-name="T607">#</text:span><text:span text:style-name="T602">Challenge </text:span><text:span text:style-name="T607">Notes</text:span></text:p>
      <text:p text:style-name="P568">Note: To access properties in Object using variables</text:p>
      <text:p text:style-name="P589"><text:span text:style-name="T602"><text:tab/></text:span><text:span text:style-name="T585">Object [ variablename ]</text:span><text:span text:style-name="T602"> → Same as object.team1</text:span></text:p>
      <text:p text:style-name="P568"><text:tab/>ONLY THIS <text:s/>WORKS</text:p>
      <text:p text:style-name="P568"/>
      <text:p text:style-name="P73"><text:span text:style-name="T738">S</text:span><text:span text:style-name="T735">ets</text:span></text:p>
      <text:p text:style-name="P277"><text:span text:style-name="T735">ES6 </text:span><text:span text:style-name="T739">i</text:span><text:span text:style-name="T735">ntroduced Sets and Maps (New Data structures). In past, only Objects and Arrays.</text:span></text:p>
      <text:p text:style-name="P278"><text:span text:style-name="T735">Set is a collection of </text:span><text:span text:style-name="T721">unique values</text:span><text:span text:style-name="T735">. Cannot have </text:span><text:span text:style-name="T647">duplicates</text:span></text:p>
      <text:p text:style-name="P569"/>
      <text:p text:style-name="P289"><text:span text:style-name="T602">const variableName = </text:span><text:span text:style-name="T585">new Set( )</text:span></text:p>
      <text:p text:style-name="P660"><text:span text:style-name="T537"><text:tab/></text:span><text:span text:style-name="T503">Similar to Arrays → No key value pairs, </text:span><text:span text:style-name="T537">Iterable</text:span><text:span text:style-name="T503"> </text:span><text:span text:style-name="T504">(looped over using a for loop)</text:span></text:p>
      <text:p text:style-name="P569"><text:tab/>Different to Arrays → No duplicates, Order is Irrelevant</text:p>
      <text:p text:style-name="P570"><text:tab/></text:p>
      <text:p text:style-name="P586"><text:span text:style-name="T497"><text:tab/></text:span><text:span text:style-name="T571">Set methods</text:span></text:p>
      <text:p text:style-name="P585"><text:span text:style-name="T534"><text:tab/><text:tab/></text:span><text:span text:style-name="T526">.size </text:span><text:span text:style-name="T497">→ Number of elements in a set (not .length)</text:span></text:p>
      <text:p text:style-name="P569"/>
      <text:p text:style-name="P585"><text:span text:style-name="T497"><text:tab/><text:tab/></text:span><text:span text:style-name="T488">.</text:span><text:span text:style-name="T526">has</text:span><text:span text:style-name="T488"> </text:span><text:span text:style-name="T497">→ Checking element in a set </text:span></text:p>
      <text:p text:style-name="P569"><text:tab/><text:tab/>eg orderSet.has(‘bread’) → False</text:p>
      <text:p text:style-name="P569"/>
      <text:p text:style-name="P585"><text:span text:style-name="T534"><text:tab/><text:tab/></text:span><text:span text:style-name="T526">.add</text:span><text:span text:style-name="T497"> → Adds elements to set.</text:span></text:p>
      <text:p text:style-name="P585"><text:span text:style-name="T497"><text:tab/><text:tab/>.</text:span><text:span text:style-name="T538">delete</text:span><text:span text:style-name="T505"> → removes element</text:span></text:p>
      <text:p text:style-name="P571"/>
      <text:p text:style-name="P572"/>
      <text:p text:style-name="P661"><text:soft-page-break/><text:span text:style-name="T686">How to retrieve </text:span><text:span text:style-name="T687">Set</text:span><text:span text:style-name="T686"> </text:span><text:span text:style-name="T687">values</text:span><text:span text:style-name="T686">? → </text:span><text:span text:style-name="T716">NO WAY to retrieve</text:span><text:span text:style-name="T688"> </text:span><text:span text:style-name="T687">I</text:span><text:span text:style-name="T688">f need to retrieve, </text:span><text:span text:style-name="T691">use </text:span><text:span text:style-name="T662">Array</text:span><text:span text:style-name="T691"> instead of set.</text:span></text:p>
      <text:p text:style-name="P587"><text:span text:style-name="T497"><text:tab/><text:tab/></text:span><text:span text:style-name="T508">Eg </text:span><text:span text:style-name="T506">use Index → undefined </text:span></text:p>
      <text:p text:style-name="P573"><text:tab/><text:tab/></text:p>
      <text:p text:style-name="P587"><text:span text:style-name="T506"><text:tab/></text:span><text:span text:style-name="T807">Use case </text:span><text:span text:style-name="T808">of sets:</text:span><text:span text:style-name="T507"> Remove duplicate values of Arrays.</text:span></text:p>
      <text:p text:style-name="P574"><text:tab/><text:tab/>Eg staff = [‘waiter’, ‘chef’ ‘waiter’, ‘chef’, ‘manager’, ‘chef’]</text:p>
      <text:p text:style-name="P587"><text:span text:style-name="T507"><text:tab/><text:tab/>Use set to identify </text:span><text:span text:style-name="T539">how many unique positions</text:span><text:span text:style-name="T507">:</text:span></text:p>
      <text:p text:style-name="P574"><text:tab/><text:tab/><text:tab/>eg staffUnique = new Set(staff)</text:p>
      <text:p text:style-name="P574"/>
      <text:p text:style-name="P587"><text:span text:style-name="T507"><text:tab/>Unpack </text:span><text:span text:style-name="T809">Set → Array </text:span><text:span text:style-name="T810">(Spread operator...)</text:span></text:p>
      <text:p text:style-name="P588"><text:span text:style-name="T809"><text:tab/><text:tab/></text:span><text:span text:style-name="T832">staffUnique = </text:span><text:span text:style-name="T844">[...new Set(staff)]</text:span></text:p>
      <text:p text:style-name="P669"/>
      <text:p text:style-name="P587"><text:span text:style-name="T832"><text:tab/></text:span><text:span text:style-name="T833">Counting unique letters in a string</text:span></text:p>
      <text:p text:style-name="P670"><text:tab/><text:tab/>new Set(‘abcdeffffff’).size</text:p>
      <text:p text:style-name="P670"/>
      <text:p text:style-name="P670"/>
      <text:p text:style-name="P591"><text:span text:style-name="T853">M</text:span><text:span text:style-name="T852">aps</text:span></text:p>
      <text:p text:style-name="P671">Data structure used to map Values to Keys. (similar to objects)</text:p>
      <text:p text:style-name="P671">Object keys = Always strings</text:p>
      <text:p text:style-name="P671">Map keys = Any type of keys (even Object, Arrays, other Maps)</text:p>
      <text:p text:style-name="P671"/>
      <text:p text:style-name="P662"><text:span text:style-name="T857">const variableName = </text:span><text:span text:style-name="T858">new Map( )</text:span></text:p>
      <text:p text:style-name="P672"/>
      <text:p text:style-name="P673"><text:tab/>1. Create EMPTY map</text:p>
      <text:p text:style-name="P593"><text:span text:style-name="T831"><text:tab/>2. Add to map using </text:span><text:span text:style-name="T847">.set method </text:span><text:span text:style-name="T848">(</text:span><text:span text:style-name="T849">Key, Value)</text:span></text:p>
      <text:p text:style-name="P592"><text:span text:style-name="T831"><text:tab/><text:tab/></text:span><text:span text:style-name="T834">rest.set</text:span><text:span text:style-name="T835">(‘name’, ‘Pizzahut’)</text:span></text:p>
      <text:p text:style-name="P674"/>
      <text:p text:style-name="P592"><text:span text:style-name="T835"><text:tab/></text:span><text:span text:style-name="T836">3. set method RETURNS updated map → Allows us to </text:span><text:span text:style-name="T841">chain</text:span></text:p>
      <text:p text:style-name="P592"><text:span text:style-name="T836"><text:tab/><text:tab/>rest.set(1, ‘Italy’) <text:s/>→ </text:span><text:span text:style-name="T764">immediately returns updated map, so we can continue setting</text:span></text:p>
      <text:p text:style-name="P675"><text:tab/><text:tab/></text:p>
      <text:p text:style-name="P592"><text:span text:style-name="T836"><text:tab/><text:tab/>rest.</text:span><text:span text:style-name="T845">set</text:span><text:span text:style-name="T836">(1, ‘Italy).</text:span><text:span text:style-name="T845">set</text:span><text:span text:style-name="T836">(2, ‘Portugal’).</text:span><text:span text:style-name="T845">set</text:span><text:span text:style-name="T836">(3, ‘France’)</text:span></text:p>
      <text:p text:style-name="P675"><text:tab/></text:p>
      <text:p text:style-name="P592"><text:span text:style-name="T836"><text:tab/></text:span><text:span text:style-name="T837">eg Type of keys</text:span></text:p>
      <text:p text:style-name="P592"><text:span text:style-name="T837"><text:tab/><text:tab/>rest.set(</text:span><text:span text:style-name="T846">true</text:span><text:span text:style-name="T837">, ‘We are open’).set(</text:span><text:span text:style-name="T846">false</text:span><text:span text:style-name="T837">, ‘We are closed’)</text:span></text:p>
      <text:p text:style-name="P676"/>
      <text:p text:style-name="P594"><text:span text:style-name="T837">R</text:span><text:span text:style-name="T831">ead data from maps → </text:span><text:span text:style-name="T852">Use </text:span><text:span text:style-name="T859">Get method .get( )</text:span></text:p>
      <text:p text:style-name="P594"><text:span text:style-name="T837"><text:tab/></text:span><text:span text:style-name="T831">Key needs to be correct type, eg true vs ‘true’</text:span></text:p>
      <text:p text:style-name="P594"><text:span text:style-name="T837"><text:tab/><text:tab/></text:span><text:span text:style-name="T831">rest.get(‘name’)</text:span></text:p>
      <text:p text:style-name="P677"><text:tab/></text:p>
      <text:p text:style-name="P595"><text:span text:style-name="T831"><text:tab/></text:span><text:span text:style-name="T852">Passing </text:span><text:span text:style-name="T856">expressions into Get</text:span><text:span text:style-name="T852"> → eg True and False</text:span></text:p>
      <text:p text:style-name="P678"><text:tab/><text:tab/>eg Checking open/close times</text:p>
      <text:p text:style-name="P678"><text:tab/><text:tab/><text:tab/>const time = 10;</text:p>
      <text:p text:style-name="P678"><text:tab/><text:tab/></text:p>
      <text:p text:style-name="P595"><text:span text:style-name="T831"><text:tab/><text:tab/>rest.get( time &gt;</text:span><text:span text:style-name="T284"> rest.get(‘open’)</text:span><text:span text:style-name="T831"> &amp;&amp; time &lt; </text:span><text:span text:style-name="T284">rest.get(‘close’</text:span><text:span text:style-name="T831">))</text:span></text:p>
      <text:p text:style-name="P595"><text:span text:style-name="T831"><text:tab/><text:tab/><text:tab/></text:span><text:span text:style-name="T763">checks with the ‘open’ and ‘close’ key-value pairs</text:span></text:p>
      <text:p text:style-name="P595"><text:span text:style-name="T763"><text:tab/><text:tab/><text:tab/>returns </text:span><text:span text:style-name="T831">rest.get(true) OR rest.get(false) → Returns value <text:s/></text:span><text:span text:style-name="T838">(not too readable)</text:span></text:p>
      <text:p text:style-name="P679"/>
      <text:p text:style-name="P595"><text:span text:style-name="T838"><text:tab/></text:span><text:span text:style-name="T854">Methods </text:span><text:span text:style-name="T855">(similar to Sets)</text:span></text:p>
      <text:p text:style-name="P595"><text:span text:style-name="T831"><text:tab/></text:span><text:span text:style-name="T840">.</text:span><text:span text:style-name="T850">has</text:span><text:span text:style-name="T842"> ( )</text:span><text:span text:style-name="T838">→ Check keys</text:span></text:p>
      <text:p text:style-name="P679"><text:tab/><text:span text:style-name="T249">.</text:span><text:span text:style-name="T175">delete</text:span>( ) → Removes key</text:p>
      <text:p text:style-name="P595"><text:span text:style-name="T831"><text:tab/></text:span><text:span text:style-name="T840">.</text:span><text:span text:style-name="T851">size</text:span><text:span text:style-name="T843"> </text:span><text:span text:style-name="T839"><text:s/>→ Checks how many </text:span></text:p>
      <text:p text:style-name="P680"><text:tab/><text:span text:style-name="T249">.</text:span><text:span text:style-name="T175">clear</text:span> ( ) → Removes all key-value pairs</text:p>
      <text:p text:style-name="P680"/>
      <text:p text:style-name="P596"><text:soft-page-break/><text:span text:style-name="T839"><text:tab/>N</text:span><text:span text:style-name="T831">ote: Using Array and Object as keys</text:span></text:p>
      <text:p text:style-name="P681"/>
      <text:p text:style-name="P596"><text:span text:style-name="T831"><text:tab/>eg </text:span><text:span text:style-name="T852">Array</text:span><text:span text:style-name="T831"> → rest.set([1,2], ‘value’)</text:span></text:p>
      <text:p text:style-name="P596"><text:span text:style-name="T831"><text:tab/><text:tab/></text:span><text:span text:style-name="T779">CANNOT BE RETRIEVED</text:span><text:span text:style-name="T831"> BY rest.get([1,2]) → undefined</text:span></text:p>
      <text:p text:style-name="P663"><text:span text:style-name="T860"><text:tab/><text:tab/><text:tab/></text:span><text:span text:style-name="T780">NOT THE SAME objects (</text:span><text:span text:style-name="T781">in heap</text:span><text:span text:style-name="T780">, JS rules)</text:span></text:p>
      <text:p text:style-name="P681"><text:tab/><text:tab/></text:p>
      <text:p text:style-name="P664"><text:span text:style-name="T707"><text:tab/><text:tab/><text:tab/><text:tab/></text:span><text:span text:style-name="T708">Need to create array: const array = [1,2]. <text:tab/>rest.get(array)</text:span></text:p>
      <text:p text:style-name="P682"/>
      <text:p text:style-name="P664"><text:span text:style-name="T708"><text:tab/>eg </text:span><text:span text:style-name="T731">Object as key (eg DOM elements)</text:span></text:p>
      <text:p text:style-name="P682"/>
      <text:p text:style-name="P664"><text:span text:style-name="T708"><text:tab/><text:tab/>rest.set(</text:span><text:span text:style-name="T811">document.querySelector(‘h1’)</text:span><text:span text:style-name="T708">, ‘</text:span><text:span text:style-name="T709">Heading’)</text:span></text:p>
      <text:p text:style-name="P683"><text:tab/><text:tab/><text:tab/>key becomes the ‘h1’ object in DOM</text:p>
      <text:p text:style-name="P683"><text:tab/><text:tab/><text:tab/><text:tab/>Hover over console to see</text:p>
      <text:p text:style-name="P683"/>
      <text:p text:style-name="P665"><text:span text:style-name="T709"><text:tab/></text:span><text:span text:style-name="T725">Iteration in Maps</text:span></text:p>
      <text:p text:style-name="P664"><text:span text:style-name="T709"><text:tab/></text:span><text:span text:style-name="T710">Another way to add key-vales to maps without using .set (which can be messy)</text:span></text:p>
      <text:p text:style-name="P664"><text:span text:style-name="T710"><text:tab/></text:span><text:span text:style-name="T711">Use </text:span><text:span text:style-name="T663">Array or Arrays</text:span><text:span text:style-name="T711">, </text:span><text:span text:style-name="T272">instead of .set</text:span><text:span text:style-name="T711"> method</text:span></text:p>
      <text:p text:style-name="P684"/>
      <text:p text:style-name="P664"><text:span text:style-name="T710"><text:tab/></text:span><text:span text:style-name="T711">eg Quiz</text:span></text:p>
      <text:p text:style-name="P664"><text:span text:style-name="T711"><text:tab/>const qu</text:span><text:span text:style-name="T712">e</text:span><text:span text:style-name="T711">stion = new Map ([</text:span></text:p>
      <text:p text:style-name="P685"><text:tab/><text:tab/>[‘question’, ‘Best programming language?’], </text:p>
      <text:p text:style-name="P686"><text:tab/><text:tab/>[1, ‘C’], [2, ‘Javascript’],</text:p>
      <text:p text:style-name="P686"><text:tab/><text:tab/>[‘correct’, ‘Javascript’]</text:p>
      <text:p text:style-name="P686"><text:tab/><text:tab/>[true, ‘Correct’]</text:p>
      <text:p text:style-name="P686"><text:tab/><text:tab/>[false, ‘try again’]])</text:p>
      <text:p text:style-name="P686"/>
      <text:p text:style-name="P666"><text:span text:style-name="T711"><text:tab/></text:span><text:span text:style-name="T285">Maps are similar to objects</text:span></text:p>
      <text:p text:style-name="P666"><text:span text:style-name="T712"><text:tab/><text:tab/>Difference is Maps is Ordered and Iterab</text:span><text:span text:style-name="T715">le, </text:span><text:span text:style-name="T712">can have ANY data as Key</text:span></text:p>
      <text:p text:style-name="P687"><text:tab/><text:tab/>Objects is NOT</text:p>
      <text:p text:style-name="P687"><text:tab/></text:p>
      <text:p text:style-name="P664"><text:span text:style-name="T711"><text:tab/><text:tab/></text:span><text:span text:style-name="T732">Simple conversion from Object → Map</text:span></text:p>
      <text:p text:style-name="P664"><text:span text:style-name="T712"><text:tab/><text:tab/>eg Object.entries(openingHours) → </text:span><text:span text:style-name="T672">Returns Arrays in Array</text:span></text:p>
      <text:p text:style-name="P688"><text:tab/><text:tab/><text:tab/>Convert to map →</text:p>
      <text:p text:style-name="P688"><text:tab/><text:tab/><text:tab/><text:tab/>hoursMap = new Map(Object.entries(openingHours));</text:p>
      <text:p text:style-name="P688"/>
      <text:p text:style-name="P668"><text:span text:style-name="T712"><text:tab/><text:tab/></text:span><text:span text:style-name="T734">Convert Map → Object</text:span></text:p>
      <text:p text:style-name="P714"><text:span text:style-name="T745"><text:tab/><text:tab/></text:span><text:span text:style-name="T746">Unpack using spread …</text:span></text:p>
      <text:p text:style-name="P689"><text:tab/><text:tab/><text:tab/>eg const object = [...map])</text:p>
      <text:p text:style-name="P689"><text:tab/><text:tab/></text:p>
      <text:p text:style-name="P714"><text:span text:style-name="T746"><text:tab/><text:tab/></text:span><text:span text:style-name="T747">Access key/vlaues → mapName</text:span><text:span text:style-name="T648">.</text:span><text:span text:style-name="T649">keys()</text:span><text:span text:style-name="T747">, <text:s text:c="3"/>mapName</text:span><text:span text:style-name="T648">.</text:span><text:span text:style-name="T649">values</text:span><text:span text:style-name="T747"> method</text:span></text:p>
      <text:p text:style-name="P688"/>
      <text:p text:style-name="P664"><text:span text:style-name="T712"><text:tab/></text:span><text:span text:style-name="T733">Iterating Maps (Loops) – </text:span><text:span text:style-name="T286">Use case for restructuring Maps</text:span></text:p>
      <text:p text:style-name="P713"><text:span text:style-name="T287"><text:tab/></text:span><text:span text:style-name="T744">eg ONLY print keys that are NUMBERS</text:span></text:p>
      <text:p text:style-name="P690"><text:tab/></text:p>
      <text:p text:style-name="P690"><text:tab/>for (const [key, value] question) {</text:p>
      <text:p text:style-name="P690"><text:tab/><text:tab/>if (typeof key === ‘number’) log (${key}, ${answer})</text:p>
      <text:p text:style-name="P690"/>
      <text:p text:style-name="P667"><text:span text:style-name="T713"><text:tab/></text:span><text:span text:style-name="T734">eg Quiz</text:span></text:p>
      <text:p text:style-name="P667"><text:span text:style-name="T714"><text:tab/>log(</text:span><text:span text:style-name="T673">quiz.get</text:span><text:span text:style-name="T714">(quiz.get(answer) === quiz.get(‘correct)’)</text:span></text:p>
      <text:p text:style-name="P667"><text:span text:style-name="T714"><text:tab/><text:tab/></text:span><text:span text:style-name="T799">calculate true/false → Use as key to print message</text:span></text:p>
      <text:p text:style-name="P603"/>
      <text:p text:style-name="P604"><text:tab/></text:p>
      <text:p text:style-name="P717"><text:soft-page-break/><text:span text:style-name="T740">W</text:span><text:span text:style-name="T735">hich Data Structure to use? - </text:span><text:span text:style-name="T674">Array, Object, Set, Map</text:span></text:p>
      <text:p text:style-name="P691"/>
      <text:p text:style-name="P691">3 Sources of data</text:p>
      <text:p text:style-name="P715"><text:span text:style-name="T735"><text:tab/>1. From </text:span><text:span text:style-name="T647">program</text:span><text:span text:style-name="T735"> itself (written in source code)</text:span></text:p>
      <text:p text:style-name="P715"><text:span text:style-name="T735"><text:tab/>2. From </text:span><text:span text:style-name="T647">UI</text:span><text:span text:style-name="T735"> (data input from user, or written in DOM) – eg tasks in To-Do app</text:span></text:p>
      <text:p text:style-name="P715"><text:span text:style-name="T735"><text:tab/>3. From</text:span><text:span text:style-name="T647"> External sources</text:span><text:span text:style-name="T735"> (fetched from web API)</text:span></text:p>
      <text:p text:style-name="P691"/>
      <text:p text:style-name="P691"/>
      <text:p text:style-name="P692">What do we need? </text:p>
      <text:p text:style-name="P716"><text:span text:style-name="T735"><text:tab/></text:span><text:span text:style-name="T647">Simple list</text:span><text:span text:style-name="T735"> → Arrays or Sets</text:span></text:p>
      <text:p text:style-name="P716"><text:span text:style-name="T735"><text:tab/><text:tab/></text:span><text:span text:style-name="T721">Arrays vs Sets</text:span></text:p>
      <text:p text:style-name="P692"><text:tab/><text:tab/><text:tab/>Array → Store in Order</text:p>
      <text:p text:style-name="P692"><text:tab/><text:tab/><text:tab/><text:tab/>Might contain duplucate</text:p>
      <text:p text:style-name="P692"><text:tab/><text:tab/><text:tab/><text:tab/>Need to manipulate</text:p>
      <text:p text:style-name="P692"/>
      <text:p text:style-name="P692"><text:tab/><text:tab/><text:tab/>Sets → Work with Unique values</text:p>
      <text:p text:style-name="P692"><text:tab/><text:tab/><text:tab/><text:tab/>high performance (quicker search) (rare)</text:p>
      <text:p text:style-name="P692"><text:tab/><text:tab/><text:tab/><text:tab/>remove duplicates (rare)</text:p>
      <text:p text:style-name="P692"><text:tab/></text:p>
      <text:p text:style-name="P716"><text:span text:style-name="T735"><text:tab/></text:span><text:span text:style-name="T647">Key/Value pairs</text:span><text:span text:style-name="T735"> → Objects or Maps → Keys to DESCRIBE values</text:span></text:p>
      <text:p text:style-name="P716"><text:span text:style-name="T735"><text:tab/><text:tab/></text:span><text:span text:style-name="T721">Objects vs Maps</text:span></text:p>
      <text:p text:style-name="P692"><text:tab/><text:tab/><text:tab/>Object → Easier to write</text:p>
      <text:p text:style-name="P692"><text:tab/><text:tab/><text:tab/><text:tab/>Easy to access data with simple [ ]</text:p>
      <text:p text:style-name="P716"><text:span text:style-name="T735"><text:tab/><text:tab/><text:tab/><text:tab/></text:span><text:span text:style-name="T741">Use when need to</text:span><text:span text:style-name="T288"> include </text:span><text:span text:style-name="T290">functions </text:span><text:span text:style-name="T289">as values</text:span><text:span text:style-name="T288"> (methods)</text:span></text:p>
      <text:p text:style-name="P723"><text:tab/><text:tab/><text:tab/><text:tab/></text:p>
      <text:p text:style-name="P692"><text:tab/><text:tab/><text:tab/>Maps → Better performance</text:p>
      <text:p text:style-name="P692"><text:tab/><text:tab/><text:tab/><text:tab/>Keys can be ANY data type</text:p>
      <text:p text:style-name="P716"><text:span text:style-name="T735"><text:tab/><text:tab/><text:tab/><text:tab/>Easy to </text:span><text:span text:style-name="T647">Iterate</text:span><text:span text:style-name="T735"> and </text:span><text:span text:style-name="T647">compute size</text:span></text:p>
      <text:p text:style-name="P716"><text:span text:style-name="T647"><text:tab/><text:tab/><text:tab/><text:tab/></text:span><text:span text:style-name="T741">Use when need simple key to values</text:span></text:p>
      <text:p text:style-name="P716"><text:span text:style-name="T741"><text:tab/><text:tab/><text:tab/><text:tab/></text:span><text:span text:style-name="T288">Use for keys that are NOT strings</text:span></text:p>
      <text:p text:style-name="P692"><text:tab/><text:tab/></text:p>
      <text:p text:style-name="P692">Data from web API often come in JSON</text:p>
      <text:p text:style-name="P692"><text:tab/>eg Different Recipes</text:p>
      <text:p text:style-name="P692"><text:tab/><text:tab/>Array of Objects</text:p>
      <text:p text:style-name="P692"/>
      <text:p text:style-name="P708"/>
      <text:p text:style-name="P708"/>
      <text:p text:style-name="P708"/>
      <text:p text:style-name="P708"/>
      <text:p text:style-name="P708"/>
      <text:p text:style-name="P708"/>
      <text:p text:style-name="P708"/>
      <text:p text:style-name="P708"/>
      <text:p text:style-name="P708"/>
      <text:p text:style-name="P708"/>
      <text:p text:style-name="P708"/>
      <text:p text:style-name="P708"/>
      <text:p text:style-name="P708"/>
      <text:p text:style-name="P708"/>
      <text:p text:style-name="P708"/>
      <text:p text:style-name="P708"/>
      <text:p text:style-name="P708"/>
      <text:p text:style-name="P708"><text:soft-page-break/>Working with Strings - <text:span text:style-name="T961">Methods</text:span></text:p>
      <text:p text:style-name="P693"><text:tab/><text:span text:style-name="T249">.</text:span><text:span text:style-name="T175">indexOf</text:span><text:span text:style-name="T249">( )</text:span> → <text:s/>identify where letter first/Word appears</text:p>
      <text:p text:style-name="P693"><text:tab/><text:tab/>‘abc’.indexOf(‘c’) → 2</text:p>
      <text:p text:style-name="P693"><text:tab/><text:span text:style-name="T249">.</text:span><text:span text:style-name="T175">lastIndexOf</text:span><text:span text:style-name="T249">( )</text:span> → Last occurrence of letter / word</text:p>
      <text:p text:style-name="P693"><text:tab/><text:tab/>‘Hello bro Hello’.lastIndexOf(‘Hello’) → 10 (begin parameter)</text:p>
      <text:p text:style-name="P693"><text:tab/><text:tab/><text:span text:style-name="T950">NOT FOUND = -1</text:span></text:p>
      <text:p text:style-name="P694"><text:tab/><text:span text:style-name="T249">.</text:span><text:span text:style-name="T188">slice</text:span><text:span text:style-name="T250">( )</text:span><text:span text:style-name="T950"> → Use index to extract part of string. .</text:span><text:span text:style-name="T951">slice(</text:span><text:span text:style-name="T172">start</text:span><text:span text:style-name="T951">, </text:span><text:span text:style-name="T172">end</text:span><text:span text:style-name="T951">)</text:span></text:p>
      <text:p text:style-name="P693"><text:tab/><text:tab/>‘<text:span text:style-name="T950">ABC Airline’.slice(4) → ‘Airline’</text:span></text:p>
      <text:p text:style-name="P693"><text:tab/><text:tab/><text:span text:style-name="T950">Note: Original string not changed. Strings are </text:span><text:span text:style-name="T273">UNMUTABLE</text:span></text:p>
      <text:p text:style-name="P737"><text:tab/><text:tab/><text:tab/></text:p>
      <text:p text:style-name="P696"><text:tab/><text:tab/><text:span text:style-name="T2">Extracting first word in a string - </text:span>From index 0 to first space</text:p>
      <text:p text:style-name="P695"><text:tab/><text:tab/><text:tab/>eg airline.slice<text:span text:style-name="T147">(0, indexOf(‘ ‘))</text:span></text:p>
      <text:p text:style-name="P707"/>
      <text:p text:style-name="P720">NOTE: String is a primitive → Shouldn’t have methods?! JS converts to obj then back to string.</text:p>
      <text:p text:style-name="P720"/>
      <text:p text:style-name="P697"><text:tab/><text:span text:style-name="T249">.</text:span><text:span text:style-name="T187">toLowerCase</text:span><text:span text:style-name="T251">()</text:span><text:span text:style-name="T952"> → no arguments. Converts entire string to lowercase</text:span></text:p>
      <text:p text:style-name="P697"><text:tab/><text:span text:style-name="T249">.</text:span><text:span text:style-name="T187">toUpperCase</text:span><text:span text:style-name="T251">()</text:span><text:span text:style-name="T952"> → converts to upper case</text:span></text:p>
      <text:p text:style-name="P697"/>
      <text:p text:style-name="P697"><text:tab/><text:tab/><text:span text:style-name="T15">Fixing input to correct casing</text:span></text:p>
      <text:p text:style-name="P697"><text:tab/><text:tab/><text:span text:style-name="T952">eg passenger = ‘jOnAs’</text:span></text:p>
      <text:p text:style-name="P699"><text:tab/>1. Convert all to lower case:</text:p>
      <text:p text:style-name="P699"><text:tab/><text:tab/>passengerLower = passenger.toLowerCase()</text:p>
      <text:p text:style-name="P698"><text:span text:style-name="T952"><text:tab/>2. Fi</text:span><text:span text:style-name="T953">r</text:span><text:span text:style-name="T952">st letter Upper case:</text:span></text:p>
      <text:p text:style-name="P698"><text:span text:style-name="T952"><text:tab/><text:tab/>passengerCorrect = </text:span><text:span text:style-name="T953">passengerLower</text:span><text:span text:style-name="T173">[0].upperCase</text:span><text:span text:style-name="T953"> + passengerLower</text:span><text:span text:style-name="T173">.slice[1]</text:span></text:p>
      <text:p text:style-name="P698"><text:tab/><text:tab/><text:tab/><text:span text:style-name="T770">Combine different methods ‘J’ + ‘onas’</text:span></text:p>
      <text:p text:style-name="P721"/>
      <text:p text:style-name="P724"><text:tab/><text:span text:style-name="T2">Comparing emails</text:span></text:p>
      <text:p text:style-name="P724"><text:tab/>const email = ‘<text:a xlink:type="simple" xlink:href="mailto:hello@jonas.io" text:style-name="Internet_20_link" text:visited-style-name="Visited_20_Internet_20_Link">hello@jonas.io</text:a>’, const loginEmail = ‘ <text:s text:c="2"/><text:a xlink:type="simple" xlink:href="mailto:Hello@Jonas.io" text:style-name="Internet_20_link" text:visited-style-name="Visited_20_Internet_20_Link">Hello@Jonas.io</text:a>’</text:p>
      <text:p text:style-name="P724"><text:tab/></text:p>
      <text:p text:style-name="P724"><text:tab/><text:span text:style-name="T249">.</text:span><text:span text:style-name="T175">trim</text:span><text:span text:style-name="T249">()</text:span> → Removes spaces</text:p>
      <text:p text:style-name="P724"><text:tab/>normalise email = loginEmail.toLowerCase() .trim() </text:p>
      <text:p text:style-name="P724"><text:tab/><text:tab/><text:span text:style-name="T761">lc returns stirng, immediately call stirng method</text:span></text:p>
      <text:p text:style-name="P722"><text:tab/></text:p>
      <text:p text:style-name="P735"><text:span text:style-name="T768"><text:tab/> </text:span><text:span text:style-name="T397">email === normalisdEmail?</text:span></text:p>
      <text:p text:style-name="P725"><text:tab/></text:p>
      <text:p text:style-name="P724"><text:span text:style-name="T761"><text:tab/></text:span><text:span text:style-name="T16">Replacing</text:span></text:p>
      <text:p text:style-name="P724"><text:span text:style-name="T954"><text:tab/></text:span><text:span text:style-name="T252">.replace</text:span><text:span text:style-name="T954">(original, new)</text:span></text:p>
      <text:p text:style-name="P724"><text:tab/><text:tab/><text:span text:style-name="T954">priceGB = ‘288,97£’</text:span></text:p>
      <text:p text:style-name="P735"><text:span text:style-name="T396"><text:tab/><text:tab/></text:span><text:span text:style-name="T397">priceUS = priceGB.replace(‘£’, ‘$’) .replace(‘,’, ‘.’) </text:span><text:span text:style-name="T769">chaining</text:span></text:p>
      <text:p text:style-name="P725"><text:tab/><text:tab/><text:tab/>→ 288.97$</text:p>
      <text:p text:style-name="P725"/>
      <text:p text:style-name="P735"><text:span text:style-name="T397"><text:tab/></text:span><text:span text:style-name="T402">Replacing words in a string</text:span></text:p>
      <text:p text:style-name="P725"><text:tab/>const phrase = ‘Walk to door 23, enter door 23’</text:p>
      <text:p text:style-name="P725"><text:tab/>phrase.replace(‘door’, ‘gate’) → Only replaces FIRST OCCURANCE</text:p>
      <text:p text:style-name="P279"><text:span text:style-name="T409"><text:tab/></text:span><text:span text:style-name="T415">.</text:span><text:span text:style-name="T427">replaceAll</text:span><text:span text:style-name="T409"> → replaces ALL occurrences</text:span></text:p>
      <text:p text:style-name="P725"/>
      <text:p text:style-name="P279"><text:span text:style-name="T409"><text:tab/><text:tab/></text:span><text:span text:style-name="T410">OR use </text:span><text:span text:style-name="T955">regular expression</text:span></text:p>
      <text:p text:style-name="P279"><text:span text:style-name="T410"><text:tab/><text:tab/><text:tab/>1. put target string inside </text:span><text:span text:style-name="T421">/.../</text:span><text:span text:style-name="T410"> instead of quotes</text:span></text:p>
      <text:p text:style-name="P726"><text:tab/><text:tab/><text:tab/><text:tab/>x.replace(/door/, ‘gate’)</text:p>
      <text:p text:style-name="P279"><text:span text:style-name="T410"><text:tab/><text:tab/><text:tab/>2. all g, stands for </text:span><text:span text:style-name="T421">Global</text:span></text:p>
      <text:p text:style-name="P279"><text:span text:style-name="T410"><text:tab/><text:tab/><text:tab/><text:tab/>x.replace(</text:span><text:span text:style-name="T955">/door/g</text:span><text:span text:style-name="T410">, ‘gate’)</text:span></text:p>
      <text:p text:style-name="P727"><text:tab/></text:p>
      <text:p text:style-name="P280"><text:soft-page-break/><text:span text:style-name="T410"><text:tab/></text:span><text:span text:style-name="T403">Strings and Booleans</text:span></text:p>
      <text:p text:style-name="P280"><text:span text:style-name="T410"><text:tab/></text:span><text:span text:style-name="T416">.</text:span><text:span text:style-name="T426">includes</text:span><text:span text:style-name="T416">() </text:span><text:span text:style-name="T410">→ Checks whether string has certain strings anywhere</text:span></text:p>
      <text:p text:style-name="P727"><text:tab/><text:tab/></text:p>
      <text:p text:style-name="P280"><text:span text:style-name="T410"><text:tab/></text:span><text:span text:style-name="T416">.</text:span><text:span text:style-name="T426">startsWith</text:span><text:span text:style-name="T416">()</text:span><text:span text:style-name="T410"> → Checks whether string starts with certain letters/string</text:span></text:p>
      <text:p text:style-name="P727"><text:tab/><text:tab/>eg ‘Airbus A320’.startsWith(‘Air’) → True</text:p>
      <text:p text:style-name="P727"><text:tab/><text:tab/></text:p>
      <text:p text:style-name="P280"><text:span text:style-name="T410"><text:tab/></text:span><text:span text:style-name="T416">.</text:span><text:span text:style-name="T426">endsWith</text:span><text:span text:style-name="T416">() </text:span><text:span text:style-name="T410">→ Whether strings end with certain letters/string</text:span></text:p>
      <text:p text:style-name="P727"/>
      <text:p text:style-name="P280"><text:span text:style-name="T410"><text:tab/></text:span><text:span text:style-name="T404">Splitting strings</text:span></text:p>
      <text:p text:style-name="P282"><text:span text:style-name="T411"><text:tab/></text:span><text:span text:style-name="T417">.</text:span><text:span text:style-name="T424">split</text:span><text:span text:style-name="T417">(divider)</text:span><text:span text:style-name="T411"> → Split strings at a </text:span><text:span text:style-name="T422">divider</text:span><text:span text:style-name="T411">, into an </text:span><text:span text:style-name="T422">Array</text:span></text:p>
      <text:p text:style-name="P281"><text:span text:style-name="T408"><text:tab/><text:tab/></text:span><text:span text:style-name="T411">eg ‘Leo Messi’.split(‘ ‘) → splits at space → [‘Leo’, ‘Messi’]</text:span></text:p>
      <text:p text:style-name="P728"><text:tab/></text:p>
      <text:p text:style-name="P281"><text:span text:style-name="T411"><text:tab/><text:tab/></text:span><text:span text:style-name="T412">Destructure + Split: </text:span></text:p>
      <text:p text:style-name="P281"><text:span text:style-name="T412"><text:tab/><text:tab/><text:tab/>const </text:span><text:span text:style-name="T423">[firstName, lastName]</text:span><text:span text:style-name="T412"> = ‘Leo Messi’.split(‘ ‘)</text:span></text:p>
      <text:p text:style-name="P729"><text:tab/><text:tab/></text:p>
      <text:p text:style-name="P281"><text:span text:style-name="T412"><text:tab/></text:span><text:span text:style-name="T405">Join strings (opposite of split)</text:span></text:p>
      <text:p text:style-name="P281"><text:span text:style-name="T412"><text:tab/></text:span><text:span text:style-name="T418">.</text:span><text:span text:style-name="T425">join</text:span><text:span text:style-name="T418">(divider)</text:span><text:span text:style-name="T412"> → Joins strings by adding divider </text:span></text:p>
      <text:p text:style-name="P729"><text:tab/><text:tab/></text:p>
      <text:p text:style-name="P281"><text:span text:style-name="T412"><text:tab/><text:tab/>1. Put strings into </text:span><text:span text:style-name="T423">Array</text:span></text:p>
      <text:p text:style-name="P729"><text:tab/><text:tab/>eg newName = [‘Mr.’, firstName, lastName.toUpperCase()].join(‘ ‘)</text:p>
      <text:p text:style-name="P729"><text:tab/><text:tab/><text:tab/>Mr. Leo MESSI</text:p>
      <text:p text:style-name="P729"/>
      <text:p text:style-name="P281"><text:span text:style-name="T412"><text:tab/></text:span><text:span text:style-name="T406">Padding a string → adding to a string until desired length</text:span></text:p>
      <text:p text:style-name="P281"><text:span text:style-name="T413"><text:tab/></text:span><text:span text:style-name="T419">.</text:span><text:span text:style-name="T428">padStart</text:span><text:span text:style-name="T419">(total </text:span><text:span text:style-name="T428">length</text:span><text:span text:style-name="T419">, ‘</text:span><text:span text:style-name="T428">element</text:span><text:span text:style-name="T419">’)</text:span></text:p>
      <text:p text:style-name="P281"><text:span text:style-name="T413"><text:tab/></text:span><text:span text:style-name="T419">.</text:span><text:span text:style-name="T429">padEnd</text:span><text:span text:style-name="T420">()</text:span><text:span text:style-name="T414"> → adds to end of string</text:span></text:p>
      <text:p text:style-name="P730"><text:tab/><text:tab/>eg ‘Alert’.padStart(10, ‘*’) .padEnd(15, ‘*) → *****Alert*****</text:p>
      <text:p text:style-name="P730"><text:tab/><text:tab/></text:p>
      <text:p text:style-name="P730"><text:tab/><text:tab/>Real world example – Credit card number</text:p>
      <text:p text:style-name="P730"><text:tab/><text:tab/>1. convert number to string (+ empty string)</text:p>
      <text:p text:style-name="P730"><text:tab/><text:tab/><text:tab/>str = number + ‘’</text:p>
      <text:p text:style-name="P730"><text:tab/><text:tab/>2. Take last 4 string using slice → str.slice(-4)</text:p>
      <text:p text:style-name="P730"><text:tab/><text:tab/>3. add padding padStart(str.length, ‘*’)</text:p>
      <text:p text:style-name="P730"><text:s/></text:p>
      <text:p text:style-name="P736"><text:span text:style-name="T398"><text:tab/></text:span><text:span text:style-name="T407">Repeat method</text:span></text:p>
      <text:p text:style-name="P736"><text:span text:style-name="T399"><text:tab/></text:span><text:span text:style-name="T401">.repeat</text:span><text:span text:style-name="T400">(number of times) → repeat string</text:span></text:p>
      <text:p text:style-name="P731"><text:tab/><text:tab/>eg message.repeat(5)</text:p>
      <text:p text:style-name="P731"><text:tab/></text:p>
      <text:p text:style-name="P731"><text:tab/></text:p>
      <text:p text:style-name="P731"/>
      <text:p text:style-name="P731"/>
      <text:p text:style-name="P731"/>
      <text:p text:style-name="P731"/>
      <text:p text:style-name="P731"/>
      <text:p text:style-name="P731"/>
      <text:p text:style-name="P731"/>
      <text:p text:style-name="P731"/>
      <text:p text:style-name="P731"/>
      <text:p text:style-name="P731"/>
      <text:p text:style-name="P731"/>
      <text:p text:style-name="P731"/>
      <text:p text:style-name="P731"/>
      <text:p text:style-name="P731"/>
      <text:p text:style-name="P734"><text:soft-page-break/>Section 10 – Functions</text:p>
      <text:p text:style-name="P732"/>
      <text:p text:style-name="P732"><text:tab/><text:span text:style-name="T800">ES5 OLD - </text:span><text:span text:style-name="T801">eg Create booking function</text:span></text:p>
      <text:p text:style-name="P741"><text:tab/>1. Create object with input</text:p>
      <text:p text:style-name="P605"><text:tab/><text:tab/><text:span text:style-name="T962">createbooking = function (flightNum, numPassengers, price) {</text:span></text:p>
      <text:p text:style-name="P605"><text:tab/><text:tab/><text:tab/><text:span text:style-name="T962">booking = {</text:span></text:p>
      <text:p text:style-name="P606"><text:tab/><text:tab/><text:tab/><text:tab/><text:span text:style-name="T962">flightNum,<text:tab/></text:span><text:span text:style-name="T963">→ Advanced operator (same as flightNum: flightNum)</text:span></text:p>
      <text:p text:style-name="P742"><text:tab/><text:tab/><text:tab/><text:tab/>numPassengers,</text:p>
      <text:p text:style-name="P742"><text:tab/><text:tab/><text:tab/><text:tab/>price}</text:p>
      <text:p text:style-name="P742"><text:tab/>2. Set default values (eg passenger and price)</text:p>
      <text:p text:style-name="P606"><text:tab/><text:tab/><text:span text:style-name="T962">numPassenger = numPassnegers || 1 <text:tab/><text:tab/></text:span><text:span text:style-name="T963">→ returns 1 if ‘undefined’</text:span></text:p>
      <text:p text:style-name="P768"/>
      <text:p text:style-name="P733"><text:span text:style-name="T963"><text:tab/></text:span><text:span text:style-name="T862">ES6 – Cleaner way of defining </text:span><text:span text:style-name="T863">Default Values</text:span></text:p>
      <text:p text:style-name="P700"><text:span text:style-name="T962"><text:tab/><text:tab/>1. set </text:span><text:span text:style-name="T174">directly in parameter</text:span><text:span text:style-name="T962"> of functional</text:span></text:p>
      <text:p text:style-name="P700"><text:span text:style-name="T962"><text:tab/><text:tab/>const createbooking = function{ flightNum,</text:span><text:span text:style-name="T174"> </text:span><text:span text:style-name="T964">numPassengers </text:span><text:span text:style-name="T966">= 1</text:span><text:span text:style-name="T969">,</text:span><text:span text:style-name="T967"> </text:span><text:span text:style-name="T964">price = </text:span><text:span text:style-name="T966">199</text:span><text:span text:style-name="T962">)</text:span></text:p>
      <text:p text:style-name="P700"/>
      <text:p text:style-name="P701"><text:tab/><text:tab/>Default values can also use <text:span text:style-name="T147">values of other parameters</text:span> <text:span text:style-name="T434">passed before it</text:span></text:p>
      <text:p text:style-name="P701"><text:tab/><text:tab/><text:tab/>eg function ( flightNum,</text:p>
      <text:p text:style-name="P701"><text:tab/><text:tab/><text:tab/><text:tab/>numPassengers = 1;</text:p>
      <text:p text:style-name="P701"><text:tab/><text:tab/><text:tab/><text:tab/><text:span text:style-name="T968">price = 199 * </text:span><text:span text:style-name="T965">numPassengers</text:span>) {...}</text:p>
      <text:p text:style-name="P700"/>
      <text:p text:style-name="P702"><text:tab/><text:tab/>To skip a parameter, pass <text:span text:style-name="T147">Undefined</text:span></text:p>
      <text:p text:style-name="P702"><text:tab/><text:tab/><text:tab/>eg createBook('A380', undefined, 1000)</text:p>
      <text:p text:style-name="P702"/>
      <text:p text:style-name="P709">Passing Arguments to functions -&gt; values VS reference (Primitive vs <text:span text:style-name="T972">Reference</text:span>)</text:p>
      <text:p text:style-name="P703"><text:tab/>eg Changing values of Obj in a Function:</text:p>
      <text:p text:style-name="P703"><text:tab/><text:tab/>const flight = '<text:span text:style-name="T292">LH9999</text:span>'</text:p>
      <text:p text:style-name="P703"><text:tab/><text:tab/>const jonas = {name: 'jonas smith'}<text:span text:style-name="T970"> <text:tab/><text:tab/><text:tab/></text:span><text:span text:style-name="T802">-&gt; original values</text:span></text:p>
      <text:p text:style-name="P703"/>
      <text:p text:style-name="P703"><text:tab/><text:tab/>checkIn = function (flightNum, passenger) {</text:p>
      <text:p text:style-name="P703"><text:tab/><text:tab/><text:tab/>flightNum = '<text:span text:style-name="T291">LH1001</text:span>'<text:span text:style-name="T970"><text:tab/><text:tab/><text:tab/>-&gt; changing values</text:span></text:p>
      <text:p text:style-name="P703"><text:tab/><text:tab/><text:tab/>passenger.name = <text:span text:style-name="T973">'Mr. ' + passenger.name</text:span>}<text:span text:style-name="T970"><text:tab/>-&gt; change string</text:span></text:p>
      <text:p text:style-name="P703"/>
      <text:p text:style-name="P703"><text:tab/>log(flight) <text:span text:style-name="T970">-&gt; </text:span><text:span text:style-name="T293">LH999</text:span><text:span text:style-name="T970"><text:tab/><text:tab/><text:tab/>(unchanged by function)</text:span></text:p>
      <text:p text:style-name="P704"><text:span text:style-name="T970"><text:tab/></text:span><text:tab/><text:span text:style-name="T175">String</text:span><text:span text:style-name="T249"> = </text:span><text:span text:style-name="T175">Primitive</text:span><text:span text:style-name="T249"> type</text:span></text:p>
      <text:p text:style-name="P704"><text:tab/><text:tab/>When variable referred to in Function -&gt; <text:span text:style-name="T175">Creates a copy</text:span><text:span text:style-name="T249"> (different variable)</text:span> </text:p>
      <text:p text:style-name="P703"><text:tab/>log(<text:span text:style-name="T971">jonas</text:span>) <text:span text:style-name="T970"><text:s/>-&gt; </text:span><text:span text:style-name="T974">Mr. Jonas Smith </text:span><text:span text:style-name="T970"><text:tab/>(changed by function)</text:span></text:p>
      <text:p text:style-name="P704"><text:span text:style-name="T970"><text:tab/></text:span><text:tab/><text:span text:style-name="T175">Object</text:span><text:span text:style-name="T249"> <text:s/>= </text:span><text:span text:style-name="T175">Reference</text:span><text:span text:style-name="T249"> type</text:span></text:p>
      <text:p text:style-name="P705"><text:tab/><text:tab/>Reference is copied -&gt; Points to <text:span text:style-name="T175">same object in memory Heap</text:span></text:p>
      <text:p text:style-name="P769"/>
      <text:p text:style-name="P705">Passing primitive in function = create copy outside of function</text:p>
      <text:p text:style-name="P738">Passing object as argument= potential change Object's values</text:p>
      <text:p text:style-name="P739"><text:tab/>Real word -&gt; Calling multiple functions on the same obj can easily create issues</text:p>
      <text:p text:style-name="P739"/>
      <text:p text:style-name="P706">JavaScript does NOT have <text:span text:style-name="T147">Passing by reference</text:span> (eg C++ can pass reference instead of value)</text:p>
      <text:p text:style-name="P706">JS only has <text:span text:style-name="T147">Passing by Value</text:span></text:p>
      <text:p text:style-name="P706"><text:tab/>JS pass reference into function (directs to the same memory heap) but does not pass BY a reference (important distinction) </text:p>
      <text:p text:style-name="P706"/>
      <text:p text:style-name="P706"/>
      <text:p text:style-name="P706"/>
      <text:p text:style-name="P706"/>
      <text:p text:style-name="P710"><text:soft-page-break/>First class <text:span text:style-name="T976">Functions VS</text:span> Higher-order functions</text:p>
      <text:p text:style-name="P710"><text:span text:style-name="T17">JS treats functions as </text:span><text:span text:style-name="T19">First-class citizens</text:span><text:span text:style-name="T17"> -&gt; aka functions are </text:span><text:span text:style-name="T39">treated as values</text:span></text:p>
      <text:p text:style-name="P772"><text:tab/>In JS, functions are another type of Object (and Obj = values)</text:p>
      <text:p text:style-name="P772"><text:tab/><text:tab/>Allow functions to be stored in varaibles, passed into arguments</text:p>
      <text:p text:style-name="P773"><text:tab/><text:tab/>Return function FROM function</text:p>
      <text:p text:style-name="P711"><text:span text:style-name="T17"><text:tab/><text:tab/>Call methods to functions</text:span><text:span text:style-name="T145">...etc</text:span></text:p>
      <text:p text:style-name="P773"/>
      <text:p text:style-name="P711"><text:span text:style-name="T17"><text:tab/></text:span><text:span text:style-name="T147">Higher-Order Functions</text:span></text:p>
      <text:p text:style-name="P773"><text:tab/>2 types:</text:p>
      <text:p text:style-name="P773"><text:tab/>- A function that receives another function as an argument OR</text:p>
      <text:p text:style-name="P773"><text:tab/>- A function that returns a new function</text:p>
      <text:p text:style-name="P773"><text:tab/>- or Both</text:p>
      <text:p text:style-name="P773"/>
      <text:p text:style-name="P774"><text:tab/>eg 1. func receives another func</text:p>
      <text:p text:style-name="P712"><text:span text:style-name="T17"><text:tab/><text:tab/>const </text:span><text:span text:style-name="T812">greet</text:span><text:span text:style-name="T17"> = () =&gt; log('hello')</text:span></text:p>
      <text:p text:style-name="P712"><text:span text:style-name="T17"><text:tab/><text:tab/>btnClose.</text:span><text:span text:style-name="T813">addEventListener</text:span><text:span text:style-name="T17">('click', </text:span><text:span text:style-name="T813">greet</text:span><text:span text:style-name="T17">)</text:span></text:p>
      <text:p text:style-name="P774"/>
      <text:p text:style-name="P712"><text:span text:style-name="T17"><text:tab/><text:tab/></text:span><text:span text:style-name="T803">addEL </text:span><text:span text:style-name="T804">= </text:span><text:span text:style-name="T805">Higher order </text:span><text:span text:style-name="T803">receives ANOTHER function as input 'greet'</text:span></text:p>
      <text:p text:style-name="P614"><text:span text:style-name="T17"><text:tab/><text:tab/>Greet =</text:span><text:span text:style-name="T19"> Callback function</text:span><text:span text:style-name="T17"> -&gt; Because greet will be called later (only after 'click')</text:span></text:p>
      <text:p text:style-name="P743"/>
      <text:p text:style-name="P615"><text:span text:style-name="T17"><text:tab/></text:span><text:span text:style-name="T866">eg </text:span><text:span text:style-name="T865">2</text:span><text:span text:style-name="T866">. func </text:span><text:span text:style-name="T865">returns</text:span><text:span text:style-name="T866"> another func</text:span></text:p>
      <text:p text:style-name="P615"><text:span text:style-name="T866"><text:tab/></text:span><text:span text:style-name="T865"><text:tab/></text:span><text:span text:style-name="T812">function</text:span><text:span text:style-name="T865"> count() {</text:span></text:p>
      <text:p text:style-name="P775"><text:tab/><text:tab/><text:tab/>let counter = 0;</text:p>
      <text:p text:style-name="P615"><text:span text:style-name="T865"><text:tab/><text:tab/><text:tab/>return </text:span><text:span text:style-name="T812">function</text:span><text:span text:style-name="T865">() {</text:span></text:p>
      <text:p text:style-name="P775"><text:tab/><text:tab/><text:tab/><text:tab/>counter++}</text:p>
      <text:p text:style-name="P775"/>
      <text:p text:style-name="P775"><text:tab/>Note: There area no First-class functions in practice (only a concept).</text:p>
      <text:p text:style-name="P775"><text:tab/><text:tab/>Simply means JS treats function as values</text:p>
      <text:p text:style-name="P775"/>
      <text:p text:style-name="P631"><text:span text:style-name="T830">Functions accepting Callback Functions - Creating Higher Order functions</text:span><text:span text:style-name="T865"> </text:span><text:span text:style-name="T910"><text:s/>- VERY IMPORTANT</text:span></text:p>
      <text:p text:style-name="P617"><text:span text:style-name="T900"><text:tab/></text:span><text:span text:style-name="T902">Functions in Functions</text:span></text:p>
      <text:p text:style-name="P617"><text:span text:style-name="T908"><text:tab/></text:span><text:span text:style-name="T865">1. Create functions</text:span></text:p>
      <text:p text:style-name="P616"><text:span text:style-name="T900"><text:tab/><text:tab/></text:span><text:span text:style-name="T865">const oneWord = function(str){...}</text:span></text:p>
      <text:p text:style-name="P616"><text:span text:style-name="T900"><text:tab/><text:tab/></text:span><text:span text:style-name="T865">const firstWordUpper = function(str){...}</text:span></text:p>
      <text:p text:style-name="P776"/>
      <text:p text:style-name="P618"><text:span text:style-name="T900"><text:tab/></text:span><text:span text:style-name="T865">2. Create Higher-Order function (calling another function)\</text:span></text:p>
      <text:p text:style-name="P619"><text:span text:style-name="T865"><text:tab/></text:span><text:span text:style-name="T900"><text:tab/></text:span><text:span text:style-name="T865">const transformer = </text:span><text:span text:style-name="T901">function(str, </text:span><text:span text:style-name="T816">fn</text:span><text:span text:style-name="T901">)</text:span><text:span text:style-name="T865"> <text:s/></text:span><text:span text:style-name="T771">-&gt; function is a parameter</text:span></text:p>
      <text:p text:style-name="P740"><text:span text:style-name="T865"><text:tab/></text:span><text:span text:style-name="T900"><text:tab/></text:span><text:span text:style-name="T865"><text:tab/>{</text:span><text:span text:style-name="T877"> </text:span><text:span text:style-name="T865">log</text:span><text:span text:style-name="T877"> </text:span><text:span text:style-name="T865">(</text:span><text:span text:style-name="T813">fn</text:span><text:span text:style-name="T814"> </text:span><text:span text:style-name="T865">(str)</text:span><text:span text:style-name="T877"> </text:span><text:span text:style-name="T865">}<text:tab/><text:tab/></text:span><text:span text:style-name="T771">-&gt; pass str </text:span><text:span text:style-name="T772">in</text:span><text:span text:style-name="T771"> fn</text:span></text:p>
      <text:p text:style-name="P777"><text:tab/></text:p>
      <text:p text:style-name="P619"><text:span text:style-name="T877"><text:tab/></text:span><text:span text:style-name="T900"><text:tab/></text:span><text:span text:style-name="T865">transformer('Hello world', </text:span><text:span text:style-name="T867">oneWord</text:span><text:span text:style-name="T865">)</text:span><text:span text:style-name="T907"> -&gt; no brackets as it is a </text:span><text:span text:style-name="T931">callback function</text:span></text:p>
      <text:p text:style-name="P770"/>
      <text:p text:style-name="P620"><text:span text:style-name="T909"><text:tab/></text:span><text:span text:style-name="T865">Since functions are </text:span><text:span text:style-name="T867">objects</text:span><text:span text:style-name="T865">, they also have their own </text:span><text:span text:style-name="T867">methods</text:span></text:p>
      <text:p text:style-name="P620"><text:span text:style-name="T865"><text:tab/></text:span><text:span text:style-name="T909"><text:tab/></text:span><text:span text:style-name="T865">eg </text:span><text:span text:style-name="T870">function.name</text:span><text:span text:style-name="T865"> -&gt; returns name</text:span></text:p>
      <text:p text:style-name="P778"/>
      <text:p text:style-name="P621"><text:span text:style-name="T865"><text:tab/></text:span><text:span text:style-name="T830">Why is callback so important in JS?</text:span></text:p>
      <text:p text:style-name="P779"><text:tab/>Makes it easy to split code (functions) for easier management/reading</text:p>
      <text:p text:style-name="P621"><text:span text:style-name="T865"><text:tab/>Allows creation of </text:span><text:span text:style-name="T867">Abstraction</text:span><text:span text:style-name="T865"> </text:span></text:p>
      <text:p text:style-name="P632"><text:span text:style-name="T865"><text:tab/><text:tab/></text:span><text:span text:style-name="T878">Hide details of code </text:span></text:p>
      <text:p text:style-name="P780"><text:tab/><text:tab/>eg 'transformer' doesn't deal with code. Tasks are 'delegated' to lower-level functions.</text:p>
      <text:p text:style-name="P780"/>
      <text:p text:style-name="P780"/>
      <text:p text:style-name="P780"/>
      <text:p text:style-name="P657"><text:soft-page-break/><text:span text:style-name="T934">Function returns function</text:span><text:span text:style-name="T879"> </text:span></text:p>
      <text:p text:style-name="P633"><text:span text:style-name="T881"><text:tab/></text:span><text:span text:style-name="T879">1. create function + </text:span><text:span text:style-name="T911">return</text:span><text:span text:style-name="T879"> function</text:span></text:p>
      <text:p text:style-name="P633"><text:span text:style-name="T879"><text:tab/></text:span><text:span text:style-name="T881"><text:tab/></text:span><text:span text:style-name="T879">const greet = function(greeting) {</text:span></text:p>
      <text:p text:style-name="P633"><text:span text:style-name="T879"><text:tab/><text:tab/></text:span><text:span text:style-name="T881"><text:tab/></text:span><text:span text:style-name="T823">return</text:span><text:span text:style-name="T879"> function(name) {</text:span></text:p>
      <text:p text:style-name="P633"><text:span text:style-name="T879"><text:tab/><text:tab/><text:tab/></text:span><text:span text:style-name="T881"><text:tab/></text:span><text:span text:style-name="T879">log(`${greeting} ${name}`)</text:span><text:span text:style-name="T878"> </text:span><text:span text:style-name="T880">}}</text:span></text:p>
      <text:p text:style-name="P781"/>
      <text:p text:style-name="P634"><text:span text:style-name="T881"><text:tab/></text:span><text:span text:style-name="T878">2. to call functions -&gt; Call + assign function to a </text:span><text:span text:style-name="T812">variable</text:span></text:p>
      <text:p text:style-name="P634"><text:span text:style-name="T878"><text:tab/></text:span><text:span text:style-name="T881"><text:tab/></text:span><text:span text:style-name="T878">const </text:span><text:span text:style-name="T820">greeterHello</text:span><text:span text:style-name="T878"> = greet('Hello')</text:span></text:p>
      <text:p text:style-name="P782"/>
      <text:p text:style-name="P634"><text:span text:style-name="T881"><text:tab/></text:span><text:span text:style-name="T878">3. pass argument of inner function to </text:span><text:span text:style-name="T812">variable</text:span><text:span text:style-name="T878"> (assigned with function)</text:span></text:p>
      <text:p text:style-name="P634"><text:span text:style-name="T878"><text:tab/></text:span><text:span text:style-name="T881"><text:tab/></text:span><text:span text:style-name="T820">greeterHello</text:span><text:span text:style-name="T878">('Chris')</text:span></text:p>
      <text:p text:style-name="P634"><text:span text:style-name="T878"><text:tab/><text:tab/></text:span><text:span text:style-name="T881"><text:tab/></text:span><text:span text:style-name="T878">-&gt; function INNER function =&gt; 'Hello Chris'</text:span></text:p>
      <text:p text:style-name="P782"><text:tab/></text:p>
      <text:p text:style-name="P635"><text:span text:style-name="T878"><text:tab/>Note: This works because of a JS mechanism called </text:span><text:span text:style-name="T865">Closure</text:span><text:span text:style-name="T878">.</text:span></text:p>
      <text:p text:style-name="P783"/>
      <text:p text:style-name="P635"><text:span text:style-name="T878"><text:tab/>4. OR pass two </text:span><text:span text:style-name="T812">separate arguments</text:span></text:p>
      <text:p text:style-name="P783"><text:tab/><text:tab/>-&gt; greet('Hello')('Chris')</text:p>
      <text:p text:style-name="P783"/>
      <text:p text:style-name="P636"><text:span text:style-name="T878"><text:tab/></text:span><text:span text:style-name="T933">Use case</text:span><text:span text:style-name="T878">:</text:span></text:p>
      <text:p text:style-name="P784"><text:tab/>Functional Programming </text:p>
      <text:p text:style-name="P784"/>
      <text:p text:style-name="P810">Call and Apply methods</text:p>
      <text:p text:style-name="P637"><text:span text:style-name="T878">used on 'this' keyword</text:span><text:span text:style-name="T882"> -&gt; Set it manually</text:span></text:p>
      <text:p text:style-name="P785"/>
      <text:p text:style-name="P638"><text:span text:style-name="T882">1</text:span><text:span text:style-name="T878">. In objects, create a function</text:span></text:p>
      <text:p text:style-name="P786"><text:tab/>const virginAus = </text:p>
      <text:p text:style-name="P638"><text:span text:style-name="T878"><text:tab/>{... </text:span><text:span text:style-name="T820">book(flightNum, Name)</text:span><text:span text:style-name="T878"> {this.bookings.push( {flight: ${this.code} ${flightNum}})</text:span></text:p>
      <text:p text:style-name="P787"/>
      <text:p text:style-name="P787"><text:tab/>to call -&gt; virginAus.book(123, 'chris')</text:p>
      <text:p text:style-name="P787"/>
      <text:p text:style-name="P639"><text:span text:style-name="T878">2. What if same function in another object?</text:span><text:span text:style-name="T884"> eg tigerAir</text:span><text:span text:style-name="T878"> </text:span><text:span text:style-name="T783">Hard pasting = bad practice.</text:span></text:p>
      <text:p text:style-name="P787"/>
      <text:p text:style-name="P639"><text:span text:style-name="T878">3. Assign function to a </text:span><text:span text:style-name="T865">new variable</text:span></text:p>
      <text:p text:style-name="P787"><text:tab/>const book = virginAus.book;</text:p>
      <text:p text:style-name="P787"/>
      <text:p text:style-name="P639"><text:span text:style-name="T878"><text:tab/>BUT -&gt; </text:span><text:span text:style-name="T783">returns UNDEFINED</text:span><text:span text:style-name="T878">. </text:span></text:p>
      <text:p text:style-name="P639"><text:span text:style-name="T878"><text:tab/><text:tab/>becomes a</text:span><text:span text:style-name="T883"> regular</text:span><text:span text:style-name="T878"> function call when assigned -&gt; </text:span><text:span text:style-name="T783">NO 'this' keyword</text:span><text:span text:style-name="T784"> in functions</text:span></text:p>
      <text:p text:style-name="P787"/>
      <text:p text:style-name="P639"><text:span text:style-name="T878">4. Tell JS what 'this' keyword should be</text:span><text:span text:style-name="T885"> - </text:span><text:span text:style-name="T933">3 methods: .Call,. Apply, .Blind</text:span></text:p>
      <text:p text:style-name="P639"><text:span text:style-name="T878"><text:tab/></text:span><text:span text:style-name="T941">Call</text:span><text:span text:style-name="T933"> method</text:span></text:p>
      <text:p text:style-name="P609"><text:span text:style-name="T933"><text:tab/></text:span><text:span text:style-name="T937">calls function. T</text:span><text:span text:style-name="T933">ell JS which object to point to:</text:span></text:p>
      <text:p text:style-name="P639"><text:span text:style-name="T878"><text:tab/></text:span><text:span text:style-name="T865">book</text:span><text:span text:style-name="T901">.call(</text:span><text:span text:style-name="T818">OBJECTNAME</text:span><text:span text:style-name="T898">, </text:span><text:span text:style-name="T901">arguments</text:span><text:span text:style-name="T898">)</text:span></text:p>
      <text:p text:style-name="P788"><text:tab/><text:tab/></text:p>
      <text:p text:style-name="P640"><text:span text:style-name="T878"><text:tab/><text:tab/>eg book.call(</text:span><text:span text:style-name="T821">tigerAir</text:span><text:span text:style-name="T878">, 123, 'chris')</text:span><text:span text:style-name="T886"> </text:span></text:p>
      <text:p text:style-name="P652"><text:span text:style-name="T886"><text:tab/></text:span><text:span text:style-name="T878"><text:tab/>eg external call</text:span></text:p>
      <text:p text:style-name="P652"><text:span text:style-name="T878"><text:tab/><text:tab/><text:tab/>methodName.call({</text:span><text:span text:style-name="T865">answers</text:span><text:span text:style-name="T878">: [1,2,3]} <text:s/></text:span><text:span text:style-name="T56">-&gt; MUST BE OBJECT</text:span></text:p>
      <text:p text:style-name="P789"><text:tab/></text:p>
      <text:p text:style-name="P641"><text:span text:style-name="T878"><text:tab/></text:span><text:span text:style-name="T941">Apply</text:span><text:span text:style-name="T933"> method</text:span></text:p>
      <text:p text:style-name="P789"><text:tab/>Same as call -&gt; tells which 'this' keyword points to</text:p>
      <text:p text:style-name="P789"><text:tab/>Instead of accepting arguments, Apply only accepts Array of data</text:p>
      <text:p text:style-name="P641"><text:span text:style-name="T878"><text:tab/>book</text:span><text:span text:style-name="T898">.apply</text:span><text:span text:style-name="T878">(OBJECTNAME, </text:span><text:span text:style-name="T865">array</text:span><text:span text:style-name="T878">)</text:span><text:span text:style-name="T887"> -&gt; eg [123, 'chris']</text:span></text:p>
      <text:p text:style-name="P790"/>
      <text:p text:style-name="P642"><text:soft-page-break/><text:span text:style-name="T878"><text:tab/>BUT Apply isn't used often -&gt; Can do the same with </text:span><text:span text:style-name="T865">book</text:span><text:span text:style-name="T878">.</text:span><text:span text:style-name="T822">call</text:span><text:span text:style-name="T898">(OBJECT, </text:span><text:span text:style-name="T822">...array</text:span><text:span text:style-name="T898">) </text:span></text:p>
      <text:p text:style-name="P642"><text:span text:style-name="T878"><text:tab/><text:tab/></text:span><text:span text:style-name="T56">-&gt; spreads array into separate values</text:span></text:p>
      <text:p text:style-name="P643"><text:span text:style-name="T878"><text:tab/></text:span><text:span text:style-name="T944">Bind</text:span><text:span text:style-name="T933"> method (more important than </text:span><text:span text:style-name="T935">C</text:span><text:span text:style-name="T933">all)</text:span></text:p>
      <text:p text:style-name="P610"><text:span text:style-name="T933"><text:tab/>Sets OBJECTNAME for 'this'</text:span><text:span text:style-name="T938"> keyword</text:span><text:span text:style-name="T933">, instead of specifying everytime</text:span><text:span text:style-name="T938">.</text:span></text:p>
      <text:p text:style-name="P613"><text:span text:style-name="T933"><text:tab/></text:span><text:span text:style-name="T826">Bind </text:span><text:span text:style-name="T806">returns a NEW Function</text:span></text:p>
      <text:p text:style-name="P791"><text:tab/></text:p>
      <text:p text:style-name="P611"><text:span text:style-name="T937"><text:tab/></text:span><text:span text:style-name="T941">method.</text:span><text:span text:style-name="T944">Bind</text:span><text:span text:style-name="T941">(OBJECTNAME)</text:span><text:span text:style-name="T943"> <text:s text:c="2"/>-&gt; </text:span><text:span text:style-name="T933">assign to a </text:span><text:span text:style-name="T830">variable</text:span></text:p>
      <text:p text:style-name="P792"/>
      <text:p text:style-name="P610"><text:span text:style-name="T933"><text:tab/>eg const </text:span><text:span text:style-name="T830">bookGA</text:span><text:span text:style-name="T933"> = book.</text:span><text:span text:style-name="T830">bind</text:span><text:span text:style-name="T933">(govAirline)<text:tab/><text:tab/></text:span><text:span text:style-name="T198">points object method to GA object</text:span></text:p>
      <text:p text:style-name="P792"/>
      <text:p text:style-name="P793"><text:tab/>Create a booking function for all objects</text:p>
      <text:p text:style-name="P612"><text:span text:style-name="T933"><text:tab/><text:tab/></text:span><text:span text:style-name="T198">eg bookGA = book.bind(gA), bookANA = book.bind(ANA)</text:span></text:p>
      <text:p text:style-name="P793"/>
      <text:p text:style-name="P612"><text:span text:style-name="T933"><text:tab/><text:tab/></text:span><text:span text:style-name="T861">Presetting arguments</text:span><text:span text:style-name="T864"> using bind method </text:span><text:span text:style-name="T933"><text:s/></text:span><text:span text:style-name="T941">(</text:span><text:span text:style-name="T944">Partial Application</text:span><text:span text:style-name="T941">)</text:span><text:span text:style-name="T933"><text:tab/></text:span></text:p>
      <text:p text:style-name="P612"><text:span text:style-name="T933"><text:tab/><text:tab/><text:tab/></text:span><text:span text:style-name="T198">eg original function parameters booking(</text:span><text:span text:style-name="T294">flightNum</text:span><text:span text:style-name="T198">, </text:span><text:span text:style-name="T956">name</text:span><text:span text:style-name="T198">)</text:span><text:span text:style-name="T933"><text:tab/></text:span></text:p>
      <text:p text:style-name="P612"><text:span text:style-name="T933"><text:tab/><text:tab/><text:tab/>bookGA235 = book.</text:span><text:span text:style-name="T830">bind</text:span><text:span text:style-name="T933">(govAirline, </text:span><text:span text:style-name="T294">235</text:span><text:span text:style-name="T933">)</text:span></text:p>
      <text:p text:style-name="P793"><text:tab/><text:tab/><text:tab/><text:tab/></text:p>
      <text:p text:style-name="P612"><text:span text:style-name="T933"><text:tab/><text:tab/><text:tab/><text:tab/>Now, book function only takes in ONE argument</text:span><text:span text:style-name="T939"> - </text:span><text:span text:style-name="T933">bookGA235(</text:span><text:span text:style-name="T956">'jon</text:span><text:span text:style-name="T933">')</text:span></text:p>
      <text:p text:style-name="P794"><text:tab/></text:p>
      <text:p text:style-name="P641"><text:span text:style-name="T878"><text:tab/></text:span><text:span text:style-name="T894"><text:tab/></text:span><text:span text:style-name="T936">Common use case: </text:span><text:span text:style-name="T942">Event Listeners</text:span></text:p>
      <text:p text:style-name="P644"><text:span text:style-name="T878"><text:tab/><text:tab/></text:span><text:span text:style-name="T896"><text:tab/></text:span><text:span text:style-name="T125">eg object function -&gt; virginAus.buyPlane -&gt; prints "this" and +1 plane</text:span></text:p>
      <text:p text:style-name="P744"/>
      <text:p text:style-name="P645"><text:span text:style-name="T878"><text:tab/><text:tab/></text:span><text:span text:style-name="T932">document.querySelector(.button).addEventListener('click', </text:span><text:span text:style-name="T825">virginAus.buyPlane</text:span><text:span text:style-name="T932">)</text:span></text:p>
      <text:p text:style-name="P645"><text:span text:style-name="T878"><text:tab/><text:tab/><text:tab/></text:span><text:span text:style-name="T977">Right now, "this" points to .button</text:span></text:p>
      <text:p text:style-name="P812"/>
      <text:p text:style-name="P645"><text:span text:style-name="T890"><text:tab/></text:span><text:span text:style-name="T933">Theory</text:span><text:span text:style-name="T878">: In</text:span><text:span text:style-name="T865"> Event</text:span><text:span text:style-name="T912"> handler function</text:span><text:span text:style-name="T888">, </text:span><text:span text:style-name="T899">'</text:span><text:span text:style-name="T785">this</text:span><text:span text:style-name="T899">' always point to </text:span><text:span text:style-name="T785">element the </text:span><text:span text:style-name="T786">E</text:span><text:span text:style-name="T785">vent handler is attached to.</text:span></text:p>
      <text:p text:style-name="P646"><text:span text:style-name="T878"><text:tab/><text:tab/><text:tab/>-&gt; </text:span><text:span text:style-name="T865">addEL is attached to the button.</text:span><text:span text:style-name="T878"> So 'this' refers to button.</text:span></text:p>
      <text:p text:style-name="P795"/>
      <text:p text:style-name="P647"><text:span text:style-name="T878"><text:tab/><text:tab/></text:span><text:span text:style-name="T773">Use bind</text:span><text:span text:style-name="T774"> -&gt;</text:span><text:span text:style-name="T889"> ...addEventListener('click', virginAus.buyPlane.</text:span><text:span text:style-name="T819">bind(virginAus)</text:span><text:span text:style-name="T889">)</text:span></text:p>
      <text:p text:style-name="P796"/>
      <text:p text:style-name="P650"><text:span text:style-name="T889"><text:tab/></text:span><text:span text:style-name="T878"><text:tab/></text:span></text:p>
      <text:p text:style-name="P650"><text:span text:style-name="T894"><text:tab/><text:tab/></text:span><text:span text:style-name="T933">Common use case: </text:span><text:span text:style-name="T944">Partial Application</text:span><text:span text:style-name="T933"> of a function</text:span></text:p>
      <text:p text:style-name="P651"><text:span text:style-name="T895"><text:tab/><text:tab/></text:span><text:span text:style-name="T896"><text:tab/></text:span><text:span text:style-name="T895">Creating a specific function from a generic function</text:span><text:span text:style-name="T878"><text:tab/><text:tab/></text:span></text:p>
      <text:p text:style-name="P651"><text:span text:style-name="T895"><text:tab/><text:tab/></text:span><text:span text:style-name="T896"><text:tab/></text:span><text:span text:style-name="T895">N</text:span><text:span text:style-name="T878">ot interested in 'this' but</text:span><text:span text:style-name="T891"> </text:span><text:span text:style-name="T878">use bind</text:span><text:span text:style-name="T891"> t</text:span><text:span text:style-name="T878">o </text:span><text:span text:style-name="T865">preset parameters</text:span></text:p>
      <text:p text:style-name="P797"/>
      <text:p text:style-name="P648"><text:span text:style-name="T878"><text:tab/><text:tab/></text:span><text:span text:style-name="T820">addTax</text:span><text:span text:style-name="T878"> = (</text:span><text:span text:style-name="T295">rate</text:span><text:span text:style-name="T878">, value) =&gt; rate + rate*value</text:span></text:p>
      <text:p text:style-name="P648"><text:span text:style-name="T878"><text:tab/><text:tab/><text:tab/></text:span><text:span text:style-name="T56">Set 'rate' using Partial Application bind</text:span></text:p>
      <text:p text:style-name="P797"/>
      <text:p text:style-name="P649"><text:span text:style-name="T878"><text:tab/><text:tab/><text:tab/>addVAT = </text:span><text:span text:style-name="T820">addTax</text:span><text:span text:style-name="T878">.</text:span><text:span text:style-name="T865">bind</text:span><text:span text:style-name="T878">(</text:span><text:span text:style-name="T979">null</text:span><text:span text:style-name="T878">, </text:span><text:span text:style-name="T295">0.23</text:span><text:span text:style-name="T878">);</text:span><text:span text:style-name="T891"> <text:s/></text:span></text:p>
      <text:p text:style-name="P649"><text:span text:style-name="T891"><text:tab/><text:tab/><text:tab/><text:tab/>first argument of bind is '</text:span><text:span text:style-name="T913">this</text:span><text:span text:style-name="T891">' -&gt; set to </text:span><text:span text:style-name="T980">null </text:span></text:p>
      <text:p text:style-name="P797"><text:tab/></text:p>
      <text:p text:style-name="P648"><text:span text:style-name="T878"><text:tab/><text:tab/></text:span><text:span text:style-name="T892"><text:tab/></text:span><text:span text:style-name="T893"><text:tab/></text:span><text:span text:style-name="T892">addVAT('100') -&gt; 123</text:span></text:p>
      <text:p text:style-name="P798"/>
      <text:p text:style-name="P798"/>
      <text:p text:style-name="P798"/>
      <text:p text:style-name="P798"/>
      <text:p text:style-name="P798"/>
      <text:p text:style-name="P798"/>
      <text:p text:style-name="P798"/>
      <text:p text:style-name="P798"/>
      <text:p text:style-name="P798"/>
      <text:p text:style-name="P653"><text:soft-page-break/><text:span text:style-name="T940">I</text:span><text:span text:style-name="T933">mmediately Invoked Function Expressions (IIFE)</text:span></text:p>
      <text:p text:style-name="P655"><text:span text:style-name="T878"><text:tab/></text:span><text:span text:style-name="T897">IIFE not used often in modern JS =&gt; To protect + encapsulate variables, simply use a block </text:span></text:p>
      <text:p text:style-name="P656"><text:span text:style-name="T897"><text:tab/></text:span><text:span text:style-name="T878"><text:tab/>{ <text:s text:c="2"/>const privateVariable = 10 }</text:span></text:p>
      <text:p text:style-name="P799"><text:tab/></text:p>
      <text:p text:style-name="P655"><text:span text:style-name="T897"><text:tab/></text:span><text:span text:style-name="T878">Sometimes we need function that executes once and never again.</text:span></text:p>
      <text:p text:style-name="P654"><text:span text:style-name="T878"><text:tab/></text:span><text:span text:style-name="T903">Wrap function expression in ( <text:s/>)</text:span></text:p>
      <text:p text:style-name="P800"><text:tab/><text:tab/>without assigning to variables</text:p>
      <text:p text:style-name="P622"><text:span text:style-name="T865"><text:tab/><text:tab/><text:tab/></text:span><text:span text:style-name="T876">( </text:span><text:span text:style-name="T824">function( ) {log(xxx)} </text:span><text:span text:style-name="T876">) ( )</text:span><text:span text:style-name="T914"> </text:span></text:p>
      <text:p text:style-name="P800"/>
      <text:p text:style-name="P799"><text:tab/><text:tab/>Also works for Arrow</text:p>
      <text:p text:style-name="P799"><text:tab/><text:tab/>( ( ) =&gt; log(xxx) )</text:p>
      <text:p text:style-name="P799"/>
      <text:p text:style-name="P623"><text:span text:style-name="T865"><text:tab/><text:tab/></text:span><text:span text:style-name="T830">Why was this invented? </text:span></text:p>
      <text:p text:style-name="P799"><text:tab/>Functions create scopes -&gt; One scope does not have access to variables in another scope. </text:p>
      <text:p text:style-name="P799"/>
      <text:p text:style-name="P623"><text:span text:style-name="T865">Inner scope has access to outer scope, but </text:span><text:span text:style-name="T915">outer</text:span><text:span text:style-name="T865"> scope </text:span><text:span text:style-name="T915">CANNOT </text:span><text:span text:style-name="T865">access inner scope variables</text:span></text:p>
      <text:p text:style-name="P799"><text:tab/></text:p>
      <text:p text:style-name="P623"><text:span text:style-name="T865">All data created inside a scope is </text:span><text:span text:style-name="T870">Private</text:span><text:span text:style-name="T865"> (</text:span><text:span text:style-name="T870">Encapsulated</text:span><text:span text:style-name="T865"> inside function scope)</text:span></text:p>
      <text:p text:style-name="P799"><text:tab/>Important in programming =&gt; Protect varialbes from being overwritten by other parts of program (hide them)</text:p>
      <text:p text:style-name="P799"/>
      <text:p text:style-name="P801"/>
      <text:p text:style-name="P811">Closures</text:p>
      <text:p text:style-name="P607"><text:span text:style-name="T830">When a function returns</text:span><text:span text:style-name="T948"> -&gt;</text:span><text:span text:style-name="T830"> execution context is removed and variables are NOT accessible </text:span><text:span text:style-name="T948">outside of the execution context. BUT variables can still be access through closure.</text:span></text:p>
      <text:p text:style-name="P803"/>
      <text:p text:style-name="P802">Closure is not manually created. It happens automatically in certain situations.</text:p>
      <text:p text:style-name="P802"/>
      <text:p text:style-name="P658"><text:span text:style-name="T830">Theory</text:span><text:span text:style-name="T865">: A <text:s/>function always has </text:span><text:span text:style-name="T901">access to the </text:span><text:span text:style-name="T816">Variable Environment</text:span><text:span text:style-name="T818"> of Execution Context </text:span><text:span text:style-name="T901">in which the </text:span><text:span text:style-name="T816">function was created</text:span><text:span text:style-name="T865">, even after the execution context is GONE. </text:span></text:p>
      <text:p text:style-name="P607"><text:span text:style-name="T830"><text:tab/><text:tab/></text:span><text:span text:style-name="T2">Function in global scope (not executed)</text:span></text:p>
      <text:p text:style-name="P803"><text:tab/><text:tab/>const secureBooking = function(){</text:p>
      <text:p text:style-name="P607"><text:span text:style-name="T830"><text:tab/><text:tab/><text:tab/>let </text:span><text:span text:style-name="T291">passengerCount = 0</text:span><text:span text:style-name="T830">;</text:span><text:span text:style-name="T946"><text:tab/><text:tab/></text:span><text:span text:style-name="T982">-&gt; variable that we want to access</text:span></text:p>
      <text:p text:style-name="P608"><text:tab/><text:tab/><text:tab/><text:tab/><text:tab/><text:tab/><text:tab/><text:tab/>-&gt;<text:span text:style-name="T249"> </text:span><text:span text:style-name="T947">parent environment</text:span> of returned fn</text:p>
      <text:p text:style-name="P803"><text:tab/><text:tab/><text:tab/>return function(){</text:p>
      <text:p text:style-name="P607"><text:span text:style-name="T830"><text:tab/><text:tab/><text:tab/><text:tab/></text:span><text:span text:style-name="T291">passengerCount</text:span><text:span text:style-name="T830">++}} </text:span><text:span text:style-name="T946"><text:tab/><text:tab/>-&gt; child function</text:span></text:p>
      <text:p text:style-name="P803"><text:tab/><text:tab/></text:p>
      <text:p text:style-name="P607"><text:span text:style-name="T830"><text:tab/><text:tab/></text:span><text:span text:style-name="T2">Assign function to variable + execute</text:span></text:p>
      <text:p text:style-name="P607"><text:span text:style-name="T830"><text:tab/><text:tab/>const book1 = secureBooking()<text:tab/><text:tab/>-&gt; </text:span><text:span text:style-name="T806">Execution </text:span><text:span text:style-name="T827">C</text:span><text:span text:style-name="T806">ontext is </text:span><text:span text:style-name="T828">born</text:span><text:span text:style-name="T806"> here</text:span><text:span text:style-name="T829">.</text:span></text:p>
      <text:p text:style-name="P607"><text:span text:style-name="T830"><text:tab/><text:tab/>book1()<text:tab/><text:tab/><text:tab/><text:tab/><text:tab/>-&gt; Can access '</text:span><text:span text:style-name="T291">passengerCount</text:span><text:span text:style-name="T830">' variable</text:span></text:p>
      <text:p text:style-name="P804"/>
      <text:p text:style-name="P625"><text:span text:style-name="T865">Function has access to </text:span><text:span text:style-name="T901">variables of its </text:span><text:span text:style-name="T870">PARENT</text:span><text:span text:style-name="T901"> </text:span><text:span text:style-name="T904">environment</text:span><text:span text:style-name="T865">, even AFTER parent is gone. </text:span></text:p>
      <text:p text:style-name="P803"/>
      <text:p text:style-name="P625"><text:span text:style-name="T948">Analogy</text:span><text:span text:style-name="T917">: </text:span><text:span text:style-name="T865">Function carries a 'backpack' of variables, contains all variables that were present in the environment </text:span><text:span text:style-name="T917">where </text:span><text:span text:style-name="T865">function was created.</text:span></text:p>
      <text:p text:style-name="P805"/>
      <text:p text:style-name="P624"><text:span text:style-name="T945">Definition</text:span><text:span text:style-name="T916">: <text:s/></text:span><text:span text:style-name="T865">Closure = </text:span><text:span text:style-name="T871">Closed-over</text:span><text:span text:style-name="T905"> </text:span><text:span text:style-name="T901">Variable Environment</text:span><text:span text:style-name="T865"> </text:span><text:span text:style-name="T916">of the Execution Context (of function)</text:span><text:span text:style-name="T865">, </text:span><text:span text:style-name="T916">preserved after the </text:span><text:span text:style-name="T865">function </text:span><text:span text:style-name="T916">EC is gone.</text:span></text:p>
      <text:p text:style-name="P805"><text:tab/></text:p>
      <text:p text:style-name="P805"/>
      <text:p text:style-name="P805"/>
      <text:p text:style-name="P803"><text:soft-page-break/>1. when function is called, looks for variable in Current Scope</text:p>
      <text:p text:style-name="P803">2. Immediately goes to Closure to look for variable, even before looking at Scope Chain.</text:p>
      <text:p text:style-name="P625"><text:span text:style-name="T865"><text:tab/></text:span><text:span text:style-name="T870">Closure</text:span><text:span text:style-name="T901"> has priority over</text:span><text:span text:style-name="T870"> Scope Chain</text:span></text:p>
      <text:p text:style-name="P771"/>
      <text:p text:style-name="P806">No way to manually access Closed-over variables (Closures are not tangible. but can be observed).</text:p>
      <text:p text:style-name="P806"/>
      <text:p text:style-name="P626"><text:span text:style-name="T865"><text:tab/></text:span><text:span text:style-name="T830">Can however be observed in Internal Property in Console</text:span></text:p>
      <text:p text:style-name="P626"><text:span text:style-name="T865"><text:tab/></text:span><text:span text:style-name="T901">console.</text:span><text:span text:style-name="T870">dir</text:span><text:span text:style-name="T865">(booker) </text:span></text:p>
      <text:p text:style-name="P626"><text:span text:style-name="T865"><text:tab/><text:tab/>-&gt; '</text:span><text:span text:style-name="T867">scope</text:span><text:span text:style-name="T865">' internal property shows Variable Environment</text:span></text:p>
      <text:p text:style-name="P626"><text:span text:style-name="T865"><text:tab/><text:tab/>-&gt; </text:span><text:span text:style-name="T867">Closure</text:span><text:span text:style-name="T865"> points to secureBooking (the preserved parent variable environment)</text:span></text:p>
      <text:p text:style-name="P807"/>
      <text:p text:style-name="P627"><text:span text:style-name="T865"><text:tab/>eg </text:span><text:span text:style-name="T830">Reassigning functions can change Closed-over variable environment</text:span></text:p>
      <text:p text:style-name="P808"><text:tab/><text:tab/>eg function doesn't need to be returned</text:p>
      <text:p text:style-name="P808"><text:tab/></text:p>
      <text:p text:style-name="P627"><text:span text:style-name="T865"><text:tab/><text:tab/>const </text:span><text:span text:style-name="T812">g</text:span><text:span text:style-name="T865"> = function(){</text:span></text:p>
      <text:p text:style-name="P627"><text:span text:style-name="T865"><text:tab/><text:tab/><text:tab/>const </text:span><text:span text:style-name="T812">a = 23</text:span><text:span text:style-name="T865">;</text:span></text:p>
      <text:p text:style-name="P627"><text:span text:style-name="T865"><text:tab/><text:tab/><text:tab/>f = </text:span><text:span text:style-name="T295">function()</text:span><text:span text:style-name="T865">{ a * 2}}<text:tab/></text:span><text:span text:style-name="T17">-&gt; birth place</text:span></text:p>
      <text:p text:style-name="P809"/>
      <text:p text:style-name="P809"><text:tab/><text:tab/>f() -&gt; has access to a</text:p>
      <text:p text:style-name="P809"/>
      <text:p text:style-name="P627"><text:span text:style-name="T865"><text:tab/><text:tab/>const </text:span><text:span text:style-name="T812">h</text:span><text:span text:style-name="T865"> = function(){</text:span></text:p>
      <text:p text:style-name="P627"><text:span text:style-name="T865"><text:tab/><text:tab/><text:tab/>const </text:span><text:span text:style-name="T812">b = 999</text:span><text:span text:style-name="T865">;</text:span></text:p>
      <text:p text:style-name="P627"><text:span text:style-name="T865"><text:tab/><text:tab/><text:tab/>f = </text:span><text:span text:style-name="T295">function()</text:span><text:span text:style-name="T865">{ b * 2}}<text:tab/></text:span><text:span text:style-name="T17">-&gt; new 'birth place'</text:span></text:p>
      <text:p text:style-name="P809"/>
      <text:p text:style-name="P627"><text:span text:style-name="T865"><text:tab/><text:tab/>f() -&gt; No longer has access to a -&gt; now has </text:span><text:span text:style-name="T867">access to </text:span><text:span text:style-name="T813">b</text:span></text:p>
      <text:p text:style-name="P813"/>
      <text:p text:style-name="P628"><text:span text:style-name="T918"><text:tab/></text:span><text:span text:style-name="T830">eg </text:span><text:span text:style-name="T949">Timer</text:span><text:span text:style-name="T918"><text:tab/></text:span></text:p>
      <text:p text:style-name="P629"><text:span text:style-name="T865"><text:tab/>const boardPassengers = function(</text:span><text:span text:style-name="T957">n</text:span><text:span text:style-name="T865">, </text:span><text:span text:style-name="T957">wait</text:span><text:span text:style-name="T865">) {</text:span></text:p>
      <text:p text:style-name="P629"><text:span text:style-name="T865"><text:tab/><text:tab/>const </text:span><text:span text:style-name="T978">perGroup</text:span><text:span text:style-name="T865"> = n / 3;</text:span><text:span text:style-name="T919"><text:tab/><text:tab/><text:tab/>-</text:span><text:span text:style-name="T775">&gt; first Execution context ends</text:span></text:p>
      <text:p text:style-name="P808"/>
      <text:p text:style-name="P629"><text:span text:style-name="T865"><text:tab/><text:tab/>setTimer(function() {</text:span><text:span text:style-name="T919"><text:tab/><text:tab/><text:tab/><text:tab/></text:span><text:span text:style-name="T775">-&gt; still has access to parent VE</text:span></text:p>
      <text:p text:style-name="P629"><text:span text:style-name="T865"><text:tab/><text:tab/><text:tab/>log('all ${</text:span><text:span text:style-name="T957">n</text:span><text:span text:style-name="T865">} passengers board'</text:span></text:p>
      <text:p text:style-name="P629"><text:span text:style-name="T865"><text:tab/><text:tab/><text:tab/>log(passengers board in 3 groups with ${</text:span><text:span text:style-name="T978">pergroup</text:span><text:span text:style-name="T865">} passengers per group)</text:span></text:p>
      <text:p text:style-name="P629"><text:span text:style-name="T865"><text:tab/><text:tab/><text:tab/>}, </text:span><text:span text:style-name="T957">wait</text:span><text:span text:style-name="T865"> * 1000</text:span><text:span text:style-name="T919">)</text:span></text:p>
      <text:p text:style-name="P630"><text:span text:style-name="T919"><text:tab/></text:span><text:span text:style-name="T865">}</text:span></text:p>
      <text:p text:style-name="P808"/>
      <text:p text:style-name="P630"><text:span text:style-name="T865"><text:tab/>setTimer is a </text:span><text:span text:style-name="T867">callback</text:span><text:span text:style-name="T865"> fn, called independently of boardPass fn. Still able to use variables.</text:span></text:p>
      <text:p text:style-name="P630"><text:span text:style-name="T865"/></text:p>
      <text:p text:style-name="P630"><text:span text:style-name="T865"/></text:p>
      <text:p text:style-name="P746"><text:span text:style-name="T830"/></text:p>
      <text:p text:style-name="P746"><text:span text:style-name="T830"/></text:p>
      <text:p text:style-name="P746"><text:span text:style-name="T830"/></text:p>
      <text:p text:style-name="P746"><text:span text:style-name="T830"/></text:p>
      <text:p text:style-name="P746"><text:span text:style-name="T830"/></text:p>
      <text:p text:style-name="P746"><text:span text:style-name="T830"/></text:p>
      <text:p text:style-name="P746"><text:span text:style-name="T830"/></text:p>
      <text:p text:style-name="P746"><text:span text:style-name="T830"/></text:p>
      <text:p text:style-name="P746"><text:span text:style-name="T830"/></text:p>
      <text:p text:style-name="P746"><text:span text:style-name="T830"/></text:p>
      <text:p text:style-name="P746"><text:span text:style-name="T830"/></text:p>
      <text:p text:style-name="P746"><text:span text:style-name="T830"/></text:p>
      <text:p text:style-name="P746"><text:span text:style-name="T830"/></text:p>
      <text:p text:style-name="P746"><text:soft-page-break/><text:span text:style-name="T830">Section 11 - Arrays</text:span></text:p>
      <text:p text:style-name="P746"><text:span text:style-name="T865"><text:tab/></text:span></text:p>
      <text:p text:style-name="P746"><text:span text:style-name="T830">Simple array methods:</text:span></text:p>
      <text:p text:style-name="P746"><text:span text:style-name="T865"><text:tab/><text:tab/></text:span></text:p>
      <text:p text:style-name="P746"><text:span text:style-name="T865"><text:tab/></text:span><text:span text:style-name="T906">.</text:span><text:span text:style-name="T872">slice</text:span><text:span text:style-name="T906">(start, end)</text:span><text:span text:style-name="T865"> -&gt; similar to slice for stirng. Returns range (doesn't include end)</text:span></text:p>
      <text:p text:style-name="P746"><text:span text:style-name="T865"><text:tab/><text:tab/>.slice() -&gt; blank returns creates a </text:span><text:span text:style-name="T867">'shell' copy</text:span><text:span text:style-name="T865"> of array (same as spread ... operator)</text:span></text:p>
      <text:p text:style-name="P746"><text:span text:style-name="T865"><text:tab/><text:tab/><text:tab/>.slice() can be used when chaining</text:span></text:p>
      <text:p text:style-name="P746"><text:span text:style-name="T865"><text:tab/></text:span></text:p>
      <text:p text:style-name="P746"><text:span text:style-name="T865"><text:tab/></text:span><text:span text:style-name="T872">.splice</text:span><text:span text:style-name="T906">(index, number of elements to delete)</text:span><text:span text:style-name="T865"> -&gt; similar to slice, BUT </text:span><text:span text:style-name="T813">mutates</text:span><text:span text:style-name="T865"> original array</text:span></text:p>
      <text:p text:style-name="P746"><text:span text:style-name="T865"><text:tab/><text:tab/>common use: remove last element splice(-1)</text:span></text:p>
      <text:p text:style-name="P746"><text:span text:style-name="T865"><text:tab/><text:tab/></text:span><text:span text:style-name="T920"><text:tab/></text:span><text:span text:style-name="T865">eg [a,b,c,d] splice(1,2) -&gt; delete 2 elements at index[1] -&gt; [a,d]</text:span></text:p>
      <text:p text:style-name="P746"><text:span text:style-name="T865"/></text:p>
      <text:p text:style-name="P748"><text:span text:style-name="T865"><text:tab/></text:span><text:span text:style-name="T906">.</text:span><text:span text:style-name="T872">reverse</text:span><text:span text:style-name="T906">()</text:span><text:span text:style-name="T865"> -&gt; reverse order of array, </text:span><text:span text:style-name="T813">mutates</text:span><text:span text:style-name="T865"> original array</text:span></text:p>
      <text:p text:style-name="P748"><text:span text:style-name="T865"/></text:p>
      <text:p text:style-name="P748"><text:span text:style-name="T865"><text:tab/></text:span><text:span text:style-name="T872">.concat</text:span><text:span text:style-name="T865">(array to be added) -&gt; combines arrays</text:span></text:p>
      <text:p text:style-name="P748"><text:span text:style-name="T865"><text:tab/><text:tab/>same as [...arr, ...arr2]</text:span></text:p>
      <text:p text:style-name="P747"><text:span text:style-name="T865"><text:tab/></text:span></text:p>
      <text:p text:style-name="P747"><text:span text:style-name="T921"><text:tab/>.</text:span><text:span text:style-name="T873">join</text:span><text:span text:style-name="T921">(separator) -&gt; join array into string using seperator we specify (eg a-b-c-d)</text:span></text:p>
      <text:p text:style-name="P747"><text:span text:style-name="T921"/></text:p>
      <text:p text:style-name="P749"><text:span text:style-name="T921"><text:tab/></text:span><text:span text:style-name="T906">.</text:span><text:span text:style-name="T872">at</text:span><text:span text:style-name="T906">(index) </text:span><text:span text:style-name="T865">-&gt; same as arr[index] but makes getting the </text:span><text:span text:style-name="T813">last</text:span><text:span text:style-name="T812"> element</text:span><text:span text:style-name="T865"> easier</text:span></text:p>
      <text:p text:style-name="P749"><text:span text:style-name="T865"><text:tab/><text:tab/></text:span><text:span text:style-name="T771">eg instead of arr[arr.length-1]</text:span></text:p>
      <text:p text:style-name="P814"><text:span text:style-name="T17"><text:tab/><text:tab/><text:tab/>arr.at(-1)</text:span></text:p>
      <text:p text:style-name="P814"><text:span text:style-name="T17"><text:tab/><text:tab/>eg slicing then retrieving [a,c,b]</text:span><text:span text:style-name="T146"> <text:s text:c="3"/>- </text:span><text:span text:style-name="T17">arr.slice(-1)(0) -&gt; b</text:span></text:p>
      <text:p text:style-name="P749"><text:span text:style-name="T771"><text:tab/><text:tab/><text:tab/><text:tab/>arr.at(-1)</text:span><text:span text:style-name="T865"><text:tab/></text:span></text:p>
      <text:p text:style-name="P750"><text:span text:style-name="T865"><text:tab/><text:tab/>Also works on </text:span><text:span text:style-name="T867">strings</text:span><text:span text:style-name="T865"> 'hello'.at(-1) -&gt; 'o'</text:span></text:p>
      <text:p text:style-name="P750"><text:span text:style-name="T865"/></text:p>
      <text:p text:style-name="P750"><text:span text:style-name="T830">Looping over Arrays using ForEach</text:span></text:p>
      <text:p text:style-name="P750"><text:span text:style-name="T865"/></text:p>
      <text:p text:style-name="P750"><text:span text:style-name="T865">Fundamentally different from For-Of</text:span><text:span text:style-name="T924"> -&gt; </text:span><text:span text:style-name="T787">continue </text:span><text:span text:style-name="T789">and </text:span><text:span text:style-name="T787">break</text:span><text:span text:style-name="T789"> statements don't work forEach.</text:span></text:p>
      <text:p text:style-name="P751"><text:span text:style-name="T865"/></text:p>
      <text:p text:style-name="P751"><text:span text:style-name="T865">forEach is a higher-order function -&gt; requires a callback function</text:span></text:p>
      <text:p text:style-name="P751"><text:span text:style-name="T865"><text:tab/></text:span><text:span text:style-name="T771">forEach calls the function (not us)</text:span><text:span text:style-name="T776">. We give forEach instructions.</text:span></text:p>
      <text:p text:style-name="P751"><text:span text:style-name="T865"><text:tab/><text:tab/>it calls the function when looping over array at each </text:span><text:span text:style-name="T867">iteration</text:span><text:span text:style-name="T865">, passing each element as an </text:span><text:span text:style-name="T958">argument</text:span></text:p>
      <text:p text:style-name="P751"><text:span text:style-name="T865"/></text:p>
      <text:p text:style-name="P767"><text:span text:style-name="T865">array.</text:span><text:span text:style-name="T867">forEach</text:span><text:span text:style-name="T865">(</text:span><text:span text:style-name="T296">function</text:span><text:span text:style-name="T865">(</text:span><text:span text:style-name="T958">each element</text:span><text:span text:style-name="T865">) {})</text:span></text:p>
      <text:p text:style-name="P750"><text:span text:style-name="T865"/></text:p>
      <text:p text:style-name="P751"><text:span text:style-name="T865">const movements = [200, 450, 400]</text:span></text:p>
      <text:p text:style-name="P751"><text:span text:style-name="T865"><text:tab/>movements.</text:span><text:span text:style-name="T867">forEach</text:span><text:span text:style-name="T865">(function(movement){...}</text:span></text:p>
      <text:p text:style-name="P751"><text:span text:style-name="T865"><text:tab/></text:span><text:span text:style-name="T771">behind the scenes: 0: function(200)</text:span></text:p>
      <text:p text:style-name="P815"><text:span text:style-name="T17"><text:tab/><text:tab/><text:tab/> <text:s text:c="6"/>1: function(450)</text:span></text:p>
      <text:p text:style-name="P751"><text:span text:style-name="T865"/></text:p>
      <text:p text:style-name="P752"><text:span text:style-name="T865"><text:tab/></text:span><text:span text:style-name="T830">How to access index of forEach </text:span></text:p>
      <text:p text:style-name="P752"><text:span text:style-name="T865"><text:tab/><text:tab/></text:span><text:span text:style-name="T867">For-Of</text:span><text:span text:style-name="T865"> = for(const [index, movement] of movements.entries())</text:span></text:p>
      <text:p text:style-name="P752"><text:span text:style-name="T865"/></text:p>
      <text:p text:style-name="P752"><text:span text:style-name="T865"><text:tab/><text:tab/></text:span><text:span text:style-name="T867">forEach</text:span><text:span text:style-name="T865"> actually passes </text:span><text:span text:style-name="T867">element</text:span><text:span text:style-name="T865">, </text:span><text:span text:style-name="T867">index</text:span><text:span text:style-name="T865">, and </text:span><text:span text:style-name="T867">entireArray</text:span><text:span text:style-name="T865"> into function </text:span><text:span text:style-name="T923">at</text:span><text:span text:style-name="T865"> </text:span><text:span text:style-name="T923">every</text:span><text:span text:style-name="T865"> loop</text:span></text:p>
      <text:p text:style-name="P752"><text:span text:style-name="T865"><text:tab/><text:tab/></text:span></text:p>
      <text:p text:style-name="P752"><text:span text:style-name="T865"><text:tab/><text:tab/>eg movements.forEach(function</text:span><text:span text:style-name="T906">(</text:span><text:span text:style-name="T872">movement</text:span><text:span text:style-name="T906">, </text:span><text:span text:style-name="T959">index</text:span><text:span text:style-name="T906">, </text:span><text:span text:style-name="T975">array</text:span><text:span text:style-name="T906">)</text:span><text:span text:style-name="T865"> {</text:span><text:span text:style-name="T922"> <text:s text:c="4"/>-</text:span><text:span text:style-name="T38">&gt; order matters</text:span></text:p>
      <text:p text:style-name="P752"><text:span text:style-name="T865"><text:tab/><text:tab/><text:tab/>log(movement, index, array)</text:span></text:p>
      <text:p text:style-name="P752"><text:span text:style-name="T865"><text:tab/><text:tab/><text:tab/><text:tab/>-&gt; 200 0 [200,450,400]</text:span></text:p>
      <text:p text:style-name="P752"><text:span text:style-name="T865"><text:tab/><text:tab/></text:span></text:p>
      <text:p text:style-name="P752"><text:span text:style-name="T865"/></text:p>
      <text:p text:style-name="P753"><text:soft-page-break/><text:span text:style-name="T830">forEach is with Maps and Sets</text:span></text:p>
      <text:p text:style-name="P753"><text:span text:style-name="T865">forEach is also available with Maps (array of key/value) and Sets (unique array)</text:span></text:p>
      <text:p text:style-name="P753"><text:span text:style-name="T865"/></text:p>
      <text:p text:style-name="P753"><text:span text:style-name="T868"><text:tab/></text:span><text:span text:style-name="T867">map</text:span><text:span text:style-name="T865">.forEach(function(</text:span><text:span text:style-name="T872">value</text:span><text:span text:style-name="T906">, </text:span><text:span text:style-name="T959">key</text:span><text:span text:style-name="T906">, </text:span><text:span text:style-name="T975">entireMap</text:span><text:span text:style-name="T865">){})</text:span></text:p>
      <text:p text:style-name="P753"><text:span text:style-name="T865"/></text:p>
      <text:p text:style-name="P754"><text:span text:style-name="T865"><text:tab/></text:span><text:span text:style-name="T867">set</text:span><text:span text:style-name="T865">.forEach(function(</text:span><text:span text:style-name="T788">value</text:span><text:span text:style-name="T906">, </text:span><text:span text:style-name="T788">key</text:span><text:span text:style-name="T906">, </text:span><text:span text:style-name="T981">entireSet</text:span><text:span text:style-name="T865">){})</text:span></text:p>
      <text:p text:style-name="P755"><text:span text:style-name="T865"><text:tab/><text:tab/>Sets do NOT have </text:span><text:span text:style-name="T782">indexes</text:span><text:span text:style-name="T865"> or </text:span><text:span text:style-name="T782">keys</text:span><text:span text:style-name="T865"> -&gt; 'key' argument exists to be consistent</text:span></text:p>
      <text:p text:style-name="P755"><text:span text:style-name="T865"/></text:p>
      <text:p text:style-name="P756"><text:span text:style-name="T865"><text:tab/><text:tab/>use </text:span><text:span text:style-name="T867">_</text:span><text:span text:style-name="T865"> as name for argument (value, _,</text:span><text:span text:style-name="T925"> </text:span><text:span text:style-name="T865">entireSet) -&gt; '_' means </text:span><text:span text:style-name="T867">throwaway</text:span></text:p>
      <text:p text:style-name="P756"><text:span text:style-name="T867"/></text:p>
      <text:p text:style-name="P757"><text:span text:style-name="T867"><text:tab/><text:tab/></text:span></text:p>
      <text:p text:style-name="P758"><text:span text:style-name="T830">Bank app project</text:span></text:p>
      <text:p text:style-name="P758"><text:span text:style-name="T865"/></text:p>
      <text:p text:style-name="P758"><text:span text:style-name="T830">Creating DOM Elements</text:span></text:p>
      <text:p text:style-name="P758"><text:span text:style-name="T865">Logging in/out -&gt; Change opacity of app interface.</text:span></text:p>
      <text:p text:style-name="P766"><text:span text:style-name="T865"/></text:p>
      <text:p text:style-name="P766"><text:span text:style-name="T865">Processing array of money depo/withdrawal:</text:span></text:p>
      <text:p text:style-name="P759"><text:span text:style-name="T929"><text:tab/></text:span><text:span text:style-name="T865">1. Creating function + determine parameter/data received by function</text:span></text:p>
      <text:p text:style-name="P759"><text:span text:style-name="T865"/></text:p>
      <text:p text:style-name="P760"><text:span text:style-name="T929"><text:tab/></text:span><text:span text:style-name="T865">2. Use forEach for the targeted Array of data</text:span></text:p>
      <text:p text:style-name="P760"><text:span text:style-name="T865"/></text:p>
      <text:p text:style-name="P760"><text:span text:style-name="T929"><text:tab/></text:span><text:span text:style-name="T865">3. Identify which HTML elements need to be manipulated/created</text:span></text:p>
      <text:p text:style-name="P760"><text:span text:style-name="T865"><text:tab/></text:span><text:span text:style-name="T929"><text:tab/></text:span><text:span text:style-name="T865">COPY ENTIRE SECTION OF HTML</text:span></text:p>
      <text:p text:style-name="P760"><text:span text:style-name="T929"><text:tab/></text:span><text:span text:style-name="T865">4. <text:s/>Put HTML elements into a Template Literal</text:span><text:span text:style-name="T929"> - </text:span><text:span text:style-name="T865">use ${...} to replace display </text:span><text:span text:style-name="T867">values</text:span><text:span text:style-name="T865"> or </text:span><text:span text:style-name="T813">CLASSES</text:span></text:p>
      <text:p text:style-name="P760"><text:span text:style-name="T865"><text:tab/>eg const type = mov&gt;0? 'deposit' : 'withdrawal'</text:span></text:p>
      <text:p text:style-name="P760"><text:span text:style-name="T865"><text:tab/>eg &lt;div class="</text:span><text:span text:style-name="T812">movements__type--${type</text:span><text:span text:style-name="T865">}" -&gt; </text:span><text:span text:style-name="T771">Two possible classes to be changed into</text:span></text:p>
      <text:p text:style-name="P760"><text:span text:style-name="T865"/></text:p>
      <text:p text:style-name="P760"><text:span text:style-name="T865">6. </text:span><text:span text:style-name="T928">Inside forEach, </text:span><text:span text:style-name="T926">Insert into HTML using .</text:span><text:span text:style-name="T874">insertAdjacentHTML(</text:span><text:span text:style-name="T297">option</text:span><text:span text:style-name="T875">, </text:span><text:span text:style-name="T960">stringInsert</text:span><text:span text:style-name="T874"> )</text:span></text:p>
      <text:p text:style-name="P762"><text:span text:style-name="T865"><text:tab/></text:span></text:p>
      <text:p text:style-name="P762"><text:span text:style-name="T927"><text:tab/></text:span><text:span text:style-name="T865">Select the </text:span><text:span text:style-name="T813">DOM</text:span><text:span text:style-name="T865"> element that is inserted to (eg movement-container div -&gt; </text:span><text:span text:style-name="T813">querySelect</text:span><text:span text:style-name="T865">-ed)</text:span></text:p>
      <text:p text:style-name="P761"><text:span text:style-name="T865"><text:tab/><text:tab/></text:span><text:span text:style-name="T815">containerMovements</text:span><text:span text:style-name="T930">.</text:span><text:span text:style-name="T872">insertAdjacentHTML(</text:span><text:span text:style-name="T875">'</text:span><text:span text:style-name="T297">afterbegin</text:span><text:span text:style-name="T875">', </text:span><text:span text:style-name="T960">html</text:span><text:span text:style-name="T872">)</text:span></text:p>
      <text:p text:style-name="P761"><text:span text:style-name="T872"/></text:p>
      <text:p text:style-name="P765"><text:span text:style-name="T867"><text:tab/></text:span><text:span text:style-name="T865"><text:tab/></text:span><text:span text:style-name="T929"><text:tab/></text:span><text:span text:style-name="T296">afterbegin</text:span><text:span text:style-name="T865"> = add every row AFTER BEGINNING of div (</text:span><text:span text:style-name="T867">newest top</text:span><text:span text:style-name="T865">)</text:span></text:p>
      <text:p text:style-name="P765"><text:span text:style-name="T865"><text:tab/><text:tab/></text:span><text:span text:style-name="T929"><text:tab/></text:span><text:span text:style-name="T296">beforeend</text:span><text:span text:style-name="T865"> = add row BEFORE END of div (</text:span><text:span text:style-name="T867">newest bottom</text:span><text:span text:style-name="T865">)</text:span></text:p>
      <text:p text:style-name="P761"><text:span text:style-name="T865"><text:tab/><text:tab/><text:tab/></text:span></text:p>
      <text:p text:style-name="P763"><text:span text:style-name="T865">7. To overwrite existing HTML elements with updated data - use </text:span><text:span text:style-name="T872">innerHTML</text:span></text:p>
      <text:p text:style-name="P763"><text:span text:style-name="T865"><text:tab/>containerMovements.</text:span><text:span text:style-name="T867">innerHTML</text:span><text:span text:style-name="T865"> = ''<text:tab/><text:tab/>empty string</text:span></text:p>
      <text:p text:style-name="P764"><text:span text:style-name="T865"><text:tab/><text:tab/></text:span><text:span text:style-name="T17">.innerHTML reads all html content (including divs...etc)</text:span></text:p>
      <text:p text:style-name="P764"><text:span text:style-name="T17"><text:tab/><text:tab/><text:tab/>.textContent only reads the displayed conten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0T17:58:05.320000000</meta:creation-date>
    <dc:date>2022-03-09T09:48:48.109000000</dc:date>
    <meta:editing-duration>P11DT6H43M6S</meta:editing-duration>
    <meta:editing-cycles>521</meta:editing-cycles>
    <meta:generator>LibreOffice/7.3.1.3$Windows_X86_64 LibreOffice_project/a69ca51ded25f3eefd52d7bf9a5fad8c90b87951</meta:generator>
    <meta:document-statistic meta:table-count="0" meta:image-count="0" meta:object-count="0" meta:page-count="45" meta:paragraph-count="1709" meta:word-count="10586" meta:character-count="68879" meta:non-whitespace-character-count="57314"/>
  </office:meta>
</office:document-meta>
</file>